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22in"/>
    </style:style>
    <style:style style:name="co5" style:family="table-column">
      <style:table-column-properties fo:break-before="auto" style:column-width="1.7902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1" table:default-cell-style-name="Default"/>
        <table:table-row table:style-name="ro1">
          <table:table-cell office:value-type="string">
            <text:p>'前任攻�'</text:p>
          </table:table-cell>
          <table:table-cell office:value-type="float" office:value="14032">
            <text:p>14032</text:p>
          </table:table-cell>
          <table:table-cell table:formula="of:=AVERAGE([.D1:.CY1])" office:value-type="float" office:value="32917709.9834749">
            <text:p>32917709.9834749</text:p>
          </table:table-cell>
          <table:table-cell office:value-type="float" office:value="95485592.8023101">
            <text:p>95485592.8023101</text:p>
          </table:table-cell>
          <table:table-cell office:value-type="float" office:value="84445504.1974023">
            <text:p>84445504.1974023</text:p>
          </table:table-cell>
          <table:table-cell office:value-type="float" office:value="29576231.8695218">
            <text:p>29576231.8695218</text:p>
          </table:table-cell>
          <table:table-cell office:value-type="float" office:value="49925246.8387513">
            <text:p>49925246.8387513</text:p>
          </table:table-cell>
          <table:table-cell office:value-type="float" office:value="93963433.5809919">
            <text:p>93963433.5809919</text:p>
          </table:table-cell>
          <table:table-cell office:value-type="float" office:value="28898412.0285385">
            <text:p>28898412.0285385</text:p>
          </table:table-cell>
          <table:table-cell office:value-type="float" office:value="355892.588476808">
            <text:p>355892.588476808</text:p>
          </table:table-cell>
          <table:table-cell office:value-type="float" office:value="27735994.0507858">
            <text:p>27735994.0507858</text:p>
          </table:table-cell>
          <table:table-cell office:value-type="float" office:value="37929778.3856146">
            <text:p>37929778.3856146</text:p>
          </table:table-cell>
          <table:table-cell table:number-columns-repeated="2" office:value-type="float" office:value="20027323.5147005">
            <text:p>20027323.5147005</text:p>
          </table:table-cell>
          <table:table-cell office:value-type="float" office:value="23741701.2988196">
            <text:p>23741701.2988196</text:p>
          </table:table-cell>
          <table:table-cell office:value-type="float" office:value="30689511.2712999">
            <text:p>30689511.2712999</text:p>
          </table:table-cell>
          <table:table-cell office:value-type="float" office:value="16132805.1198446">
            <text:p>16132805.1198446</text:p>
          </table:table-cell>
          <table:table-cell office:value-type="float" office:value="28984991.6349453">
            <text:p>28984991.6349453</text:p>
          </table:table-cell>
          <table:table-cell office:value-type="float" office:value="45687670.3550827">
            <text:p>45687670.3550827</text:p>
          </table:table-cell>
          <table:table-cell office:value-type="float" office:value="23095285.8730653">
            <text:p>23095285.8730653</text:p>
          </table:table-cell>
          <table:table-cell office:value-type="float" office:value="2092951.24234321">
            <text:p>2092951.24234321</text:p>
          </table:table-cell>
          <table:table-cell office:value-type="float" office:value="15959082.9850694">
            <text:p>15959082.9850694</text:p>
          </table:table-cell>
          <table:table-cell office:value-type="float" office:value="25188966.8124442">
            <text:p>25188966.8124442</text:p>
          </table:table-cell>
          <table:table-cell office:value-type="float" office:value="16932883.1105788">
            <text:p>16932883.1105788</text:p>
          </table:table-cell>
          <table:table-cell office:value-type="float" office:value="53368460.655808">
            <text:p>53368460.655808</text:p>
          </table:table-cell>
          <table:table-cell office:value-type="float" office:value="32365223.8861431">
            <text:p>32365223.8861431</text:p>
          </table:table-cell>
          <table:table-cell office:value-type="float" office:value="26489070.7027538">
            <text:p>26489070.7027538</text:p>
          </table:table-cell>
          <table:table-cell office:value-type="float" office:value="42127291.5447746">
            <text:p>42127291.5447746</text:p>
          </table:table-cell>
          <table:table-cell office:value-type="float" office:value="32738733.2298084">
            <text:p>32738733.2298084</text:p>
          </table:table-cell>
          <table:table-cell office:value-type="float" office:value="83041466.3469909">
            <text:p>83041466.3469909</text:p>
          </table:table-cell>
          <table:table-cell office:value-type="float" office:value="27563273.4131966">
            <text:p>27563273.4131966</text:p>
          </table:table-cell>
          <table:table-cell office:value-type="float" office:value="3059651.6324222">
            <text:p>3059651.6324222</text:p>
          </table:table-cell>
          <table:table-cell office:value-type="float" office:value="29341361.766785">
            <text:p>29341361.766785</text:p>
          </table:table-cell>
          <table:table-cell office:value-type="float" office:value="38410863.8909407">
            <text:p>38410863.8909407</text:p>
          </table:table-cell>
          <table:table-cell office:value-type="float" office:value="40674126.9605958">
            <text:p>40674126.9605958</text:p>
          </table:table-cell>
          <table:table-cell office:value-type="float" office:value="44821437.2785203">
            <text:p>44821437.2785203</text:p>
          </table:table-cell>
          <table:table-cell office:value-type="float" office:value="3067619.21919051">
            <text:p>3067619.21919051</text:p>
          </table:table-cell>
          <table:table-cell office:value-type="float" office:value="21400102.7608044">
            <text:p>21400102.7608044</text:p>
          </table:table-cell>
          <table:table-cell office:value-type="float" office:value="26694099.1071258">
            <text:p>26694099.1071258</text:p>
          </table:table-cell>
          <table:table-cell office:value-type="float" office:value="27574301.9652467">
            <text:p>27574301.9652467</text:p>
          </table:table-cell>
          <table:table-cell office:value-type="float" office:value="47020415.0713753">
            <text:p>47020415.0713753</text:p>
          </table:table-cell>
          <table:table-cell office:value-type="float" office:value="32701787.1670763">
            <text:p>32701787.1670763</text:p>
          </table:table-cell>
          <table:table-cell office:value-type="float" office:value="35068534.7127046">
            <text:p>35068534.7127046</text:p>
          </table:table-cell>
          <table:table-cell office:value-type="float" office:value="32525189.1150657">
            <text:p>32525189.1150657</text:p>
          </table:table-cell>
          <table:table-cell office:value-type="float" office:value="27602676.0986243">
            <text:p>27602676.0986243</text:p>
          </table:table-cell>
          <table:table-cell office:value-type="float" office:value="19935183.204498">
            <text:p>19935183.204498</text:p>
          </table:table-cell>
          <table:table-cell office:value-type="float" office:value="25969765.5654547">
            <text:p>25969765.5654547</text:p>
          </table:table-cell>
          <table:table-cell table:number-columns-repeated="2" office:value-type="float" office:value="46255977.6907228">
            <text:p>46255977.6907228</text:p>
          </table:table-cell>
          <table:table-cell office:value-type="float" office:value="50106682.3461343">
            <text:p>50106682.3461343</text:p>
          </table:table-cell>
          <table:table-cell office:value-type="float" office:value="40353091.0354475">
            <text:p>40353091.0354475</text:p>
          </table:table-cell>
          <table:table-cell office:value-type="float" office:value="29818548.7386446">
            <text:p>29818548.7386446</text:p>
          </table:table-cell>
          <table:table-cell office:value-type="float" office:value="22613263.2754819">
            <text:p>22613263.2754819</text:p>
          </table:table-cell>
          <table:table-cell office:value-type="float" office:value="14335840.9135834">
            <text:p>14335840.9135834</text:p>
          </table:table-cell>
          <table:table-cell office:value-type="float" office:value="22188253.9378533">
            <text:p>22188253.9378533</text:p>
          </table:table-cell>
          <table:table-cell office:value-type="float" office:value="43331362.1377436">
            <text:p>43331362.1377436</text:p>
          </table:table-cell>
          <table:table-cell office:value-type="float" office:value="2788610.45436652">
            <text:p>2788610.45436652</text:p>
          </table:table-cell>
          <table:table-cell office:value-type="float" office:value="6427523.12966343">
            <text:p>6427523.12966343</text:p>
          </table:table-cell>
          <table:table-cell office:value-type="float" office:value="21953110.5788745">
            <text:p>21953110.5788745</text:p>
          </table:table-cell>
          <table:table-cell office:value-type="float" office:value="20767430.9596105">
            <text:p>20767430.9596105</text:p>
          </table:table-cell>
          <table:table-cell office:value-type="float" office:value="57435864.2090142">
            <text:p>57435864.2090142</text:p>
          </table:table-cell>
          <table:table-cell office:value-type="float" office:value="31951117.4231283">
            <text:p>31951117.4231283</text:p>
          </table:table-cell>
          <table:table-cell office:value-type="float" office:value="36642708.0812757">
            <text:p>36642708.0812757</text:p>
          </table:table-cell>
          <table:table-cell office:value-type="float" office:value="16647893.1882102">
            <text:p>16647893.1882102</text:p>
          </table:table-cell>
          <table:table-cell office:value-type="float" office:value="112345678">
            <text:p>112345678</text:p>
          </table:table-cell>
          <table:table-cell office:value-type="float" office:value="83254304.0536021">
            <text:p>83254304.0536021</text:p>
          </table:table-cell>
          <table:table-cell office:value-type="float" office:value="38203886.0581136">
            <text:p>38203886.0581136</text:p>
          </table:table-cell>
          <table:table-cell office:value-type="float" office:value="28394861.5024238">
            <text:p>28394861.5024238</text:p>
          </table:table-cell>
          <table:table-cell office:value-type="float" office:value="46689822.7049104">
            <text:p>46689822.7049104</text:p>
          </table:table-cell>
          <table:table-cell office:value-type="float" office:value="29950730.0893593">
            <text:p>29950730.0893593</text:p>
          </table:table-cell>
          <table:table-cell office:value-type="float" office:value="35728481.963054">
            <text:p>35728481.963054</text:p>
          </table:table-cell>
          <table:table-cell office:value-type="float" office:value="29414963.5796158">
            <text:p>29414963.5796158</text:p>
          </table:table-cell>
          <table:table-cell office:value-type="float" office:value="112345678">
            <text:p>112345678</text:p>
          </table:table-cell>
          <table:table-cell office:value-type="float" office:value="24410175.627658">
            <text:p>24410175.627658</text:p>
          </table:table-cell>
          <table:table-cell office:value-type="float" office:value="8175162.61224244">
            <text:p>8175162.61224244</text:p>
          </table:table-cell>
          <table:table-cell office:value-type="float" office:value="20870469.5242049">
            <text:p>20870469.5242049</text:p>
          </table:table-cell>
          <table:table-cell office:value-type="float" office:value="3991187.46116908">
            <text:p>3991187.46116908</text:p>
          </table:table-cell>
          <table:table-cell office:value-type="float" office:value="16048739.0963266">
            <text:p>16048739.0963266</text:p>
          </table:table-cell>
          <table:table-cell office:value-type="float" office:value="33987140.8529488">
            <text:p>33987140.8529488</text:p>
          </table:table-cell>
          <table:table-cell table:number-columns-repeated="2" office:value-type="float" office:value="64633073.166257">
            <text:p>64633073.166257</text:p>
          </table:table-cell>
          <table:table-cell office:value-type="float" office:value="20413924.7093289">
            <text:p>20413924.7093289</text:p>
          </table:table-cell>
          <table:table-cell office:value-type="float" office:value="36050504.9559933">
            <text:p>36050504.9559933</text:p>
          </table:table-cell>
          <table:table-cell office:value-type="float" office:value="23306970.1797701">
            <text:p>23306970.1797701</text:p>
          </table:table-cell>
          <table:table-cell office:value-type="float" office:value="81401043.2511363">
            <text:p>81401043.2511363</text:p>
          </table:table-cell>
          <table:table-cell office:value-type="float" office:value="42120089.1231965">
            <text:p>42120089.1231965</text:p>
          </table:table-cell>
          <table:table-cell office:value-type="float" office:value="23552856.3083135">
            <text:p>23552856.3083135</text:p>
          </table:table-cell>
          <table:table-cell office:value-type="float" office:value="34426053.4060587">
            <text:p>34426053.4060587</text:p>
          </table:table-cell>
          <table:table-cell office:value-type="float" office:value="32936733.4143545">
            <text:p>32936733.4143545</text:p>
          </table:table-cell>
          <table:table-cell office:value-type="float" office:value="2163335.6734064">
            <text:p>2163335.6734064</text:p>
          </table:table-cell>
          <table:table-cell office:value-type="float" office:value="7971531.39025039">
            <text:p>7971531.39025039</text:p>
          </table:table-cell>
          <table:table-cell office:value-type="float" office:value="11677601.0636781">
            <text:p>11677601.0636781</text:p>
          </table:table-cell>
          <table:table-cell office:value-type="float" office:value="20492047.6520337">
            <text:p>20492047.6520337</text:p>
          </table:table-cell>
          <table:table-cell office:value-type="float" office:value="7044157.10257251">
            <text:p>7044157.10257251</text:p>
          </table:table-cell>
          <table:table-cell office:value-type="float" office:value="7968375.69336645">
            <text:p>7968375.69336645</text:p>
          </table:table-cell>
          <table:table-cell office:value-type="float" office:value="35043988.8598696">
            <text:p>35043988.8598696</text:p>
          </table:table-cell>
          <table:table-cell office:value-type="float" office:value="1290131.7187813">
            <text:p>1290131.7187813</text:p>
          </table:table-cell>
          <table:table-cell office:value-type="float" office:value="35871481.1704841">
            <text:p>35871481.1704841</text:p>
          </table:table-cell>
          <table:table-cell office:value-type="float" office:value="7837856.93142167">
            <text:p>7837856.93142167</text:p>
          </table:table-cell>
          <table:table-cell office:value-type="float" office:value="29364629.3685898">
            <text:p>29364629.3685898</text:p>
          </table:table-cell>
          <table:table-cell office:value-type="float" office:value="49097045.4429948">
            <text:p>49097045.4429948</text:p>
          </table:table-cell>
          <table:table-cell office:value-type="float" office:value="25051562.4292527">
            <text:p>25051562.4292527</text:p>
          </table:table-cell>
          <table:table-cell office:value-type="float" office:value="23301176.882827">
            <text:p>23301176.882827</text:p>
          </table:table-cell>
        </table:table-row>
        <table:table-row table:style-name="ro1">
          <table:table-cell office:value-type="string">
            <text:p>'北京爱情故'</text:p>
          </table:table-cell>
          <table:table-cell office:value-type="float" office:value="1429">
            <text:p>1429</text:p>
          </table:table-cell>
          <table:table-cell table:formula="of:=AVERAGE([.D2:.CY2])" office:value-type="float" office:value="31987916.6750702">
            <text:p>31987916.6750702</text:p>
          </table:table-cell>
          <table:table-cell office:value-type="float" office:value="49016935.3435749">
            <text:p>49016935.3435749</text:p>
          </table:table-cell>
          <table:table-cell office:value-type="float" office:value="90089075.6018509">
            <text:p>90089075.6018509</text:p>
          </table:table-cell>
          <table:table-cell office:value-type="float" office:value="26944883.5137857">
            <text:p>26944883.5137857</text:p>
          </table:table-cell>
          <table:table-cell office:value-type="float" office:value="30229657.8544949">
            <text:p>30229657.8544949</text:p>
          </table:table-cell>
          <table:table-cell office:value-type="float" office:value="51903456.7024221">
            <text:p>51903456.7024221</text:p>
          </table:table-cell>
          <table:table-cell office:value-type="float" office:value="11702649.9715632">
            <text:p>11702649.9715632</text:p>
          </table:table-cell>
          <table:table-cell office:value-type="float" office:value="9671849.20630879">
            <text:p>9671849.20630879</text:p>
          </table:table-cell>
          <table:table-cell office:value-type="float" office:value="25627257.2532699">
            <text:p>25627257.2532699</text:p>
          </table:table-cell>
          <table:table-cell office:value-type="float" office:value="47542852.7426049">
            <text:p>47542852.7426049</text:p>
          </table:table-cell>
          <table:table-cell office:value-type="float" office:value="43633384.4792574">
            <text:p>43633384.4792574</text:p>
          </table:table-cell>
          <table:table-cell table:number-columns-repeated="2" office:value-type="float" office:value="24136347.1206741">
            <text:p>24136347.1206741</text:p>
          </table:table-cell>
          <table:table-cell office:value-type="float" office:value="18950849.7499967">
            <text:p>18950849.7499967</text:p>
          </table:table-cell>
          <table:table-cell office:value-type="float" office:value="53897640.2745769">
            <text:p>53897640.2745769</text:p>
          </table:table-cell>
          <table:table-cell office:value-type="float" office:value="39899747.986557">
            <text:p>39899747.986557</text:p>
          </table:table-cell>
          <table:table-cell office:value-type="float" office:value="49096151.9435178">
            <text:p>49096151.9435178</text:p>
          </table:table-cell>
          <table:table-cell office:value-type="float" office:value="19314813.8953157">
            <text:p>19314813.8953157</text:p>
          </table:table-cell>
          <table:table-cell office:value-type="float" office:value="8561168.59418048">
            <text:p>8561168.59418048</text:p>
          </table:table-cell>
          <table:table-cell office:value-type="float" office:value="9822540.17258568">
            <text:p>9822540.17258568</text:p>
          </table:table-cell>
          <table:table-cell office:value-type="float" office:value="42317929.9958768">
            <text:p>42317929.9958768</text:p>
          </table:table-cell>
          <table:table-cell office:value-type="float" office:value="19891901.1772339">
            <text:p>19891901.1772339</text:p>
          </table:table-cell>
          <table:table-cell office:value-type="float" office:value="64986824.2727615">
            <text:p>64986824.2727615</text:p>
          </table:table-cell>
          <table:table-cell office:value-type="float" office:value="23707251.252647">
            <text:p>23707251.252647</text:p>
          </table:table-cell>
          <table:table-cell office:value-type="float" office:value="5383941.77361704">
            <text:p>5383941.77361704</text:p>
          </table:table-cell>
          <table:table-cell office:value-type="float" office:value="45274661.2740764">
            <text:p>45274661.2740764</text:p>
          </table:table-cell>
          <table:table-cell office:value-type="float" office:value="37478868.1871003">
            <text:p>37478868.1871003</text:p>
          </table:table-cell>
          <table:table-cell office:value-type="float" office:value="27406357.9466449">
            <text:p>27406357.9466449</text:p>
          </table:table-cell>
          <table:table-cell office:value-type="float" office:value="15071332.1803758">
            <text:p>15071332.1803758</text:p>
          </table:table-cell>
          <table:table-cell office:value-type="float" office:value="15030076.5298388">
            <text:p>15030076.5298388</text:p>
          </table:table-cell>
          <table:table-cell office:value-type="float" office:value="16725790.0282494">
            <text:p>16725790.0282494</text:p>
          </table:table-cell>
          <table:table-cell office:value-type="float" office:value="33895542.2342579">
            <text:p>33895542.2342579</text:p>
          </table:table-cell>
          <table:table-cell office:value-type="float" office:value="652049.967712704">
            <text:p>652049.967712704</text:p>
          </table:table-cell>
          <table:table-cell office:value-type="float" office:value="42299428.5104761">
            <text:p>42299428.5104761</text:p>
          </table:table-cell>
          <table:table-cell office:value-type="float" office:value="49374056.3101967">
            <text:p>49374056.3101967</text:p>
          </table:table-cell>
          <table:table-cell office:value-type="float" office:value="2335082.51802092">
            <text:p>2335082.51802092</text:p>
          </table:table-cell>
          <table:table-cell office:value-type="float" office:value="42400392.4971456">
            <text:p>42400392.4971456</text:p>
          </table:table-cell>
          <table:table-cell office:value-type="float" office:value="26268124.0363297">
            <text:p>26268124.0363297</text:p>
          </table:table-cell>
          <table:table-cell office:value-type="float" office:value="43930341.7655021">
            <text:p>43930341.7655021</text:p>
          </table:table-cell>
          <table:table-cell office:value-type="float" office:value="18249052.9272192">
            <text:p>18249052.9272192</text:p>
          </table:table-cell>
          <table:table-cell office:value-type="float" office:value="16851877.4198502">
            <text:p>16851877.4198502</text:p>
          </table:table-cell>
          <table:table-cell office:value-type="float" office:value="37601195.440072">
            <text:p>37601195.440072</text:p>
          </table:table-cell>
          <table:table-cell office:value-type="float" office:value="14736131.4176624">
            <text:p>14736131.4176624</text:p>
          </table:table-cell>
          <table:table-cell office:value-type="float" office:value="10299309.7097201">
            <text:p>10299309.7097201</text:p>
          </table:table-cell>
          <table:table-cell office:value-type="float" office:value="29542867.6245997">
            <text:p>29542867.6245997</text:p>
          </table:table-cell>
          <table:table-cell office:value-type="float" office:value="53065151.835351">
            <text:p>53065151.835351</text:p>
          </table:table-cell>
          <table:table-cell office:value-type="float" office:value="18790840.4791355">
            <text:p>18790840.4791355</text:p>
          </table:table-cell>
          <table:table-cell office:value-type="float" office:value="64216171.4298405">
            <text:p>64216171.4298405</text:p>
          </table:table-cell>
          <table:table-cell office:value-type="float" office:value="48473752.1447286">
            <text:p>48473752.1447286</text:p>
          </table:table-cell>
          <table:table-cell office:value-type="float" office:value="12808618.8303575">
            <text:p>12808618.8303575</text:p>
          </table:table-cell>
          <table:table-cell office:value-type="float" office:value="69241482.5693309">
            <text:p>69241482.5693309</text:p>
          </table:table-cell>
          <table:table-cell office:value-type="float" office:value="28194034.1591003">
            <text:p>28194034.1591003</text:p>
          </table:table-cell>
          <table:table-cell office:value-type="float" office:value="25811828.1722116">
            <text:p>25811828.1722116</text:p>
          </table:table-cell>
          <table:table-cell office:value-type="float" office:value="11327970.819299">
            <text:p>11327970.819299</text:p>
          </table:table-cell>
          <table:table-cell office:value-type="float" office:value="1455681.06942248">
            <text:p>1455681.06942248</text:p>
          </table:table-cell>
          <table:table-cell office:value-type="float" office:value="25673711.735081">
            <text:p>25673711.735081</text:p>
          </table:table-cell>
          <table:table-cell office:value-type="float" office:value="15611102.5448723">
            <text:p>15611102.5448723</text:p>
          </table:table-cell>
          <table:table-cell office:value-type="float" office:value="18620640.8233217">
            <text:p>18620640.8233217</text:p>
          </table:table-cell>
          <table:table-cell office:value-type="float" office:value="84149371.5345507">
            <text:p>84149371.5345507</text:p>
          </table:table-cell>
          <table:table-cell office:value-type="float" office:value="42941479.8680365">
            <text:p>42941479.8680365</text:p>
          </table:table-cell>
          <table:table-cell office:value-type="float" office:value="38326156.1861444">
            <text:p>38326156.1861444</text:p>
          </table:table-cell>
          <table:table-cell office:value-type="float" office:value="12084596.9176113">
            <text:p>12084596.9176113</text:p>
          </table:table-cell>
          <table:table-cell office:value-type="float" office:value="75295227.0455862">
            <text:p>75295227.0455862</text:p>
          </table:table-cell>
          <table:table-cell office:value-type="float" office:value="22679882.7888208">
            <text:p>22679882.7888208</text:p>
          </table:table-cell>
          <table:table-cell office:value-type="float" office:value="71613858.6227167">
            <text:p>71613858.6227167</text:p>
          </table:table-cell>
          <table:table-cell office:value-type="float" office:value="30449052.4634597">
            <text:p>30449052.4634597</text:p>
          </table:table-cell>
          <table:table-cell office:value-type="float" office:value="6713834.86988106">
            <text:p>6713834.86988106</text:p>
          </table:table-cell>
          <table:table-cell office:value-type="float" office:value="25171320.2488688">
            <text:p>25171320.2488688</text:p>
          </table:table-cell>
          <table:table-cell office:value-type="float" office:value="30702898.1088707">
            <text:p>30702898.1088707</text:p>
          </table:table-cell>
          <table:table-cell office:value-type="float" office:value="1959518.25076078">
            <text:p>1959518.25076078</text:p>
          </table:table-cell>
          <table:table-cell office:value-type="float" office:value="112345678">
            <text:p>112345678</text:p>
          </table:table-cell>
          <table:table-cell office:value-type="float" office:value="21233425.1839109">
            <text:p>21233425.1839109</text:p>
          </table:table-cell>
          <table:table-cell office:value-type="float" office:value="25742100.1054459">
            <text:p>25742100.1054459</text:p>
          </table:table-cell>
          <table:table-cell office:value-type="float" office:value="5364679.8154641">
            <text:p>5364679.8154641</text:p>
          </table:table-cell>
          <table:table-cell office:value-type="float" office:value="15760219.0674187">
            <text:p>15760219.0674187</text:p>
          </table:table-cell>
          <table:table-cell office:value-type="float" office:value="47953733.3769577">
            <text:p>47953733.3769577</text:p>
          </table:table-cell>
          <table:table-cell office:value-type="float" office:value="7392012.07956901">
            <text:p>7392012.07956901</text:p>
          </table:table-cell>
          <table:table-cell office:value-type="float" office:value="28620147.0628787">
            <text:p>28620147.0628787</text:p>
          </table:table-cell>
          <table:table-cell office:value-type="float" office:value="61179920.8254141">
            <text:p>61179920.8254141</text:p>
          </table:table-cell>
          <table:table-cell office:value-type="float" office:value="28264969.4713824">
            <text:p>28264969.4713824</text:p>
          </table:table-cell>
          <table:table-cell office:value-type="float" office:value="47329599.9817726">
            <text:p>47329599.9817726</text:p>
          </table:table-cell>
          <table:table-cell office:value-type="float" office:value="31671793.4711381">
            <text:p>31671793.4711381</text:p>
          </table:table-cell>
          <table:table-cell office:value-type="float" office:value="78147538.784801">
            <text:p>78147538.784801</text:p>
          </table:table-cell>
          <table:table-cell office:value-type="float" office:value="16654785.1973135">
            <text:p>16654785.1973135</text:p>
          </table:table-cell>
          <table:table-cell office:value-type="float" office:value="32927172.0024583">
            <text:p>32927172.0024583</text:p>
          </table:table-cell>
          <table:table-cell office:value-type="float" office:value="19175760.9417398">
            <text:p>19175760.9417398</text:p>
          </table:table-cell>
          <table:table-cell office:value-type="float" office:value="41441140.2324437">
            <text:p>41441140.2324437</text:p>
          </table:table-cell>
          <table:table-cell office:value-type="float" office:value="2425941.90695162">
            <text:p>2425941.90695162</text:p>
          </table:table-cell>
          <table:table-cell office:value-type="float" office:value="26956295.5835869">
            <text:p>26956295.5835869</text:p>
          </table:table-cell>
          <table:table-cell office:value-type="float" office:value="41765535.1958884">
            <text:p>41765535.1958884</text:p>
          </table:table-cell>
          <table:table-cell office:value-type="float" office:value="29084184.9598306">
            <text:p>29084184.9598306</text:p>
          </table:table-cell>
          <table:table-cell office:value-type="float" office:value="25312028.7938527">
            <text:p>25312028.7938527</text:p>
          </table:table-cell>
          <table:table-cell office:value-type="float" office:value="7441716.566142">
            <text:p>7441716.566142</text:p>
          </table:table-cell>
          <table:table-cell office:value-type="float" office:value="29479011.7443882">
            <text:p>29479011.7443882</text:p>
          </table:table-cell>
          <table:table-cell office:value-type="float" office:value="15310927.8493755">
            <text:p>15310927.8493755</text:p>
          </table:table-cell>
          <table:table-cell office:value-type="float" office:value="36682818.4112488">
            <text:p>36682818.4112488</text:p>
          </table:table-cell>
          <table:table-cell office:value-type="float" office:value="19940812.5119277">
            <text:p>19940812.5119277</text:p>
          </table:table-cell>
          <table:table-cell office:value-type="float" office:value="41299820.048491">
            <text:p>41299820.048491</text:p>
          </table:table-cell>
          <table:table-cell office:value-type="float" office:value="93834445.8026387">
            <text:p>93834445.8026387</text:p>
          </table:table-cell>
          <table:table-cell office:value-type="float" office:value="32458896.8569137">
            <text:p>32458896.8569137</text:p>
          </table:table-cell>
          <table:table-cell office:value-type="float" office:value="24328375.6339204">
            <text:p>24328375.6339204</text:p>
          </table:table-cell>
        </table:table-row>
        <table:table-row table:style-name="ro1">
          <table:table-cell office:value-type="string">
            <text:p>'过界男�'</text:p>
          </table:table-cell>
          <table:table-cell office:value-type="float" office:value="1790">
            <text:p>1790</text:p>
          </table:table-cell>
          <table:table-cell table:formula="of:=AVERAGE([.D3:.CY3])" office:value-type="float" office:value="29369445.1634343">
            <text:p>29369445.1634343</text:p>
          </table:table-cell>
          <table:table-cell office:value-type="float" office:value="46591711.8698205">
            <text:p>46591711.8698205</text:p>
          </table:table-cell>
          <table:table-cell office:value-type="float" office:value="38125854.9084951">
            <text:p>38125854.9084951</text:p>
          </table:table-cell>
          <table:table-cell office:value-type="float" office:value="28196021.3223227">
            <text:p>28196021.3223227</text:p>
          </table:table-cell>
          <table:table-cell office:value-type="float" office:value="32834262.732966">
            <text:p>32834262.732966</text:p>
          </table:table-cell>
          <table:table-cell office:value-type="float" office:value="71526782.3967101">
            <text:p>71526782.3967101</text:p>
          </table:table-cell>
          <table:table-cell office:value-type="float" office:value="11527021.1819116">
            <text:p>11527021.1819116</text:p>
          </table:table-cell>
          <table:table-cell office:value-type="float" office:value="1524515.40734329">
            <text:p>1524515.40734329</text:p>
          </table:table-cell>
          <table:table-cell office:value-type="float" office:value="30623208.9367958">
            <text:p>30623208.9367958</text:p>
          </table:table-cell>
          <table:table-cell office:value-type="float" office:value="48401164.0529901">
            <text:p>48401164.0529901</text:p>
          </table:table-cell>
          <table:table-cell office:value-type="float" office:value="38200113.1400573">
            <text:p>38200113.1400573</text:p>
          </table:table-cell>
          <table:table-cell office:value-type="float" office:value="112345678">
            <text:p>112345678</text:p>
          </table:table-cell>
          <table:table-cell office:value-type="float" office:value="34171616.6488992">
            <text:p>34171616.6488992</text:p>
          </table:table-cell>
          <table:table-cell office:value-type="float" office:value="8490817.3075702">
            <text:p>8490817.3075702</text:p>
          </table:table-cell>
          <table:table-cell office:value-type="float" office:value="15598694.1815062">
            <text:p>15598694.1815062</text:p>
          </table:table-cell>
          <table:table-cell office:value-type="float" office:value="48547519.3656084">
            <text:p>48547519.3656084</text:p>
          </table:table-cell>
          <table:table-cell office:value-type="float" office:value="12122651.4364161">
            <text:p>12122651.4364161</text:p>
          </table:table-cell>
          <table:table-cell office:value-type="float" office:value="10201525.0151774">
            <text:p>10201525.0151774</text:p>
          </table:table-cell>
          <table:table-cell office:value-type="float" office:value="27782089.5036389">
            <text:p>27782089.5036389</text:p>
          </table:table-cell>
          <table:table-cell office:value-type="float" office:value="22153485.0170461">
            <text:p>22153485.0170461</text:p>
          </table:table-cell>
          <table:table-cell office:value-type="float" office:value="76717102.8847573">
            <text:p>76717102.8847573</text:p>
          </table:table-cell>
          <table:table-cell office:value-type="float" office:value="8585360.8079741">
            <text:p>8585360.8079741</text:p>
          </table:table-cell>
          <table:table-cell office:value-type="float" office:value="41450235.1256692">
            <text:p>41450235.1256692</text:p>
          </table:table-cell>
          <table:table-cell office:value-type="float" office:value="37354494.5372986">
            <text:p>37354494.5372986</text:p>
          </table:table-cell>
          <table:table-cell office:value-type="float" office:value="4122913.51389112">
            <text:p>4122913.51389112</text:p>
          </table:table-cell>
          <table:table-cell office:value-type="float" office:value="63569162.782247">
            <text:p>63569162.782247</text:p>
          </table:table-cell>
          <table:table-cell office:value-type="float" office:value="26149044.9058142">
            <text:p>26149044.9058142</text:p>
          </table:table-cell>
          <table:table-cell office:value-type="float" office:value="45670900.0307552">
            <text:p>45670900.0307552</text:p>
          </table:table-cell>
          <table:table-cell office:value-type="float" office:value="29952264.1167592">
            <text:p>29952264.1167592</text:p>
          </table:table-cell>
          <table:table-cell office:value-type="float" office:value="20379766.5834678">
            <text:p>20379766.5834678</text:p>
          </table:table-cell>
          <table:table-cell office:value-type="float" office:value="23275462.3295841">
            <text:p>23275462.3295841</text:p>
          </table:table-cell>
          <table:table-cell office:value-type="float" office:value="26258807.4666669">
            <text:p>26258807.4666669</text:p>
          </table:table-cell>
          <table:table-cell office:value-type="float" office:value="29098963.9361522">
            <text:p>29098963.9361522</text:p>
          </table:table-cell>
          <table:table-cell office:value-type="float" office:value="16492070.4564938">
            <text:p>16492070.4564938</text:p>
          </table:table-cell>
          <table:table-cell office:value-type="float" office:value="43185245.5668589">
            <text:p>43185245.5668589</text:p>
          </table:table-cell>
          <table:table-cell office:value-type="float" office:value="14964394.3652939">
            <text:p>14964394.3652939</text:p>
          </table:table-cell>
          <table:table-cell office:value-type="float" office:value="32289474.9791097">
            <text:p>32289474.9791097</text:p>
          </table:table-cell>
          <table:table-cell office:value-type="float" office:value="25378522.385207">
            <text:p>25378522.385207</text:p>
          </table:table-cell>
          <table:table-cell office:value-type="float" office:value="22077489.263385">
            <text:p>22077489.263385</text:p>
          </table:table-cell>
          <table:table-cell office:value-type="float" office:value="47032569.3234665">
            <text:p>47032569.3234665</text:p>
          </table:table-cell>
          <table:table-cell office:value-type="float" office:value="12418505.4394751">
            <text:p>12418505.4394751</text:p>
          </table:table-cell>
          <table:table-cell office:value-type="float" office:value="22209149.6259864">
            <text:p>22209149.6259864</text:p>
          </table:table-cell>
          <table:table-cell office:value-type="float" office:value="12046198.2185831">
            <text:p>12046198.2185831</text:p>
          </table:table-cell>
          <table:table-cell office:value-type="float" office:value="28752777.1913926">
            <text:p>28752777.1913926</text:p>
          </table:table-cell>
          <table:table-cell office:value-type="float" office:value="20657884.8631643">
            <text:p>20657884.8631643</text:p>
          </table:table-cell>
          <table:table-cell office:value-type="float" office:value="38827845.2568312">
            <text:p>38827845.2568312</text:p>
          </table:table-cell>
          <table:table-cell office:value-type="float" office:value="112345678">
            <text:p>112345678</text:p>
          </table:table-cell>
          <table:table-cell office:value-type="float" office:value="14554950.2303274">
            <text:p>14554950.2303274</text:p>
          </table:table-cell>
          <table:table-cell office:value-type="float" office:value="17366164.4906177">
            <text:p>17366164.4906177</text:p>
          </table:table-cell>
          <table:table-cell office:value-type="float" office:value="46959202.1187525">
            <text:p>46959202.1187525</text:p>
          </table:table-cell>
          <table:table-cell office:value-type="float" office:value="36274863.0829039">
            <text:p>36274863.0829039</text:p>
          </table:table-cell>
          <table:table-cell office:value-type="float" office:value="20743900.8606644">
            <text:p>20743900.8606644</text:p>
          </table:table-cell>
          <table:table-cell office:value-type="float" office:value="21925624.1539614">
            <text:p>21925624.1539614</text:p>
          </table:table-cell>
          <table:table-cell office:value-type="float" office:value="14147703.0294317">
            <text:p>14147703.0294317</text:p>
          </table:table-cell>
          <table:table-cell office:value-type="float" office:value="33648093.9268938">
            <text:p>33648093.9268938</text:p>
          </table:table-cell>
          <table:table-cell office:value-type="float" office:value="28566594.0373647">
            <text:p>28566594.0373647</text:p>
          </table:table-cell>
          <table:table-cell office:value-type="float" office:value="24308551.8005461">
            <text:p>24308551.8005461</text:p>
          </table:table-cell>
          <table:table-cell office:value-type="float" office:value="25124683.2574763">
            <text:p>25124683.2574763</text:p>
          </table:table-cell>
          <table:table-cell office:value-type="float" office:value="25683553.9637946">
            <text:p>25683553.9637946</text:p>
          </table:table-cell>
          <table:table-cell office:value-type="float" office:value="18977910.7535613">
            <text:p>18977910.7535613</text:p>
          </table:table-cell>
          <table:table-cell office:value-type="float" office:value="24539722.8756779">
            <text:p>24539722.8756779</text:p>
          </table:table-cell>
          <table:table-cell office:value-type="float" office:value="27190505.312626">
            <text:p>27190505.312626</text:p>
          </table:table-cell>
          <table:table-cell office:value-type="float" office:value="7841522.65255849">
            <text:p>7841522.65255849</text:p>
          </table:table-cell>
          <table:table-cell office:value-type="float" office:value="29371520.792033">
            <text:p>29371520.792033</text:p>
          </table:table-cell>
          <table:table-cell office:value-type="float" office:value="25612007.8802686">
            <text:p>25612007.8802686</text:p>
          </table:table-cell>
          <table:table-cell office:value-type="float" office:value="31881286.1690414">
            <text:p>31881286.1690414</text:p>
          </table:table-cell>
          <table:table-cell office:value-type="float" office:value="8036093.21410923">
            <text:p>8036093.21410923</text:p>
          </table:table-cell>
          <table:table-cell office:value-type="float" office:value="22491460.1155365">
            <text:p>22491460.1155365</text:p>
          </table:table-cell>
          <table:table-cell office:value-type="float" office:value="71048511.1480235">
            <text:p>71048511.1480235</text:p>
          </table:table-cell>
          <table:table-cell office:value-type="float" office:value="17760722.8623248">
            <text:p>17760722.8623248</text:p>
          </table:table-cell>
          <table:table-cell office:value-type="float" office:value="112345678">
            <text:p>112345678</text:p>
          </table:table-cell>
          <table:table-cell office:value-type="float" office:value="76505806.4471271">
            <text:p>76505806.4471271</text:p>
          </table:table-cell>
          <table:table-cell office:value-type="float" office:value="23785147.0235816">
            <text:p>23785147.0235816</text:p>
          </table:table-cell>
          <table:table-cell office:value-type="float" office:value="4348115.20425962">
            <text:p>4348115.20425962</text:p>
          </table:table-cell>
          <table:table-cell office:value-type="float" office:value="18736727.1271715">
            <text:p>18736727.1271715</text:p>
          </table:table-cell>
          <table:table-cell office:value-type="float" office:value="23902524.6570838">
            <text:p>23902524.6570838</text:p>
          </table:table-cell>
          <table:table-cell office:value-type="float" office:value="7139807.87617261">
            <text:p>7139807.87617261</text:p>
          </table:table-cell>
          <table:table-cell office:value-type="float" office:value="65883807.8020673">
            <text:p>65883807.8020673</text:p>
          </table:table-cell>
          <table:table-cell table:number-columns-repeated="2" office:value-type="float" office:value="26729571.3228366">
            <text:p>26729571.3228366</text:p>
          </table:table-cell>
          <table:table-cell office:value-type="float" office:value="11304112.1240722">
            <text:p>11304112.1240722</text:p>
          </table:table-cell>
          <table:table-cell office:value-type="float" office:value="2317319.92453179">
            <text:p>2317319.92453179</text:p>
          </table:table-cell>
          <table:table-cell office:value-type="float" office:value="21708634.20948">
            <text:p>21708634.20948</text:p>
          </table:table-cell>
          <table:table-cell office:value-type="float" office:value="9414458.47837359">
            <text:p>9414458.47837359</text:p>
          </table:table-cell>
          <table:table-cell office:value-type="float" office:value="36458358.9219564">
            <text:p>36458358.9219564</text:p>
          </table:table-cell>
          <table:table-cell office:value-type="float" office:value="34577389.4290257">
            <text:p>34577389.4290257</text:p>
          </table:table-cell>
          <table:table-cell office:value-type="float" office:value="46975609.3305346">
            <text:p>46975609.3305346</text:p>
          </table:table-cell>
          <table:table-cell office:value-type="float" office:value="3986044.93060671">
            <text:p>3986044.93060671</text:p>
          </table:table-cell>
          <table:table-cell office:value-type="float" office:value="15237734.5149388">
            <text:p>15237734.5149388</text:p>
          </table:table-cell>
          <table:table-cell office:value-type="float" office:value="18563004.9835798">
            <text:p>18563004.9835798</text:p>
          </table:table-cell>
          <table:table-cell office:value-type="float" office:value="48514190.5177316">
            <text:p>48514190.5177316</text:p>
          </table:table-cell>
          <table:table-cell office:value-type="float" office:value="14378022.5657604">
            <text:p>14378022.5657604</text:p>
          </table:table-cell>
          <table:table-cell office:value-type="float" office:value="25852088.2473063">
            <text:p>25852088.2473063</text:p>
          </table:table-cell>
          <table:table-cell office:value-type="float" office:value="13964914.0183587">
            <text:p>13964914.0183587</text:p>
          </table:table-cell>
          <table:table-cell office:value-type="float" office:value="1871906.980594">
            <text:p>1871906.980594</text:p>
          </table:table-cell>
          <table:table-cell office:value-type="float" office:value="26271245.7532569">
            <text:p>26271245.7532569</text:p>
          </table:table-cell>
          <table:table-cell office:value-type="float" office:value="5020500.62065186">
            <text:p>5020500.62065186</text:p>
          </table:table-cell>
          <table:table-cell office:value-type="float" office:value="7896444.76294625">
            <text:p>7896444.76294625</text:p>
          </table:table-cell>
          <table:table-cell office:value-type="float" office:value="41963679.9626856">
            <text:p>41963679.9626856</text:p>
          </table:table-cell>
          <table:table-cell office:value-type="float" office:value="29586828.5097059">
            <text:p>29586828.5097059</text:p>
          </table:table-cell>
          <table:table-cell office:value-type="float" office:value="20693105.6641421">
            <text:p>20693105.6641421</text:p>
          </table:table-cell>
        </table:table-row>
        <table:table-row table:style-name="ro1">
          <table:table-cell office:value-type="string">
            <text:p>'西游记之大闹'</text:p>
          </table:table-cell>
          <table:table-cell office:value-type="float" office:value="7728">
            <text:p>7728</text:p>
          </table:table-cell>
          <table:table-cell office:value-type="float" office:value="26704878">
            <text:p>26704878</text:p>
          </table:table-cell>
          <table:table-cell office:value-type="float" office:value="4378952.5934769">
            <text:p>4378952.5934769</text:p>
          </table:table-cell>
          <table:table-cell office:value-type="float" office:value="21809594.5470226">
            <text:p>21809594.5470226</text:p>
          </table:table-cell>
          <table:table-cell office:value-type="float" office:value="3899031.2887801">
            <text:p>3899031.2887801</text:p>
          </table:table-cell>
          <table:table-cell office:value-type="float" office:value="24102483.9781482">
            <text:p>24102483.9781482</text:p>
          </table:table-cell>
          <table:table-cell office:value-type="float" office:value="8478392.80679765">
            <text:p>8478392.80679765</text:p>
          </table:table-cell>
          <table:table-cell office:value-type="float" office:value="9740506.07213882">
            <text:p>9740506.07213882</text:p>
          </table:table-cell>
          <table:table-cell office:value-type="float" office:value="4530106.31963747">
            <text:p>4530106.31963747</text:p>
          </table:table-cell>
          <table:table-cell office:value-type="float" office:value="3449872.05916957">
            <text:p>3449872.05916957</text:p>
          </table:table-cell>
          <table:table-cell office:value-type="float" office:value="15795804.5204432">
            <text:p>15795804.5204432</text:p>
          </table:table-cell>
          <table:table-cell office:value-type="float" office:value="35653233.1922702">
            <text:p>35653233.1922702</text:p>
          </table:table-cell>
          <table:table-cell office:value-type="float" office:value="6549667.66833736">
            <text:p>6549667.66833736</text:p>
          </table:table-cell>
          <table:table-cell office:value-type="float" office:value="18380305.2858564">
            <text:p>18380305.2858564</text:p>
          </table:table-cell>
          <table:table-cell office:value-type="float" office:value="9817420.80966514">
            <text:p>9817420.80966514</text:p>
          </table:table-cell>
          <table:table-cell office:value-type="float" office:value="7767996.23998137">
            <text:p>7767996.23998137</text:p>
          </table:table-cell>
          <table:table-cell office:value-type="float" office:value="23262132.3004018">
            <text:p>23262132.3004018</text:p>
          </table:table-cell>
          <table:table-cell office:value-type="float" office:value="17113316.759152">
            <text:p>17113316.759152</text:p>
          </table:table-cell>
          <table:table-cell office:value-type="float" office:value="28408679.8052971">
            <text:p>28408679.8052971</text:p>
          </table:table-cell>
          <table:table-cell office:value-type="float" office:value="22772662.9802278">
            <text:p>22772662.9802278</text:p>
          </table:table-cell>
          <table:table-cell office:value-type="float" office:value="9604335.89715177">
            <text:p>9604335.89715177</text:p>
          </table:table-cell>
          <table:table-cell office:value-type="float" office:value="18307158.4203598">
            <text:p>18307158.4203598</text:p>
          </table:table-cell>
          <table:table-cell office:value-type="float" office:value="25925917.0376855">
            <text:p>25925917.0376855</text:p>
          </table:table-cell>
          <table:table-cell office:value-type="float" office:value="2881163.84297608">
            <text:p>2881163.84297608</text:p>
          </table:table-cell>
          <table:table-cell office:value-type="float" office:value="28923069.3336587">
            <text:p>28923069.3336587</text:p>
          </table:table-cell>
          <table:table-cell office:value-type="float" office:value="23669053.0618646">
            <text:p>23669053.0618646</text:p>
          </table:table-cell>
          <table:table-cell office:value-type="float" office:value="5326167.90834436">
            <text:p>5326167.90834436</text:p>
          </table:table-cell>
          <table:table-cell office:value-type="float" office:value="28702991.0644164">
            <text:p>28702991.0644164</text:p>
          </table:table-cell>
          <table:table-cell office:value-type="float" office:value="28655394.8422344">
            <text:p>28655394.8422344</text:p>
          </table:table-cell>
          <table:table-cell office:value-type="float" office:value="11790104.3603982">
            <text:p>11790104.3603982</text:p>
          </table:table-cell>
          <table:table-cell office:value-type="float" office:value="8681951.99927857">
            <text:p>8681951.99927857</text:p>
          </table:table-cell>
          <table:table-cell office:value-type="float" office:value="13337208.9714735">
            <text:p>13337208.9714735</text:p>
          </table:table-cell>
          <table:table-cell office:value-type="float" office:value="29581003.6778557">
            <text:p>29581003.6778557</text:p>
          </table:table-cell>
          <table:table-cell office:value-type="float" office:value="3210485.87796391">
            <text:p>3210485.87796391</text:p>
          </table:table-cell>
          <table:table-cell office:value-type="float" office:value="9567049.66392753">
            <text:p>9567049.66392753</text:p>
          </table:table-cell>
          <table:table-cell office:value-type="float" office:value="11076903.5197252">
            <text:p>11076903.5197252</text:p>
          </table:table-cell>
          <table:table-cell office:value-type="float" office:value="11707200.3465892">
            <text:p>11707200.3465892</text:p>
          </table:table-cell>
          <table:table-cell office:value-type="float" office:value="9370359.42181272">
            <text:p>9370359.42181272</text:p>
          </table:table-cell>
          <table:table-cell office:value-type="float" office:value="27537338.3075268">
            <text:p>27537338.3075268</text:p>
          </table:table-cell>
          <table:table-cell office:value-type="float" office:value="8457908.15836132">
            <text:p>8457908.15836132</text:p>
          </table:table-cell>
          <table:table-cell office:value-type="float" office:value="22392417.3002263">
            <text:p>22392417.3002263</text:p>
          </table:table-cell>
          <table:table-cell office:value-type="float" office:value="29215644.9809587">
            <text:p>29215644.9809587</text:p>
          </table:table-cell>
          <table:table-cell office:value-type="float" office:value="8671114.4970575">
            <text:p>8671114.4970575</text:p>
          </table:table-cell>
          <table:table-cell office:value-type="float" office:value="6074121.95690695">
            <text:p>6074121.95690695</text:p>
          </table:table-cell>
          <table:table-cell office:value-type="float" office:value="25373515.1589561">
            <text:p>25373515.1589561</text:p>
          </table:table-cell>
          <table:table-cell office:value-type="float" office:value="24829340.9980939">
            <text:p>24829340.9980939</text:p>
          </table:table-cell>
          <table:table-cell office:value-type="float" office:value="5367849.38243713">
            <text:p>5367849.38243713</text:p>
          </table:table-cell>
          <table:table-cell office:value-type="float" office:value="99077442.529769">
            <text:p>99077442.529769</text:p>
          </table:table-cell>
          <table:table-cell office:value-type="float" office:value="77805236.6116396">
            <text:p>77805236.6116396</text:p>
          </table:table-cell>
          <table:table-cell office:value-type="float" office:value="15266372.3125815">
            <text:p>15266372.3125815</text:p>
          </table:table-cell>
          <table:table-cell office:value-type="float" office:value="9198162.01330989">
            <text:p>9198162.01330989</text:p>
          </table:table-cell>
          <table:table-cell office:value-type="float" office:value="19529844.41347">
            <text:p>19529844.41347</text:p>
          </table:table-cell>
          <table:table-cell office:value-type="float" office:value="38018154.3107742">
            <text:p>38018154.3107742</text:p>
          </table:table-cell>
          <table:table-cell office:value-type="float" office:value="9351987.6383356">
            <text:p>9351987.6383356</text:p>
          </table:table-cell>
          <table:table-cell office:value-type="float" office:value="40187056.3964547">
            <text:p>40187056.3964547</text:p>
          </table:table-cell>
          <table:table-cell office:value-type="float" office:value="1983040.3422054">
            <text:p>1983040.3422054</text:p>
          </table:table-cell>
          <table:table-cell office:value-type="float" office:value="17965174.7548105">
            <text:p>17965174.7548105</text:p>
          </table:table-cell>
          <table:table-cell office:value-type="float" office:value="21162669.7470306">
            <text:p>21162669.7470306</text:p>
          </table:table-cell>
          <table:table-cell office:value-type="float" office:value="306981.861120171">
            <text:p>306981.861120171</text:p>
          </table:table-cell>
          <table:table-cell office:value-type="float" office:value="18207072.8374152">
            <text:p>18207072.8374152</text:p>
          </table:table-cell>
          <table:table-cell office:value-type="float" office:value="12363140.8073229">
            <text:p>12363140.8073229</text:p>
          </table:table-cell>
          <table:table-cell office:value-type="float" office:value="3473467.56905081">
            <text:p>3473467.56905081</text:p>
          </table:table-cell>
          <table:table-cell office:value-type="float" office:value="23196094.4383046">
            <text:p>23196094.4383046</text:p>
          </table:table-cell>
          <table:table-cell office:value-type="float" office:value="2278061.15428063">
            <text:p>2278061.15428063</text:p>
          </table:table-cell>
          <table:table-cell office:value-type="float" office:value="6134745.98537646">
            <text:p>6134745.98537646</text:p>
          </table:table-cell>
          <table:table-cell office:value-type="float" office:value="10849791.0631134">
            <text:p>10849791.0631134</text:p>
          </table:table-cell>
          <table:table-cell office:value-type="float" office:value="11688632.1763779">
            <text:p>11688632.1763779</text:p>
          </table:table-cell>
          <table:table-cell office:value-type="float" office:value="1787036.64365839">
            <text:p>1787036.64365839</text:p>
          </table:table-cell>
          <table:table-cell office:value-type="float" office:value="7373965.06051417">
            <text:p>7373965.06051417</text:p>
          </table:table-cell>
          <table:table-cell office:value-type="float" office:value="4016817.38279988">
            <text:p>4016817.38279988</text:p>
          </table:table-cell>
          <table:table-cell office:value-type="float" office:value="27191485.6460189">
            <text:p>27191485.6460189</text:p>
          </table:table-cell>
          <table:table-cell office:value-type="float" office:value="36155153.0446253">
            <text:p>36155153.0446253</text:p>
          </table:table-cell>
          <table:table-cell office:value-type="float" office:value="11126647.8405367">
            <text:p>11126647.8405367</text:p>
          </table:table-cell>
          <table:table-cell office:value-type="float" office:value="9511435.18203966">
            <text:p>9511435.18203966</text:p>
          </table:table-cell>
          <table:table-cell office:value-type="float" office:value="1164485.78272276">
            <text:p>1164485.78272276</text:p>
          </table:table-cell>
          <table:table-cell office:value-type="float" office:value="19017627.2962192">
            <text:p>19017627.2962192</text:p>
          </table:table-cell>
          <table:table-cell office:value-type="float" office:value="12296886.5181992">
            <text:p>12296886.5181992</text:p>
          </table:table-cell>
          <table:table-cell office:value-type="float" office:value="680954.552622536">
            <text:p>680954.552622536</text:p>
          </table:table-cell>
          <table:table-cell office:value-type="float" office:value="6430918.90933781">
            <text:p>6430918.90933781</text:p>
          </table:table-cell>
          <table:table-cell office:value-type="float" office:value="28839278.0880791">
            <text:p>28839278.0880791</text:p>
          </table:table-cell>
          <table:table-cell office:value-type="float" office:value="5121541.62261394">
            <text:p>5121541.62261394</text:p>
          </table:table-cell>
          <table:table-cell office:value-type="float" office:value="28963332.6611503">
            <text:p>28963332.6611503</text:p>
          </table:table-cell>
          <table:table-cell office:value-type="float" office:value="12706596.363454">
            <text:p>12706596.363454</text:p>
          </table:table-cell>
          <table:table-cell office:value-type="float" office:value="21254761.3956867">
            <text:p>21254761.3956867</text:p>
          </table:table-cell>
          <table:table-cell office:value-type="float" office:value="3553458.09097143">
            <text:p>3553458.09097143</text:p>
          </table:table-cell>
          <table:table-cell office:value-type="float" office:value="39010010.0743248">
            <text:p>39010010.0743248</text:p>
          </table:table-cell>
          <table:table-cell office:value-type="float" office:value="18350440.8011271">
            <text:p>18350440.8011271</text:p>
          </table:table-cell>
          <table:table-cell office:value-type="float" office:value="28126572.2509617">
            <text:p>28126572.2509617</text:p>
          </table:table-cell>
          <table:table-cell office:value-type="float" office:value="3341197.24903314">
            <text:p>3341197.24903314</text:p>
          </table:table-cell>
          <table:table-cell office:value-type="float" office:value="6711372.03162917">
            <text:p>6711372.03162917</text:p>
          </table:table-cell>
          <table:table-cell office:value-type="float" office:value="5267113.21072285">
            <text:p>5267113.21072285</text:p>
          </table:table-cell>
          <table:table-cell office:value-type="float" office:value="17619220.1345021">
            <text:p>17619220.1345021</text:p>
          </table:table-cell>
          <table:table-cell office:value-type="float" office:value="12950205.040902">
            <text:p>12950205.040902</text:p>
          </table:table-cell>
          <table:table-cell office:value-type="float" office:value="21294547.1161626">
            <text:p>21294547.1161626</text:p>
          </table:table-cell>
          <table:table-cell office:value-type="float" office:value="10488140.2495594">
            <text:p>10488140.2495594</text:p>
          </table:table-cell>
          <table:table-cell office:value-type="float" office:value="11933814.4726253">
            <text:p>11933814.4726253</text:p>
          </table:table-cell>
          <table:table-cell office:value-type="float" office:value="26049617.5030362">
            <text:p>26049617.5030362</text:p>
          </table:table-cell>
          <table:table-cell office:value-type="float" office:value="48679096.2198173">
            <text:p>48679096.2198173</text:p>
          </table:table-cell>
          <table:table-cell office:value-type="float" office:value="783993.197454868">
            <text:p>783993.197454868</text:p>
          </table:table-cell>
          <table:table-cell office:value-type="float" office:value="22152946.1193732">
            <text:p>22152946.1193732</text:p>
          </table:table-cell>
          <table:table-cell office:value-type="float" office:value="12680531.8223111">
            <text:p>12680531.8223111</text:p>
          </table:table-cell>
          <table:table-cell office:value-type="float" office:value="5666592.10857283">
            <text:p>5666592.10857283</text:p>
          </table:table-cell>
        </table:table-row>
        <table:table-row table:style-name="ro1">
          <table:table-cell office:value-type="string">
            <text:p>'爸爸去哪'</text:p>
          </table:table-cell>
          <table:table-cell office:value-type="float" office:value="2080">
            <text:p>2080</text:p>
          </table:table-cell>
          <table:table-cell table:formula="of:=AVERAGE([.D5:.CY5])" office:value-type="float" office:value="15935752.4041401">
            <text:p>15935752.4041401</text:p>
          </table:table-cell>
          <table:table-cell office:value-type="float" office:value="13083612.8399534">
            <text:p>13083612.8399534</text:p>
          </table:table-cell>
          <table:table-cell office:value-type="float" office:value="8510099.66590557">
            <text:p>8510099.66590557</text:p>
          </table:table-cell>
          <table:table-cell office:value-type="float" office:value="13003315.7786288">
            <text:p>13003315.7786288</text:p>
          </table:table-cell>
          <table:table-cell office:value-type="float" office:value="3031886.69693871">
            <text:p>3031886.69693871</text:p>
          </table:table-cell>
          <table:table-cell office:value-type="float" office:value="23160798.0296551">
            <text:p>23160798.0296551</text:p>
          </table:table-cell>
          <table:table-cell office:value-type="float" office:value="14107704.0258198">
            <text:p>14107704.0258198</text:p>
          </table:table-cell>
          <table:table-cell office:value-type="float" office:value="4937740.18915652">
            <text:p>4937740.18915652</text:p>
          </table:table-cell>
          <table:table-cell office:value-type="float" office:value="42941586.2952662">
            <text:p>42941586.2952662</text:p>
          </table:table-cell>
          <table:table-cell office:value-type="float" office:value="5414777.81976648">
            <text:p>5414777.81976648</text:p>
          </table:table-cell>
          <table:table-cell office:value-type="float" office:value="21892545.8688218">
            <text:p>21892545.8688218</text:p>
          </table:table-cell>
          <table:table-cell office:value-type="float" office:value="6413260.83409681">
            <text:p>6413260.83409681</text:p>
          </table:table-cell>
          <table:table-cell office:value-type="float" office:value="1983325.17589886">
            <text:p>1983325.17589886</text:p>
          </table:table-cell>
          <table:table-cell office:value-type="float" office:value="15898287.2430551">
            <text:p>15898287.2430551</text:p>
          </table:table-cell>
          <table:table-cell office:value-type="float" office:value="9008251.33336926">
            <text:p>9008251.33336926</text:p>
          </table:table-cell>
          <table:table-cell office:value-type="float" office:value="9349697.99865884">
            <text:p>9349697.99865884</text:p>
          </table:table-cell>
          <table:table-cell office:value-type="float" office:value="9998214.86700084">
            <text:p>9998214.86700084</text:p>
          </table:table-cell>
          <table:table-cell office:value-type="float" office:value="7081843.92307366">
            <text:p>7081843.92307366</text:p>
          </table:table-cell>
          <table:table-cell office:value-type="float" office:value="46328021.7849333">
            <text:p>46328021.7849333</text:p>
          </table:table-cell>
          <table:table-cell office:value-type="float" office:value="6863797.10607104">
            <text:p>6863797.10607104</text:p>
          </table:table-cell>
          <table:table-cell office:value-type="float" office:value="6584965.43200164">
            <text:p>6584965.43200164</text:p>
          </table:table-cell>
          <table:table-cell office:value-type="float" office:value="44915497.9502534">
            <text:p>44915497.9502534</text:p>
          </table:table-cell>
          <table:table-cell office:value-type="float" office:value="9533280.83805266">
            <text:p>9533280.83805266</text:p>
          </table:table-cell>
          <table:table-cell office:value-type="float" office:value="10498533.7696111">
            <text:p>10498533.7696111</text:p>
          </table:table-cell>
          <table:table-cell office:value-type="float" office:value="5712550.20803503">
            <text:p>5712550.20803503</text:p>
          </table:table-cell>
          <table:table-cell office:value-type="float" office:value="2164865.69728016">
            <text:p>2164865.69728016</text:p>
          </table:table-cell>
          <table:table-cell office:value-type="float" office:value="17140421.6770713">
            <text:p>17140421.6770713</text:p>
          </table:table-cell>
          <table:table-cell office:value-type="float" office:value="25877304.7634887">
            <text:p>25877304.7634887</text:p>
          </table:table-cell>
          <table:table-cell office:value-type="float" office:value="23207110.6489027">
            <text:p>23207110.6489027</text:p>
          </table:table-cell>
          <table:table-cell office:value-type="float" office:value="1585450.12027423">
            <text:p>1585450.12027423</text:p>
          </table:table-cell>
          <table:table-cell office:value-type="float" office:value="8948593.38446864">
            <text:p>8948593.38446864</text:p>
          </table:table-cell>
          <table:table-cell office:value-type="float" office:value="15713458.1965199">
            <text:p>15713458.1965199</text:p>
          </table:table-cell>
          <table:table-cell office:value-type="float" office:value="7376541.91242798">
            <text:p>7376541.91242798</text:p>
          </table:table-cell>
          <table:table-cell office:value-type="float" office:value="4926155.062163">
            <text:p>4926155.062163</text:p>
          </table:table-cell>
          <table:table-cell office:value-type="float" office:value="19190348.0927057">
            <text:p>19190348.0927057</text:p>
          </table:table-cell>
          <table:table-cell office:value-type="float" office:value="36260101.7334979">
            <text:p>36260101.7334979</text:p>
          </table:table-cell>
          <table:table-cell office:value-type="float" office:value="2812201.0670816">
            <text:p>2812201.0670816</text:p>
          </table:table-cell>
          <table:table-cell office:value-type="float" office:value="13170445.9822529">
            <text:p>13170445.9822529</text:p>
          </table:table-cell>
          <table:table-cell office:value-type="float" office:value="19521732.2189014">
            <text:p>19521732.2189014</text:p>
          </table:table-cell>
          <table:table-cell office:value-type="float" office:value="3995393.83854995">
            <text:p>3995393.83854995</text:p>
          </table:table-cell>
          <table:table-cell office:value-type="float" office:value="19606455.6641613">
            <text:p>19606455.6641613</text:p>
          </table:table-cell>
          <table:table-cell office:value-type="float" office:value="3718410.64131727">
            <text:p>3718410.64131727</text:p>
          </table:table-cell>
          <table:table-cell office:value-type="float" office:value="5104921.43383111">
            <text:p>5104921.43383111</text:p>
          </table:table-cell>
          <table:table-cell office:value-type="float" office:value="12651342.2774594">
            <text:p>12651342.2774594</text:p>
          </table:table-cell>
          <table:table-cell office:value-type="float" office:value="13265720.9292112">
            <text:p>13265720.9292112</text:p>
          </table:table-cell>
          <table:table-cell office:value-type="float" office:value="2676532.31639169">
            <text:p>2676532.31639169</text:p>
          </table:table-cell>
          <table:table-cell office:value-type="float" office:value="60895571.5806557">
            <text:p>60895571.5806557</text:p>
          </table:table-cell>
          <table:table-cell office:value-type="float" office:value="26424525.7411231">
            <text:p>26424525.7411231</text:p>
          </table:table-cell>
          <table:table-cell office:value-type="float" office:value="8457441.45437357">
            <text:p>8457441.45437357</text:p>
          </table:table-cell>
          <table:table-cell office:value-type="float" office:value="41713859.4003796">
            <text:p>41713859.4003796</text:p>
          </table:table-cell>
          <table:table-cell office:value-type="float" office:value="14335691.6454568">
            <text:p>14335691.6454568</text:p>
          </table:table-cell>
          <table:table-cell office:value-type="float" office:value="13526943.6592414">
            <text:p>13526943.6592414</text:p>
          </table:table-cell>
          <table:table-cell office:value-type="float" office:value="25247229.8890424">
            <text:p>25247229.8890424</text:p>
          </table:table-cell>
          <table:table-cell office:value-type="float" office:value="19182579.4659531">
            <text:p>19182579.4659531</text:p>
          </table:table-cell>
          <table:table-cell office:value-type="float" office:value="11676503.7254764">
            <text:p>11676503.7254764</text:p>
          </table:table-cell>
          <table:table-cell office:value-type="float" office:value="6545392.62379687">
            <text:p>6545392.62379687</text:p>
          </table:table-cell>
          <table:table-cell office:value-type="float" office:value="12404711.0105851">
            <text:p>12404711.0105851</text:p>
          </table:table-cell>
          <table:table-cell office:value-type="float" office:value="19077146.911887">
            <text:p>19077146.911887</text:p>
          </table:table-cell>
          <table:table-cell office:value-type="float" office:value="35170544.5679216">
            <text:p>35170544.5679216</text:p>
          </table:table-cell>
          <table:table-cell office:value-type="float" office:value="3436713.89668149">
            <text:p>3436713.89668149</text:p>
          </table:table-cell>
          <table:table-cell office:value-type="float" office:value="3903294.45566267">
            <text:p>3903294.45566267</text:p>
          </table:table-cell>
          <table:table-cell office:value-type="float" office:value="20374363.4569225">
            <text:p>20374363.4569225</text:p>
          </table:table-cell>
          <table:table-cell office:value-type="float" office:value="23588718.0468347">
            <text:p>23588718.0468347</text:p>
          </table:table-cell>
          <table:table-cell office:value-type="float" office:value="6581578.15337405">
            <text:p>6581578.15337405</text:p>
          </table:table-cell>
          <table:table-cell office:value-type="float" office:value="22230825.5627601">
            <text:p>22230825.5627601</text:p>
          </table:table-cell>
          <table:table-cell office:value-type="float" office:value="5594184.24610538">
            <text:p>5594184.24610538</text:p>
          </table:table-cell>
          <table:table-cell office:value-type="float" office:value="18111895.4553529">
            <text:p>18111895.4553529</text:p>
          </table:table-cell>
          <table:table-cell office:value-type="float" office:value="4868419.89719962">
            <text:p>4868419.89719962</text:p>
          </table:table-cell>
          <table:table-cell office:value-type="float" office:value="7051139.33400723">
            <text:p>7051139.33400723</text:p>
          </table:table-cell>
          <table:table-cell office:value-type="float" office:value="26282540.1306933">
            <text:p>26282540.1306933</text:p>
          </table:table-cell>
          <table:table-cell office:value-type="float" office:value="38529342.2989841">
            <text:p>38529342.2989841</text:p>
          </table:table-cell>
          <table:table-cell office:value-type="float" office:value="25820255.1665232">
            <text:p>25820255.1665232</text:p>
          </table:table-cell>
          <table:table-cell office:value-type="float" office:value="23402508.6538886">
            <text:p>23402508.6538886</text:p>
          </table:table-cell>
          <table:table-cell office:value-type="float" office:value="7511844.34267745">
            <text:p>7511844.34267745</text:p>
          </table:table-cell>
          <table:table-cell office:value-type="float" office:value="5309145.06991764">
            <text:p>5309145.06991764</text:p>
          </table:table-cell>
          <table:table-cell office:value-type="float" office:value="5895772.23244809">
            <text:p>5895772.23244809</text:p>
          </table:table-cell>
          <table:table-cell office:value-type="float" office:value="3663599.5710373">
            <text:p>3663599.5710373</text:p>
          </table:table-cell>
          <table:table-cell office:value-type="float" office:value="4199706.07495291">
            <text:p>4199706.07495291</text:p>
          </table:table-cell>
          <table:table-cell office:value-type="float" office:value="4296539.140693">
            <text:p>4296539.140693</text:p>
          </table:table-cell>
          <table:table-cell office:value-type="float" office:value="17411790.6089407">
            <text:p>17411790.6089407</text:p>
          </table:table-cell>
          <table:table-cell office:value-type="float" office:value="9799298.59819699">
            <text:p>9799298.59819699</text:p>
          </table:table-cell>
          <table:table-cell office:value-type="float" office:value="42709157.4121265">
            <text:p>42709157.4121265</text:p>
          </table:table-cell>
          <table:table-cell office:value-type="float" office:value="48675715.7001388">
            <text:p>48675715.7001388</text:p>
          </table:table-cell>
          <table:table-cell office:value-type="float" office:value="1121751.87678434">
            <text:p>1121751.87678434</text:p>
          </table:table-cell>
          <table:table-cell office:value-type="float" office:value="31859785.7399777">
            <text:p>31859785.7399777</text:p>
          </table:table-cell>
          <table:table-cell office:value-type="float" office:value="6164467.03839396">
            <text:p>6164467.03839396</text:p>
          </table:table-cell>
          <table:table-cell office:value-type="float" office:value="45837875.5590995">
            <text:p>45837875.5590995</text:p>
          </table:table-cell>
          <table:table-cell office:value-type="float" office:value="11028402.9572951">
            <text:p>11028402.9572951</text:p>
          </table:table-cell>
          <table:table-cell office:value-type="float" office:value="30102594.9154259">
            <text:p>30102594.9154259</text:p>
          </table:table-cell>
          <table:table-cell office:value-type="float" office:value="12306176.3244459">
            <text:p>12306176.3244459</text:p>
          </table:table-cell>
          <table:table-cell office:value-type="float" office:value="22871782.0137524">
            <text:p>22871782.0137524</text:p>
          </table:table-cell>
          <table:table-cell office:value-type="float" office:value="40060668.8139304">
            <text:p>40060668.8139304</text:p>
          </table:table-cell>
          <table:table-cell office:value-type="float" office:value="6655600.33142484">
            <text:p>6655600.33142484</text:p>
          </table:table-cell>
          <table:table-cell office:value-type="float" office:value="28243153.295798">
            <text:p>28243153.295798</text:p>
          </table:table-cell>
          <table:table-cell office:value-type="float" office:value="27925271.8050129">
            <text:p>27925271.8050129</text:p>
          </table:table-cell>
          <table:table-cell office:value-type="float" office:value="2076507.68253962">
            <text:p>2076507.68253962</text:p>
          </table:table-cell>
          <table:table-cell office:value-type="float" office:value="6942955.42910051">
            <text:p>6942955.42910051</text:p>
          </table:table-cell>
          <table:table-cell office:value-type="float" office:value="41606206.9426027">
            <text:p>41606206.9426027</text:p>
          </table:table-cell>
          <table:table-cell office:value-type="float" office:value="1112535.87469005">
            <text:p>1112535.87469005</text:p>
          </table:table-cell>
          <table:table-cell office:value-type="float" office:value="1156499.92154982">
            <text:p>1156499.92154982</text:p>
          </table:table-cell>
          <table:table-cell office:value-type="float" office:value="3429411.37819152">
            <text:p>3429411.37819152</text:p>
          </table:table-cell>
        </table:table-row>
        <table:table-row table:style-name="ro1">
          <table:table-cell office:value-type="string">
            <text:p>'澳门风�'</text:p>
          </table:table-cell>
          <table:table-cell office:value-type="float" office:value="1562">
            <text:p>1562</text:p>
          </table:table-cell>
          <table:table-cell table:formula="of:=AVERAGE([.D6:.CY6])" office:value-type="float" office:value="14107769.8699056">
            <text:p>14107769.8699056</text:p>
          </table:table-cell>
          <table:table-cell office:value-type="float" office:value="2150519.69888932">
            <text:p>2150519.69888932</text:p>
          </table:table-cell>
          <table:table-cell office:value-type="float" office:value="12594689.6406056">
            <text:p>12594689.6406056</text:p>
          </table:table-cell>
          <table:table-cell office:value-type="float" office:value="1145877.51711249">
            <text:p>1145877.51711249</text:p>
          </table:table-cell>
          <table:table-cell office:value-type="float" office:value="21005868.4528554">
            <text:p>21005868.4528554</text:p>
          </table:table-cell>
          <table:table-cell office:value-type="float" office:value="3661991.41775819">
            <text:p>3661991.41775819</text:p>
          </table:table-cell>
          <table:table-cell office:value-type="float" office:value="4421813.39883437">
            <text:p>4421813.39883437</text:p>
          </table:table-cell>
          <table:table-cell office:value-type="float" office:value="1829872.96735851">
            <text:p>1829872.96735851</text:p>
          </table:table-cell>
          <table:table-cell office:value-type="float" office:value="1649057.83752869">
            <text:p>1649057.83752869</text:p>
          </table:table-cell>
          <table:table-cell office:value-type="float" office:value="29084333.5483484">
            <text:p>29084333.5483484</text:p>
          </table:table-cell>
          <table:table-cell office:value-type="float" office:value="43620419.2786529">
            <text:p>43620419.2786529</text:p>
          </table:table-cell>
          <table:table-cell office:value-type="float" office:value="7453021.90120794">
            <text:p>7453021.90120794</text:p>
          </table:table-cell>
          <table:table-cell office:value-type="float" office:value="2947407.26662955">
            <text:p>2947407.26662955</text:p>
          </table:table-cell>
          <table:table-cell office:value-type="float" office:value="14111852.7708027">
            <text:p>14111852.7708027</text:p>
          </table:table-cell>
          <table:table-cell office:value-type="float" office:value="1613528.08951709">
            <text:p>1613528.08951709</text:p>
          </table:table-cell>
          <table:table-cell office:value-type="float" office:value="18241957.362524">
            <text:p>18241957.362524</text:p>
          </table:table-cell>
          <table:table-cell office:value-type="float" office:value="29733029.5177809">
            <text:p>29733029.5177809</text:p>
          </table:table-cell>
          <table:table-cell office:value-type="float" office:value="6948400.63456176">
            <text:p>6948400.63456176</text:p>
          </table:table-cell>
          <table:table-cell office:value-type="float" office:value="11097957.9285093">
            <text:p>11097957.9285093</text:p>
          </table:table-cell>
          <table:table-cell office:value-type="float" office:value="1715402.64955286">
            <text:p>1715402.64955286</text:p>
          </table:table-cell>
          <table:table-cell office:value-type="float" office:value="4342336.02010881">
            <text:p>4342336.02010881</text:p>
          </table:table-cell>
          <table:table-cell office:value-type="float" office:value="7549396.32394139">
            <text:p>7549396.32394139</text:p>
          </table:table-cell>
          <table:table-cell office:value-type="float" office:value="18694249.6009866">
            <text:p>18694249.6009866</text:p>
          </table:table-cell>
          <table:table-cell office:value-type="float" office:value="29092891.6009611">
            <text:p>29092891.6009611</text:p>
          </table:table-cell>
          <table:table-cell office:value-type="float" office:value="19270590.6907299">
            <text:p>19270590.6907299</text:p>
          </table:table-cell>
          <table:table-cell office:value-type="float" office:value="11302149.0195976">
            <text:p>11302149.0195976</text:p>
          </table:table-cell>
          <table:table-cell office:value-type="float" office:value="7664032.34852648">
            <text:p>7664032.34852648</text:p>
          </table:table-cell>
          <table:table-cell office:value-type="float" office:value="22911910.7664886">
            <text:p>22911910.7664886</text:p>
          </table:table-cell>
          <table:table-cell office:value-type="float" office:value="5738989.31019823">
            <text:p>5738989.31019823</text:p>
          </table:table-cell>
          <table:table-cell office:value-type="float" office:value="16845556.5763613">
            <text:p>16845556.5763613</text:p>
          </table:table-cell>
          <table:table-cell office:value-type="float" office:value="10958582.9160026">
            <text:p>10958582.9160026</text:p>
          </table:table-cell>
          <table:table-cell office:value-type="float" office:value="15570348.8804018">
            <text:p>15570348.8804018</text:p>
          </table:table-cell>
          <table:table-cell office:value-type="float" office:value="4368430.01602437">
            <text:p>4368430.01602437</text:p>
          </table:table-cell>
          <table:table-cell office:value-type="float" office:value="8091426.69172089">
            <text:p>8091426.69172089</text:p>
          </table:table-cell>
          <table:table-cell office:value-type="float" office:value="13445033.1234602">
            <text:p>13445033.1234602</text:p>
          </table:table-cell>
          <table:table-cell office:value-type="float" office:value="19126917.4846182">
            <text:p>19126917.4846182</text:p>
          </table:table-cell>
          <table:table-cell office:value-type="float" office:value="1124565.55928192">
            <text:p>1124565.55928192</text:p>
          </table:table-cell>
          <table:table-cell office:value-type="float" office:value="13930183.9790934">
            <text:p>13930183.9790934</text:p>
          </table:table-cell>
          <table:table-cell office:value-type="float" office:value="7483100.95130764">
            <text:p>7483100.95130764</text:p>
          </table:table-cell>
          <table:table-cell office:value-type="float" office:value="20809766.5102208">
            <text:p>20809766.5102208</text:p>
          </table:table-cell>
          <table:table-cell office:value-type="float" office:value="7853238.57279159">
            <text:p>7853238.57279159</text:p>
          </table:table-cell>
          <table:table-cell office:value-type="float" office:value="7834394.4897719">
            <text:p>7834394.4897719</text:p>
          </table:table-cell>
          <table:table-cell office:value-type="float" office:value="7674613.16348118">
            <text:p>7674613.16348118</text:p>
          </table:table-cell>
          <table:table-cell office:value-type="float" office:value="21951098.8295807">
            <text:p>21951098.8295807</text:p>
          </table:table-cell>
          <table:table-cell office:value-type="float" office:value="26293234.9890975">
            <text:p>26293234.9890975</text:p>
          </table:table-cell>
          <table:table-cell office:value-type="float" office:value="9964818.83299136">
            <text:p>9964818.83299136</text:p>
          </table:table-cell>
          <table:table-cell office:value-type="float" office:value="35230957.1399519">
            <text:p>35230957.1399519</text:p>
          </table:table-cell>
          <table:table-cell office:value-type="float" office:value="37970751.0136155">
            <text:p>37970751.0136155</text:p>
          </table:table-cell>
          <table:table-cell office:value-type="float" office:value="18042774.3145978">
            <text:p>18042774.3145978</text:p>
          </table:table-cell>
          <table:table-cell office:value-type="float" office:value="3664440.44349061">
            <text:p>3664440.44349061</text:p>
          </table:table-cell>
          <table:table-cell office:value-type="float" office:value="11997154.5355203">
            <text:p>11997154.5355203</text:p>
          </table:table-cell>
          <table:table-cell office:value-type="float" office:value="43986434.0684254">
            <text:p>43986434.0684254</text:p>
          </table:table-cell>
          <table:table-cell office:value-type="float" office:value="1157292.68229588">
            <text:p>1157292.68229588</text:p>
          </table:table-cell>
          <table:table-cell office:value-type="float" office:value="16129192.2950245">
            <text:p>16129192.2950245</text:p>
          </table:table-cell>
          <table:table-cell office:value-type="float" office:value="8077752.55204719">
            <text:p>8077752.55204719</text:p>
          </table:table-cell>
          <table:table-cell office:value-type="float" office:value="8292356.29093043">
            <text:p>8292356.29093043</text:p>
          </table:table-cell>
          <table:table-cell office:value-type="float" office:value="7434237.05613465">
            <text:p>7434237.05613465</text:p>
          </table:table-cell>
          <table:table-cell office:value-type="float" office:value="11025.1898649">
            <text:p>11025.1898649</text:p>
          </table:table-cell>
          <table:table-cell office:value-type="float" office:value="27660399.5196071">
            <text:p>27660399.5196071</text:p>
          </table:table-cell>
          <table:table-cell office:value-type="float" office:value="7936191.22830064">
            <text:p>7936191.22830064</text:p>
          </table:table-cell>
          <table:table-cell office:value-type="float" office:value="3426662.6084831">
            <text:p>3426662.6084831</text:p>
          </table:table-cell>
          <table:table-cell office:value-type="float" office:value="8685877.14332585">
            <text:p>8685877.14332585</text:p>
          </table:table-cell>
          <table:table-cell office:value-type="float" office:value="11480613.9997459">
            <text:p>11480613.9997459</text:p>
          </table:table-cell>
          <table:table-cell office:value-type="float" office:value="11149185.4614227">
            <text:p>11149185.4614227</text:p>
          </table:table-cell>
          <table:table-cell office:value-type="float" office:value="48856264.3243211">
            <text:p>48856264.3243211</text:p>
          </table:table-cell>
          <table:table-cell office:value-type="float" office:value="1909276.40662912">
            <text:p>1909276.40662912</text:p>
          </table:table-cell>
          <table:table-cell office:value-type="float" office:value="1666546.02798309">
            <text:p>1666546.02798309</text:p>
          </table:table-cell>
          <table:table-cell office:value-type="float" office:value="3441911.20055503">
            <text:p>3441911.20055503</text:p>
          </table:table-cell>
          <table:table-cell office:value-type="float" office:value="4798756.43023936">
            <text:p>4798756.43023936</text:p>
          </table:table-cell>
          <table:table-cell office:value-type="float" office:value="23369395.7456837">
            <text:p>23369395.7456837</text:p>
          </table:table-cell>
          <table:table-cell office:value-type="float" office:value="52960965.961833">
            <text:p>52960965.961833</text:p>
          </table:table-cell>
          <table:table-cell office:value-type="float" office:value="16465257.5596297">
            <text:p>16465257.5596297</text:p>
          </table:table-cell>
          <table:table-cell office:value-type="float" office:value="9541569.51858286">
            <text:p>9541569.51858286</text:p>
          </table:table-cell>
          <table:table-cell office:value-type="float" office:value="9012363.04590671">
            <text:p>9012363.04590671</text:p>
          </table:table-cell>
          <table:table-cell office:value-type="float" office:value="6600356.93752336">
            <text:p>6600356.93752336</text:p>
          </table:table-cell>
          <table:table-cell office:value-type="float" office:value="707778.131426958">
            <text:p>707778.131426958</text:p>
          </table:table-cell>
          <table:table-cell office:value-type="float" office:value="796528.287875346">
            <text:p>796528.287875346</text:p>
          </table:table-cell>
          <table:table-cell office:value-type="float" office:value="5249264.94447479">
            <text:p>5249264.94447479</text:p>
          </table:table-cell>
          <table:table-cell office:value-type="float" office:value="21010973.3402908">
            <text:p>21010973.3402908</text:p>
          </table:table-cell>
          <table:table-cell office:value-type="float" office:value="14460873.7147071">
            <text:p>14460873.7147071</text:p>
          </table:table-cell>
          <table:table-cell office:value-type="float" office:value="27825399.4015042">
            <text:p>27825399.4015042</text:p>
          </table:table-cell>
          <table:table-cell office:value-type="float" office:value="10321672.3493313">
            <text:p>10321672.3493313</text:p>
          </table:table-cell>
          <table:table-cell office:value-type="float" office:value="28532967.4232846">
            <text:p>28532967.4232846</text:p>
          </table:table-cell>
          <table:table-cell office:value-type="float" office:value="1238791.94875548">
            <text:p>1238791.94875548</text:p>
          </table:table-cell>
          <table:table-cell office:value-type="float" office:value="49111270.3597432">
            <text:p>49111270.3597432</text:p>
          </table:table-cell>
          <table:table-cell office:value-type="float" office:value="12847087.8774118">
            <text:p>12847087.8774118</text:p>
          </table:table-cell>
          <table:table-cell office:value-type="float" office:value="47820141.9565431">
            <text:p>47820141.9565431</text:p>
          </table:table-cell>
          <table:table-cell office:value-type="float" office:value="7037257.43032309">
            <text:p>7037257.43032309</text:p>
          </table:table-cell>
          <table:table-cell office:value-type="float" office:value="4956533.92343479">
            <text:p>4956533.92343479</text:p>
          </table:table-cell>
          <table:table-cell office:value-type="float" office:value="8242859.19050172">
            <text:p>8242859.19050172</text:p>
          </table:table-cell>
          <table:table-cell office:value-type="float" office:value="15319170.7920777">
            <text:p>15319170.7920777</text:p>
          </table:table-cell>
          <table:table-cell office:value-type="float" office:value="34041423.2390777">
            <text:p>34041423.2390777</text:p>
          </table:table-cell>
          <table:table-cell office:value-type="float" office:value="10126006.8446257">
            <text:p>10126006.8446257</text:p>
          </table:table-cell>
          <table:table-cell office:value-type="float" office:value="20704835.7977124">
            <text:p>20704835.7977124</text:p>
          </table:table-cell>
          <table:table-cell office:value-type="float" office:value="1812945.68682218">
            <text:p>1812945.68682218</text:p>
          </table:table-cell>
          <table:table-cell office:value-type="float" office:value="24303212.4333889">
            <text:p>24303212.4333889</text:p>
          </table:table-cell>
          <table:table-cell office:value-type="float" office:value="26361090.0808942">
            <text:p>26361090.0808942</text:p>
          </table:table-cell>
          <table:table-cell office:value-type="float" office:value="5204641.56586391">
            <text:p>5204641.56586391</text:p>
          </table:table-cell>
          <table:table-cell office:value-type="float" office:value="20298417.7796498">
            <text:p>20298417.7796498</text:p>
          </table:table-cell>
          <table:table-cell office:value-type="float" office:value="14164596.302383">
            <text:p>14164596.302383</text:p>
          </table:table-cell>
          <table:table-cell office:value-type="float" office:value="2406426.36001247">
            <text:p>2406426.36001247</text:p>
          </table:table-cell>
        </table:table-row>
        <table:table-row table:style-name="ro1">
          <table:table-cell office:value-type="string">
            <text:p>'大话天�'</text:p>
          </table:table-cell>
          <table:table-cell office:value-type="float" office:value="331">
            <text:p>331</text:p>
          </table:table-cell>
          <table:table-cell table:formula="of:=AVERAGE([.D7:.CY7])" office:value-type="float" office:value="13980527.1160064">
            <text:p>13980527.1160064</text:p>
          </table:table-cell>
          <table:table-cell office:value-type="float" office:value="3734126.91541948">
            <text:p>3734126.91541948</text:p>
          </table:table-cell>
          <table:table-cell office:value-type="float" office:value="1648651.57011884">
            <text:p>1648651.57011884</text:p>
          </table:table-cell>
          <table:table-cell office:value-type="float" office:value="2962443.14138211">
            <text:p>2962443.14138211</text:p>
          </table:table-cell>
          <table:table-cell office:value-type="float" office:value="2589572.72658974">
            <text:p>2589572.72658974</text:p>
          </table:table-cell>
          <table:table-cell office:value-type="float" office:value="1358292.8181458">
            <text:p>1358292.8181458</text:p>
          </table:table-cell>
          <table:table-cell office:value-type="float" office:value="3686513.17062689">
            <text:p>3686513.17062689</text:p>
          </table:table-cell>
          <table:table-cell office:value-type="float" office:value="5647125.46811874">
            <text:p>5647125.46811874</text:p>
          </table:table-cell>
          <table:table-cell office:value-type="float" office:value="26658471.3235362">
            <text:p>26658471.3235362</text:p>
          </table:table-cell>
          <table:table-cell office:value-type="float" office:value="1832328.71344236">
            <text:p>1832328.71344236</text:p>
          </table:table-cell>
          <table:table-cell office:value-type="float" office:value="13629667.2055227">
            <text:p>13629667.2055227</text:p>
          </table:table-cell>
          <table:table-cell office:value-type="float" office:value="18400796.182755">
            <text:p>18400796.182755</text:p>
          </table:table-cell>
          <table:table-cell office:value-type="float" office:value="6944336.44597255">
            <text:p>6944336.44597255</text:p>
          </table:table-cell>
          <table:table-cell office:value-type="float" office:value="28598356.0917853">
            <text:p>28598356.0917853</text:p>
          </table:table-cell>
          <table:table-cell office:value-type="float" office:value="11128081.0975014">
            <text:p>11128081.0975014</text:p>
          </table:table-cell>
          <table:table-cell office:value-type="float" office:value="9197554.02928404">
            <text:p>9197554.02928404</text:p>
          </table:table-cell>
          <table:table-cell office:value-type="float" office:value="48969797.718201">
            <text:p>48969797.718201</text:p>
          </table:table-cell>
          <table:table-cell office:value-type="float" office:value="4129854.33538661">
            <text:p>4129854.33538661</text:p>
          </table:table-cell>
          <table:table-cell office:value-type="float" office:value="22668180.9950485">
            <text:p>22668180.9950485</text:p>
          </table:table-cell>
          <table:table-cell office:value-type="float" office:value="21726712.0435153">
            <text:p>21726712.0435153</text:p>
          </table:table-cell>
          <table:table-cell office:value-type="float" office:value="11212315.0565007">
            <text:p>11212315.0565007</text:p>
          </table:table-cell>
          <table:table-cell office:value-type="float" office:value="5613742.41932745">
            <text:p>5613742.41932745</text:p>
          </table:table-cell>
          <table:table-cell office:value-type="float" office:value="19693378.7249681">
            <text:p>19693378.7249681</text:p>
          </table:table-cell>
          <table:table-cell office:value-type="float" office:value="10093728.6092802">
            <text:p>10093728.6092802</text:p>
          </table:table-cell>
          <table:table-cell office:value-type="float" office:value="12108120.3773071">
            <text:p>12108120.3773071</text:p>
          </table:table-cell>
          <table:table-cell office:value-type="float" office:value="27528471.628862">
            <text:p>27528471.628862</text:p>
          </table:table-cell>
          <table:table-cell office:value-type="float" office:value="23367724.8514467">
            <text:p>23367724.8514467</text:p>
          </table:table-cell>
          <table:table-cell office:value-type="float" office:value="8779574.22648262">
            <text:p>8779574.22648262</text:p>
          </table:table-cell>
          <table:table-cell office:value-type="float" office:value="15401886.5658811">
            <text:p>15401886.5658811</text:p>
          </table:table-cell>
          <table:table-cell office:value-type="float" office:value="18076057.9007028">
            <text:p>18076057.9007028</text:p>
          </table:table-cell>
          <table:table-cell office:value-type="float" office:value="27903931.1805824">
            <text:p>27903931.1805824</text:p>
          </table:table-cell>
          <table:table-cell office:value-type="float" office:value="13579729.3760434">
            <text:p>13579729.3760434</text:p>
          </table:table-cell>
          <table:table-cell office:value-type="float" office:value="1600341.44496601">
            <text:p>1600341.44496601</text:p>
          </table:table-cell>
          <table:table-cell office:value-type="float" office:value="42950757.6783738">
            <text:p>42950757.6783738</text:p>
          </table:table-cell>
          <table:table-cell office:value-type="float" office:value="15317765.587624">
            <text:p>15317765.587624</text:p>
          </table:table-cell>
          <table:table-cell office:value-type="float" office:value="13776454.855294">
            <text:p>13776454.855294</text:p>
          </table:table-cell>
          <table:table-cell table:number-columns-repeated="2" office:value-type="float" office:value="11106771.5699398">
            <text:p>11106771.5699398</text:p>
          </table:table-cell>
          <table:table-cell office:value-type="float" office:value="6269501.69384048">
            <text:p>6269501.69384048</text:p>
          </table:table-cell>
          <table:table-cell office:value-type="float" office:value="18535275.7909488">
            <text:p>18535275.7909488</text:p>
          </table:table-cell>
          <table:table-cell office:value-type="float" office:value="19206537.5933772">
            <text:p>19206537.5933772</text:p>
          </table:table-cell>
          <table:table-cell office:value-type="float" office:value="4379073.92499407">
            <text:p>4379073.92499407</text:p>
          </table:table-cell>
          <table:table-cell office:value-type="float" office:value="21136364.2827526">
            <text:p>21136364.2827526</text:p>
          </table:table-cell>
          <table:table-cell office:value-type="float" office:value="9079343.35139159">
            <text:p>9079343.35139159</text:p>
          </table:table-cell>
          <table:table-cell office:value-type="float" office:value="7456215.82622336">
            <text:p>7456215.82622336</text:p>
          </table:table-cell>
          <table:table-cell office:value-type="float" office:value="1074854.78201436">
            <text:p>1074854.78201436</text:p>
          </table:table-cell>
          <table:table-cell office:value-type="float" office:value="4173535.62487216">
            <text:p>4173535.62487216</text:p>
          </table:table-cell>
          <table:table-cell office:value-type="float" office:value="1602733.78437933">
            <text:p>1602733.78437933</text:p>
          </table:table-cell>
          <table:table-cell office:value-type="float" office:value="10688856.0508188">
            <text:p>10688856.0508188</text:p>
          </table:table-cell>
          <table:table-cell office:value-type="float" office:value="20281798.1380026">
            <text:p>20281798.1380026</text:p>
          </table:table-cell>
          <table:table-cell office:value-type="float" office:value="4081891.35851242">
            <text:p>4081891.35851242</text:p>
          </table:table-cell>
          <table:table-cell office:value-type="float" office:value="633127.422871934">
            <text:p>633127.422871934</text:p>
          </table:table-cell>
          <table:table-cell office:value-type="float" office:value="14622161.0432551">
            <text:p>14622161.0432551</text:p>
          </table:table-cell>
          <table:table-cell office:value-type="float" office:value="37432951.1884245">
            <text:p>37432951.1884245</text:p>
          </table:table-cell>
          <table:table-cell office:value-type="float" office:value="18648784.979811">
            <text:p>18648784.979811</text:p>
          </table:table-cell>
          <table:table-cell office:value-type="float" office:value="977150.383502806">
            <text:p>977150.383502806</text:p>
          </table:table-cell>
          <table:table-cell office:value-type="float" office:value="17212855.0974686">
            <text:p>17212855.0974686</text:p>
          </table:table-cell>
          <table:table-cell office:value-type="float" office:value="497842.65904498">
            <text:p>497842.65904498</text:p>
          </table:table-cell>
          <table:table-cell office:value-type="float" office:value="2307796.12907824">
            <text:p>2307796.12907824</text:p>
          </table:table-cell>
          <table:table-cell office:value-type="float" office:value="8212349.45222323">
            <text:p>8212349.45222323</text:p>
          </table:table-cell>
          <table:table-cell office:value-type="float" office:value="29851033.1584956">
            <text:p>29851033.1584956</text:p>
          </table:table-cell>
          <table:table-cell office:value-type="float" office:value="3158056.23612095">
            <text:p>3158056.23612095</text:p>
          </table:table-cell>
          <table:table-cell office:value-type="float" office:value="7361376.48039544">
            <text:p>7361376.48039544</text:p>
          </table:table-cell>
          <table:table-cell office:value-type="float" office:value="5694104.65849299">
            <text:p>5694104.65849299</text:p>
          </table:table-cell>
          <table:table-cell office:value-type="float" office:value="10604938.0045731">
            <text:p>10604938.0045731</text:p>
          </table:table-cell>
          <table:table-cell office:value-type="float" office:value="7969196.95495116">
            <text:p>7969196.95495116</text:p>
          </table:table-cell>
          <table:table-cell office:value-type="float" office:value="986936.793709722">
            <text:p>986936.793709722</text:p>
          </table:table-cell>
          <table:table-cell office:value-type="float" office:value="3303848.25341396">
            <text:p>3303848.25341396</text:p>
          </table:table-cell>
          <table:table-cell office:value-type="float" office:value="15919549.4237945">
            <text:p>15919549.4237945</text:p>
          </table:table-cell>
          <table:table-cell office:value-type="float" office:value="3795612.81226124">
            <text:p>3795612.81226124</text:p>
          </table:table-cell>
          <table:table-cell office:value-type="float" office:value="27228486.9128989">
            <text:p>27228486.9128989</text:p>
          </table:table-cell>
          <table:table-cell office:value-type="float" office:value="13700850.7174383">
            <text:p>13700850.7174383</text:p>
          </table:table-cell>
          <table:table-cell office:value-type="float" office:value="8322659.0113382">
            <text:p>8322659.0113382</text:p>
          </table:table-cell>
          <table:table-cell office:value-type="float" office:value="17373708.5561365">
            <text:p>17373708.5561365</text:p>
          </table:table-cell>
          <table:table-cell office:value-type="float" office:value="8838322.69311958">
            <text:p>8838322.69311958</text:p>
          </table:table-cell>
          <table:table-cell office:value-type="float" office:value="9697585.25536711">
            <text:p>9697585.25536711</text:p>
          </table:table-cell>
          <table:table-cell office:value-type="float" office:value="18648112.0562535">
            <text:p>18648112.0562535</text:p>
          </table:table-cell>
          <table:table-cell office:value-type="float" office:value="33070143.5365553">
            <text:p>33070143.5365553</text:p>
          </table:table-cell>
          <table:table-cell office:value-type="float" office:value="27008453.587571">
            <text:p>27008453.587571</text:p>
          </table:table-cell>
          <table:table-cell office:value-type="float" office:value="3166854.87145085">
            <text:p>3166854.87145085</text:p>
          </table:table-cell>
          <table:table-cell office:value-type="float" office:value="18784043.3622886">
            <text:p>18784043.3622886</text:p>
          </table:table-cell>
          <table:table-cell office:value-type="float" office:value="36138643.884328">
            <text:p>36138643.884328</text:p>
          </table:table-cell>
          <table:table-cell office:value-type="float" office:value="40427121.8628253">
            <text:p>40427121.8628253</text:p>
          </table:table-cell>
          <table:table-cell office:value-type="float" office:value="14542365.2050277">
            <text:p>14542365.2050277</text:p>
          </table:table-cell>
          <table:table-cell office:value-type="float" office:value="83276225.3950402">
            <text:p>83276225.3950402</text:p>
          </table:table-cell>
          <table:table-cell office:value-type="float" office:value="7597845.14393511">
            <text:p>7597845.14393511</text:p>
          </table:table-cell>
          <table:table-cell office:value-type="float" office:value="10579668.1882498">
            <text:p>10579668.1882498</text:p>
          </table:table-cell>
          <table:table-cell office:value-type="float" office:value="9043838.81638137">
            <text:p>9043838.81638137</text:p>
          </table:table-cell>
          <table:table-cell office:value-type="float" office:value="14262440.5146626">
            <text:p>14262440.5146626</text:p>
          </table:table-cell>
          <table:table-cell office:value-type="float" office:value="28222696.3242663">
            <text:p>28222696.3242663</text:p>
          </table:table-cell>
          <table:table-cell office:value-type="float" office:value="5309767.94977333">
            <text:p>5309767.94977333</text:p>
          </table:table-cell>
          <table:table-cell office:value-type="float" office:value="739702.57422672">
            <text:p>739702.57422672</text:p>
          </table:table-cell>
          <table:table-cell office:value-type="float" office:value="4128973.17272607">
            <text:p>4128973.17272607</text:p>
          </table:table-cell>
          <table:table-cell office:value-type="float" office:value="15638361.7700489">
            <text:p>15638361.7700489</text:p>
          </table:table-cell>
          <table:table-cell office:value-type="float" office:value="1032118.53974653">
            <text:p>1032118.53974653</text:p>
          </table:table-cell>
          <table:table-cell office:value-type="float" office:value="16222433.2851457">
            <text:p>16222433.2851457</text:p>
          </table:table-cell>
          <table:table-cell office:value-type="float" office:value="14592586.3978866">
            <text:p>14592586.3978866</text:p>
          </table:table-cell>
          <table:table-cell office:value-type="float" office:value="9710881.48650062">
            <text:p>9710881.48650062</text:p>
          </table:table-cell>
          <table:table-cell office:value-type="float" office:value="23868581.5481251">
            <text:p>23868581.5481251</text:p>
          </table:table-cell>
          <table:table-cell office:value-type="float" office:value="27710444.8145093">
            <text:p>27710444.8145093</text:p>
          </table:table-cell>
          <table:table-cell office:value-type="float" office:value="7284755.21692907">
            <text:p>7284755.21692907</text:p>
          </table:table-cell>
        </table:table-row>
        <table:table-row table:style-name="ro1">
          <table:table-cell office:value-type="string">
            <text:p>'谁说我们不�'</text:p>
          </table:table-cell>
          <table:table-cell office:value-type="float" office:value="198">
            <text:p>198</text:p>
          </table:table-cell>
          <table:table-cell office:value-type="float" office:value="13210925">
            <text:p>13210925</text:p>
          </table:table-cell>
          <table:table-cell table:number-columns-repeated="2" office:value-type="float" office:value="29224569.3818674">
            <text:p>29224569.3818674</text:p>
          </table:table-cell>
          <table:table-cell office:value-type="float" office:value="2471202.64923285">
            <text:p>2471202.64923285</text:p>
          </table:table-cell>
          <table:table-cell office:value-type="float" office:value="27618473.6292446">
            <text:p>27618473.6292446</text:p>
          </table:table-cell>
          <table:table-cell office:value-type="float" office:value="16459665.7455723">
            <text:p>16459665.7455723</text:p>
          </table:table-cell>
          <table:table-cell office:value-type="float" office:value="5466390.14693435">
            <text:p>5466390.14693435</text:p>
          </table:table-cell>
          <table:table-cell office:value-type="float" office:value="12567381.6165914">
            <text:p>12567381.6165914</text:p>
          </table:table-cell>
          <table:table-cell office:value-type="float" office:value="11984130.5965983">
            <text:p>11984130.5965983</text:p>
          </table:table-cell>
          <table:table-cell office:value-type="float" office:value="30862581.5166928">
            <text:p>30862581.5166928</text:p>
          </table:table-cell>
          <table:table-cell office:value-type="float" office:value="11717378.5328875">
            <text:p>11717378.5328875</text:p>
          </table:table-cell>
          <table:table-cell office:value-type="float" office:value="19589308.8122361">
            <text:p>19589308.8122361</text:p>
          </table:table-cell>
          <table:table-cell office:value-type="float" office:value="14780093.1526813">
            <text:p>14780093.1526813</text:p>
          </table:table-cell>
          <table:table-cell office:value-type="float" office:value="48874912.3535365">
            <text:p>48874912.3535365</text:p>
          </table:table-cell>
          <table:table-cell office:value-type="float" office:value="21919875.0711021">
            <text:p>21919875.0711021</text:p>
          </table:table-cell>
          <table:table-cell office:value-type="float" office:value="20409418.2637809">
            <text:p>20409418.2637809</text:p>
          </table:table-cell>
          <table:table-cell office:value-type="float" office:value="33422117.8045963">
            <text:p>33422117.8045963</text:p>
          </table:table-cell>
          <table:table-cell office:value-type="float" office:value="6227874.55149641">
            <text:p>6227874.55149641</text:p>
          </table:table-cell>
          <table:table-cell office:value-type="float" office:value="27765444.5389135">
            <text:p>27765444.5389135</text:p>
          </table:table-cell>
          <table:table-cell office:value-type="float" office:value="15876345.1622091">
            <text:p>15876345.1622091</text:p>
          </table:table-cell>
          <table:table-cell office:value-type="float" office:value="73208253.8231579">
            <text:p>73208253.8231579</text:p>
          </table:table-cell>
          <table:table-cell office:value-type="float" office:value="16165869.5343286">
            <text:p>16165869.5343286</text:p>
          </table:table-cell>
          <table:table-cell office:value-type="float" office:value="46428842.7248278">
            <text:p>46428842.7248278</text:p>
          </table:table-cell>
          <table:table-cell office:value-type="float" office:value="19615291.4533627">
            <text:p>19615291.4533627</text:p>
          </table:table-cell>
          <table:table-cell office:value-type="float" office:value="23462560.7582061">
            <text:p>23462560.7582061</text:p>
          </table:table-cell>
          <table:table-cell office:value-type="float" office:value="37845220.9713513">
            <text:p>37845220.9713513</text:p>
          </table:table-cell>
          <table:table-cell office:value-type="float" office:value="42225479.9844115">
            <text:p>42225479.9844115</text:p>
          </table:table-cell>
          <table:table-cell office:value-type="float" office:value="22974694.5218992">
            <text:p>22974694.5218992</text:p>
          </table:table-cell>
          <table:table-cell office:value-type="float" office:value="3682718.61538539">
            <text:p>3682718.61538539</text:p>
          </table:table-cell>
          <table:table-cell office:value-type="float" office:value="7584667.20615177">
            <text:p>7584667.20615177</text:p>
          </table:table-cell>
          <table:table-cell office:value-type="float" office:value="14135901.0787878">
            <text:p>14135901.0787878</text:p>
          </table:table-cell>
          <table:table-cell office:value-type="float" office:value="3307836.92707371">
            <text:p>3307836.92707371</text:p>
          </table:table-cell>
          <table:table-cell office:value-type="float" office:value="6392109.57087126">
            <text:p>6392109.57087126</text:p>
          </table:table-cell>
          <table:table-cell office:value-type="float" office:value="4859426.63871628">
            <text:p>4859426.63871628</text:p>
          </table:table-cell>
          <table:table-cell office:value-type="float" office:value="48914916.7546236">
            <text:p>48914916.7546236</text:p>
          </table:table-cell>
          <table:table-cell office:value-type="float" office:value="5573956.91000535">
            <text:p>5573956.91000535</text:p>
          </table:table-cell>
          <table:table-cell office:value-type="float" office:value="6734351.95177283">
            <text:p>6734351.95177283</text:p>
          </table:table-cell>
          <table:table-cell office:value-type="float" office:value="7891648.44881936">
            <text:p>7891648.44881936</text:p>
          </table:table-cell>
          <table:table-cell office:value-type="float" office:value="11910180.6736817">
            <text:p>11910180.6736817</text:p>
          </table:table-cell>
          <table:table-cell office:value-type="float" office:value="4287049.4724171">
            <text:p>4287049.4724171</text:p>
          </table:table-cell>
          <table:table-cell office:value-type="float" office:value="12528730.4782753">
            <text:p>12528730.4782753</text:p>
          </table:table-cell>
          <table:table-cell office:value-type="float" office:value="88177593.3900564">
            <text:p>88177593.3900564</text:p>
          </table:table-cell>
          <table:table-cell office:value-type="float" office:value="24534943.7945687">
            <text:p>24534943.7945687</text:p>
          </table:table-cell>
          <table:table-cell office:value-type="float" office:value="15992350.5526967">
            <text:p>15992350.5526967</text:p>
          </table:table-cell>
          <table:table-cell office:value-type="float" office:value="17039173.6781262">
            <text:p>17039173.6781262</text:p>
          </table:table-cell>
          <table:table-cell office:value-type="float" office:value="8986159.63066423">
            <text:p>8986159.63066423</text:p>
          </table:table-cell>
          <table:table-cell office:value-type="float" office:value="97275022.6277147">
            <text:p>97275022.6277147</text:p>
          </table:table-cell>
          <table:table-cell office:value-type="float" office:value="24773296.5903302">
            <text:p>24773296.5903302</text:p>
          </table:table-cell>
          <table:table-cell office:value-type="float" office:value="8191896.08304098">
            <text:p>8191896.08304098</text:p>
          </table:table-cell>
          <table:table-cell office:value-type="float" office:value="98190456.8264825">
            <text:p>98190456.8264825</text:p>
          </table:table-cell>
          <table:table-cell office:value-type="float" office:value="3611787.87594932">
            <text:p>3611787.87594932</text:p>
          </table:table-cell>
          <table:table-cell office:value-type="float" office:value="6702193.09796746">
            <text:p>6702193.09796746</text:p>
          </table:table-cell>
          <table:table-cell office:value-type="float" office:value="37656963.3510869">
            <text:p>37656963.3510869</text:p>
          </table:table-cell>
          <table:table-cell office:value-type="float" office:value="5221524.82332756">
            <text:p>5221524.82332756</text:p>
          </table:table-cell>
          <table:table-cell office:value-type="float" office:value="15573248.4933266">
            <text:p>15573248.4933266</text:p>
          </table:table-cell>
          <table:table-cell office:value-type="float" office:value="10427957.190887">
            <text:p>10427957.190887</text:p>
          </table:table-cell>
          <table:table-cell office:value-type="float" office:value="27467717.3646974">
            <text:p>27467717.3646974</text:p>
          </table:table-cell>
          <table:table-cell office:value-type="float" office:value="1736619.21940443">
            <text:p>1736619.21940443</text:p>
          </table:table-cell>
          <table:table-cell office:value-type="float" office:value="33800603.1257548">
            <text:p>33800603.1257548</text:p>
          </table:table-cell>
          <table:table-cell office:value-type="float" office:value="23784942.4751532">
            <text:p>23784942.4751532</text:p>
          </table:table-cell>
          <table:table-cell office:value-type="float" office:value="5962228.94599922">
            <text:p>5962228.94599922</text:p>
          </table:table-cell>
          <table:table-cell office:value-type="float" office:value="16640458.6879425">
            <text:p>16640458.6879425</text:p>
          </table:table-cell>
          <table:table-cell office:value-type="float" office:value="1082401.29139226">
            <text:p>1082401.29139226</text:p>
          </table:table-cell>
          <table:table-cell office:value-type="float" office:value="1470670.60221656">
            <text:p>1470670.60221656</text:p>
          </table:table-cell>
          <table:table-cell office:value-type="float" office:value="82993171.6497986">
            <text:p>82993171.6497986</text:p>
          </table:table-cell>
          <table:table-cell office:value-type="float" office:value="17100042.6579831">
            <text:p>17100042.6579831</text:p>
          </table:table-cell>
          <table:table-cell office:value-type="float" office:value="24815590.5284441">
            <text:p>24815590.5284441</text:p>
          </table:table-cell>
          <table:table-cell office:value-type="float" office:value="7851874.53701841">
            <text:p>7851874.53701841</text:p>
          </table:table-cell>
          <table:table-cell office:value-type="float" office:value="39547990.2075747">
            <text:p>39547990.2075747</text:p>
          </table:table-cell>
          <table:table-cell office:value-type="float" office:value="7712653.3885633">
            <text:p>7712653.3885633</text:p>
          </table:table-cell>
          <table:table-cell office:value-type="float" office:value="69275318.8972227">
            <text:p>69275318.8972227</text:p>
          </table:table-cell>
          <table:table-cell office:value-type="float" office:value="8622454.75361853">
            <text:p>8622454.75361853</text:p>
          </table:table-cell>
          <table:table-cell office:value-type="float" office:value="11439053.8032474">
            <text:p>11439053.8032474</text:p>
          </table:table-cell>
          <table:table-cell office:value-type="float" office:value="21970549.5749254">
            <text:p>21970549.5749254</text:p>
          </table:table-cell>
          <table:table-cell office:value-type="float" office:value="18790564.5166544">
            <text:p>18790564.5166544</text:p>
          </table:table-cell>
          <table:table-cell office:value-type="float" office:value="28672952.8189476">
            <text:p>28672952.8189476</text:p>
          </table:table-cell>
          <table:table-cell office:value-type="float" office:value="40472167.4657534">
            <text:p>40472167.4657534</text:p>
          </table:table-cell>
          <table:table-cell office:value-type="float" office:value="5506578.42481357">
            <text:p>5506578.42481357</text:p>
          </table:table-cell>
          <table:table-cell office:value-type="float" office:value="72614674.5846053">
            <text:p>72614674.5846053</text:p>
          </table:table-cell>
          <table:table-cell office:value-type="float" office:value="28955595.5603187">
            <text:p>28955595.5603187</text:p>
          </table:table-cell>
          <table:table-cell office:value-type="float" office:value="15670885.46763">
            <text:p>15670885.46763</text:p>
          </table:table-cell>
          <table:table-cell office:value-type="float" office:value="24581038.9937261">
            <text:p>24581038.9937261</text:p>
          </table:table-cell>
          <table:table-cell office:value-type="float" office:value="2427080.97400788">
            <text:p>2427080.97400788</text:p>
          </table:table-cell>
          <table:table-cell office:value-type="float" office:value="48668887.3351749">
            <text:p>48668887.3351749</text:p>
          </table:table-cell>
          <table:table-cell office:value-type="float" office:value="3944628.69942297">
            <text:p>3944628.69942297</text:p>
          </table:table-cell>
          <table:table-cell office:value-type="float" office:value="20863159.5756617">
            <text:p>20863159.5756617</text:p>
          </table:table-cell>
          <table:table-cell office:value-type="float" office:value="33610497.042726">
            <text:p>33610497.042726</text:p>
          </table:table-cell>
          <table:table-cell office:value-type="float" office:value="13173410.9692765">
            <text:p>13173410.9692765</text:p>
          </table:table-cell>
          <table:table-cell office:value-type="float" office:value="8034930.02990128">
            <text:p>8034930.02990128</text:p>
          </table:table-cell>
          <table:table-cell office:value-type="float" office:value="24601608.1250934">
            <text:p>24601608.1250934</text:p>
          </table:table-cell>
          <table:table-cell office:value-type="float" office:value="25567177.0055934">
            <text:p>25567177.0055934</text:p>
          </table:table-cell>
          <table:table-cell office:value-type="float" office:value="39698056.6254367">
            <text:p>39698056.6254367</text:p>
          </table:table-cell>
          <table:table-cell office:value-type="float" office:value="26651266.2400856">
            <text:p>26651266.2400856</text:p>
          </table:table-cell>
          <table:table-cell office:value-type="float" office:value="12860180.3032508">
            <text:p>12860180.3032508</text:p>
          </table:table-cell>
          <table:table-cell office:value-type="float" office:value="18580698.97918">
            <text:p>18580698.97918</text:p>
          </table:table-cell>
          <table:table-cell office:value-type="float" office:value="7951387.93738298">
            <text:p>7951387.93738298</text:p>
          </table:table-cell>
          <table:table-cell office:value-type="float" office:value="10042433.7149413">
            <text:p>10042433.7149413</text:p>
          </table:table-cell>
          <table:table-cell office:value-type="float" office:value="28687642.0532915">
            <text:p>28687642.0532915</text:p>
          </table:table-cell>
          <table:table-cell office:value-type="float" office:value="46247790.2403753">
            <text:p>46247790.2403753</text:p>
          </table:table-cell>
          <table:table-cell office:value-type="float" office:value="18728171.8404434">
            <text:p>18728171.8404434</text:p>
          </table:table-cell>
          <table:table-cell office:value-type="float" office:value="23668763.0096293">
            <text:p>23668763.0096293</text:p>
          </table:table-cell>
        </table:table-row>
        <table:table-row table:style-name="ro1">
          <table:table-cell office:value-type="string">
            <text:p>'冰雪奇�'</text:p>
          </table:table-cell>
          <table:table-cell office:value-type="float" office:value="8994">
            <text:p>8994</text:p>
          </table:table-cell>
          <table:table-cell table:formula="of:=AVERAGE([.D9:.CY9])" office:value-type="float" office:value="11930291.9452784">
            <text:p>11930291.9452784</text:p>
          </table:table-cell>
          <table:table-cell office:value-type="float" office:value="19111238.0927013">
            <text:p>19111238.0927013</text:p>
          </table:table-cell>
          <table:table-cell office:value-type="float" office:value="18501439.3333781">
            <text:p>18501439.3333781</text:p>
          </table:table-cell>
          <table:table-cell office:value-type="float" office:value="3696581.9011773">
            <text:p>3696581.9011773</text:p>
          </table:table-cell>
          <table:table-cell office:value-type="float" office:value="9295069.16135347">
            <text:p>9295069.16135347</text:p>
          </table:table-cell>
          <table:table-cell office:value-type="float" office:value="2290065.31104543">
            <text:p>2290065.31104543</text:p>
          </table:table-cell>
          <table:table-cell office:value-type="float" office:value="7566294.19127521">
            <text:p>7566294.19127521</text:p>
          </table:table-cell>
          <table:table-cell office:value-type="float" office:value="175447.32945835">
            <text:p>175447.32945835</text:p>
          </table:table-cell>
          <table:table-cell office:value-type="float" office:value="27059276.7976248">
            <text:p>27059276.7976248</text:p>
          </table:table-cell>
          <table:table-cell office:value-type="float" office:value="12773799.3668927">
            <text:p>12773799.3668927</text:p>
          </table:table-cell>
          <table:table-cell office:value-type="float" office:value="18724531.8180233">
            <text:p>18724531.8180233</text:p>
          </table:table-cell>
          <table:table-cell office:value-type="float" office:value="58478436.5925056">
            <text:p>58478436.5925056</text:p>
          </table:table-cell>
          <table:table-cell office:value-type="float" office:value="1709805.2966846">
            <text:p>1709805.2966846</text:p>
          </table:table-cell>
          <table:table-cell office:value-type="float" office:value="1241017.98401236">
            <text:p>1241017.98401236</text:p>
          </table:table-cell>
          <table:table-cell office:value-type="float" office:value="15995306.1184473">
            <text:p>15995306.1184473</text:p>
          </table:table-cell>
          <table:table-cell office:value-type="float" office:value="15239660.0740001">
            <text:p>15239660.0740001</text:p>
          </table:table-cell>
          <table:table-cell office:value-type="float" office:value="19696782.4528805">
            <text:p>19696782.4528805</text:p>
          </table:table-cell>
          <table:table-cell office:value-type="float" office:value="3295720.52064982">
            <text:p>3295720.52064982</text:p>
          </table:table-cell>
          <table:table-cell office:value-type="float" office:value="21132102.551622">
            <text:p>21132102.551622</text:p>
          </table:table-cell>
          <table:table-cell office:value-type="float" office:value="1396781.14319083">
            <text:p>1396781.14319083</text:p>
          </table:table-cell>
          <table:table-cell office:value-type="float" office:value="28932179.214439">
            <text:p>28932179.214439</text:p>
          </table:table-cell>
          <table:table-cell office:value-type="float" office:value="1441023.25100105">
            <text:p>1441023.25100105</text:p>
          </table:table-cell>
          <table:table-cell office:value-type="float" office:value="68621807.3916168">
            <text:p>68621807.3916168</text:p>
          </table:table-cell>
          <table:table-cell office:value-type="float" office:value="22372437.5548024">
            <text:p>22372437.5548024</text:p>
          </table:table-cell>
          <table:table-cell office:value-type="float" office:value="2944053.31738291">
            <text:p>2944053.31738291</text:p>
          </table:table-cell>
          <table:table-cell office:value-type="float" office:value="1396900.80909748">
            <text:p>1396900.80909748</text:p>
          </table:table-cell>
          <table:table-cell office:value-type="float" office:value="14798489.5703415">
            <text:p>14798489.5703415</text:p>
          </table:table-cell>
          <table:table-cell office:value-type="float" office:value="32501650.1774832">
            <text:p>32501650.1774832</text:p>
          </table:table-cell>
          <table:table-cell office:value-type="float" office:value="27726575.8819875">
            <text:p>27726575.8819875</text:p>
          </table:table-cell>
          <table:table-cell office:value-type="float" office:value="12006930.4516">
            <text:p>12006930.4516</text:p>
          </table:table-cell>
          <table:table-cell office:value-type="float" office:value="7197094.2797586">
            <text:p>7197094.2797586</text:p>
          </table:table-cell>
          <table:table-cell office:value-type="float" office:value="1530261.65506164">
            <text:p>1530261.65506164</text:p>
          </table:table-cell>
          <table:table-cell office:value-type="float" office:value="1501273.38269175">
            <text:p>1501273.38269175</text:p>
          </table:table-cell>
          <table:table-cell office:value-type="float" office:value="21427807.2142757">
            <text:p>21427807.2142757</text:p>
          </table:table-cell>
          <table:table-cell office:value-type="float" office:value="289124.035952635">
            <text:p>289124.035952635</text:p>
          </table:table-cell>
          <table:table-cell office:value-type="float" office:value="4801735.81700086">
            <text:p>4801735.81700086</text:p>
          </table:table-cell>
          <table:table-cell office:value-type="float" office:value="28191626.1850443">
            <text:p>28191626.1850443</text:p>
          </table:table-cell>
          <table:table-cell office:value-type="float" office:value="4159363.35045734">
            <text:p>4159363.35045734</text:p>
          </table:table-cell>
          <table:table-cell office:value-type="float" office:value="29198567.9936925">
            <text:p>29198567.9936925</text:p>
          </table:table-cell>
          <table:table-cell office:value-type="float" office:value="17336075.9073959">
            <text:p>17336075.9073959</text:p>
          </table:table-cell>
          <table:table-cell office:value-type="float" office:value="5185417.26431116">
            <text:p>5185417.26431116</text:p>
          </table:table-cell>
          <table:table-cell office:value-type="float" office:value="13192013.0040384">
            <text:p>13192013.0040384</text:p>
          </table:table-cell>
          <table:table-cell office:value-type="float" office:value="10023269.4087067">
            <text:p>10023269.4087067</text:p>
          </table:table-cell>
          <table:table-cell office:value-type="float" office:value="1233090.19132105">
            <text:p>1233090.19132105</text:p>
          </table:table-cell>
          <table:table-cell office:value-type="float" office:value="25161857.2982227">
            <text:p>25161857.2982227</text:p>
          </table:table-cell>
          <table:table-cell office:value-type="float" office:value="10303876.0148325">
            <text:p>10303876.0148325</text:p>
          </table:table-cell>
          <table:table-cell office:value-type="float" office:value="107409.001716218">
            <text:p>107409.001716218</text:p>
          </table:table-cell>
          <table:table-cell office:value-type="float" office:value="1861849.43402195">
            <text:p>1861849.43402195</text:p>
          </table:table-cell>
          <table:table-cell office:value-type="float" office:value="28633021.6144376">
            <text:p>28633021.6144376</text:p>
          </table:table-cell>
          <table:table-cell office:value-type="float" office:value="8861908.96538832">
            <text:p>8861908.96538832</text:p>
          </table:table-cell>
          <table:table-cell office:value-type="float" office:value="6990867.24919416">
            <text:p>6990867.24919416</text:p>
          </table:table-cell>
          <table:table-cell office:value-type="float" office:value="16334214.6701168">
            <text:p>16334214.6701168</text:p>
          </table:table-cell>
          <table:table-cell office:value-type="float" office:value="13558140.8184032">
            <text:p>13558140.8184032</text:p>
          </table:table-cell>
          <table:table-cell office:value-type="float" office:value="6681381.80586341">
            <text:p>6681381.80586341</text:p>
          </table:table-cell>
          <table:table-cell office:value-type="float" office:value="1777637.22520365">
            <text:p>1777637.22520365</text:p>
          </table:table-cell>
          <table:table-cell office:value-type="float" office:value="13129557.9870876">
            <text:p>13129557.9870876</text:p>
          </table:table-cell>
          <table:table-cell office:value-type="float" office:value="14045459.2728538">
            <text:p>14045459.2728538</text:p>
          </table:table-cell>
          <table:table-cell office:value-type="float" office:value="9642051.2062702">
            <text:p>9642051.2062702</text:p>
          </table:table-cell>
          <table:table-cell office:value-type="float" office:value="2117543.2296501">
            <text:p>2117543.2296501</text:p>
          </table:table-cell>
          <table:table-cell office:value-type="float" office:value="10869200.7901625">
            <text:p>10869200.7901625</text:p>
          </table:table-cell>
          <table:table-cell office:value-type="float" office:value="9335494.51377484">
            <text:p>9335494.51377484</text:p>
          </table:table-cell>
          <table:table-cell office:value-type="float" office:value="2449578.0055188">
            <text:p>2449578.0055188</text:p>
          </table:table-cell>
          <table:table-cell office:value-type="float" office:value="22690112.579176">
            <text:p>22690112.579176</text:p>
          </table:table-cell>
          <table:table-cell office:value-type="float" office:value="32726526.853453">
            <text:p>32726526.853453</text:p>
          </table:table-cell>
          <table:table-cell office:value-type="float" office:value="1791941.19850151">
            <text:p>1791941.19850151</text:p>
          </table:table-cell>
          <table:table-cell office:value-type="float" office:value="3709190.23011603">
            <text:p>3709190.23011603</text:p>
          </table:table-cell>
          <table:table-cell office:value-type="float" office:value="1114696.00186883">
            <text:p>1114696.00186883</text:p>
          </table:table-cell>
          <table:table-cell office:value-type="float" office:value="18270179.2197921">
            <text:p>18270179.2197921</text:p>
          </table:table-cell>
          <table:table-cell office:value-type="float" office:value="421219.703171167">
            <text:p>421219.703171167</text:p>
          </table:table-cell>
          <table:table-cell office:value-type="float" office:value="3462650.57232586">
            <text:p>3462650.57232586</text:p>
          </table:table-cell>
          <table:table-cell office:value-type="float" office:value="618518.816199738">
            <text:p>618518.816199738</text:p>
          </table:table-cell>
          <table:table-cell office:value-type="float" office:value="21688543.8628534">
            <text:p>21688543.8628534</text:p>
          </table:table-cell>
          <table:table-cell office:value-type="float" office:value="1922217.79877632">
            <text:p>1922217.79877632</text:p>
          </table:table-cell>
          <table:table-cell office:value-type="float" office:value="17424547.0337436">
            <text:p>17424547.0337436</text:p>
          </table:table-cell>
          <table:table-cell office:value-type="float" office:value="8541674.33443795">
            <text:p>8541674.33443795</text:p>
          </table:table-cell>
          <table:table-cell office:value-type="float" office:value="31570889.0698918">
            <text:p>31570889.0698918</text:p>
          </table:table-cell>
          <table:table-cell office:value-type="float" office:value="4200059.4281906">
            <text:p>4200059.4281906</text:p>
          </table:table-cell>
          <table:table-cell office:value-type="float" office:value="698902.714087324">
            <text:p>698902.714087324</text:p>
          </table:table-cell>
          <table:table-cell office:value-type="float" office:value="15041025.8233907">
            <text:p>15041025.8233907</text:p>
          </table:table-cell>
          <table:table-cell office:value-type="float" office:value="2443347.93908255">
            <text:p>2443347.93908255</text:p>
          </table:table-cell>
          <table:table-cell office:value-type="float" office:value="13123727.9081033">
            <text:p>13123727.9081033</text:p>
          </table:table-cell>
          <table:table-cell office:value-type="float" office:value="984577.58883952">
            <text:p>984577.58883952</text:p>
          </table:table-cell>
          <table:table-cell office:value-type="float" office:value="10046140.1582202">
            <text:p>10046140.1582202</text:p>
          </table:table-cell>
          <table:table-cell office:value-type="float" office:value="19653803.6792708">
            <text:p>19653803.6792708</text:p>
          </table:table-cell>
          <table:table-cell office:value-type="float" office:value="2738931.9468198">
            <text:p>2738931.9468198</text:p>
          </table:table-cell>
          <table:table-cell office:value-type="float" office:value="11063421.1266121">
            <text:p>11063421.1266121</text:p>
          </table:table-cell>
          <table:table-cell office:value-type="float" office:value="4396415.33322077">
            <text:p>4396415.33322077</text:p>
          </table:table-cell>
          <table:table-cell office:value-type="float" office:value="2982616.59985503">
            <text:p>2982616.59985503</text:p>
          </table:table-cell>
          <table:table-cell office:value-type="float" office:value="1247389.11509451">
            <text:p>1247389.11509451</text:p>
          </table:table-cell>
          <table:table-cell office:value-type="float" office:value="13822999.5834724">
            <text:p>13822999.5834724</text:p>
          </table:table-cell>
          <table:table-cell office:value-type="float" office:value="11193778.3869101">
            <text:p>11193778.3869101</text:p>
          </table:table-cell>
          <table:table-cell office:value-type="float" office:value="2636529.63401574">
            <text:p>2636529.63401574</text:p>
          </table:table-cell>
          <table:table-cell office:value-type="float" office:value="4857247.53363501">
            <text:p>4857247.53363501</text:p>
          </table:table-cell>
          <table:table-cell office:value-type="float" office:value="3357347.22621331">
            <text:p>3357347.22621331</text:p>
          </table:table-cell>
          <table:table-cell office:value-type="float" office:value="29812640.4797051">
            <text:p>29812640.4797051</text:p>
          </table:table-cell>
          <table:table-cell office:value-type="float" office:value="5738079.10402655">
            <text:p>5738079.10402655</text:p>
          </table:table-cell>
          <table:table-cell office:value-type="float" office:value="6404298.33400296">
            <text:p>6404298.33400296</text:p>
          </table:table-cell>
          <table:table-cell office:value-type="float" office:value="23575594.3851504">
            <text:p>23575594.3851504</text:p>
          </table:table-cell>
          <table:table-cell office:value-type="float" office:value="4269113.94096479">
            <text:p>4269113.94096479</text:p>
          </table:table-cell>
          <table:table-cell office:value-type="float" office:value="6579780.82691982">
            <text:p>6579780.82691982</text:p>
          </table:table-cell>
          <table:table-cell office:value-type="float" office:value="28959346.0086234">
            <text:p>28959346.0086234</text:p>
          </table:table-cell>
        </table:table-row>
        <table:table-row table:style-name="ro1">
          <table:table-cell office:value-type="string">
            <text:p>'拯救大明'</text:p>
          </table:table-cell>
          <table:table-cell office:value-type="float" office:value="854">
            <text:p>854</text:p>
          </table:table-cell>
          <table:table-cell table:formula="of:=AVERAGE([.D10:.CY10])" office:value-type="float" office:value="5981989.29310338">
            <text:p>5981989.29310338</text:p>
          </table:table-cell>
          <table:table-cell office:value-type="float" office:value="23223872.8547525">
            <text:p>23223872.8547525</text:p>
          </table:table-cell>
          <table:table-cell office:value-type="float" office:value="2644144.11903132">
            <text:p>2644144.11903132</text:p>
          </table:table-cell>
          <table:table-cell office:value-type="float" office:value="673954.852837525">
            <text:p>673954.852837525</text:p>
          </table:table-cell>
          <table:table-cell office:value-type="float" office:value="2156066.0835581">
            <text:p>2156066.0835581</text:p>
          </table:table-cell>
          <table:table-cell office:value-type="float" office:value="1329740.02614338">
            <text:p>1329740.02614338</text:p>
          </table:table-cell>
          <table:table-cell office:value-type="float" office:value="4434993.79880213">
            <text:p>4434993.79880213</text:p>
          </table:table-cell>
          <table:table-cell office:value-type="float" office:value="875012.884757268">
            <text:p>875012.884757268</text:p>
          </table:table-cell>
          <table:table-cell office:value-type="float" office:value="8526115.75642065">
            <text:p>8526115.75642065</text:p>
          </table:table-cell>
          <table:table-cell office:value-type="float" office:value="4521918.67476083">
            <text:p>4521918.67476083</text:p>
          </table:table-cell>
          <table:table-cell office:value-type="float" office:value="4897092.92890829">
            <text:p>4897092.92890829</text:p>
          </table:table-cell>
          <table:table-cell office:value-type="float" office:value="3310936.37547976">
            <text:p>3310936.37547976</text:p>
          </table:table-cell>
          <table:table-cell office:value-type="float" office:value="502969.682495213">
            <text:p>502969.682495213</text:p>
          </table:table-cell>
          <table:table-cell office:value-type="float" office:value="3198093.73899027">
            <text:p>3198093.73899027</text:p>
          </table:table-cell>
          <table:table-cell office:value-type="float" office:value="5894095.4661864">
            <text:p>5894095.4661864</text:p>
          </table:table-cell>
          <table:table-cell office:value-type="float" office:value="1218183.90837112">
            <text:p>1218183.90837112</text:p>
          </table:table-cell>
          <table:table-cell office:value-type="float" office:value="180864.79184248">
            <text:p>180864.79184248</text:p>
          </table:table-cell>
          <table:table-cell office:value-type="float" office:value="27489793.7430047">
            <text:p>27489793.7430047</text:p>
          </table:table-cell>
          <table:table-cell office:value-type="float" office:value="1936548.58213769">
            <text:p>1936548.58213769</text:p>
          </table:table-cell>
          <table:table-cell office:value-type="float" office:value="1747745.31665276">
            <text:p>1747745.31665276</text:p>
          </table:table-cell>
          <table:table-cell office:value-type="float" office:value="3066456.26798797">
            <text:p>3066456.26798797</text:p>
          </table:table-cell>
          <table:table-cell office:value-type="float" office:value="627925.789921326">
            <text:p>627925.789921326</text:p>
          </table:table-cell>
          <table:table-cell office:value-type="float" office:value="824954.348257148">
            <text:p>824954.348257148</text:p>
          </table:table-cell>
          <table:table-cell office:value-type="float" office:value="157156.325599749">
            <text:p>157156.325599749</text:p>
          </table:table-cell>
          <table:table-cell office:value-type="float" office:value="1457350.07316458">
            <text:p>1457350.07316458</text:p>
          </table:table-cell>
          <table:table-cell office:value-type="float" office:value="48755144.90072">
            <text:p>48755144.90072</text:p>
          </table:table-cell>
          <table:table-cell office:value-type="float" office:value="745153.288711011">
            <text:p>745153.288711011</text:p>
          </table:table-cell>
          <table:table-cell office:value-type="float" office:value="13170994.1402925">
            <text:p>13170994.1402925</text:p>
          </table:table-cell>
          <table:table-cell office:value-type="float" office:value="7998753.56792237">
            <text:p>7998753.56792237</text:p>
          </table:table-cell>
          <table:table-cell office:value-type="float" office:value="45514.8788048953">
            <text:p>45514.8788048953</text:p>
          </table:table-cell>
          <table:table-cell office:value-type="float" office:value="641320.703848058">
            <text:p>641320.703848058</text:p>
          </table:table-cell>
          <table:table-cell office:value-type="float" office:value="1449560.77794006">
            <text:p>1449560.77794006</text:p>
          </table:table-cell>
          <table:table-cell office:value-type="float" office:value="4343027.46451356">
            <text:p>4343027.46451356</text:p>
          </table:table-cell>
          <table:table-cell office:value-type="float" office:value="5747374.26688225">
            <text:p>5747374.26688225</text:p>
          </table:table-cell>
          <table:table-cell office:value-type="float" office:value="1244097.02075511">
            <text:p>1244097.02075511</text:p>
          </table:table-cell>
          <table:table-cell office:value-type="float" office:value="20401746.3472455">
            <text:p>20401746.3472455</text:p>
          </table:table-cell>
          <table:table-cell office:value-type="float" office:value="75710424.3955403">
            <text:p>75710424.3955403</text:p>
          </table:table-cell>
          <table:table-cell office:value-type="float" office:value="4139964.38874393">
            <text:p>4139964.38874393</text:p>
          </table:table-cell>
          <table:table-cell office:value-type="float" office:value="12024449.1606824">
            <text:p>12024449.1606824</text:p>
          </table:table-cell>
          <table:table-cell office:value-type="float" office:value="3607378.9961014">
            <text:p>3607378.9961014</text:p>
          </table:table-cell>
          <table:table-cell office:value-type="float" office:value="1243034.09444928">
            <text:p>1243034.09444928</text:p>
          </table:table-cell>
          <table:table-cell office:value-type="float" office:value="6470802.24946343">
            <text:p>6470802.24946343</text:p>
          </table:table-cell>
          <table:table-cell office:value-type="float" office:value="3246745.28571395">
            <text:p>3246745.28571395</text:p>
          </table:table-cell>
          <table:table-cell office:value-type="float" office:value="599830.519770912">
            <text:p>599830.519770912</text:p>
          </table:table-cell>
          <table:table-cell office:value-type="float" office:value="44922.731384435">
            <text:p>44922.731384435</text:p>
          </table:table-cell>
          <table:table-cell office:value-type="float" office:value="4362585.36677439">
            <text:p>4362585.36677439</text:p>
          </table:table-cell>
          <table:table-cell office:value-type="float" office:value="1977090.40925603">
            <text:p>1977090.40925603</text:p>
          </table:table-cell>
          <table:table-cell office:value-type="float" office:value="1697942.39690211">
            <text:p>1697942.39690211</text:p>
          </table:table-cell>
          <table:table-cell office:value-type="float" office:value="16538708.3607125">
            <text:p>16538708.3607125</text:p>
          </table:table-cell>
          <table:table-cell office:value-type="float" office:value="1486507.5624238">
            <text:p>1486507.5624238</text:p>
          </table:table-cell>
          <table:table-cell office:value-type="float" office:value="18739842.2600379">
            <text:p>18739842.2600379</text:p>
          </table:table-cell>
          <table:table-cell office:value-type="float" office:value="927419.690862058">
            <text:p>927419.690862058</text:p>
          </table:table-cell>
          <table:table-cell office:value-type="float" office:value="2687465.2415785">
            <text:p>2687465.2415785</text:p>
          </table:table-cell>
          <table:table-cell office:value-type="float" office:value="17944852.7555912">
            <text:p>17944852.7555912</text:p>
          </table:table-cell>
          <table:table-cell office:value-type="float" office:value="6193677.31542713">
            <text:p>6193677.31542713</text:p>
          </table:table-cell>
          <table:table-cell office:value-type="float" office:value="6326782.13451323">
            <text:p>6326782.13451323</text:p>
          </table:table-cell>
          <table:table-cell office:value-type="float" office:value="1356119.28087458">
            <text:p>1356119.28087458</text:p>
          </table:table-cell>
          <table:table-cell office:value-type="float" office:value="2002864.13142301">
            <text:p>2002864.13142301</text:p>
          </table:table-cell>
          <table:table-cell office:value-type="float" office:value="3522908.0871597">
            <text:p>3522908.0871597</text:p>
          </table:table-cell>
          <table:table-cell office:value-type="float" office:value="9616452.87270945">
            <text:p>9616452.87270945</text:p>
          </table:table-cell>
          <table:table-cell office:value-type="float" office:value="18151520.4323359">
            <text:p>18151520.4323359</text:p>
          </table:table-cell>
          <table:table-cell office:value-type="float" office:value="7269726.45884181">
            <text:p>7269726.45884181</text:p>
          </table:table-cell>
          <table:table-cell office:value-type="float" office:value="3452664.00964982">
            <text:p>3452664.00964982</text:p>
          </table:table-cell>
          <table:table-cell office:value-type="float" office:value="1058400.4790208">
            <text:p>1058400.4790208</text:p>
          </table:table-cell>
          <table:table-cell office:value-type="float" office:value="580680.566147761">
            <text:p>580680.566147761</text:p>
          </table:table-cell>
          <table:table-cell office:value-type="float" office:value="3975173.13025155">
            <text:p>3975173.13025155</text:p>
          </table:table-cell>
          <table:table-cell office:value-type="float" office:value="1242904.95096872">
            <text:p>1242904.95096872</text:p>
          </table:table-cell>
          <table:table-cell office:value-type="float" office:value="18967478.5053963">
            <text:p>18967478.5053963</text:p>
          </table:table-cell>
          <table:table-cell office:value-type="float" office:value="1282348.03115454">
            <text:p>1282348.03115454</text:p>
          </table:table-cell>
          <table:table-cell office:value-type="float" office:value="2669008.63954345">
            <text:p>2669008.63954345</text:p>
          </table:table-cell>
          <table:table-cell office:value-type="float" office:value="8475323.743945">
            <text:p>8475323.743945</text:p>
          </table:table-cell>
          <table:table-cell office:value-type="float" office:value="1501543.67630028">
            <text:p>1501543.67630028</text:p>
          </table:table-cell>
          <table:table-cell office:value-type="float" office:value="4465086.16309285">
            <text:p>4465086.16309285</text:p>
          </table:table-cell>
          <table:table-cell office:value-type="float" office:value="42975.563501067">
            <text:p>42975.563501067</text:p>
          </table:table-cell>
          <table:table-cell office:value-type="float" office:value="991757.184250447">
            <text:p>991757.184250447</text:p>
          </table:table-cell>
          <table:table-cell office:value-type="float" office:value="874219.060382145">
            <text:p>874219.060382145</text:p>
          </table:table-cell>
          <table:table-cell office:value-type="float" office:value="4079993.29280842">
            <text:p>4079993.29280842</text:p>
          </table:table-cell>
          <table:table-cell office:value-type="float" office:value="8777542.44567375">
            <text:p>8777542.44567375</text:p>
          </table:table-cell>
          <table:table-cell office:value-type="float" office:value="9690375.55420258">
            <text:p>9690375.55420258</text:p>
          </table:table-cell>
          <table:table-cell office:value-type="float" office:value="1535216.50822693">
            <text:p>1535216.50822693</text:p>
          </table:table-cell>
          <table:table-cell office:value-type="float" office:value="5377157.71564941">
            <text:p>5377157.71564941</text:p>
          </table:table-cell>
          <table:table-cell office:value-type="float" office:value="1363900.01201765">
            <text:p>1363900.01201765</text:p>
          </table:table-cell>
          <table:table-cell office:value-type="float" office:value="2822802.07271636">
            <text:p>2822802.07271636</text:p>
          </table:table-cell>
          <table:table-cell office:value-type="float" office:value="13242074.7820466">
            <text:p>13242074.7820466</text:p>
          </table:table-cell>
          <table:table-cell office:value-type="float" office:value="8789486.44210123">
            <text:p>8789486.44210123</text:p>
          </table:table-cell>
          <table:table-cell office:value-type="float" office:value="308193.048487555">
            <text:p>308193.048487555</text:p>
          </table:table-cell>
          <table:table-cell office:value-type="float" office:value="7223449.47130801">
            <text:p>7223449.47130801</text:p>
          </table:table-cell>
          <table:table-cell office:value-type="float" office:value="1474736.95408862">
            <text:p>1474736.95408862</text:p>
          </table:table-cell>
          <table:table-cell office:value-type="float" office:value="1182526.13904926">
            <text:p>1182526.13904926</text:p>
          </table:table-cell>
          <table:table-cell office:value-type="float" office:value="7806382.42389148">
            <text:p>7806382.42389148</text:p>
          </table:table-cell>
          <table:table-cell office:value-type="float" office:value="3371942.97763885">
            <text:p>3371942.97763885</text:p>
          </table:table-cell>
          <table:table-cell office:value-type="float" office:value="735027.116029314">
            <text:p>735027.116029314</text:p>
          </table:table-cell>
          <table:table-cell office:value-type="float" office:value="1312274.26070558">
            <text:p>1312274.26070558</text:p>
          </table:table-cell>
          <table:table-cell office:value-type="float" office:value="918642.60928269">
            <text:p>918642.60928269</text:p>
          </table:table-cell>
          <table:table-cell office:value-type="float" office:value="4823518.13533648">
            <text:p>4823518.13533648</text:p>
          </table:table-cell>
          <table:table-cell office:value-type="float" office:value="6907437.50810209">
            <text:p>6907437.50810209</text:p>
          </table:table-cell>
          <table:table-cell office:value-type="float" office:value="1343931.66530392">
            <text:p>1343931.66530392</text:p>
          </table:table-cell>
          <table:table-cell office:value-type="float" office:value="9337557.31878693">
            <text:p>9337557.31878693</text:p>
          </table:table-cell>
          <table:table-cell office:value-type="float" office:value="1378225.18541095">
            <text:p>1378225.18541095</text:p>
          </table:table-cell>
          <table:table-cell office:value-type="float" office:value="5810217.29210892">
            <text:p>5810217.29210892</text:p>
          </table:table-cell>
          <table:table-cell office:value-type="float" office:value="1678064.34878748">
            <text:p>1678064.34878748</text:p>
          </table:table-cell>
        </table:table-row>
        <table:table-row table:style-name="ro1">
          <table:table-cell office:value-type="string">
            <text:p>'极地大冒险'</text:p>
          </table:table-cell>
          <table:table-cell office:value-type="float" office:value="806">
            <text:p>806</text:p>
          </table:table-cell>
          <table:table-cell table:formula="of:=AVERAGE([.D11:.CY11])" office:value-type="float" office:value="3031264.80374699">
            <text:p>3031264.80374699</text:p>
          </table:table-cell>
          <table:table-cell office:value-type="float" office:value="3199033.2089791">
            <text:p>3199033.2089791</text:p>
          </table:table-cell>
          <table:table-cell office:value-type="float" office:value="1277306.56062281">
            <text:p>1277306.56062281</text:p>
          </table:table-cell>
          <table:table-cell office:value-type="float" office:value="917094.011056643">
            <text:p>917094.011056643</text:p>
          </table:table-cell>
          <table:table-cell office:value-type="float" office:value="3082635.06449004">
            <text:p>3082635.06449004</text:p>
          </table:table-cell>
          <table:table-cell office:value-type="float" office:value="490502.516942039">
            <text:p>490502.516942039</text:p>
          </table:table-cell>
          <table:table-cell office:value-type="float" office:value="2473574.39016484">
            <text:p>2473574.39016484</text:p>
          </table:table-cell>
          <table:table-cell office:value-type="float" office:value="540445.978878226">
            <text:p>540445.978878226</text:p>
          </table:table-cell>
          <table:table-cell office:value-type="float" office:value="231181.838630635">
            <text:p>231181.838630635</text:p>
          </table:table-cell>
          <table:table-cell office:value-type="float" office:value="722362.941797738">
            <text:p>722362.941797738</text:p>
          </table:table-cell>
          <table:table-cell office:value-type="float" office:value="7175497.92922326">
            <text:p>7175497.92922326</text:p>
          </table:table-cell>
          <table:table-cell office:value-type="float" office:value="18712414.1131654">
            <text:p>18712414.1131654</text:p>
          </table:table-cell>
          <table:table-cell office:value-type="float" office:value="635059.19275099">
            <text:p>635059.19275099</text:p>
          </table:table-cell>
          <table:table-cell office:value-type="float" office:value="209515.541328435">
            <text:p>209515.541328435</text:p>
          </table:table-cell>
          <table:table-cell office:value-type="float" office:value="5564905.89969348">
            <text:p>5564905.89969348</text:p>
          </table:table-cell>
          <table:table-cell office:value-type="float" office:value="1854515.68927666">
            <text:p>1854515.68927666</text:p>
          </table:table-cell>
          <table:table-cell office:value-type="float" office:value="1250723.24507571">
            <text:p>1250723.24507571</text:p>
          </table:table-cell>
          <table:table-cell office:value-type="float" office:value="424872.491383964">
            <text:p>424872.491383964</text:p>
          </table:table-cell>
          <table:table-cell office:value-type="float" office:value="8185307.31257044">
            <text:p>8185307.31257044</text:p>
          </table:table-cell>
          <table:table-cell office:value-type="float" office:value="1746012.65020975">
            <text:p>1746012.65020975</text:p>
          </table:table-cell>
          <table:table-cell office:value-type="float" office:value="993568.832853258">
            <text:p>993568.832853258</text:p>
          </table:table-cell>
          <table:table-cell office:value-type="float" office:value="1336759.82180596">
            <text:p>1336759.82180596</text:p>
          </table:table-cell>
          <table:table-cell office:value-type="float" office:value="1084387.06536051">
            <text:p>1084387.06536051</text:p>
          </table:table-cell>
          <table:table-cell office:value-type="float" office:value="212819.256602908">
            <text:p>212819.256602908</text:p>
          </table:table-cell>
          <table:table-cell office:value-type="float" office:value="765430.152087097">
            <text:p>765430.152087097</text:p>
          </table:table-cell>
          <table:table-cell office:value-type="float" office:value="785977.187733396">
            <text:p>785977.187733396</text:p>
          </table:table-cell>
          <table:table-cell office:value-type="float" office:value="4525108.65135975">
            <text:p>4525108.65135975</text:p>
          </table:table-cell>
          <table:table-cell office:value-type="float" office:value="923822.993044007">
            <text:p>923822.993044007</text:p>
          </table:table-cell>
          <table:table-cell office:value-type="float" office:value="3731602.52740013">
            <text:p>3731602.52740013</text:p>
          </table:table-cell>
          <table:table-cell office:value-type="float" office:value="572340.258787782">
            <text:p>572340.258787782</text:p>
          </table:table-cell>
          <table:table-cell office:value-type="float" office:value="1416573.12271468">
            <text:p>1416573.12271468</text:p>
          </table:table-cell>
          <table:table-cell office:value-type="float" office:value="488224.719924557">
            <text:p>488224.719924557</text:p>
          </table:table-cell>
          <table:table-cell office:value-type="float" office:value="621267.922990731">
            <text:p>621267.922990731</text:p>
          </table:table-cell>
          <table:table-cell office:value-type="float" office:value="3435989.76174192">
            <text:p>3435989.76174192</text:p>
          </table:table-cell>
          <table:table-cell office:value-type="float" office:value="302879.738005073">
            <text:p>302879.738005073</text:p>
          </table:table-cell>
          <table:table-cell office:value-type="float" office:value="1614679.7699042">
            <text:p>1614679.7699042</text:p>
          </table:table-cell>
          <table:table-cell office:value-type="float" office:value="1399828.94410169">
            <text:p>1399828.94410169</text:p>
          </table:table-cell>
          <table:table-cell office:value-type="float" office:value="3357364.72078323">
            <text:p>3357364.72078323</text:p>
          </table:table-cell>
          <table:table-cell office:value-type="float" office:value="1946969.23110562">
            <text:p>1946969.23110562</text:p>
          </table:table-cell>
          <table:table-cell office:value-type="float" office:value="613852.704151467">
            <text:p>613852.704151467</text:p>
          </table:table-cell>
          <table:table-cell office:value-type="float" office:value="6310097.58519828">
            <text:p>6310097.58519828</text:p>
          </table:table-cell>
          <table:table-cell office:value-type="float" office:value="4830806.16189828">
            <text:p>4830806.16189828</text:p>
          </table:table-cell>
          <table:table-cell office:value-type="float" office:value="1318378.12102803">
            <text:p>1318378.12102803</text:p>
          </table:table-cell>
          <table:table-cell office:value-type="float" office:value="1031251.06162985">
            <text:p>1031251.06162985</text:p>
          </table:table-cell>
          <table:table-cell office:value-type="float" office:value="1847386.22272734">
            <text:p>1847386.22272734</text:p>
          </table:table-cell>
          <table:table-cell office:value-type="float" office:value="902870.648082073">
            <text:p>902870.648082073</text:p>
          </table:table-cell>
          <table:table-cell office:value-type="float" office:value="12766724.9759329">
            <text:p>12766724.9759329</text:p>
          </table:table-cell>
          <table:table-cell office:value-type="float" office:value="576801.268501417">
            <text:p>576801.268501417</text:p>
          </table:table-cell>
          <table:table-cell office:value-type="float" office:value="24862494.2091519">
            <text:p>24862494.2091519</text:p>
          </table:table-cell>
          <table:table-cell office:value-type="float" office:value="620252.559342286">
            <text:p>620252.559342286</text:p>
          </table:table-cell>
          <table:table-cell office:value-type="float" office:value="2881158.86215828">
            <text:p>2881158.86215828</text:p>
          </table:table-cell>
          <table:table-cell office:value-type="float" office:value="1508368.36147">
            <text:p>1508368.36147</text:p>
          </table:table-cell>
          <table:table-cell office:value-type="float" office:value="476998.661620814">
            <text:p>476998.661620814</text:p>
          </table:table-cell>
          <table:table-cell office:value-type="float" office:value="4733859.03626018">
            <text:p>4733859.03626018</text:p>
          </table:table-cell>
          <table:table-cell office:value-type="float" office:value="674292.331290661">
            <text:p>674292.331290661</text:p>
          </table:table-cell>
          <table:table-cell office:value-type="float" office:value="1089245.27160265">
            <text:p>1089245.27160265</text:p>
          </table:table-cell>
          <table:table-cell office:value-type="float" office:value="926431.5590899">
            <text:p>926431.5590899</text:p>
          </table:table-cell>
          <table:table-cell office:value-type="float" office:value="906943.755798984">
            <text:p>906943.755798984</text:p>
          </table:table-cell>
          <table:table-cell office:value-type="float" office:value="164161.873889479">
            <text:p>164161.873889479</text:p>
          </table:table-cell>
          <table:table-cell office:value-type="float" office:value="543136.485797033">
            <text:p>543136.485797033</text:p>
          </table:table-cell>
          <table:table-cell office:value-type="float" office:value="621413.434938137">
            <text:p>621413.434938137</text:p>
          </table:table-cell>
          <table:table-cell office:value-type="float" office:value="6797275.99709582">
            <text:p>6797275.99709582</text:p>
          </table:table-cell>
          <table:table-cell office:value-type="float" office:value="525472.423467062">
            <text:p>525472.423467062</text:p>
          </table:table-cell>
          <table:table-cell office:value-type="float" office:value="2614097.29546374">
            <text:p>2614097.29546374</text:p>
          </table:table-cell>
          <table:table-cell office:value-type="float" office:value="9104213.75531061">
            <text:p>9104213.75531061</text:p>
          </table:table-cell>
          <table:table-cell office:value-type="float" office:value="4492114.83062095">
            <text:p>4492114.83062095</text:p>
          </table:table-cell>
          <table:table-cell office:value-type="float" office:value="492217.303408543">
            <text:p>492217.303408543</text:p>
          </table:table-cell>
          <table:table-cell office:value-type="float" office:value="1938830.41205055">
            <text:p>1938830.41205055</text:p>
          </table:table-cell>
          <table:table-cell office:value-type="float" office:value="3795335.56288834">
            <text:p>3795335.56288834</text:p>
          </table:table-cell>
          <table:table-cell office:value-type="float" office:value="5344512.88903368">
            <text:p>5344512.88903368</text:p>
          </table:table-cell>
          <table:table-cell office:value-type="float" office:value="1440552.09242388">
            <text:p>1440552.09242388</text:p>
          </table:table-cell>
          <table:table-cell office:value-type="float" office:value="1967558.91017559">
            <text:p>1967558.91017559</text:p>
          </table:table-cell>
          <table:table-cell office:value-type="float" office:value="994595.633611697">
            <text:p>994595.633611697</text:p>
          </table:table-cell>
          <table:table-cell office:value-type="float" office:value="807208.14325347">
            <text:p>807208.14325347</text:p>
          </table:table-cell>
          <table:table-cell office:value-type="float" office:value="6659725.07922968">
            <text:p>6659725.07922968</text:p>
          </table:table-cell>
          <table:table-cell office:value-type="float" office:value="643782.289923681">
            <text:p>643782.289923681</text:p>
          </table:table-cell>
          <table:table-cell office:value-type="float" office:value="3180033.56368317">
            <text:p>3180033.56368317</text:p>
          </table:table-cell>
          <table:table-cell office:value-type="float" office:value="1706342.61893362">
            <text:p>1706342.61893362</text:p>
          </table:table-cell>
          <table:table-cell office:value-type="float" office:value="4411400.82653756">
            <text:p>4411400.82653756</text:p>
          </table:table-cell>
          <table:table-cell office:value-type="float" office:value="474708.745370818">
            <text:p>474708.745370818</text:p>
          </table:table-cell>
          <table:table-cell office:value-type="float" office:value="1455572.59934593">
            <text:p>1455572.59934593</text:p>
          </table:table-cell>
          <table:table-cell office:value-type="float" office:value="989895.158313937">
            <text:p>989895.158313937</text:p>
          </table:table-cell>
          <table:table-cell office:value-type="float" office:value="4438184.64235912">
            <text:p>4438184.64235912</text:p>
          </table:table-cell>
          <table:table-cell office:value-type="float" office:value="11005020.5430127">
            <text:p>11005020.5430127</text:p>
          </table:table-cell>
          <table:table-cell office:value-type="float" office:value="4193147.04516116">
            <text:p>4193147.04516116</text:p>
          </table:table-cell>
          <table:table-cell office:value-type="float" office:value="533745.821682082">
            <text:p>533745.821682082</text:p>
          </table:table-cell>
          <table:table-cell office:value-type="float" office:value="849095.576334426">
            <text:p>849095.576334426</text:p>
          </table:table-cell>
          <table:table-cell office:value-type="float" office:value="1546413.21158384">
            <text:p>1546413.21158384</text:p>
          </table:table-cell>
          <table:table-cell office:value-type="float" office:value="849131.330566622">
            <text:p>849131.330566622</text:p>
          </table:table-cell>
          <table:table-cell office:value-type="float" office:value="4069653.94797192">
            <text:p>4069653.94797192</text:p>
          </table:table-cell>
          <table:table-cell office:value-type="float" office:value="532436.932463327">
            <text:p>532436.932463327</text:p>
          </table:table-cell>
          <table:table-cell office:value-type="float" office:value="45232511.717281">
            <text:p>45232511.717281</text:p>
          </table:table-cell>
          <table:table-cell office:value-type="float" office:value="1849704.61182142">
            <text:p>1849704.61182142</text:p>
          </table:table-cell>
          <table:table-cell office:value-type="float" office:value="332608.77184071">
            <text:p>332608.77184071</text:p>
          </table:table-cell>
          <table:table-cell office:value-type="float" office:value="520400.682695027">
            <text:p>520400.682695027</text:p>
          </table:table-cell>
          <table:table-cell office:value-type="float" office:value="845095.12135866">
            <text:p>845095.12135866</text:p>
          </table:table-cell>
          <table:table-cell office:value-type="float" office:value="1444456.3233157">
            <text:p>1444456.3233157</text:p>
          </table:table-cell>
          <table:table-cell office:value-type="float" office:value="1666072.43334884">
            <text:p>1666072.43334884</text:p>
          </table:table-cell>
          <table:table-cell office:value-type="float" office:value="1644580.708122">
            <text:p>1644580.708122</text:p>
          </table:table-cell>
          <table:table-cell office:value-type="float" office:value="1580509.00995869">
            <text:p>1580509.00995869</text:p>
          </table:table-cell>
          <table:table-cell office:value-type="float" office:value="1742785.40757329">
            <text:p>1742785.40757329</text:p>
          </table:table-cell>
        </table:table-row>
        <table:table-row table:style-name="ro1">
          <table:table-cell office:value-type="string">
            <text:p>'我是狼'</text:p>
          </table:table-cell>
          <table:table-cell office:value-type="float" office:value="196">
            <text:p>196</text:p>
          </table:table-cell>
          <table:table-cell office:value-type="float" office:value="2342343">
            <text:p>2342343</text:p>
          </table:table-cell>
          <table:table-cell office:value-type="float" office:value="112345678">
            <text:p>112345678</text:p>
          </table:table-cell>
          <table:table-cell office:value-type="float" office:value="22357766.600021">
            <text:p>22357766.600021</text:p>
          </table:table-cell>
          <table:table-cell office:value-type="float" office:value="14604527.0380324">
            <text:p>14604527.0380324</text:p>
          </table:table-cell>
          <table:table-cell office:value-type="float" office:value="25285222.0016727">
            <text:p>25285222.0016727</text:p>
          </table:table-cell>
          <table:table-cell office:value-type="float" office:value="75448641.7273863">
            <text:p>75448641.7273863</text:p>
          </table:table-cell>
          <table:table-cell office:value-type="float" office:value="29164132.4164845">
            <text:p>29164132.4164845</text:p>
          </table:table-cell>
          <table:table-cell office:value-type="float" office:value="18369835.9142059">
            <text:p>18369835.9142059</text:p>
          </table:table-cell>
          <table:table-cell office:value-type="float" office:value="36993251.9316423">
            <text:p>36993251.9316423</text:p>
          </table:table-cell>
          <table:table-cell office:value-type="float" office:value="2992389.85428528">
            <text:p>2992389.85428528</text:p>
          </table:table-cell>
          <table:table-cell office:value-type="float" office:value="35098570.8976357">
            <text:p>35098570.8976357</text:p>
          </table:table-cell>
          <table:table-cell office:value-type="float" office:value="112345678">
            <text:p>112345678</text:p>
          </table:table-cell>
          <table:table-cell office:value-type="float" office:value="20026389.4158514">
            <text:p>20026389.4158514</text:p>
          </table:table-cell>
          <table:table-cell office:value-type="float" office:value="26534337.7195537">
            <text:p>26534337.7195537</text:p>
          </table:table-cell>
          <table:table-cell office:value-type="float" office:value="21300478.9728962">
            <text:p>21300478.9728962</text:p>
          </table:table-cell>
          <table:table-cell office:value-type="float" office:value="32090983.5320821">
            <text:p>32090983.5320821</text:p>
          </table:table-cell>
          <table:table-cell office:value-type="float" office:value="16647127.1281825">
            <text:p>16647127.1281825</text:p>
          </table:table-cell>
          <table:table-cell office:value-type="float" office:value="7869829.54438879">
            <text:p>7869829.54438879</text:p>
          </table:table-cell>
          <table:table-cell office:value-type="float" office:value="14715359.612863">
            <text:p>14715359.612863</text:p>
          </table:table-cell>
          <table:table-cell office:value-type="float" office:value="7508191.46950919">
            <text:p>7508191.46950919</text:p>
          </table:table-cell>
          <table:table-cell office:value-type="float" office:value="7794969.78084679">
            <text:p>7794969.78084679</text:p>
          </table:table-cell>
          <table:table-cell office:value-type="float" office:value="17180316.4198623">
            <text:p>17180316.4198623</text:p>
          </table:table-cell>
          <table:table-cell office:value-type="float" office:value="112345678">
            <text:p>112345678</text:p>
          </table:table-cell>
          <table:table-cell office:value-type="float" office:value="11331790.016299">
            <text:p>11331790.016299</text:p>
          </table:table-cell>
          <table:table-cell office:value-type="float" office:value="112345678">
            <text:p>112345678</text:p>
          </table:table-cell>
          <table:table-cell table:number-columns-repeated="2" office:value-type="float" office:value="34363253.3053871">
            <text:p>34363253.3053871</text:p>
          </table:table-cell>
          <table:table-cell office:value-type="float" office:value="47532591.2341189">
            <text:p>47532591.2341189</text:p>
          </table:table-cell>
          <table:table-cell office:value-type="float" office:value="23151932.6297277">
            <text:p>23151932.6297277</text:p>
          </table:table-cell>
          <table:table-cell office:value-type="float" office:value="19652162.9073756">
            <text:p>19652162.9073756</text:p>
          </table:table-cell>
          <table:table-cell office:value-type="float" office:value="97766790.8834063">
            <text:p>97766790.8834063</text:p>
          </table:table-cell>
          <table:table-cell office:value-type="float" office:value="12426545.0141799">
            <text:p>12426545.0141799</text:p>
          </table:table-cell>
          <table:table-cell office:value-type="float" office:value="18426311.1636973">
            <text:p>18426311.1636973</text:p>
          </table:table-cell>
          <table:table-cell office:value-type="float" office:value="21077477.2453271">
            <text:p>21077477.2453271</text:p>
          </table:table-cell>
          <table:table-cell office:value-type="float" office:value="29178330.5414312">
            <text:p>29178330.5414312</text:p>
          </table:table-cell>
          <table:table-cell office:value-type="float" office:value="9560062.75159174">
            <text:p>9560062.75159174</text:p>
          </table:table-cell>
          <table:table-cell office:value-type="float" office:value="29227548.2165292">
            <text:p>29227548.2165292</text:p>
          </table:table-cell>
          <table:table-cell office:value-type="float" office:value="23891588.3615265">
            <text:p>23891588.3615265</text:p>
          </table:table-cell>
          <table:table-cell office:value-type="float" office:value="32617090.5870788">
            <text:p>32617090.5870788</text:p>
          </table:table-cell>
          <table:table-cell office:value-type="float" office:value="97948187.904894">
            <text:p>97948187.904894</text:p>
          </table:table-cell>
          <table:table-cell office:value-type="float" office:value="10730241.7279095">
            <text:p>10730241.7279095</text:p>
          </table:table-cell>
          <table:table-cell office:value-type="float" office:value="46306254.9419714">
            <text:p>46306254.9419714</text:p>
          </table:table-cell>
          <table:table-cell office:value-type="float" office:value="42745686.9755381">
            <text:p>42745686.9755381</text:p>
          </table:table-cell>
          <table:table-cell office:value-type="float" office:value="23295399.7384599">
            <text:p>23295399.7384599</text:p>
          </table:table-cell>
          <table:table-cell office:value-type="float" office:value="15913999.1396403">
            <text:p>15913999.1396403</text:p>
          </table:table-cell>
          <table:table-cell office:value-type="float" office:value="112345678">
            <text:p>112345678</text:p>
          </table:table-cell>
          <table:table-cell office:value-type="float" office:value="84765502.8281744">
            <text:p>84765502.8281744</text:p>
          </table:table-cell>
          <table:table-cell office:value-type="float" office:value="31592205.6235607">
            <text:p>31592205.6235607</text:p>
          </table:table-cell>
          <table:table-cell office:value-type="float" office:value="5229091.29321142">
            <text:p>5229091.29321142</text:p>
          </table:table-cell>
          <table:table-cell office:value-type="float" office:value="22575069.6852229">
            <text:p>22575069.6852229</text:p>
          </table:table-cell>
          <table:table-cell office:value-type="float" office:value="21486059.0950836">
            <text:p>21486059.0950836</text:p>
          </table:table-cell>
          <table:table-cell office:value-type="float" office:value="20929303.121595">
            <text:p>20929303.121595</text:p>
          </table:table-cell>
          <table:table-cell office:value-type="float" office:value="14721635.157245">
            <text:p>14721635.157245</text:p>
          </table:table-cell>
          <table:table-cell office:value-type="float" office:value="7367190.89974589">
            <text:p>7367190.89974589</text:p>
          </table:table-cell>
          <table:table-cell office:value-type="float" office:value="14668749.5310713">
            <text:p>14668749.5310713</text:p>
          </table:table-cell>
          <table:table-cell office:value-type="float" office:value="26167473.8977526">
            <text:p>26167473.8977526</text:p>
          </table:table-cell>
          <table:table-cell office:value-type="float" office:value="21353075.8030243">
            <text:p>21353075.8030243</text:p>
          </table:table-cell>
          <table:table-cell office:value-type="float" office:value="33931466.3374084">
            <text:p>33931466.3374084</text:p>
          </table:table-cell>
          <table:table-cell office:value-type="float" office:value="36033791.4815716">
            <text:p>36033791.4815716</text:p>
          </table:table-cell>
          <table:table-cell office:value-type="float" office:value="44411073.4576796">
            <text:p>44411073.4576796</text:p>
          </table:table-cell>
          <table:table-cell table:number-columns-repeated="2" office:value-type="float" office:value="12744613.8689157">
            <text:p>12744613.8689157</text:p>
          </table:table-cell>
          <table:table-cell office:value-type="float" office:value="64607607.7170629">
            <text:p>64607607.7170629</text:p>
          </table:table-cell>
          <table:table-cell office:value-type="float" office:value="71515741.0465552">
            <text:p>71515741.0465552</text:p>
          </table:table-cell>
          <table:table-cell office:value-type="float" office:value="40211506.6795802">
            <text:p>40211506.6795802</text:p>
          </table:table-cell>
          <table:table-cell office:value-type="float" office:value="3980433.33827547">
            <text:p>3980433.33827547</text:p>
          </table:table-cell>
          <table:table-cell office:value-type="float" office:value="86838834.376692">
            <text:p>86838834.376692</text:p>
          </table:table-cell>
          <table:table-cell office:value-type="float" office:value="46447405.8152164">
            <text:p>46447405.8152164</text:p>
          </table:table-cell>
          <table:table-cell office:value-type="float" office:value="44574477.8695347">
            <text:p>44574477.8695347</text:p>
          </table:table-cell>
          <table:table-cell office:value-type="float" office:value="27080200.5239302">
            <text:p>27080200.5239302</text:p>
          </table:table-cell>
          <table:table-cell office:value-type="float" office:value="112345678">
            <text:p>112345678</text:p>
          </table:table-cell>
          <table:table-cell office:value-type="float" office:value="65622157.2815877">
            <text:p>65622157.2815877</text:p>
          </table:table-cell>
          <table:table-cell office:value-type="float" office:value="35932390.5645369">
            <text:p>35932390.5645369</text:p>
          </table:table-cell>
          <table:table-cell office:value-type="float" office:value="13011422.9185364">
            <text:p>13011422.9185364</text:p>
          </table:table-cell>
          <table:table-cell office:value-type="float" office:value="5753380.68655931">
            <text:p>5753380.68655931</text:p>
          </table:table-cell>
          <table:table-cell office:value-type="float" office:value="83264268.4491105">
            <text:p>83264268.4491105</text:p>
          </table:table-cell>
          <table:table-cell office:value-type="float" office:value="14766192.1570273">
            <text:p>14766192.1570273</text:p>
          </table:table-cell>
          <table:table-cell office:value-type="float" office:value="40203206.5516973">
            <text:p>40203206.5516973</text:p>
          </table:table-cell>
          <table:table-cell office:value-type="float" office:value="20595478.2357645">
            <text:p>20595478.2357645</text:p>
          </table:table-cell>
          <table:table-cell office:value-type="float" office:value="28030705.9995964">
            <text:p>28030705.9995964</text:p>
          </table:table-cell>
          <table:table-cell office:value-type="float" office:value="16356579.5461438">
            <text:p>16356579.5461438</text:p>
          </table:table-cell>
          <table:table-cell office:value-type="float" office:value="26389857.8888477">
            <text:p>26389857.8888477</text:p>
          </table:table-cell>
          <table:table-cell office:value-type="float" office:value="45666412.6708041">
            <text:p>45666412.6708041</text:p>
          </table:table-cell>
          <table:table-cell office:value-type="float" office:value="25372425.3613101">
            <text:p>25372425.3613101</text:p>
          </table:table-cell>
          <table:table-cell table:number-columns-repeated="2" office:value-type="float" office:value="10289907.3365912">
            <text:p>10289907.3365912</text:p>
          </table:table-cell>
          <table:table-cell office:value-type="float" office:value="33727152.714477">
            <text:p>33727152.714477</text:p>
          </table:table-cell>
          <table:table-cell office:value-type="float" office:value="2948501.37013073">
            <text:p>2948501.37013073</text:p>
          </table:table-cell>
          <table:table-cell office:value-type="float" office:value="27518556.4173771">
            <text:p>27518556.4173771</text:p>
          </table:table-cell>
          <table:table-cell office:value-type="float" office:value="26155234.6486602">
            <text:p>26155234.6486602</text:p>
          </table:table-cell>
          <table:table-cell office:value-type="float" office:value="9266262.37889699">
            <text:p>9266262.37889699</text:p>
          </table:table-cell>
          <table:table-cell office:value-type="float" office:value="23457527.0993993">
            <text:p>23457527.0993993</text:p>
          </table:table-cell>
          <table:table-cell office:value-type="float" office:value="27482656.4574315">
            <text:p>27482656.4574315</text:p>
          </table:table-cell>
          <table:table-cell office:value-type="float" office:value="27268267.7610851">
            <text:p>27268267.7610851</text:p>
          </table:table-cell>
          <table:table-cell office:value-type="float" office:value="13194815.2941871">
            <text:p>13194815.2941871</text:p>
          </table:table-cell>
          <table:table-cell office:value-type="float" office:value="45497802.5970294">
            <text:p>45497802.5970294</text:p>
          </table:table-cell>
          <table:table-cell office:value-type="float" office:value="16390451.0159354">
            <text:p>16390451.0159354</text:p>
          </table:table-cell>
          <table:table-cell office:value-type="float" office:value="91617192.1276999">
            <text:p>91617192.1276999</text:p>
          </table:table-cell>
          <table:table-cell office:value-type="float" office:value="112345678">
            <text:p>112345678</text:p>
          </table:table-cell>
          <table:table-cell office:value-type="float" office:value="46256657.9823991">
            <text:p>46256657.9823991</text:p>
          </table:table-cell>
          <table:table-cell office:value-type="float" office:value="89784736.0125823">
            <text:p>89784736.0125823</text:p>
          </table:table-cell>
        </table:table-row>
        <table:table-row table:style-name="ro1">
          <table:table-cell office:value-type="string">
            <text:p>'巴啦啦小魔仙之魔�'</text:p>
          </table:table-cell>
          <table:table-cell office:value-type="float" office:value="52">
            <text:p>52</text:p>
          </table:table-cell>
          <table:table-cell table:formula="of:=AVERAGE([.D13:.CY13])" office:value-type="float" office:value="2234658.83900956">
            <text:p>2234658.83900956</text:p>
          </table:table-cell>
          <table:table-cell office:value-type="float" office:value="881986.154502668">
            <text:p>881986.154502668</text:p>
          </table:table-cell>
          <table:table-cell office:value-type="float" office:value="1209897.54197617">
            <text:p>1209897.54197617</text:p>
          </table:table-cell>
          <table:table-cell office:value-type="float" office:value="815205.309843885">
            <text:p>815205.309843885</text:p>
          </table:table-cell>
          <table:table-cell office:value-type="float" office:value="206159.256646709">
            <text:p>206159.256646709</text:p>
          </table:table-cell>
          <table:table-cell office:value-type="float" office:value="519907.253938629">
            <text:p>519907.253938629</text:p>
          </table:table-cell>
          <table:table-cell office:value-type="float" office:value="807456.011384038">
            <text:p>807456.011384038</text:p>
          </table:table-cell>
          <table:table-cell office:value-type="float" office:value="2854354.54065277">
            <text:p>2854354.54065277</text:p>
          </table:table-cell>
          <table:table-cell office:value-type="float" office:value="1876866.76195504">
            <text:p>1876866.76195504</text:p>
          </table:table-cell>
          <table:table-cell office:value-type="float" office:value="195161.369149489">
            <text:p>195161.369149489</text:p>
          </table:table-cell>
          <table:table-cell office:value-type="float" office:value="1762834.97478997">
            <text:p>1762834.97478997</text:p>
          </table:table-cell>
          <table:table-cell office:value-type="float" office:value="3100623.57411233">
            <text:p>3100623.57411233</text:p>
          </table:table-cell>
          <table:table-cell office:value-type="float" office:value="540814.798890922">
            <text:p>540814.798890922</text:p>
          </table:table-cell>
          <table:table-cell office:value-type="float" office:value="955185.129103918">
            <text:p>955185.129103918</text:p>
          </table:table-cell>
          <table:table-cell office:value-type="float" office:value="518864.139078556">
            <text:p>518864.139078556</text:p>
          </table:table-cell>
          <table:table-cell office:value-type="float" office:value="1672941.65336562">
            <text:p>1672941.65336562</text:p>
          </table:table-cell>
          <table:table-cell office:value-type="float" office:value="21651.9855710417">
            <text:p>21651.9855710417</text:p>
          </table:table-cell>
          <table:table-cell office:value-type="float" office:value="7889.22981665888">
            <text:p>7889.2298166589</text:p>
          </table:table-cell>
          <table:table-cell office:value-type="float" office:value="941135.359713366">
            <text:p>941135.359713366</text:p>
          </table:table-cell>
          <table:table-cell office:value-type="float" office:value="1967288.78547204">
            <text:p>1967288.78547204</text:p>
          </table:table-cell>
          <table:table-cell office:value-type="float" office:value="635441.874291068">
            <text:p>635441.874291068</text:p>
          </table:table-cell>
          <table:table-cell office:value-type="float" office:value="884373.460812372">
            <text:p>884373.460812372</text:p>
          </table:table-cell>
          <table:table-cell office:value-type="float" office:value="523782.255431719">
            <text:p>523782.255431719</text:p>
          </table:table-cell>
          <table:table-cell office:value-type="float" office:value="351780.671637519">
            <text:p>351780.671637519</text:p>
          </table:table-cell>
          <table:table-cell office:value-type="float" office:value="982677.059189695">
            <text:p>982677.059189695</text:p>
          </table:table-cell>
          <table:table-cell office:value-type="float" office:value="108007.177516064">
            <text:p>108007.177516064</text:p>
          </table:table-cell>
          <table:table-cell office:value-type="float" office:value="5308684.99737951">
            <text:p>5308684.99737951</text:p>
          </table:table-cell>
          <table:table-cell office:value-type="float" office:value="820365.081622509">
            <text:p>820365.081622509</text:p>
          </table:table-cell>
          <table:table-cell office:value-type="float" office:value="1201617.54703213">
            <text:p>1201617.54703213</text:p>
          </table:table-cell>
          <table:table-cell office:value-type="float" office:value="558829.781393049">
            <text:p>558829.781393049</text:p>
          </table:table-cell>
          <table:table-cell office:value-type="float" office:value="2694229.85148259">
            <text:p>2694229.85148259</text:p>
          </table:table-cell>
          <table:table-cell office:value-type="float" office:value="276144.996924491">
            <text:p>276144.996924491</text:p>
          </table:table-cell>
          <table:table-cell office:value-type="float" office:value="10586699.8535027">
            <text:p>10586699.8535027</text:p>
          </table:table-cell>
          <table:table-cell office:value-type="float" office:value="236891.028287642">
            <text:p>236891.028287642</text:p>
          </table:table-cell>
          <table:table-cell office:value-type="float" office:value="1900583.95603526">
            <text:p>1900583.95603526</text:p>
          </table:table-cell>
          <table:table-cell office:value-type="float" office:value="4580128.79676182">
            <text:p>4580128.79676182</text:p>
          </table:table-cell>
          <table:table-cell office:value-type="float" office:value="4640569.55444949">
            <text:p>4640569.55444949</text:p>
          </table:table-cell>
          <table:table-cell office:value-type="float" office:value="495353.220033389">
            <text:p>495353.220033389</text:p>
          </table:table-cell>
          <table:table-cell office:value-type="float" office:value="1297701.69131347">
            <text:p>1297701.69131347</text:p>
          </table:table-cell>
          <table:table-cell office:value-type="float" office:value="1850845.74007418">
            <text:p>1850845.74007418</text:p>
          </table:table-cell>
          <table:table-cell office:value-type="float" office:value="987035.400008537">
            <text:p>987035.400008537</text:p>
          </table:table-cell>
          <table:table-cell office:value-type="float" office:value="831142.226925661">
            <text:p>831142.226925661</text:p>
          </table:table-cell>
          <table:table-cell office:value-type="float" office:value="732958.974693041">
            <text:p>732958.974693041</text:p>
          </table:table-cell>
          <table:table-cell office:value-type="float" office:value="3533292.75221603">
            <text:p>3533292.75221603</text:p>
          </table:table-cell>
          <table:table-cell office:value-type="float" office:value="940581.600524654">
            <text:p>940581.600524654</text:p>
          </table:table-cell>
          <table:table-cell office:value-type="float" office:value="522474.908281262">
            <text:p>522474.908281262</text:p>
          </table:table-cell>
          <table:table-cell office:value-type="float" office:value="221482.651613635">
            <text:p>221482.651613635</text:p>
          </table:table-cell>
          <table:table-cell office:value-type="float" office:value="149320.982396005">
            <text:p>149320.982396005</text:p>
          </table:table-cell>
          <table:table-cell office:value-type="float" office:value="977982.649692083">
            <text:p>977982.649692083</text:p>
          </table:table-cell>
          <table:table-cell office:value-type="float" office:value="17774643.9604451">
            <text:p>17774643.9604451</text:p>
          </table:table-cell>
          <table:table-cell office:value-type="float" office:value="654648.84767326">
            <text:p>654648.84767326</text:p>
          </table:table-cell>
          <table:table-cell office:value-type="float" office:value="16884830.7322382">
            <text:p>16884830.7322382</text:p>
          </table:table-cell>
          <table:table-cell office:value-type="float" office:value="391766.498253597">
            <text:p>391766.498253597</text:p>
          </table:table-cell>
          <table:table-cell office:value-type="float" office:value="3216697.15327301">
            <text:p>3216697.15327301</text:p>
          </table:table-cell>
          <table:table-cell office:value-type="float" office:value="1747598.4457651">
            <text:p>1747598.4457651</text:p>
          </table:table-cell>
          <table:table-cell office:value-type="float" office:value="253234.631378186">
            <text:p>253234.631378186</text:p>
          </table:table-cell>
          <table:table-cell office:value-type="float" office:value="1109760.96336076">
            <text:p>1109760.96336076</text:p>
          </table:table-cell>
          <table:table-cell office:value-type="float" office:value="3410162.44452637">
            <text:p>3410162.44452637</text:p>
          </table:table-cell>
          <table:table-cell office:value-type="float" office:value="1091454.12995528">
            <text:p>1091454.12995528</text:p>
          </table:table-cell>
          <table:table-cell office:value-type="float" office:value="939328.215639304">
            <text:p>939328.215639304</text:p>
          </table:table-cell>
          <table:table-cell office:value-type="float" office:value="765281.553802542">
            <text:p>765281.553802542</text:p>
          </table:table-cell>
          <table:table-cell office:value-type="float" office:value="980221.700974019">
            <text:p>980221.700974019</text:p>
          </table:table-cell>
          <table:table-cell office:value-type="float" office:value="9726165.30387716">
            <text:p>9726165.30387716</text:p>
          </table:table-cell>
          <table:table-cell office:value-type="float" office:value="382932.998444182">
            <text:p>382932.998444182</text:p>
          </table:table-cell>
          <table:table-cell office:value-type="float" office:value="13307317.0736553">
            <text:p>13307317.0736553</text:p>
          </table:table-cell>
          <table:table-cell office:value-type="float" office:value="859652.340849038">
            <text:p>859652.340849038</text:p>
          </table:table-cell>
          <table:table-cell office:value-type="float" office:value="1118757.43432997">
            <text:p>1118757.43432997</text:p>
          </table:table-cell>
          <table:table-cell office:value-type="float" office:value="770100.932982946">
            <text:p>770100.932982946</text:p>
          </table:table-cell>
          <table:table-cell office:value-type="float" office:value="8210007.79555788">
            <text:p>8210007.79555788</text:p>
          </table:table-cell>
          <table:table-cell office:value-type="float" office:value="1929999.01976893">
            <text:p>1929999.01976893</text:p>
          </table:table-cell>
          <table:table-cell office:value-type="float" office:value="805556.852098525">
            <text:p>805556.852098525</text:p>
          </table:table-cell>
          <table:table-cell office:value-type="float" office:value="625379.705843311">
            <text:p>625379.705843311</text:p>
          </table:table-cell>
          <table:table-cell office:value-type="float" office:value="8227208.82300913">
            <text:p>8227208.82300913</text:p>
          </table:table-cell>
          <table:table-cell office:value-type="float" office:value="925395.749561989">
            <text:p>925395.749561989</text:p>
          </table:table-cell>
          <table:table-cell office:value-type="float" office:value="677203.102211295">
            <text:p>677203.102211295</text:p>
          </table:table-cell>
          <table:table-cell office:value-type="float" office:value="1646834.5963958">
            <text:p>1646834.5963958</text:p>
          </table:table-cell>
          <table:table-cell office:value-type="float" office:value="3069334.89537598">
            <text:p>3069334.89537598</text:p>
          </table:table-cell>
          <table:table-cell office:value-type="float" office:value="3303061.66133804">
            <text:p>3303061.66133804</text:p>
          </table:table-cell>
          <table:table-cell office:value-type="float" office:value="1477125.98635632">
            <text:p>1477125.98635632</text:p>
          </table:table-cell>
          <table:table-cell office:value-type="float" office:value="7119800.71349744">
            <text:p>7119800.71349744</text:p>
          </table:table-cell>
          <table:table-cell office:value-type="float" office:value="1381479.57216928">
            <text:p>1381479.57216928</text:p>
          </table:table-cell>
          <table:table-cell office:value-type="float" office:value="9767433.75117586">
            <text:p>9767433.75117586</text:p>
          </table:table-cell>
          <table:table-cell office:value-type="float" office:value="3192675.31988441">
            <text:p>3192675.31988441</text:p>
          </table:table-cell>
          <table:table-cell office:value-type="float" office:value="44349.7873169127">
            <text:p>44349.7873169127</text:p>
          </table:table-cell>
          <table:table-cell office:value-type="float" office:value="1878687.68432535">
            <text:p>1878687.68432535</text:p>
          </table:table-cell>
          <table:table-cell office:value-type="float" office:value="1325410.96610846">
            <text:p>1325410.96610846</text:p>
          </table:table-cell>
          <table:table-cell office:value-type="float" office:value="356656.792829484">
            <text:p>356656.792829484</text:p>
          </table:table-cell>
          <table:table-cell office:value-type="float" office:value="2419390.12886033">
            <text:p>2419390.12886033</text:p>
          </table:table-cell>
          <table:table-cell office:value-type="float" office:value="1712196.6156754">
            <text:p>1712196.6156754</text:p>
          </table:table-cell>
          <table:table-cell office:value-type="float" office:value="3891744.19307788">
            <text:p>3891744.19307788</text:p>
          </table:table-cell>
          <table:table-cell office:value-type="float" office:value="7082967.69546589">
            <text:p>7082967.69546589</text:p>
          </table:table-cell>
          <table:table-cell office:value-type="float" office:value="472193.649593368">
            <text:p>472193.649593368</text:p>
          </table:table-cell>
          <table:table-cell office:value-type="float" office:value="525935.174297141">
            <text:p>525935.174297141</text:p>
          </table:table-cell>
          <table:table-cell office:value-type="float" office:value="1164252.97700518">
            <text:p>1164252.97700518</text:p>
          </table:table-cell>
          <table:table-cell office:value-type="float" office:value="1418663.64461855">
            <text:p>1418663.64461855</text:p>
          </table:table-cell>
          <table:table-cell office:value-type="float" office:value="231623.105030492">
            <text:p>231623.105030492</text:p>
          </table:table-cell>
          <table:table-cell office:value-type="float" office:value="290299.508820342">
            <text:p>290299.508820342</text:p>
          </table:table-cell>
          <table:table-cell office:value-type="float" office:value="791891.606354887">
            <text:p>791891.606354887</text:p>
          </table:table-cell>
          <table:table-cell office:value-type="float" office:value="583870.690432452">
            <text:p>583870.690432452</text:p>
          </table:table-cell>
          <table:table-cell office:value-type="float" office:value="1806689.13739654">
            <text:p>1806689.13739654</text:p>
          </table:table-cell>
          <table:table-cell office:value-type="float" office:value="38803.0665947271">
            <text:p>38803.0665947271</text:p>
          </table:table-cell>
        </table:table-row>
        <table:table-row table:style-name="ro1">
          <table:table-cell office:value-type="string">
            <text:p>'U盘'</text:p>
          </table:table-cell>
          <table:table-cell office:value-type="float" office:value="935">
            <text:p>935</text:p>
          </table:table-cell>
          <table:table-cell table:formula="of:=AVERAGE([.D14:.CY14])" office:value-type="float" office:value="1620177.16384485">
            <text:p>1620177.16384485</text:p>
          </table:table-cell>
          <table:table-cell office:value-type="float" office:value="1203189.8921417">
            <text:p>1203189.8921417</text:p>
          </table:table-cell>
          <table:table-cell office:value-type="float" office:value="1153322.91672297">
            <text:p>1153322.91672297</text:p>
          </table:table-cell>
          <table:table-cell office:value-type="float" office:value="3450609.61143761">
            <text:p>3450609.61143761</text:p>
          </table:table-cell>
          <table:table-cell office:value-type="float" office:value="2198768.37800483">
            <text:p>2198768.37800483</text:p>
          </table:table-cell>
          <table:table-cell office:value-type="float" office:value="920674.186499179">
            <text:p>920674.186499179</text:p>
          </table:table-cell>
          <table:table-cell office:value-type="float" office:value="581274.946935913">
            <text:p>581274.946935913</text:p>
          </table:table-cell>
          <table:table-cell office:value-type="float" office:value="872035.509201527">
            <text:p>872035.509201527</text:p>
          </table:table-cell>
          <table:table-cell office:value-type="float" office:value="1269246.07371043">
            <text:p>1269246.07371043</text:p>
          </table:table-cell>
          <table:table-cell office:value-type="float" office:value="928667.222771467">
            <text:p>928667.222771467</text:p>
          </table:table-cell>
          <table:table-cell office:value-type="float" office:value="1717751.90710579">
            <text:p>1717751.90710579</text:p>
          </table:table-cell>
          <table:table-cell office:value-type="float" office:value="2242739.96133996">
            <text:p>2242739.96133996</text:p>
          </table:table-cell>
          <table:table-cell office:value-type="float" office:value="1492648.44335627">
            <text:p>1492648.44335627</text:p>
          </table:table-cell>
          <table:table-cell office:value-type="float" office:value="525867.715686105">
            <text:p>525867.715686105</text:p>
          </table:table-cell>
          <table:table-cell office:value-type="float" office:value="1034798.95041447">
            <text:p>1034798.95041447</text:p>
          </table:table-cell>
          <table:table-cell office:value-type="float" office:value="14217210.0262419">
            <text:p>14217210.0262419</text:p>
          </table:table-cell>
          <table:table-cell office:value-type="float" office:value="596461.762432733">
            <text:p>596461.762432733</text:p>
          </table:table-cell>
          <table:table-cell office:value-type="float" office:value="1323719.09106998">
            <text:p>1323719.09106998</text:p>
          </table:table-cell>
          <table:table-cell office:value-type="float" office:value="1156247.87099207">
            <text:p>1156247.87099207</text:p>
          </table:table-cell>
          <table:table-cell office:value-type="float" office:value="923683.360071974">
            <text:p>923683.360071974</text:p>
          </table:table-cell>
          <table:table-cell office:value-type="float" office:value="3980850.18804142">
            <text:p>3980850.18804142</text:p>
          </table:table-cell>
          <table:table-cell office:value-type="float" office:value="972402.636059896">
            <text:p>972402.636059896</text:p>
          </table:table-cell>
          <table:table-cell office:value-type="float" office:value="604091.611089261">
            <text:p>604091.611089261</text:p>
          </table:table-cell>
          <table:table-cell office:value-type="float" office:value="526955.764793249">
            <text:p>526955.764793249</text:p>
          </table:table-cell>
          <table:table-cell office:value-type="float" office:value="937476.529842998">
            <text:p>937476.529842998</text:p>
          </table:table-cell>
          <table:table-cell office:value-type="float" office:value="1775757.85669022">
            <text:p>1775757.85669022</text:p>
          </table:table-cell>
          <table:table-cell office:value-type="float" office:value="681999.982391769">
            <text:p>681999.982391769</text:p>
          </table:table-cell>
          <table:table-cell office:value-type="float" office:value="654662.729524116">
            <text:p>654662.729524116</text:p>
          </table:table-cell>
          <table:table-cell office:value-type="float" office:value="1976008.31390818">
            <text:p>1976008.31390818</text:p>
          </table:table-cell>
          <table:table-cell office:value-type="float" office:value="1851397.87024717">
            <text:p>1851397.87024717</text:p>
          </table:table-cell>
          <table:table-cell office:value-type="float" office:value="1259990.20805887">
            <text:p>1259990.20805887</text:p>
          </table:table-cell>
          <table:table-cell office:value-type="float" office:value="1331254.03026761">
            <text:p>1331254.03026761</text:p>
          </table:table-cell>
          <table:table-cell office:value-type="float" office:value="1334098.65864507">
            <text:p>1334098.65864507</text:p>
          </table:table-cell>
          <table:table-cell office:value-type="float" office:value="707345.275392889">
            <text:p>707345.275392889</text:p>
          </table:table-cell>
          <table:table-cell office:value-type="float" office:value="3815094.39753868">
            <text:p>3815094.39753868</text:p>
          </table:table-cell>
          <table:table-cell office:value-type="float" office:value="1034644.3951266">
            <text:p>1034644.3951266</text:p>
          </table:table-cell>
          <table:table-cell office:value-type="float" office:value="2948748.10246049">
            <text:p>2948748.10246049</text:p>
          </table:table-cell>
          <table:table-cell office:value-type="float" office:value="836417.550327668">
            <text:p>836417.550327668</text:p>
          </table:table-cell>
          <table:table-cell office:value-type="float" office:value="925952.809473909">
            <text:p>925952.809473909</text:p>
          </table:table-cell>
          <table:table-cell office:value-type="float" office:value="1012128.40638713">
            <text:p>1012128.40638713</text:p>
          </table:table-cell>
          <table:table-cell office:value-type="float" office:value="1052201.68337015">
            <text:p>1052201.68337015</text:p>
          </table:table-cell>
          <table:table-cell office:value-type="float" office:value="4110149.44723723">
            <text:p>4110149.44723723</text:p>
          </table:table-cell>
          <table:table-cell office:value-type="float" office:value="1548174.40741391">
            <text:p>1548174.40741391</text:p>
          </table:table-cell>
          <table:table-cell office:value-type="float" office:value="596393.248104838">
            <text:p>596393.248104838</text:p>
          </table:table-cell>
          <table:table-cell office:value-type="float" office:value="1116517.37643666">
            <text:p>1116517.37643666</text:p>
          </table:table-cell>
          <table:table-cell office:value-type="float" office:value="1426741.51772687">
            <text:p>1426741.51772687</text:p>
          </table:table-cell>
          <table:table-cell office:value-type="float" office:value="622550.504555281">
            <text:p>622550.504555281</text:p>
          </table:table-cell>
          <table:table-cell office:value-type="float" office:value="1688727.9894372">
            <text:p>1688727.9894372</text:p>
          </table:table-cell>
          <table:table-cell office:value-type="float" office:value="1383290.3569173">
            <text:p>1383290.3569173</text:p>
          </table:table-cell>
          <table:table-cell office:value-type="float" office:value="1306538.49129712">
            <text:p>1306538.49129712</text:p>
          </table:table-cell>
          <table:table-cell office:value-type="float" office:value="1080835.16403716">
            <text:p>1080835.16403716</text:p>
          </table:table-cell>
          <table:table-cell office:value-type="float" office:value="4890283.59421938">
            <text:p>4890283.59421938</text:p>
          </table:table-cell>
          <table:table-cell office:value-type="float" office:value="1167081.44216712">
            <text:p>1167081.44216712</text:p>
          </table:table-cell>
          <table:table-cell office:value-type="float" office:value="871153.098941804">
            <text:p>871153.098941804</text:p>
          </table:table-cell>
          <table:table-cell office:value-type="float" office:value="566777.963672384">
            <text:p>566777.963672384</text:p>
          </table:table-cell>
          <table:table-cell office:value-type="float" office:value="1094544.90498714">
            <text:p>1094544.90498714</text:p>
          </table:table-cell>
          <table:table-cell office:value-type="float" office:value="890986.464632831">
            <text:p>890986.464632831</text:p>
          </table:table-cell>
          <table:table-cell office:value-type="float" office:value="1709650.97599257">
            <text:p>1709650.97599257</text:p>
          </table:table-cell>
          <table:table-cell office:value-type="float" office:value="581374.499380681">
            <text:p>581374.499380681</text:p>
          </table:table-cell>
          <table:table-cell office:value-type="float" office:value="659645.561754464">
            <text:p>659645.561754464</text:p>
          </table:table-cell>
          <table:table-cell office:value-type="float" office:value="955874.839321897">
            <text:p>955874.839321897</text:p>
          </table:table-cell>
          <table:table-cell office:value-type="float" office:value="1906467.50245782">
            <text:p>1906467.50245782</text:p>
          </table:table-cell>
          <table:table-cell office:value-type="float" office:value="575621.565675382">
            <text:p>575621.565675382</text:p>
          </table:table-cell>
          <table:table-cell office:value-type="float" office:value="1438761.68965123">
            <text:p>1438761.68965123</text:p>
          </table:table-cell>
          <table:table-cell office:value-type="float" office:value="4897268.66541242">
            <text:p>4897268.66541242</text:p>
          </table:table-cell>
          <table:table-cell office:value-type="float" office:value="1694300.13564885">
            <text:p>1694300.13564885</text:p>
          </table:table-cell>
          <table:table-cell office:value-type="float" office:value="1697390.55280424">
            <text:p>1697390.55280424</text:p>
          </table:table-cell>
          <table:table-cell office:value-type="float" office:value="613534.205237065">
            <text:p>613534.205237065</text:p>
          </table:table-cell>
          <table:table-cell office:value-type="float" office:value="1719624.92527683">
            <text:p>1719624.92527683</text:p>
          </table:table-cell>
          <table:table-cell office:value-type="float" office:value="1660364.92468572">
            <text:p>1660364.92468572</text:p>
          </table:table-cell>
          <table:table-cell office:value-type="float" office:value="1629474.80701062">
            <text:p>1629474.80701062</text:p>
          </table:table-cell>
          <table:table-cell office:value-type="float" office:value="1053275.5449826">
            <text:p>1053275.5449826</text:p>
          </table:table-cell>
          <table:table-cell office:value-type="float" office:value="1124539.48595172">
            <text:p>1124539.48595172</text:p>
          </table:table-cell>
          <table:table-cell office:value-type="float" office:value="837000.969664975">
            <text:p>837000.969664975</text:p>
          </table:table-cell>
          <table:table-cell office:value-type="float" office:value="1878892.44571471">
            <text:p>1878892.44571471</text:p>
          </table:table-cell>
          <table:table-cell office:value-type="float" office:value="1877803.76241298">
            <text:p>1877803.76241298</text:p>
          </table:table-cell>
          <table:table-cell office:value-type="float" office:value="1549849.14694042">
            <text:p>1549849.14694042</text:p>
          </table:table-cell>
          <table:table-cell office:value-type="float" office:value="3897619.73095964">
            <text:p>3897619.73095964</text:p>
          </table:table-cell>
          <table:table-cell office:value-type="float" office:value="1900829.73846101">
            <text:p>1900829.73846101</text:p>
          </table:table-cell>
          <table:table-cell office:value-type="float" office:value="1777289.31628686">
            <text:p>1777289.31628686</text:p>
          </table:table-cell>
          <table:table-cell office:value-type="float" office:value="949941.44476569">
            <text:p>949941.44476569</text:p>
          </table:table-cell>
          <table:table-cell office:value-type="float" office:value="952634.79919603">
            <text:p>952634.79919603</text:p>
          </table:table-cell>
          <table:table-cell office:value-type="float" office:value="1196827.29697258">
            <text:p>1196827.29697258</text:p>
          </table:table-cell>
          <table:table-cell office:value-type="float" office:value="1547362.07255949">
            <text:p>1547362.07255949</text:p>
          </table:table-cell>
          <table:table-cell office:value-type="float" office:value="751190.63580688">
            <text:p>751190.63580688</text:p>
          </table:table-cell>
          <table:table-cell office:value-type="float" office:value="1576685.27341368">
            <text:p>1576685.27341368</text:p>
          </table:table-cell>
          <table:table-cell office:value-type="float" office:value="1304229.64057343">
            <text:p>1304229.64057343</text:p>
          </table:table-cell>
          <table:table-cell office:value-type="float" office:value="1070325.75712729">
            <text:p>1070325.75712729</text:p>
          </table:table-cell>
          <table:table-cell office:value-type="float" office:value="2920324.34063812">
            <text:p>2920324.34063812</text:p>
          </table:table-cell>
          <table:table-cell office:value-type="float" office:value="3575104.87411909">
            <text:p>3575104.87411909</text:p>
          </table:table-cell>
          <table:table-cell office:value-type="float" office:value="3446981.81390901">
            <text:p>3446981.81390901</text:p>
          </table:table-cell>
          <table:table-cell office:value-type="float" office:value="576340.547104073">
            <text:p>576340.547104073</text:p>
          </table:table-cell>
          <table:table-cell office:value-type="float" office:value="1728295.54246172">
            <text:p>1728295.54246172</text:p>
          </table:table-cell>
          <table:table-cell office:value-type="float" office:value="3124275.2139985">
            <text:p>3124275.2139985</text:p>
          </table:table-cell>
          <table:table-cell office:value-type="float" office:value="864510.066102263">
            <text:p>864510.066102263</text:p>
          </table:table-cell>
          <table:table-cell office:value-type="float" office:value="357505.564722125">
            <text:p>357505.564722125</text:p>
          </table:table-cell>
          <table:table-cell office:value-type="float" office:value="918675.622891792">
            <text:p>918675.622891792</text:p>
          </table:table-cell>
          <table:table-cell office:value-type="float" office:value="1847442.44500189">
            <text:p>1847442.44500189</text:p>
          </table:table-cell>
          <table:table-cell office:value-type="float" office:value="1757730.64611241">
            <text:p>1757730.64611241</text:p>
          </table:table-cell>
          <table:table-cell office:value-type="float" office:value="585686.490044463">
            <text:p>585686.490044463</text:p>
          </table:table-cell>
          <table:table-cell office:value-type="float" office:value="940048.507721032">
            <text:p>940048.507721032</text:p>
          </table:table-cell>
        </table:table-row>
        <table:table-row table:style-name="ro1">
          <table:table-cell office:value-type="string">
            <text:p>'永不消失的�'</text:p>
          </table:table-cell>
          <table:table-cell office:value-type="float" office:value="9">
            <text:p>9</text:p>
          </table:table-cell>
          <table:table-cell table:formula="of:=AVERAGE([.D15:.CY15])" office:value-type="float" office:value="1360256.87837474">
            <text:p>1360256.87837474</text:p>
          </table:table-cell>
          <table:table-cell office:value-type="float" office:value="31376664.2822061">
            <text:p>31376664.2822061</text:p>
          </table:table-cell>
          <table:table-cell office:value-type="float" office:value="929839.073794064">
            <text:p>929839.073794064</text:p>
          </table:table-cell>
          <table:table-cell office:value-type="float" office:value="485832.066580363">
            <text:p>485832.066580363</text:p>
          </table:table-cell>
          <table:table-cell office:value-type="float" office:value="801823.988755127">
            <text:p>801823.988755127</text:p>
          </table:table-cell>
          <table:table-cell office:value-type="float" office:value="208271.197805464">
            <text:p>208271.197805464</text:p>
          </table:table-cell>
          <table:table-cell office:value-type="float" office:value="766115.893130246">
            <text:p>766115.893130246</text:p>
          </table:table-cell>
          <table:table-cell office:value-type="float" office:value="721492.03183716">
            <text:p>721492.03183716</text:p>
          </table:table-cell>
          <table:table-cell office:value-type="float" office:value="730102.41936011">
            <text:p>730102.41936011</text:p>
          </table:table-cell>
          <table:table-cell office:value-type="float" office:value="3501437.45358165">
            <text:p>3501437.45358165</text:p>
          </table:table-cell>
          <table:table-cell office:value-type="float" office:value="693094.3098369">
            <text:p>693094.3098369</text:p>
          </table:table-cell>
          <table:table-cell office:value-type="float" office:value="1884768.32139196">
            <text:p>1884768.32139196</text:p>
          </table:table-cell>
          <table:table-cell office:value-type="float" office:value="743041.288981589">
            <text:p>743041.288981589</text:p>
          </table:table-cell>
          <table:table-cell office:value-type="float" office:value="487465.909014451">
            <text:p>487465.909014451</text:p>
          </table:table-cell>
          <table:table-cell office:value-type="float" office:value="181239.900079019">
            <text:p>181239.900079019</text:p>
          </table:table-cell>
          <table:table-cell office:value-type="float" office:value="936031.84129971">
            <text:p>936031.84129971</text:p>
          </table:table-cell>
          <table:table-cell office:value-type="float" office:value="561363.775941423">
            <text:p>561363.775941423</text:p>
          </table:table-cell>
          <table:table-cell office:value-type="float" office:value="631885.076019946">
            <text:p>631885.076019946</text:p>
          </table:table-cell>
          <table:table-cell office:value-type="float" office:value="926997.020934592">
            <text:p>926997.020934592</text:p>
          </table:table-cell>
          <table:table-cell office:value-type="float" office:value="1648887.47158554">
            <text:p>1648887.47158554</text:p>
          </table:table-cell>
          <table:table-cell office:value-type="float" office:value="1508856.73882043">
            <text:p>1508856.73882043</text:p>
          </table:table-cell>
          <table:table-cell office:value-type="float" office:value="851621.620582778">
            <text:p>851621.620582778</text:p>
          </table:table-cell>
          <table:table-cell office:value-type="float" office:value="976605.358531403">
            <text:p>976605.358531403</text:p>
          </table:table-cell>
          <table:table-cell office:value-type="float" office:value="552554.5627294">
            <text:p>552554.5627294</text:p>
          </table:table-cell>
          <table:table-cell office:value-type="float" office:value="407526.037955048">
            <text:p>407526.037955048</text:p>
          </table:table-cell>
          <table:table-cell office:value-type="float" office:value="378894.802989084">
            <text:p>378894.802989084</text:p>
          </table:table-cell>
          <table:table-cell office:value-type="float" office:value="654292.849369812">
            <text:p>654292.849369812</text:p>
          </table:table-cell>
          <table:table-cell office:value-type="float" office:value="773969.298577509">
            <text:p>773969.298577509</text:p>
          </table:table-cell>
          <table:table-cell office:value-type="float" office:value="1246741.48990458">
            <text:p>1246741.48990458</text:p>
          </table:table-cell>
          <table:table-cell office:value-type="float" office:value="224809.646315206">
            <text:p>224809.646315206</text:p>
          </table:table-cell>
          <table:table-cell office:value-type="float" office:value="427252.590715738">
            <text:p>427252.590715738</text:p>
          </table:table-cell>
          <table:table-cell office:value-type="float" office:value="30637.0237075084">
            <text:p>30637.0237075084</text:p>
          </table:table-cell>
          <table:table-cell office:value-type="float" office:value="871042.868169684">
            <text:p>871042.868169684</text:p>
          </table:table-cell>
          <table:table-cell office:value-type="float" office:value="353589.582332023">
            <text:p>353589.582332023</text:p>
          </table:table-cell>
          <table:table-cell office:value-type="float" office:value="807804.712055623">
            <text:p>807804.712055623</text:p>
          </table:table-cell>
          <table:table-cell office:value-type="float" office:value="2301720.47044358">
            <text:p>2301720.47044358</text:p>
          </table:table-cell>
          <table:table-cell office:value-type="float" office:value="1244549.69483326">
            <text:p>1244549.69483326</text:p>
          </table:table-cell>
          <table:table-cell office:value-type="float" office:value="858960.418935551">
            <text:p>858960.418935551</text:p>
          </table:table-cell>
          <table:table-cell office:value-type="float" office:value="939685.330526647">
            <text:p>939685.330526647</text:p>
          </table:table-cell>
          <table:table-cell office:value-type="float" office:value="1763132.963749">
            <text:p>1763132.963749</text:p>
          </table:table-cell>
          <table:table-cell office:value-type="float" office:value="343263.050783395">
            <text:p>343263.050783395</text:p>
          </table:table-cell>
          <table:table-cell office:value-type="float" office:value="1820068.83995581">
            <text:p>1820068.83995581</text:p>
          </table:table-cell>
          <table:table-cell office:value-type="float" office:value="37402.591035252">
            <text:p>37402.591035252</text:p>
          </table:table-cell>
          <table:table-cell office:value-type="float" office:value="460324.685463059">
            <text:p>460324.685463059</text:p>
          </table:table-cell>
          <table:table-cell office:value-type="float" office:value="1062348.03177697">
            <text:p>1062348.03177697</text:p>
          </table:table-cell>
          <table:table-cell office:value-type="float" office:value="844493.647749248">
            <text:p>844493.647749248</text:p>
          </table:table-cell>
          <table:table-cell office:value-type="float" office:value="367137.323869119">
            <text:p>367137.323869119</text:p>
          </table:table-cell>
          <table:table-cell office:value-type="float" office:value="1270319.73913356">
            <text:p>1270319.73913356</text:p>
          </table:table-cell>
          <table:table-cell office:value-type="float" office:value="635074.756827508">
            <text:p>635074.756827508</text:p>
          </table:table-cell>
          <table:table-cell office:value-type="float" office:value="755161.89311543">
            <text:p>755161.89311543</text:p>
          </table:table-cell>
          <table:table-cell office:value-type="float" office:value="177657.638663659">
            <text:p>177657.638663659</text:p>
          </table:table-cell>
          <table:table-cell office:value-type="float" office:value="473984.337211728">
            <text:p>473984.337211728</text:p>
          </table:table-cell>
          <table:table-cell office:value-type="float" office:value="29729.096476037">
            <text:p>29729.096476037</text:p>
          </table:table-cell>
          <table:table-cell office:value-type="float" office:value="1055485.15304208">
            <text:p>1055485.15304208</text:p>
          </table:table-cell>
          <table:table-cell office:value-type="float" office:value="470254.872077083">
            <text:p>470254.872077083</text:p>
          </table:table-cell>
          <table:table-cell office:value-type="float" office:value="1275276.70928466">
            <text:p>1275276.70928466</text:p>
          </table:table-cell>
          <table:table-cell office:value-type="float" office:value="561379.723169752">
            <text:p>561379.723169752</text:p>
          </table:table-cell>
          <table:table-cell office:value-type="float" office:value="641332.865964679">
            <text:p>641332.865964679</text:p>
          </table:table-cell>
          <table:table-cell office:value-type="float" office:value="945133.082166785">
            <text:p>945133.082166785</text:p>
          </table:table-cell>
          <table:table-cell office:value-type="float" office:value="195847.315284561">
            <text:p>195847.315284561</text:p>
          </table:table-cell>
          <table:table-cell office:value-type="float" office:value="449216.096489012">
            <text:p>449216.096489012</text:p>
          </table:table-cell>
          <table:table-cell office:value-type="float" office:value="850133.339932814">
            <text:p>850133.339932814</text:p>
          </table:table-cell>
          <table:table-cell office:value-type="float" office:value="669494.692817869">
            <text:p>669494.692817869</text:p>
          </table:table-cell>
          <table:table-cell office:value-type="float" office:value="163033.852678989">
            <text:p>163033.852678989</text:p>
          </table:table-cell>
          <table:table-cell office:value-type="float" office:value="3483763.82620936">
            <text:p>3483763.82620936</text:p>
          </table:table-cell>
          <table:table-cell office:value-type="float" office:value="1937096.22105061">
            <text:p>1937096.22105061</text:p>
          </table:table-cell>
          <table:table-cell office:value-type="float" office:value="1341407.36774541">
            <text:p>1341407.36774541</text:p>
          </table:table-cell>
          <table:table-cell office:value-type="float" office:value="542017.71230183">
            <text:p>542017.71230183</text:p>
          </table:table-cell>
          <table:table-cell office:value-type="float" office:value="274394.593310025">
            <text:p>274394.593310025</text:p>
          </table:table-cell>
          <table:table-cell office:value-type="float" office:value="1198713.10033298">
            <text:p>1198713.10033298</text:p>
          </table:table-cell>
          <table:table-cell office:value-type="float" office:value="373918.298638123">
            <text:p>373918.298638123</text:p>
          </table:table-cell>
          <table:table-cell office:value-type="float" office:value="1705923.49028627">
            <text:p>1705923.49028627</text:p>
          </table:table-cell>
          <table:table-cell office:value-type="float" office:value="147080.351641245">
            <text:p>147080.351641245</text:p>
          </table:table-cell>
          <table:table-cell office:value-type="float" office:value="9936269.10909494">
            <text:p>9936269.10909494</text:p>
          </table:table-cell>
          <table:table-cell office:value-type="float" office:value="647409.959869086">
            <text:p>647409.959869086</text:p>
          </table:table-cell>
          <table:table-cell office:value-type="float" office:value="666354.26364333">
            <text:p>666354.26364333</text:p>
          </table:table-cell>
          <table:table-cell office:value-type="float" office:value="1131182.948796">
            <text:p>1131182.948796</text:p>
          </table:table-cell>
          <table:table-cell office:value-type="float" office:value="360204.097211461">
            <text:p>360204.097211461</text:p>
          </table:table-cell>
          <table:table-cell office:value-type="float" office:value="502566.294582017">
            <text:p>502566.294582017</text:p>
          </table:table-cell>
          <table:table-cell office:value-type="float" office:value="495087.059363777">
            <text:p>495087.059363777</text:p>
          </table:table-cell>
          <table:table-cell office:value-type="float" office:value="1384430.83871956">
            <text:p>1384430.83871956</text:p>
          </table:table-cell>
          <table:table-cell office:value-type="float" office:value="742864.657934574">
            <text:p>742864.657934574</text:p>
          </table:table-cell>
          <table:table-cell office:value-type="float" office:value="177443.687688449">
            <text:p>177443.687688449</text:p>
          </table:table-cell>
          <table:table-cell office:value-type="float" office:value="1889422.56068376">
            <text:p>1889422.56068376</text:p>
          </table:table-cell>
          <table:table-cell office:value-type="float" office:value="756571.562247025">
            <text:p>756571.562247025</text:p>
          </table:table-cell>
          <table:table-cell office:value-type="float" office:value="881052.223123621">
            <text:p>881052.223123621</text:p>
          </table:table-cell>
          <table:table-cell office:value-type="float" office:value="1710905.63436474">
            <text:p>1710905.63436474</text:p>
          </table:table-cell>
          <table:table-cell office:value-type="float" office:value="819406.370640123">
            <text:p>819406.370640123</text:p>
          </table:table-cell>
          <table:table-cell office:value-type="float" office:value="277318.939474623">
            <text:p>277318.939474623</text:p>
          </table:table-cell>
          <table:table-cell office:value-type="float" office:value="4051518.11476466">
            <text:p>4051518.11476466</text:p>
          </table:table-cell>
          <table:table-cell office:value-type="float" office:value="124197.021708298">
            <text:p>124197.021708298</text:p>
          </table:table-cell>
          <table:table-cell office:value-type="float" office:value="8234663.44076383">
            <text:p>8234663.44076383</text:p>
          </table:table-cell>
          <table:table-cell office:value-type="float" office:value="1902415.16838019">
            <text:p>1902415.16838019</text:p>
          </table:table-cell>
          <table:table-cell office:value-type="float" office:value="177593.753509898">
            <text:p>177593.753509898</text:p>
          </table:table-cell>
          <table:table-cell office:value-type="float" office:value="747441.796645619">
            <text:p>747441.796645619</text:p>
          </table:table-cell>
          <table:table-cell office:value-type="float" office:value="456394.44313877">
            <text:p>456394.44313877</text:p>
          </table:table-cell>
          <table:table-cell office:value-type="float" office:value="626077.012991611">
            <text:p>626077.012991611</text:p>
          </table:table-cell>
          <table:table-cell office:value-type="float" office:value="405131.233852383">
            <text:p>405131.233852383</text:p>
          </table:table-cell>
          <table:table-cell office:value-type="float" office:value="62215.9147809907">
            <text:p>62215.9147809907</text:p>
          </table:table-cell>
          <table:table-cell office:value-type="float" office:value="1010989.48984672">
            <text:p>1010989.48984672</text:p>
          </table:table-cell>
          <table:table-cell office:value-type="float" office:value="3900090.55979013">
            <text:p>3900090.55979013</text:p>
          </table:table-cell>
        </table:table-row>
        <table:table-row table:style-name="ro1">
          <table:table-cell office:value-type="string">
            <text:p>'金牌流浪'</text:p>
          </table:table-cell>
          <table:table-cell office:value-type="float" office:value="94">
            <text:p>94</text:p>
          </table:table-cell>
          <table:table-cell table:formula="of:=AVERAGE([.D16:.CY16])" office:value-type="float" office:value="1287722.64034943">
            <text:p>1287722.64034943</text:p>
          </table:table-cell>
          <table:table-cell office:value-type="float" office:value="1031923.05790358">
            <text:p>1031923.05790358</text:p>
          </table:table-cell>
          <table:table-cell office:value-type="float" office:value="1154198.30958526">
            <text:p>1154198.30958526</text:p>
          </table:table-cell>
          <table:table-cell office:value-type="float" office:value="616910.180771133">
            <text:p>616910.180771133</text:p>
          </table:table-cell>
          <table:table-cell office:value-type="float" office:value="4760704.31381642">
            <text:p>4760704.31381642</text:p>
          </table:table-cell>
          <table:table-cell office:value-type="float" office:value="875922.642536336">
            <text:p>875922.642536336</text:p>
          </table:table-cell>
          <table:table-cell office:value-type="float" office:value="110834.184465237">
            <text:p>110834.184465237</text:p>
          </table:table-cell>
          <table:table-cell office:value-type="float" office:value="323274.361566192">
            <text:p>323274.361566192</text:p>
          </table:table-cell>
          <table:table-cell office:value-type="float" office:value="807585.229950898">
            <text:p>807585.229950898</text:p>
          </table:table-cell>
          <table:table-cell office:value-type="float" office:value="1991366.15849736">
            <text:p>1991366.15849736</text:p>
          </table:table-cell>
          <table:table-cell office:value-type="float" office:value="209419.045738225">
            <text:p>209419.045738225</text:p>
          </table:table-cell>
          <table:table-cell office:value-type="float" office:value="5403416.28839368">
            <text:p>5403416.28839368</text:p>
          </table:table-cell>
          <table:table-cell office:value-type="float" office:value="710190.781241423">
            <text:p>710190.781241423</text:p>
          </table:table-cell>
          <table:table-cell office:value-type="float" office:value="294252.30658045">
            <text:p>294252.30658045</text:p>
          </table:table-cell>
          <table:table-cell office:value-type="float" office:value="982990.182027871">
            <text:p>982990.182027871</text:p>
          </table:table-cell>
          <table:table-cell office:value-type="float" office:value="968361.396145245">
            <text:p>968361.396145245</text:p>
          </table:table-cell>
          <table:table-cell office:value-type="float" office:value="625641.157340688">
            <text:p>625641.157340688</text:p>
          </table:table-cell>
          <table:table-cell office:value-type="float" office:value="534605.476033201">
            <text:p>534605.476033201</text:p>
          </table:table-cell>
          <table:table-cell office:value-type="float" office:value="949322.97296628">
            <text:p>949322.97296628</text:p>
          </table:table-cell>
          <table:table-cell office:value-type="float" office:value="576878.874647067">
            <text:p>576878.874647067</text:p>
          </table:table-cell>
          <table:table-cell office:value-type="float" office:value="1992102.0273584">
            <text:p>1992102.0273584</text:p>
          </table:table-cell>
          <table:table-cell office:value-type="float" office:value="1262002.99721145">
            <text:p>1262002.99721145</text:p>
          </table:table-cell>
          <table:table-cell office:value-type="float" office:value="786528.305447259">
            <text:p>786528.305447259</text:p>
          </table:table-cell>
          <table:table-cell office:value-type="float" office:value="1935442.81907366">
            <text:p>1935442.81907366</text:p>
          </table:table-cell>
          <table:table-cell office:value-type="float" office:value="946063.289262516">
            <text:p>946063.289262516</text:p>
          </table:table-cell>
          <table:table-cell office:value-type="float" office:value="257740.169725089">
            <text:p>257740.169725089</text:p>
          </table:table-cell>
          <table:table-cell office:value-type="float" office:value="1124054.3709262">
            <text:p>1124054.3709262</text:p>
          </table:table-cell>
          <table:table-cell office:value-type="float" office:value="5667960.53645315">
            <text:p>5667960.53645315</text:p>
          </table:table-cell>
          <table:table-cell office:value-type="float" office:value="1232067.76369742">
            <text:p>1232067.76369742</text:p>
          </table:table-cell>
          <table:table-cell office:value-type="float" office:value="591574.361161887">
            <text:p>591574.361161887</text:p>
          </table:table-cell>
          <table:table-cell office:value-type="float" office:value="168092.145411621">
            <text:p>168092.145411621</text:p>
          </table:table-cell>
          <table:table-cell office:value-type="float" office:value="881562.845511609">
            <text:p>881562.845511609</text:p>
          </table:table-cell>
          <table:table-cell office:value-type="float" office:value="523786.707447295">
            <text:p>523786.707447295</text:p>
          </table:table-cell>
          <table:table-cell office:value-type="float" office:value="175160.539416763">
            <text:p>175160.539416763</text:p>
          </table:table-cell>
          <table:table-cell office:value-type="float" office:value="2312237.61000008">
            <text:p>2312237.61000008</text:p>
          </table:table-cell>
          <table:table-cell office:value-type="float" office:value="3209520.41712389">
            <text:p>3209520.41712389</text:p>
          </table:table-cell>
          <table:table-cell office:value-type="float" office:value="2203263.95527231">
            <text:p>2203263.95527231</text:p>
          </table:table-cell>
          <table:table-cell office:value-type="float" office:value="1131337.37187116">
            <text:p>1131337.37187116</text:p>
          </table:table-cell>
          <table:table-cell office:value-type="float" office:value="511122.866349919">
            <text:p>511122.866349919</text:p>
          </table:table-cell>
          <table:table-cell office:value-type="float" office:value="1358354.38916872">
            <text:p>1358354.38916872</text:p>
          </table:table-cell>
          <table:table-cell office:value-type="float" office:value="1134171.92032087">
            <text:p>1134171.92032087</text:p>
          </table:table-cell>
          <table:table-cell office:value-type="float" office:value="1788421.47275854">
            <text:p>1788421.47275854</text:p>
          </table:table-cell>
          <table:table-cell office:value-type="float" office:value="950279.221558479">
            <text:p>950279.221558479</text:p>
          </table:table-cell>
          <table:table-cell office:value-type="float" office:value="401427.532944136">
            <text:p>401427.532944136</text:p>
          </table:table-cell>
          <table:table-cell office:value-type="float" office:value="1348730.61450653">
            <text:p>1348730.61450653</text:p>
          </table:table-cell>
          <table:table-cell office:value-type="float" office:value="986641.958572746">
            <text:p>986641.958572746</text:p>
          </table:table-cell>
          <table:table-cell office:value-type="float" office:value="360361.642749422">
            <text:p>360361.642749422</text:p>
          </table:table-cell>
          <table:table-cell office:value-type="float" office:value="1279738.32098751">
            <text:p>1279738.32098751</text:p>
          </table:table-cell>
          <table:table-cell office:value-type="float" office:value="974986.047169711">
            <text:p>974986.047169711</text:p>
          </table:table-cell>
          <table:table-cell office:value-type="float" office:value="688382.632466575">
            <text:p>688382.632466575</text:p>
          </table:table-cell>
          <table:table-cell office:value-type="float" office:value="411175.839093633">
            <text:p>411175.839093633</text:p>
          </table:table-cell>
          <table:table-cell office:value-type="float" office:value="408990.609470036">
            <text:p>408990.609470036</text:p>
          </table:table-cell>
          <table:table-cell office:value-type="float" office:value="46893.9709079077">
            <text:p>46893.9709079077</text:p>
          </table:table-cell>
          <table:table-cell office:value-type="float" office:value="2344405.77259894">
            <text:p>2344405.77259894</text:p>
          </table:table-cell>
          <table:table-cell office:value-type="float" office:value="6498.28932277262">
            <text:p>6498.2893227726</text:p>
          </table:table-cell>
          <table:table-cell office:value-type="float" office:value="576782.800097225">
            <text:p>576782.800097225</text:p>
          </table:table-cell>
          <table:table-cell office:value-type="float" office:value="825255.741678232">
            <text:p>825255.741678232</text:p>
          </table:table-cell>
          <table:table-cell office:value-type="float" office:value="931673.837630998">
            <text:p>931673.837630998</text:p>
          </table:table-cell>
          <table:table-cell office:value-type="float" office:value="316941.21641726">
            <text:p>316941.21641726</text:p>
          </table:table-cell>
          <table:table-cell office:value-type="float" office:value="213729.169130907">
            <text:p>213729.169130907</text:p>
          </table:table-cell>
          <table:table-cell office:value-type="float" office:value="617970.781382582">
            <text:p>617970.781382582</text:p>
          </table:table-cell>
          <table:table-cell office:value-type="float" office:value="854957.247063518">
            <text:p>854957.247063518</text:p>
          </table:table-cell>
          <table:table-cell office:value-type="float" office:value="9820004.19271545">
            <text:p>9820004.19271545</text:p>
          </table:table-cell>
          <table:table-cell office:value-type="float" office:value="896958.610260147">
            <text:p>896958.610260147</text:p>
          </table:table-cell>
          <table:table-cell office:value-type="float" office:value="4027524.17747122">
            <text:p>4027524.17747122</text:p>
          </table:table-cell>
          <table:table-cell office:value-type="float" office:value="1294211.80075387">
            <text:p>1294211.80075387</text:p>
          </table:table-cell>
          <table:table-cell office:value-type="float" office:value="1359656.16884843">
            <text:p>1359656.16884843</text:p>
          </table:table-cell>
          <table:table-cell office:value-type="float" office:value="727871.652336916">
            <text:p>727871.652336916</text:p>
          </table:table-cell>
          <table:table-cell office:value-type="float" office:value="743606.636032954">
            <text:p>743606.636032954</text:p>
          </table:table-cell>
          <table:table-cell office:value-type="float" office:value="1713022.42166077">
            <text:p>1713022.42166077</text:p>
          </table:table-cell>
          <table:table-cell office:value-type="float" office:value="862340.496488664">
            <text:p>862340.496488664</text:p>
          </table:table-cell>
          <table:table-cell office:value-type="float" office:value="1943354.70029386">
            <text:p>1943354.70029386</text:p>
          </table:table-cell>
          <table:table-cell office:value-type="float" office:value="545949.610571353">
            <text:p>545949.610571353</text:p>
          </table:table-cell>
          <table:table-cell office:value-type="float" office:value="967346.285298633">
            <text:p>967346.285298633</text:p>
          </table:table-cell>
          <table:table-cell office:value-type="float" office:value="1617796.48791599">
            <text:p>1617796.48791599</text:p>
          </table:table-cell>
          <table:table-cell office:value-type="float" office:value="1433978.35519949">
            <text:p>1433978.35519949</text:p>
          </table:table-cell>
          <table:table-cell office:value-type="float" office:value="1581976.62559942">
            <text:p>1581976.62559942</text:p>
          </table:table-cell>
          <table:table-cell office:value-type="float" office:value="33333.1800174477">
            <text:p>33333.1800174477</text:p>
          </table:table-cell>
          <table:table-cell office:value-type="float" office:value="1145021.09506562">
            <text:p>1145021.09506562</text:p>
          </table:table-cell>
          <table:table-cell office:value-type="float" office:value="492146.94566129">
            <text:p>492146.94566129</text:p>
          </table:table-cell>
          <table:table-cell office:value-type="float" office:value="1981210.8332025">
            <text:p>1981210.8332025</text:p>
          </table:table-cell>
          <table:table-cell office:value-type="float" office:value="742750.079247535">
            <text:p>742750.079247535</text:p>
          </table:table-cell>
          <table:table-cell office:value-type="float" office:value="1256084.20768475">
            <text:p>1256084.20768475</text:p>
          </table:table-cell>
          <table:table-cell office:value-type="float" office:value="3896413.01227547">
            <text:p>3896413.01227547</text:p>
          </table:table-cell>
          <table:table-cell office:value-type="float" office:value="919608.651647186">
            <text:p>919608.651647186</text:p>
          </table:table-cell>
          <table:table-cell office:value-type="float" office:value="1415284.48497909">
            <text:p>1415284.48497909</text:p>
          </table:table-cell>
          <table:table-cell office:value-type="float" office:value="2830205.22600533">
            <text:p>2830205.22600533</text:p>
          </table:table-cell>
          <table:table-cell office:value-type="float" office:value="520196.064466277">
            <text:p>520196.064466277</text:p>
          </table:table-cell>
          <table:table-cell office:value-type="float" office:value="858756.843609383">
            <text:p>858756.843609383</text:p>
          </table:table-cell>
          <table:table-cell office:value-type="float" office:value="2979660.49610613">
            <text:p>2979660.49610613</text:p>
          </table:table-cell>
          <table:table-cell office:value-type="float" office:value="907772.542059983">
            <text:p>907772.542059983</text:p>
          </table:table-cell>
          <table:table-cell office:value-type="float" office:value="473172.50067524">
            <text:p>473172.50067524</text:p>
          </table:table-cell>
          <table:table-cell office:value-type="float" office:value="1111989.34593018">
            <text:p>1111989.34593018</text:p>
          </table:table-cell>
          <table:table-cell office:value-type="float" office:value="412331.929395673">
            <text:p>412331.929395673</text:p>
          </table:table-cell>
          <table:table-cell office:value-type="float" office:value="289177.178233051">
            <text:p>289177.178233051</text:p>
          </table:table-cell>
          <table:table-cell office:value-type="float" office:value="711203.272795638">
            <text:p>711203.272795638</text:p>
          </table:table-cell>
          <table:table-cell office:value-type="float" office:value="907404.661207898">
            <text:p>907404.661207898</text:p>
          </table:table-cell>
          <table:table-cell office:value-type="float" office:value="810720.144581428">
            <text:p>810720.144581428</text:p>
          </table:table-cell>
          <table:table-cell office:value-type="float" office:value="1811994.61730217">
            <text:p>1811994.61730217</text:p>
          </table:table-cell>
          <table:table-cell office:value-type="float" office:value="2936303.06787765">
            <text:p>2936303.06787765</text:p>
          </table:table-cell>
          <table:table-cell office:value-type="float" office:value="1127736.38654355">
            <text:p>1127736.38654355</text:p>
          </table:table-cell>
        </table:table-row>
        <table:table-row table:style-name="ro1">
          <table:table-cell office:value-type="string">
            <text:p>'江南爱情故'</text:p>
          </table:table-cell>
          <table:table-cell office:value-type="float" office:value="25">
            <text:p>25</text:p>
          </table:table-cell>
          <table:table-cell table:formula="of:=AVERAGE([.D17:.CY17])" office:value-type="float" office:value="944646.663993389">
            <text:p>944646.663993389</text:p>
          </table:table-cell>
          <table:table-cell office:value-type="float" office:value="788449.151670929">
            <text:p>788449.151670929</text:p>
          </table:table-cell>
          <table:table-cell office:value-type="float" office:value="293788.418898741">
            <text:p>293788.418898741</text:p>
          </table:table-cell>
          <table:table-cell office:value-type="float" office:value="1604841.94140823">
            <text:p>1604841.94140823</text:p>
          </table:table-cell>
          <table:table-cell office:value-type="float" office:value="342218.121941125">
            <text:p>342218.121941125</text:p>
          </table:table-cell>
          <table:table-cell office:value-type="float" office:value="644267.224658966">
            <text:p>644267.224658966</text:p>
          </table:table-cell>
          <table:table-cell office:value-type="float" office:value="232328.083743963">
            <text:p>232328.083743963</text:p>
          </table:table-cell>
          <table:table-cell office:value-type="float" office:value="9535121.08787446">
            <text:p>9535121.08787446</text:p>
          </table:table-cell>
          <table:table-cell office:value-type="float" office:value="410094.610666368">
            <text:p>410094.610666368</text:p>
          </table:table-cell>
          <table:table-cell office:value-type="float" office:value="63268.5882313636">
            <text:p>63268.5882313636</text:p>
          </table:table-cell>
          <table:table-cell office:value-type="float" office:value="160667.901317211">
            <text:p>160667.901317211</text:p>
          </table:table-cell>
          <table:table-cell office:value-type="float" office:value="1925319.51484105">
            <text:p>1925319.51484105</text:p>
          </table:table-cell>
          <table:table-cell office:value-type="float" office:value="979684.065692133">
            <text:p>979684.065692133</text:p>
          </table:table-cell>
          <table:table-cell office:value-type="float" office:value="141208.258219187">
            <text:p>141208.258219187</text:p>
          </table:table-cell>
          <table:table-cell office:value-type="float" office:value="77689.7810220838">
            <text:p>77689.7810220838</text:p>
          </table:table-cell>
          <table:table-cell office:value-type="float" office:value="822286.319491454">
            <text:p>822286.319491454</text:p>
          </table:table-cell>
          <table:table-cell office:value-type="float" office:value="67941.2190158631">
            <text:p>67941.2190158631</text:p>
          </table:table-cell>
          <table:table-cell office:value-type="float" office:value="1103263.7316725">
            <text:p>1103263.7316725</text:p>
          </table:table-cell>
          <table:table-cell office:value-type="float" office:value="1965732.06019692">
            <text:p>1965732.06019692</text:p>
          </table:table-cell>
          <table:table-cell office:value-type="float" office:value="274290.092005214">
            <text:p>274290.092005214</text:p>
          </table:table-cell>
          <table:table-cell office:value-type="float" office:value="780094.559351321">
            <text:p>780094.559351321</text:p>
          </table:table-cell>
          <table:table-cell office:value-type="float" office:value="3295414.8309706">
            <text:p>3295414.8309706</text:p>
          </table:table-cell>
          <table:table-cell office:value-type="float" office:value="75494.774684372">
            <text:p>75494.774684372</text:p>
          </table:table-cell>
          <table:table-cell office:value-type="float" office:value="182056.442417169">
            <text:p>182056.442417169</text:p>
          </table:table-cell>
          <table:table-cell office:value-type="float" office:value="464838.354059295">
            <text:p>464838.354059295</text:p>
          </table:table-cell>
          <table:table-cell office:value-type="float" office:value="158969.485117394">
            <text:p>158969.485117394</text:p>
          </table:table-cell>
          <table:table-cell office:value-type="float" office:value="724859.176109917">
            <text:p>724859.176109917</text:p>
          </table:table-cell>
          <table:table-cell office:value-type="float" office:value="195846.010792711">
            <text:p>195846.010792711</text:p>
          </table:table-cell>
          <table:table-cell office:value-type="float" office:value="1091418.36678315">
            <text:p>1091418.36678315</text:p>
          </table:table-cell>
          <table:table-cell office:value-type="float" office:value="519184.492397802">
            <text:p>519184.492397802</text:p>
          </table:table-cell>
          <table:table-cell office:value-type="float" office:value="887882.864845349">
            <text:p>887882.864845349</text:p>
          </table:table-cell>
          <table:table-cell office:value-type="float" office:value="178358.643432656">
            <text:p>178358.643432656</text:p>
          </table:table-cell>
          <table:table-cell office:value-type="float" office:value="861877.0263652">
            <text:p>861877.0263652</text:p>
          </table:table-cell>
          <table:table-cell office:value-type="float" office:value="78380.0731472844">
            <text:p>78380.0731472844</text:p>
          </table:table-cell>
          <table:table-cell office:value-type="float" office:value="222841.706776639">
            <text:p>222841.706776639</text:p>
          </table:table-cell>
          <table:table-cell office:value-type="float" office:value="898848.25286787">
            <text:p>898848.25286787</text:p>
          </table:table-cell>
          <table:table-cell office:value-type="float" office:value="145381.153290767">
            <text:p>145381.153290767</text:p>
          </table:table-cell>
          <table:table-cell office:value-type="float" office:value="1948657.56842801">
            <text:p>1948657.56842801</text:p>
          </table:table-cell>
          <table:table-cell office:value-type="float" office:value="319217.259654191">
            <text:p>319217.259654191</text:p>
          </table:table-cell>
          <table:table-cell office:value-type="float" office:value="1760385.45190492">
            <text:p>1760385.45190492</text:p>
          </table:table-cell>
          <table:table-cell office:value-type="float" office:value="705373.977516462">
            <text:p>705373.977516462</text:p>
          </table:table-cell>
          <table:table-cell office:value-type="float" office:value="466014.280726359">
            <text:p>466014.280726359</text:p>
          </table:table-cell>
          <table:table-cell office:value-type="float" office:value="93957.0690611345">
            <text:p>93957.0690611345</text:p>
          </table:table-cell>
          <table:table-cell office:value-type="float" office:value="1050229.5153064">
            <text:p>1050229.5153064</text:p>
          </table:table-cell>
          <table:table-cell office:value-type="float" office:value="973180.822242592">
            <text:p>973180.822242592</text:p>
          </table:table-cell>
          <table:table-cell office:value-type="float" office:value="942843.237544674">
            <text:p>942843.237544674</text:p>
          </table:table-cell>
          <table:table-cell office:value-type="float" office:value="1737629.83500448">
            <text:p>1737629.83500448</text:p>
          </table:table-cell>
          <table:table-cell office:value-type="float" office:value="251072.409279621">
            <text:p>251072.409279621</text:p>
          </table:table-cell>
          <table:table-cell office:value-type="float" office:value="4388729.25795984">
            <text:p>4388729.25795984</text:p>
          </table:table-cell>
          <table:table-cell office:value-type="float" office:value="380219.377650177">
            <text:p>380219.377650177</text:p>
          </table:table-cell>
          <table:table-cell office:value-type="float" office:value="467263.846367137">
            <text:p>467263.846367137</text:p>
          </table:table-cell>
          <table:table-cell office:value-type="float" office:value="814830.344556271">
            <text:p>814830.344556271</text:p>
          </table:table-cell>
          <table:table-cell office:value-type="float" office:value="28649.2930841869">
            <text:p>28649.2930841869</text:p>
          </table:table-cell>
          <table:table-cell office:value-type="float" office:value="116678.261933605">
            <text:p>116678.261933605</text:p>
          </table:table-cell>
          <table:table-cell office:value-type="float" office:value="758026.038185191">
            <text:p>758026.038185191</text:p>
          </table:table-cell>
          <table:table-cell office:value-type="float" office:value="641336.951564705">
            <text:p>641336.951564705</text:p>
          </table:table-cell>
          <table:table-cell office:value-type="float" office:value="1151156.38275339">
            <text:p>1151156.38275339</text:p>
          </table:table-cell>
          <table:table-cell office:value-type="float" office:value="94270.3165758057">
            <text:p>94270.3165758057</text:p>
          </table:table-cell>
          <table:table-cell office:value-type="float" office:value="139813.760042147">
            <text:p>139813.760042147</text:p>
          </table:table-cell>
          <table:table-cell office:value-type="float" office:value="251548.93989337">
            <text:p>251548.93989337</text:p>
          </table:table-cell>
          <table:table-cell office:value-type="float" office:value="51997.5939681088">
            <text:p>51997.5939681088</text:p>
          </table:table-cell>
          <table:table-cell office:value-type="float" office:value="403588.22229111">
            <text:p>403588.22229111</text:p>
          </table:table-cell>
          <table:table-cell office:value-type="float" office:value="292861.504211003">
            <text:p>292861.504211003</text:p>
          </table:table-cell>
          <table:table-cell office:value-type="float" office:value="5184.55083660816">
            <text:p>5184.5508366082</text:p>
          </table:table-cell>
          <table:table-cell office:value-type="float" office:value="67609.5679275354">
            <text:p>67609.5679275354</text:p>
          </table:table-cell>
          <table:table-cell office:value-type="float" office:value="1723374.9700212">
            <text:p>1723374.9700212</text:p>
          </table:table-cell>
          <table:table-cell office:value-type="float" office:value="917894.707798297">
            <text:p>917894.707798297</text:p>
          </table:table-cell>
          <table:table-cell office:value-type="float" office:value="294312.437487883">
            <text:p>294312.437487883</text:p>
          </table:table-cell>
          <table:table-cell office:value-type="float" office:value="64245.9154047416">
            <text:p>64245.9154047416</text:p>
          </table:table-cell>
          <table:table-cell office:value-type="float" office:value="1743821.34911641">
            <text:p>1743821.34911641</text:p>
          </table:table-cell>
          <table:table-cell office:value-type="float" office:value="419227.316919764">
            <text:p>419227.316919764</text:p>
          </table:table-cell>
          <table:table-cell office:value-type="float" office:value="515259.75143317">
            <text:p>515259.75143317</text:p>
          </table:table-cell>
          <table:table-cell office:value-type="float" office:value="496153.707634215">
            <text:p>496153.707634215</text:p>
          </table:table-cell>
          <table:table-cell office:value-type="float" office:value="355891.996431554">
            <text:p>355891.996431554</text:p>
          </table:table-cell>
          <table:table-cell office:value-type="float" office:value="1714768.20642794">
            <text:p>1714768.20642794</text:p>
          </table:table-cell>
          <table:table-cell office:value-type="float" office:value="629347.576653598">
            <text:p>629347.576653598</text:p>
          </table:table-cell>
          <table:table-cell office:value-type="float" office:value="1074761.9436125">
            <text:p>1074761.9436125</text:p>
          </table:table-cell>
          <table:table-cell office:value-type="float" office:value="69366.4989754145">
            <text:p>69366.4989754145</text:p>
          </table:table-cell>
          <table:table-cell office:value-type="float" office:value="194585.261129865">
            <text:p>194585.261129865</text:p>
          </table:table-cell>
          <table:table-cell office:value-type="float" office:value="68963.4954307765">
            <text:p>68963.4954307765</text:p>
          </table:table-cell>
          <table:table-cell office:value-type="float" office:value="564020.11536626">
            <text:p>564020.11536626</text:p>
          </table:table-cell>
          <table:table-cell office:value-type="float" office:value="1911350.75783229">
            <text:p>1911350.75783229</text:p>
          </table:table-cell>
          <table:table-cell office:value-type="float" office:value="2381622.83249993">
            <text:p>2381622.83249993</text:p>
          </table:table-cell>
          <table:table-cell office:value-type="float" office:value="61225.1395017266">
            <text:p>61225.1395017266</text:p>
          </table:table-cell>
          <table:table-cell office:value-type="float" office:value="813913.118347583">
            <text:p>813913.118347583</text:p>
          </table:table-cell>
          <table:table-cell office:value-type="float" office:value="1980471.92432246">
            <text:p>1980471.92432246</text:p>
          </table:table-cell>
          <table:table-cell office:value-type="float" office:value="23428.6932145496">
            <text:p>23428.6932145496</text:p>
          </table:table-cell>
          <table:table-cell office:value-type="float" office:value="1553604.78764744">
            <text:p>1553604.78764744</text:p>
          </table:table-cell>
          <table:table-cell office:value-type="float" office:value="483555.480525565">
            <text:p>483555.480525565</text:p>
          </table:table-cell>
          <table:table-cell office:value-type="float" office:value="25363.081539601">
            <text:p>25363.081539601</text:p>
          </table:table-cell>
          <table:table-cell office:value-type="float" office:value="2298142.02456964">
            <text:p>2298142.02456964</text:p>
          </table:table-cell>
          <table:table-cell office:value-type="float" office:value="903554.293134904">
            <text:p>903554.293134904</text:p>
          </table:table-cell>
          <table:table-cell office:value-type="float" office:value="41095.6613654795">
            <text:p>41095.6613654795</text:p>
          </table:table-cell>
          <table:table-cell office:value-type="float" office:value="814984.408129351">
            <text:p>814984.408129351</text:p>
          </table:table-cell>
          <table:table-cell office:value-type="float" office:value="970562.630988417">
            <text:p>970562.630988417</text:p>
          </table:table-cell>
          <table:table-cell office:value-type="float" office:value="752127.72174881">
            <text:p>752127.72174881</text:p>
          </table:table-cell>
          <table:table-cell office:value-type="float" office:value="773366.449809989">
            <text:p>773366.449809989</text:p>
          </table:table-cell>
          <table:table-cell office:value-type="float" office:value="63419.4108298026">
            <text:p>63419.4108298026</text:p>
          </table:table-cell>
          <table:table-cell office:value-type="float" office:value="415783.857286745">
            <text:p>415783.857286745</text:p>
          </table:table-cell>
          <table:table-cell office:value-type="float" office:value="975426.963499602">
            <text:p>975426.963499602</text:p>
          </table:table-cell>
          <table:table-cell office:value-type="float" office:value="13879139.8902551">
            <text:p>13879139.8902551</text:p>
          </table:table-cell>
        </table:table-row>
        <table:table-row table:style-name="ro2" table:number-rows-repeated="3">
          <table:table-cell table:number-columns-repeated="103"/>
        </table:table-row>
        <table:table-row table:style-name="ro3">
          <table:table-cell table:number-columns-repeated="103"/>
        </table:table-row>
        <table:table-row table:style-name="ro3">
          <table:table-cell table:number-columns-repeated="103"/>
        </table:table-row>
      </table:table>
      <table:table table:name="Sheet2" table:style-name="ta1">
        <table:table-column table:style-name="co3" table:number-columns-repeated="9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'前任攻�'</text:p>
          </table:table-cell>
          <table:table-cell table:formula="of:=AVERAGE([.C1:.CX1])" office:value-type="float" office:value="47327195.1405146">
            <text:p>47327195.1405146</text:p>
          </table:table-cell>
          <table:table-cell office:value-type="float" office:value="49986667.7444782">
            <text:p>49986667.7444782</text:p>
          </table:table-cell>
          <table:table-cell office:value-type="float" office:value="96756536.0478352">
            <text:p>96756536.0478352</text:p>
          </table:table-cell>
          <table:table-cell office:value-type="float" office:value="29500039.6775569">
            <text:p>29500039.6775569</text:p>
          </table:table-cell>
          <table:table-cell office:value-type="float" office:value="112345678">
            <text:p>112345678</text:p>
          </table:table-cell>
          <table:table-cell office:value-type="float" office:value="24616253.8650253">
            <text:p>24616253.8650253</text:p>
          </table:table-cell>
          <table:table-cell office:value-type="float" office:value="17776013.2463633">
            <text:p>17776013.2463633</text:p>
          </table:table-cell>
          <table:table-cell office:value-type="float" office:value="112345678">
            <text:p>112345678</text:p>
          </table:table-cell>
          <table:table-cell office:value-type="float" office:value="-1">
            <text:p>-1</text:p>
          </table:table-cell>
          <table:table-cell office:value-type="float" office:value="61795725.8540784">
            <text:p>61795725.8540784</text:p>
          </table:table-cell>
          <table:table-cell office:value-type="float" office:value="4756011.10100137">
            <text:p>4756011.10100137</text:p>
          </table:table-cell>
          <table:table-cell office:value-type="float" office:value="34858505.1709435">
            <text:p>34858505.1709435</text:p>
          </table:table-cell>
          <table:table-cell office:value-type="float" office:value="90081344.30616">
            <text:p>90081344.30616</text:p>
          </table:table-cell>
          <table:table-cell office:value-type="float" office:value="112345678">
            <text:p>112345678</text:p>
          </table:table-cell>
          <table:table-cell office:value-type="float" office:value="26804131.8187408">
            <text:p>26804131.8187408</text:p>
          </table:table-cell>
          <table:table-cell office:value-type="float" office:value="54287617.9846519">
            <text:p>54287617.9846519</text:p>
          </table:table-cell>
          <table:table-cell office:value-type="float" office:value="98510351.7949317">
            <text:p>98510351.7949317</text:p>
          </table:table-cell>
          <table:table-cell office:value-type="float" office:value="29101008.347605">
            <text:p>29101008.347605</text:p>
          </table:table-cell>
          <table:table-cell office:value-type="float" office:value="66840928.9208329">
            <text:p>66840928.9208329</text:p>
          </table:table-cell>
          <table:table-cell office:value-type="float" office:value="8931866.33299838">
            <text:p>8931866.33299838</text:p>
          </table:table-cell>
          <table:table-cell office:value-type="float" office:value="40882350.7717401">
            <text:p>40882350.7717401</text:p>
          </table:table-cell>
          <table:table-cell office:value-type="float" office:value="112345678">
            <text:p>112345678</text:p>
          </table:table-cell>
          <table:table-cell office:value-type="float" office:value="41713761.2623728">
            <text:p>41713761.2623728</text:p>
          </table:table-cell>
          <table:table-cell office:value-type="float" office:value="25997654.2597222">
            <text:p>25997654.2597222</text:p>
          </table:table-cell>
          <table:table-cell office:value-type="float" office:value="83034439.7183276">
            <text:p>83034439.7183276</text:p>
          </table:table-cell>
          <table:table-cell table:number-columns-repeated="2" office:value-type="float" office:value="112345678">
            <text:p>112345678</text:p>
          </table:table-cell>
          <table:table-cell office:value-type="float" office:value="14705280.409542">
            <text:p>14705280.409542</text:p>
          </table:table-cell>
          <table:table-cell office:value-type="float" office:value="85221204.7690665">
            <text:p>85221204.7690665</text:p>
          </table:table-cell>
          <table:table-cell office:value-type="float" office:value="30125934.5568977">
            <text:p>30125934.5568977</text:p>
          </table:table-cell>
          <table:table-cell office:value-type="float" office:value="20347979.8679371">
            <text:p>20347979.8679371</text:p>
          </table:table-cell>
          <table:table-cell office:value-type="float" office:value="33465708.982343">
            <text:p>33465708.982343</text:p>
          </table:table-cell>
          <table:table-cell office:value-type="float" office:value="8149257.99324287">
            <text:p>8149257.99324287</text:p>
          </table:table-cell>
          <table:table-cell office:value-type="float" office:value="58735652.2746044">
            <text:p>58735652.2746044</text:p>
          </table:table-cell>
          <table:table-cell table:number-columns-repeated="2" office:value-type="float" office:value="112345678">
            <text:p>112345678</text:p>
          </table:table-cell>
          <table:table-cell office:value-type="float" office:value="23753208.1997602">
            <text:p>23753208.1997602</text:p>
          </table:table-cell>
          <table:table-cell office:value-type="float" office:value="7904927.80291876">
            <text:p>7904927.80291876</text:p>
          </table:table-cell>
          <table:table-cell office:value-type="float" office:value="28477447.5001972">
            <text:p>28477447.5001972</text:p>
          </table:table-cell>
          <table:table-cell office:value-type="float" office:value="112345678">
            <text:p>112345678</text:p>
          </table:table-cell>
          <table:table-cell office:value-type="float" office:value="18325689.188796">
            <text:p>18325689.188796</text:p>
          </table:table-cell>
          <table:table-cell office:value-type="float" office:value="32437576.2101644">
            <text:p>32437576.2101644</text:p>
          </table:table-cell>
          <table:table-cell office:value-type="float" office:value="36910456.7985706">
            <text:p>36910456.7985706</text:p>
          </table:table-cell>
          <table:table-cell office:value-type="float" office:value="98036782.8207886">
            <text:p>98036782.8207886</text:p>
          </table:table-cell>
          <table:table-cell office:value-type="float" office:value="26349709.5357183">
            <text:p>26349709.5357183</text:p>
          </table:table-cell>
          <table:table-cell office:value-type="float" office:value="-1">
            <text:p>-1</text:p>
          </table:table-cell>
          <table:table-cell office:value-type="float" office:value="2754773.69498563">
            <text:p>2754773.69498563</text:p>
          </table:table-cell>
          <table:table-cell office:value-type="float" office:value="28998394.1875263">
            <text:p>28998394.1875263</text:p>
          </table:table-cell>
          <table:table-cell office:value-type="float" office:value="112345678">
            <text:p>112345678</text:p>
          </table:table-cell>
          <table:table-cell office:value-type="float" office:value="26936878.0236793">
            <text:p>26936878.0236793</text:p>
          </table:table-cell>
          <table:table-cell office:value-type="float" office:value="20307259.3057374">
            <text:p>20307259.3057374</text:p>
          </table:table-cell>
          <table:table-cell table:number-columns-repeated="2" office:value-type="float" office:value="112345678">
            <text:p>112345678</text:p>
          </table:table-cell>
          <table:table-cell office:value-type="float" office:value="29151804.6769331">
            <text:p>29151804.6769331</text:p>
          </table:table-cell>
          <table:table-cell office:value-type="float" office:value="87972112.1728689">
            <text:p>87972112.1728689</text:p>
          </table:table-cell>
          <table:table-cell office:value-type="float" office:value="25832959.3057825">
            <text:p>25832959.3057825</text:p>
          </table:table-cell>
          <table:table-cell office:value-type="float" office:value="40934580.9093889">
            <text:p>40934580.9093889</text:p>
          </table:table-cell>
          <table:table-cell office:value-type="float" office:value="-1">
            <text:p>-1</text:p>
          </table:table-cell>
          <table:table-cell office:value-type="float" office:value="112345678">
            <text:p>112345678</text:p>
          </table:table-cell>
          <table:table-cell office:value-type="float" office:value="15817978.8962828">
            <text:p>15817978.8962828</text:p>
          </table:table-cell>
          <table:table-cell office:value-type="float" office:value="71331188.272335">
            <text:p>71331188.272335</text:p>
          </table:table-cell>
          <table:table-cell office:value-type="float" office:value="81657262.0623799">
            <text:p>81657262.0623799</text:p>
          </table:table-cell>
          <table:table-cell office:value-type="float" office:value="112345678">
            <text:p>112345678</text:p>
          </table:table-cell>
          <table:table-cell office:value-type="float" office:value="4484368.48088283">
            <text:p>4484368.48088283</text:p>
          </table:table-cell>
          <table:table-cell office:value-type="float" office:value="-1">
            <text:p>-1</text:p>
          </table:table-cell>
          <table:table-cell office:value-type="float" office:value="14795742.2864898">
            <text:p>14795742.2864898</text:p>
          </table:table-cell>
          <table:table-cell office:value-type="float" office:value="29160921.8313862">
            <text:p>29160921.8313862</text:p>
          </table:table-cell>
          <table:table-cell office:value-type="float" office:value="53927508.8368007">
            <text:p>53927508.8368007</text:p>
          </table:table-cell>
          <table:table-cell office:value-type="float" office:value="-1">
            <text:p>-1</text:p>
          </table:table-cell>
          <table:table-cell office:value-type="float" office:value="65361743.0567372">
            <text:p>65361743.0567372</text:p>
          </table:table-cell>
          <table:table-cell office:value-type="float" office:value="112345678">
            <text:p>112345678</text:p>
          </table:table-cell>
          <table:table-cell office:value-type="float" office:value="-1">
            <text:p>-1</text:p>
          </table:table-cell>
          <table:table-cell office:value-type="float" office:value="90387806.8252947">
            <text:p>90387806.8252947</text:p>
          </table:table-cell>
          <table:table-cell office:value-type="float" office:value="28804283.0761285">
            <text:p>28804283.0761285</text:p>
          </table:table-cell>
          <table:table-cell office:value-type="float" office:value="45492267.3321113">
            <text:p>45492267.3321113</text:p>
          </table:table-cell>
          <table:table-cell office:value-type="float" office:value="22850633.8055482">
            <text:p>22850633.8055482</text:p>
          </table:table-cell>
          <table:table-cell office:value-type="float" office:value="23041669.5722109">
            <text:p>23041669.5722109</text:p>
          </table:table-cell>
          <table:table-cell office:value-type="float" office:value="40185412.3949675">
            <text:p>40185412.3949675</text:p>
          </table:table-cell>
          <table:table-cell office:value-type="float" office:value="13122787.6833794">
            <text:p>13122787.6833794</text:p>
          </table:table-cell>
          <table:table-cell office:value-type="float" office:value="15088329.956362">
            <text:p>15088329.956362</text:p>
          </table:table-cell>
          <table:table-cell office:value-type="float" office:value="-1">
            <text:p>-1</text:p>
          </table:table-cell>
          <table:table-cell office:value-type="float" office:value="27434916.3517226">
            <text:p>27434916.3517226</text:p>
          </table:table-cell>
          <table:table-cell office:value-type="float" office:value="33126234.3899117">
            <text:p>33126234.3899117</text:p>
          </table:table-cell>
          <table:table-cell office:value-type="float" office:value="28788596.4973918">
            <text:p>28788596.4973918</text:p>
          </table:table-cell>
          <table:table-cell office:value-type="float" office:value="15388651.3358694">
            <text:p>15388651.3358694</text:p>
          </table:table-cell>
          <table:table-cell office:value-type="float" office:value="-1">
            <text:p>-1</text:p>
          </table:table-cell>
          <table:table-cell office:value-type="float" office:value="73736236.8352697">
            <text:p>73736236.8352697</text:p>
          </table:table-cell>
          <table:table-cell office:value-type="float" office:value="27568832.5279413">
            <text:p>27568832.5279413</text:p>
          </table:table-cell>
          <table:table-cell office:value-type="float" office:value="112345678">
            <text:p>112345678</text:p>
          </table:table-cell>
          <table:table-cell office:value-type="float" office:value="26908444.4696613">
            <text:p>26908444.4696613</text:p>
          </table:table-cell>
          <table:table-cell office:value-type="float" office:value="6405433.64395797">
            <text:p>6405433.64395797</text:p>
          </table:table-cell>
          <table:table-cell office:value-type="float" office:value="27276591.2115069">
            <text:p>27276591.2115069</text:p>
          </table:table-cell>
          <table:table-cell office:value-type="float" office:value="37776374.1882505">
            <text:p>37776374.1882505</text:p>
          </table:table-cell>
          <table:table-cell office:value-type="float" office:value="28250444.3328366">
            <text:p>28250444.3328366</text:p>
          </table:table-cell>
          <table:table-cell office:value-type="float" office:value="39469761.4062703">
            <text:p>39469761.4062703</text:p>
          </table:table-cell>
          <table:table-cell office:value-type="float" office:value="18594618.074507">
            <text:p>18594618.074507</text:p>
          </table:table-cell>
          <table:table-cell office:value-type="float" office:value="41582952.4858388">
            <text:p>41582952.4858388</text:p>
          </table:table-cell>
          <table:table-cell office:value-type="float" office:value="112345678">
            <text:p>112345678</text:p>
          </table:table-cell>
          <table:table-cell office:value-type="float" office:value="18813591.7819166">
            <text:p>18813591.7819166</text:p>
          </table:table-cell>
          <table:table-cell office:value-type="float" office:value="43665654.6079347">
            <text:p>43665654.6079347</text:p>
          </table:table-cell>
          <table:table-cell office:value-type="float" office:value="40478970.128565">
            <text:p>40478970.128565</text:p>
          </table:table-cell>
          <table:table-cell/>
        </table:table-row>
        <table:table-row table:style-name="ro1">
          <table:table-cell office:value-type="string">
            <text:p>'我是狼'</text:p>
          </table:table-cell>
          <table:table-cell table:formula="of:=AVERAGE([.C2:.CX2])" office:value-type="float" office:value="40554444.5577281">
            <text:p>40554444.5577281</text:p>
          </table:table-cell>
          <table:table-cell office:value-type="float" office:value="17261640.9113893">
            <text:p>17261640.9113893</text:p>
          </table:table-cell>
          <table:table-cell office:value-type="float" office:value="12231854.3871169">
            <text:p>12231854.3871169</text:p>
          </table:table-cell>
          <table:table-cell office:value-type="float" office:value="19829289.1094154">
            <text:p>19829289.1094154</text:p>
          </table:table-cell>
          <table:table-cell office:value-type="float" office:value="-1">
            <text:p>-1</text:p>
          </table:table-cell>
          <table:table-cell office:value-type="float" office:value="26444020.3143937">
            <text:p>26444020.3143937</text:p>
          </table:table-cell>
          <table:table-cell office:value-type="float" office:value="97201865.573824">
            <text:p>97201865.573824</text:p>
          </table:table-cell>
          <table:table-cell office:value-type="float" office:value="66072154.3176573">
            <text:p>66072154.3176573</text:p>
          </table:table-cell>
          <table:table-cell office:value-type="float" office:value="-1">
            <text:p>-1</text:p>
          </table:table-cell>
          <table:table-cell office:value-type="float" office:value="56449950.0033697">
            <text:p>56449950.0033697</text:p>
          </table:table-cell>
          <table:table-cell office:value-type="float" office:value="6453758.77284735">
            <text:p>6453758.77284735</text:p>
          </table:table-cell>
          <table:table-cell office:value-type="float" office:value="21488437.1907599">
            <text:p>21488437.1907599</text:p>
          </table:table-cell>
          <table:table-cell office:value-type="float" office:value="45393781.2034518">
            <text:p>45393781.2034518</text:p>
          </table:table-cell>
          <table:table-cell office:value-type="float" office:value="57790720.0264522">
            <text:p>57790720.0264522</text:p>
          </table:table-cell>
          <table:table-cell table:number-columns-repeated="2" office:value-type="float" office:value="112345678">
            <text:p>112345678</text:p>
          </table:table-cell>
          <table:table-cell office:value-type="float" office:value="-1">
            <text:p>-1</text:p>
          </table:table-cell>
          <table:table-cell office:value-type="float" office:value="66281883.3222382">
            <text:p>66281883.3222382</text:p>
          </table:table-cell>
          <table:table-cell office:value-type="float" office:value="65924875.961801">
            <text:p>65924875.961801</text:p>
          </table:table-cell>
          <table:table-cell office:value-type="float" office:value="4402359.63266494">
            <text:p>4402359.63266494</text:p>
          </table:table-cell>
          <table:table-cell office:value-type="float" office:value="14285916.5499833">
            <text:p>14285916.5499833</text:p>
          </table:table-cell>
          <table:table-cell office:value-type="float" office:value="81715868.8105092">
            <text:p>81715868.8105092</text:p>
          </table:table-cell>
          <table:table-cell office:value-type="float" office:value="13822457.1077419">
            <text:p>13822457.1077419</text:p>
          </table:table-cell>
          <table:table-cell office:value-type="float" office:value="19293615.183708">
            <text:p>19293615.183708</text:p>
          </table:table-cell>
          <table:table-cell office:value-type="float" office:value="55859520.149601">
            <text:p>55859520.149601</text:p>
          </table:table-cell>
          <table:table-cell office:value-type="float" office:value="-1">
            <text:p>-1</text:p>
          </table:table-cell>
          <table:table-cell office:value-type="float" office:value="112345678">
            <text:p>112345678</text:p>
          </table:table-cell>
          <table:table-cell office:value-type="float" office:value="25394018.3661559">
            <text:p>25394018.3661559</text:p>
          </table:table-cell>
          <table:table-cell office:value-type="float" office:value="28672537.8146244">
            <text:p>28672537.8146244</text:p>
          </table:table-cell>
          <table:table-cell office:value-type="float" office:value="27636152.695955">
            <text:p>27636152.695955</text:p>
          </table:table-cell>
          <table:table-cell office:value-type="float" office:value="14463264.2279215">
            <text:p>14463264.2279215</text:p>
          </table:table-cell>
          <table:table-cell office:value-type="float" office:value="41002245.2095469">
            <text:p>41002245.2095469</text:p>
          </table:table-cell>
          <table:table-cell office:value-type="float" office:value="10936284.2834349">
            <text:p>10936284.2834349</text:p>
          </table:table-cell>
          <table:table-cell office:value-type="float" office:value="112345678">
            <text:p>112345678</text:p>
          </table:table-cell>
          <table:table-cell office:value-type="float" office:value="924756.096507287">
            <text:p>924756.096507287</text:p>
          </table:table-cell>
          <table:table-cell office:value-type="float" office:value="-1">
            <text:p>-1</text:p>
          </table:table-cell>
          <table:table-cell office:value-type="float" office:value="85233383.3956497">
            <text:p>85233383.3956497</text:p>
          </table:table-cell>
          <table:table-cell office:value-type="float" office:value="18922415.7364149">
            <text:p>18922415.7364149</text:p>
          </table:table-cell>
          <table:table-cell office:value-type="float" office:value="32400587.4102338">
            <text:p>32400587.4102338</text:p>
          </table:table-cell>
          <table:table-cell office:value-type="float" office:value="-1">
            <text:p>-1</text:p>
          </table:table-cell>
          <table:table-cell office:value-type="float" office:value="24763229.2566288">
            <text:p>24763229.2566288</text:p>
          </table:table-cell>
          <table:table-cell office:value-type="float" office:value="23162428.127334">
            <text:p>23162428.127334</text:p>
          </table:table-cell>
          <table:table-cell office:value-type="float" office:value="37802161.5140502">
            <text:p>37802161.5140502</text:p>
          </table:table-cell>
          <table:table-cell office:value-type="float" office:value="72495034.4246663">
            <text:p>72495034.4246663</text:p>
          </table:table-cell>
          <table:table-cell office:value-type="float" office:value="28144742.3837282">
            <text:p>28144742.3837282</text:p>
          </table:table-cell>
          <table:table-cell office:value-type="float" office:value="112345678">
            <text:p>112345678</text:p>
          </table:table-cell>
          <table:table-cell office:value-type="float" office:value="7864416.28363779">
            <text:p>7864416.28363779</text:p>
          </table:table-cell>
          <table:table-cell office:value-type="float" office:value="47208325.5304369">
            <text:p>47208325.5304369</text:p>
          </table:table-cell>
          <table:table-cell office:value-type="float" office:value="77521233.8343631">
            <text:p>77521233.8343631</text:p>
          </table:table-cell>
          <table:table-cell office:value-type="float" office:value="23521405.1120453">
            <text:p>23521405.1120453</text:p>
          </table:table-cell>
          <table:table-cell office:value-type="float" office:value="20498789.6381745">
            <text:p>20498789.6381745</text:p>
          </table:table-cell>
          <table:table-cell office:value-type="float" office:value="36566927.673458">
            <text:p>36566927.673458</text:p>
          </table:table-cell>
          <table:table-cell office:value-type="float" office:value="25741727.6048873">
            <text:p>25741727.6048873</text:p>
          </table:table-cell>
          <table:table-cell office:value-type="float" office:value="25201609.6925476">
            <text:p>25201609.6925476</text:p>
          </table:table-cell>
          <table:table-cell office:value-type="float" office:value="76441081.0039322">
            <text:p>76441081.0039322</text:p>
          </table:table-cell>
          <table:table-cell office:value-type="float" office:value="7253699.35433713">
            <text:p>7253699.35433713</text:p>
          </table:table-cell>
          <table:table-cell office:value-type="float" office:value="55900296.1380385">
            <text:p>55900296.1380385</text:p>
          </table:table-cell>
          <table:table-cell office:value-type="float" office:value="21627048.8927872">
            <text:p>21627048.8927872</text:p>
          </table:table-cell>
          <table:table-cell office:value-type="float" office:value="36698760.0277649">
            <text:p>36698760.0277649</text:p>
          </table:table-cell>
          <table:table-cell office:value-type="float" office:value="43567440.6917865">
            <text:p>43567440.6917865</text:p>
          </table:table-cell>
          <table:table-cell office:value-type="float" office:value="67994661.2523394">
            <text:p>67994661.2523394</text:p>
          </table:table-cell>
          <table:table-cell office:value-type="float" office:value="14482045.6756858">
            <text:p>14482045.6756858</text:p>
          </table:table-cell>
          <table:table-cell office:value-type="float" office:value="20548719.2124159">
            <text:p>20548719.2124159</text:p>
          </table:table-cell>
          <table:table-cell office:value-type="float" office:value="26489200.0818356">
            <text:p>26489200.0818356</text:p>
          </table:table-cell>
          <table:table-cell office:value-type="float" office:value="76971846.8607498">
            <text:p>76971846.8607498</text:p>
          </table:table-cell>
          <table:table-cell office:value-type="float" office:value="41620356.2438117">
            <text:p>41620356.2438117</text:p>
          </table:table-cell>
          <table:table-cell office:value-type="float" office:value="16850110.4389366">
            <text:p>16850110.4389366</text:p>
          </table:table-cell>
          <table:table-cell office:value-type="float" office:value="87316422.5291369">
            <text:p>87316422.5291369</text:p>
          </table:table-cell>
          <table:table-cell office:value-type="float" office:value="24931799.470626">
            <text:p>24931799.470626</text:p>
          </table:table-cell>
          <table:table-cell office:value-type="float" office:value="27096544.3465834">
            <text:p>27096544.3465834</text:p>
          </table:table-cell>
          <table:table-cell office:value-type="float" office:value="29634670.9519725">
            <text:p>29634670.9519725</text:p>
          </table:table-cell>
          <table:table-cell office:value-type="float" office:value="-1">
            <text:p>-1</text:p>
          </table:table-cell>
          <table:table-cell office:value-type="float" office:value="67040810.8451038">
            <text:p>67040810.8451038</text:p>
          </table:table-cell>
          <table:table-cell office:value-type="float" office:value="112345678">
            <text:p>112345678</text:p>
          </table:table-cell>
          <table:table-cell office:value-type="float" office:value="-1">
            <text:p>-1</text:p>
          </table:table-cell>
          <table:table-cell office:value-type="float" office:value="82199333.8980482">
            <text:p>82199333.8980482</text:p>
          </table:table-cell>
          <table:table-cell office:value-type="float" office:value="112345678">
            <text:p>112345678</text:p>
          </table:table-cell>
          <table:table-cell office:value-type="float" office:value="18064850.7288524">
            <text:p>18064850.7288524</text:p>
          </table:table-cell>
          <table:table-cell office:value-type="float" office:value="22542328.6512112">
            <text:p>22542328.6512112</text:p>
          </table:table-cell>
          <table:table-cell office:value-type="float" office:value="5006160.13953372">
            <text:p>5006160.13953372</text:p>
          </table:table-cell>
          <table:table-cell office:value-type="float" office:value="112345678">
            <text:p>112345678</text:p>
          </table:table-cell>
          <table:table-cell office:value-type="float" office:value="23736912.6520397">
            <text:p>23736912.6520397</text:p>
          </table:table-cell>
          <table:table-cell office:value-type="float" office:value="112345678">
            <text:p>112345678</text:p>
          </table:table-cell>
          <table:table-cell office:value-type="float" office:value="14923529.4764723">
            <text:p>14923529.4764723</text:p>
          </table:table-cell>
          <table:table-cell office:value-type="float" office:value="47107048.8486514">
            <text:p>47107048.8486514</text:p>
          </table:table-cell>
          <table:table-cell office:value-type="float" office:value="60737804.4528467">
            <text:p>60737804.4528467</text:p>
          </table:table-cell>
          <table:table-cell office:value-type="float" office:value="-1">
            <text:p>-1</text:p>
          </table:table-cell>
          <table:table-cell office:value-type="float" office:value="48877254.3094517">
            <text:p>48877254.3094517</text:p>
          </table:table-cell>
          <table:table-cell office:value-type="float" office:value="38913434.3100493">
            <text:p>38913434.3100493</text:p>
          </table:table-cell>
          <table:table-cell office:value-type="float" office:value="11726405.9917556">
            <text:p>11726405.9917556</text:p>
          </table:table-cell>
          <table:table-cell office:value-type="float" office:value="48978015.3188637">
            <text:p>48978015.3188637</text:p>
          </table:table-cell>
          <table:table-cell office:value-type="float" office:value="55683859.3038834">
            <text:p>55683859.3038834</text:p>
          </table:table-cell>
          <table:table-cell office:value-type="float" office:value="9104436.2398894">
            <text:p>9104436.2398894</text:p>
          </table:table-cell>
          <table:table-cell office:value-type="float" office:value="29162234.9180511">
            <text:p>29162234.9180511</text:p>
          </table:table-cell>
          <table:table-cell office:value-type="float" office:value="112345678">
            <text:p>112345678</text:p>
          </table:table-cell>
          <table:table-cell office:value-type="float" office:value="39048546.2280518">
            <text:p>39048546.2280518</text:p>
          </table:table-cell>
          <table:table-cell office:value-type="float" office:value="14452597.5852026">
            <text:p>14452597.5852026</text:p>
          </table:table-cell>
          <table:table-cell office:value-type="float" office:value="-1">
            <text:p>-1</text:p>
          </table:table-cell>
          <table:table-cell office:value-type="float" office:value="42542624.7151182">
            <text:p>42542624.7151182</text:p>
          </table:table-cell>
          <table:table-cell office:value-type="float" office:value="49934332.5525958">
            <text:p>49934332.5525958</text:p>
          </table:table-cell>
          <table:table-cell office:value-type="float" office:value="42498816.5930715">
            <text:p>42498816.5930715</text:p>
          </table:table-cell>
          <table:table-cell/>
        </table:table-row>
        <table:table-row table:style-name="ro1">
          <table:table-cell office:value-type="string">
            <text:p>'过界男�'</text:p>
          </table:table-cell>
          <table:table-cell table:formula="of:=AVERAGE([.C3:.CX3])" office:value-type="float" office:value="40428518.5771235">
            <text:p>40428518.5771235</text:p>
          </table:table-cell>
          <table:table-cell office:value-type="float" office:value="12036985.589351">
            <text:p>12036985.589351</text:p>
          </table:table-cell>
          <table:table-cell office:value-type="float" office:value="22002905.6619211">
            <text:p>22002905.6619211</text:p>
          </table:table-cell>
          <table:table-cell office:value-type="float" office:value="42031696.9227931">
            <text:p>42031696.9227931</text:p>
          </table:table-cell>
          <table:table-cell office:value-type="float" office:value="76469585.8218667">
            <text:p>76469585.8218667</text:p>
          </table:table-cell>
          <table:table-cell office:value-type="float" office:value="49337551.3622121">
            <text:p>49337551.3622121</text:p>
          </table:table-cell>
          <table:table-cell office:value-type="float" office:value="5444266.39493487">
            <text:p>5444266.39493487</text:p>
          </table:table-cell>
          <table:table-cell office:value-type="float" office:value="77710732.6897522">
            <text:p>77710732.6897522</text:p>
          </table:table-cell>
          <table:table-cell office:value-type="float" office:value="-1">
            <text:p>-1</text:p>
          </table:table-cell>
          <table:table-cell office:value-type="float" office:value="15734535.6663775">
            <text:p>15734535.6663775</text:p>
          </table:table-cell>
          <table:table-cell office:value-type="float" office:value="9777010.46047516">
            <text:p>9777010.46047516</text:p>
          </table:table-cell>
          <table:table-cell office:value-type="float" office:value="22476306.3090244">
            <text:p>22476306.3090244</text:p>
          </table:table-cell>
          <table:table-cell office:value-type="float" office:value="95026029.9823936">
            <text:p>95026029.9823936</text:p>
          </table:table-cell>
          <table:table-cell office:value-type="float" office:value="84450779.5012732">
            <text:p>84450779.5012732</text:p>
          </table:table-cell>
          <table:table-cell office:value-type="float" office:value="49817747.4209825">
            <text:p>49817747.4209825</text:p>
          </table:table-cell>
          <table:table-cell office:value-type="float" office:value="79931625.1015964">
            <text:p>79931625.1015964</text:p>
          </table:table-cell>
          <table:table-cell office:value-type="float" office:value="63577996.0047155">
            <text:p>63577996.0047155</text:p>
          </table:table-cell>
          <table:table-cell office:value-type="float" office:value="59564953.3693593">
            <text:p>59564953.3693593</text:p>
          </table:table-cell>
          <table:table-cell office:value-type="float" office:value="23381919.9785705">
            <text:p>23381919.9785705</text:p>
          </table:table-cell>
          <table:table-cell office:value-type="float" office:value="18593716.8442056">
            <text:p>18593716.8442056</text:p>
          </table:table-cell>
          <table:table-cell office:value-type="float" office:value="11354289.7258489">
            <text:p>11354289.7258489</text:p>
          </table:table-cell>
          <table:table-cell office:value-type="float" office:value="77847770.0158677">
            <text:p>77847770.0158677</text:p>
          </table:table-cell>
          <table:table-cell office:value-type="float" office:value="19797475.9869237">
            <text:p>19797475.9869237</text:p>
          </table:table-cell>
          <table:table-cell office:value-type="float" office:value="17322220.7632249">
            <text:p>17322220.7632249</text:p>
          </table:table-cell>
          <table:table-cell office:value-type="float" office:value="60150458.8824334">
            <text:p>60150458.8824334</text:p>
          </table:table-cell>
          <table:table-cell office:value-type="float" office:value="112345678">
            <text:p>112345678</text:p>
          </table:table-cell>
          <table:table-cell office:value-type="float" office:value="52141513.5954101">
            <text:p>52141513.5954101</text:p>
          </table:table-cell>
          <table:table-cell office:value-type="float" office:value="16161177.0499046">
            <text:p>16161177.0499046</text:p>
          </table:table-cell>
          <table:table-cell office:value-type="float" office:value="38631223.8911682">
            <text:p>38631223.8911682</text:p>
          </table:table-cell>
          <table:table-cell office:value-type="float" office:value="25276322.1237143">
            <text:p>25276322.1237143</text:p>
          </table:table-cell>
          <table:table-cell office:value-type="float" office:value="28218697.2619312">
            <text:p>28218697.2619312</text:p>
          </table:table-cell>
          <table:table-cell office:value-type="float" office:value="5189688.74383674">
            <text:p>5189688.74383674</text:p>
          </table:table-cell>
          <table:table-cell office:value-type="float" office:value="26236331.5584414">
            <text:p>26236331.5584414</text:p>
          </table:table-cell>
          <table:table-cell office:value-type="float" office:value="27700969.7003957">
            <text:p>27700969.7003957</text:p>
          </table:table-cell>
          <table:table-cell office:value-type="float" office:value="4922156.24617701">
            <text:p>4922156.24617701</text:p>
          </table:table-cell>
          <table:table-cell office:value-type="float" office:value="13826979.1033312">
            <text:p>13826979.1033312</text:p>
          </table:table-cell>
          <table:table-cell office:value-type="float" office:value="40335834.905738">
            <text:p>40335834.905738</text:p>
          </table:table-cell>
          <table:table-cell office:value-type="float" office:value="13601640.5345664">
            <text:p>13601640.5345664</text:p>
          </table:table-cell>
          <table:table-cell office:value-type="float" office:value="15824647.5626892">
            <text:p>15824647.5626892</text:p>
          </table:table-cell>
          <table:table-cell office:value-type="float" office:value="112345678">
            <text:p>112345678</text:p>
          </table:table-cell>
          <table:table-cell office:value-type="float" office:value="16869332.5899286">
            <text:p>16869332.5899286</text:p>
          </table:table-cell>
          <table:table-cell office:value-type="float" office:value="25729155.3886337">
            <text:p>25729155.3886337</text:p>
          </table:table-cell>
          <table:table-cell office:value-type="float" office:value="21909995.4651197">
            <text:p>21909995.4651197</text:p>
          </table:table-cell>
          <table:table-cell office:value-type="float" office:value="112345678">
            <text:p>112345678</text:p>
          </table:table-cell>
          <table:table-cell office:value-type="float" office:value="30697628.8060593">
            <text:p>30697628.8060593</text:p>
          </table:table-cell>
          <table:table-cell office:value-type="float" office:value="47695011.0112866">
            <text:p>47695011.0112866</text:p>
          </table:table-cell>
          <table:table-cell office:value-type="float" office:value="5792169.39393597">
            <text:p>5792169.39393597</text:p>
          </table:table-cell>
          <table:table-cell table:number-columns-repeated="2" office:value-type="float" office:value="112345678">
            <text:p>112345678</text:p>
          </table:table-cell>
          <table:table-cell office:value-type="float" office:value="14143605.0919226">
            <text:p>14143605.0919226</text:p>
          </table:table-cell>
          <table:table-cell office:value-type="float" office:value="47401983.5829405">
            <text:p>47401983.5829405</text:p>
          </table:table-cell>
          <table:table-cell office:value-type="float" office:value="34991179.6324091">
            <text:p>34991179.6324091</text:p>
          </table:table-cell>
          <table:table-cell office:value-type="float" office:value="39909708.9639433">
            <text:p>39909708.9639433</text:p>
          </table:table-cell>
          <table:table-cell office:value-type="float" office:value="112345678">
            <text:p>112345678</text:p>
          </table:table-cell>
          <table:table-cell office:value-type="float" office:value="88658683.8157367">
            <text:p>88658683.8157367</text:p>
          </table:table-cell>
          <table:table-cell office:value-type="float" office:value="41776546.6550027">
            <text:p>41776546.6550027</text:p>
          </table:table-cell>
          <table:table-cell office:value-type="float" office:value="22677804.7499953">
            <text:p>22677804.7499953</text:p>
          </table:table-cell>
          <table:table-cell office:value-type="float" office:value="59998367.6995772">
            <text:p>59998367.6995772</text:p>
          </table:table-cell>
          <table:table-cell office:value-type="float" office:value="49835962.8717527">
            <text:p>49835962.8717527</text:p>
          </table:table-cell>
          <table:table-cell office:value-type="float" office:value="39076655.5148318">
            <text:p>39076655.5148318</text:p>
          </table:table-cell>
          <table:table-cell office:value-type="float" office:value="27363170.3992242">
            <text:p>27363170.3992242</text:p>
          </table:table-cell>
          <table:table-cell office:value-type="float" office:value="112345678">
            <text:p>112345678</text:p>
          </table:table-cell>
          <table:table-cell office:value-type="float" office:value="53775148.5582038">
            <text:p>53775148.5582038</text:p>
          </table:table-cell>
          <table:table-cell office:value-type="float" office:value="8000209.14097039">
            <text:p>8000209.14097039</text:p>
          </table:table-cell>
          <table:table-cell office:value-type="float" office:value="112345678">
            <text:p>112345678</text:p>
          </table:table-cell>
          <table:table-cell office:value-type="float" office:value="18825302.8878266">
            <text:p>18825302.8878266</text:p>
          </table:table-cell>
          <table:table-cell office:value-type="float" office:value="20098309.0219003">
            <text:p>20098309.0219003</text:p>
          </table:table-cell>
          <table:table-cell office:value-type="float" office:value="36400452.3310428">
            <text:p>36400452.3310428</text:p>
          </table:table-cell>
          <table:table-cell office:value-type="float" office:value="44609548.427552">
            <text:p>44609548.427552</text:p>
          </table:table-cell>
          <table:table-cell office:value-type="float" office:value="49479321.0215187">
            <text:p>49479321.0215187</text:p>
          </table:table-cell>
          <table:table-cell office:value-type="float" office:value="22537864.869542">
            <text:p>22537864.869542</text:p>
          </table:table-cell>
          <table:table-cell office:value-type="float" office:value="-1">
            <text:p>-1</text:p>
          </table:table-cell>
          <table:table-cell office:value-type="float" office:value="22865010.1934668">
            <text:p>22865010.1934668</text:p>
          </table:table-cell>
          <table:table-cell office:value-type="float" office:value="11438589.5429646">
            <text:p>11438589.5429646</text:p>
          </table:table-cell>
          <table:table-cell office:value-type="float" office:value="36072271.5955333">
            <text:p>36072271.5955333</text:p>
          </table:table-cell>
          <table:table-cell office:value-type="float" office:value="90264251.6215013">
            <text:p>90264251.6215013</text:p>
          </table:table-cell>
          <table:table-cell office:value-type="float" office:value="1035471.24048488">
            <text:p>1035471.24048488</text:p>
          </table:table-cell>
          <table:table-cell office:value-type="float" office:value="20644438.0677234">
            <text:p>20644438.0677234</text:p>
          </table:table-cell>
          <table:table-cell office:value-type="float" office:value="45685162.7592298">
            <text:p>45685162.7592298</text:p>
          </table:table-cell>
          <table:table-cell office:value-type="float" office:value="29304648.5622749">
            <text:p>29304648.5622749</text:p>
          </table:table-cell>
          <table:table-cell office:value-type="float" office:value="50696515.0063219">
            <text:p>50696515.0063219</text:p>
          </table:table-cell>
          <table:table-cell office:value-type="float" office:value="15634197.4628292">
            <text:p>15634197.4628292</text:p>
          </table:table-cell>
          <table:table-cell office:value-type="float" office:value="21456719.9021833">
            <text:p>21456719.9021833</text:p>
          </table:table-cell>
          <table:table-cell office:value-type="float" office:value="29147349.1068228">
            <text:p>29147349.1068228</text:p>
          </table:table-cell>
          <table:table-cell office:value-type="float" office:value="19483592.2183776">
            <text:p>19483592.2183776</text:p>
          </table:table-cell>
          <table:table-cell office:value-type="float" office:value="112345678">
            <text:p>112345678</text:p>
          </table:table-cell>
          <table:table-cell office:value-type="float" office:value="26368003.6798691">
            <text:p>26368003.6798691</text:p>
          </table:table-cell>
          <table:table-cell office:value-type="float" office:value="14402698.0908293">
            <text:p>14402698.0908293</text:p>
          </table:table-cell>
          <table:table-cell office:value-type="float" office:value="21270968.2973286">
            <text:p>21270968.2973286</text:p>
          </table:table-cell>
          <table:table-cell office:value-type="float" office:value="18490601.5713725">
            <text:p>18490601.5713725</text:p>
          </table:table-cell>
          <table:table-cell office:value-type="float" office:value="14988300.8641788">
            <text:p>14988300.8641788</text:p>
          </table:table-cell>
          <table:table-cell office:value-type="float" office:value="15570491.2900958">
            <text:p>15570491.2900958</text:p>
          </table:table-cell>
          <table:table-cell office:value-type="float" office:value="26329812.0450606">
            <text:p>26329812.0450606</text:p>
          </table:table-cell>
          <table:table-cell office:value-type="float" office:value="18950964.9236583">
            <text:p>18950964.9236583</text:p>
          </table:table-cell>
          <table:table-cell office:value-type="float" office:value="41172306.2986378">
            <text:p>41172306.2986378</text:p>
          </table:table-cell>
          <table:table-cell office:value-type="float" office:value="46853866.3754651">
            <text:p>46853866.3754651</text:p>
          </table:table-cell>
          <table:table-cell office:value-type="float" office:value="24343651.9215895">
            <text:p>24343651.9215895</text:p>
          </table:table-cell>
          <table:table-cell office:value-type="float" office:value="112345678">
            <text:p>112345678</text:p>
          </table:table-cell>
          <table:table-cell office:value-type="float" office:value="25939485.4548314">
            <text:p>25939485.4548314</text:p>
          </table:table-cell>
          <table:table-cell office:value-type="float" office:value="38136656.4885807">
            <text:p>38136656.4885807</text:p>
          </table:table-cell>
          <table:table-cell office:value-type="float" office:value="22690194.5068796">
            <text:p>22690194.5068796</text:p>
          </table:table-cell>
          <table:table-cell/>
        </table:table-row>
        <table:table-row table:style-name="ro1">
          <table:table-cell office:value-type="string">
            <text:p>'北京爱情故'</text:p>
          </table:table-cell>
          <table:table-cell table:formula="of:=AVERAGE([.C4:.CX4])" office:value-type="float" office:value="35196684.1919888">
            <text:p>35196684.1919888</text:p>
          </table:table-cell>
          <table:table-cell office:value-type="float" office:value="36769017.1011923">
            <text:p>36769017.1011923</text:p>
          </table:table-cell>
          <table:table-cell office:value-type="float" office:value="23895168.7510038">
            <text:p>23895168.7510038</text:p>
          </table:table-cell>
          <table:table-cell office:value-type="float" office:value="43437068.1271145">
            <text:p>43437068.1271145</text:p>
          </table:table-cell>
          <table:table-cell office:value-type="float" office:value="36666307.6906379">
            <text:p>36666307.6906379</text:p>
          </table:table-cell>
          <table:table-cell office:value-type="float" office:value="5019234.66163948">
            <text:p>5019234.66163948</text:p>
          </table:table-cell>
          <table:table-cell office:value-type="float" office:value="31657312.0764896">
            <text:p>31657312.0764896</text:p>
          </table:table-cell>
          <table:table-cell office:value-type="float" office:value="30212806.7194175">
            <text:p>30212806.7194175</text:p>
          </table:table-cell>
          <table:table-cell office:value-type="float" office:value="112345678">
            <text:p>112345678</text:p>
          </table:table-cell>
          <table:table-cell office:value-type="float" office:value="5749258.30556801">
            <text:p>5749258.30556801</text:p>
          </table:table-cell>
          <table:table-cell office:value-type="float" office:value="3310398.68374933">
            <text:p>3310398.68374933</text:p>
          </table:table-cell>
          <table:table-cell office:value-type="float" office:value="34381452.5103855">
            <text:p>34381452.5103855</text:p>
          </table:table-cell>
          <table:table-cell office:value-type="float" office:value="25831722.2011758">
            <text:p>25831722.2011758</text:p>
          </table:table-cell>
          <table:table-cell office:value-type="float" office:value="90058026.3653642">
            <text:p>90058026.3653642</text:p>
          </table:table-cell>
          <table:table-cell office:value-type="float" office:value="29096687.7409093">
            <text:p>29096687.7409093</text:p>
          </table:table-cell>
          <table:table-cell office:value-type="float" office:value="96558257.2676656">
            <text:p>96558257.2676656</text:p>
          </table:table-cell>
          <table:table-cell office:value-type="float" office:value="43833139.1747916">
            <text:p>43833139.1747916</text:p>
          </table:table-cell>
          <table:table-cell office:value-type="float" office:value="30662201.6510948">
            <text:p>30662201.6510948</text:p>
          </table:table-cell>
          <table:table-cell office:value-type="float" office:value="47078255.2198296">
            <text:p>47078255.2198296</text:p>
          </table:table-cell>
          <table:table-cell office:value-type="float" office:value="2321096.67351324">
            <text:p>2321096.67351324</text:p>
          </table:table-cell>
          <table:table-cell office:value-type="float" office:value="20702100.7314005">
            <text:p>20702100.7314005</text:p>
          </table:table-cell>
          <table:table-cell office:value-type="float" office:value="112345678">
            <text:p>112345678</text:p>
          </table:table-cell>
          <table:table-cell office:value-type="float" office:value="22499553.1129856">
            <text:p>22499553.1129856</text:p>
          </table:table-cell>
          <table:table-cell office:value-type="float" office:value="24440143.1034782">
            <text:p>24440143.1034782</text:p>
          </table:table-cell>
          <table:table-cell office:value-type="float" office:value="112345678">
            <text:p>112345678</text:p>
          </table:table-cell>
          <table:table-cell office:value-type="float" office:value="-1">
            <text:p>-1</text:p>
          </table:table-cell>
          <table:table-cell office:value-type="float" office:value="31903220.9305921">
            <text:p>31903220.9305921</text:p>
          </table:table-cell>
          <table:table-cell office:value-type="float" office:value="9843358.92475603">
            <text:p>9843358.92475603</text:p>
          </table:table-cell>
          <table:table-cell office:value-type="float" office:value="25425510.048492">
            <text:p>25425510.048492</text:p>
          </table:table-cell>
          <table:table-cell office:value-type="float" office:value="49851672.9377398">
            <text:p>49851672.9377398</text:p>
          </table:table-cell>
          <table:table-cell office:value-type="float" office:value="15478346.7002886">
            <text:p>15478346.7002886</text:p>
          </table:table-cell>
          <table:table-cell office:value-type="float" office:value="10531589.9547144">
            <text:p>10531589.9547144</text:p>
          </table:table-cell>
          <table:table-cell office:value-type="float" office:value="13432694.2846422">
            <text:p>13432694.2846422</text:p>
          </table:table-cell>
          <table:table-cell office:value-type="float" office:value="99667285.4117477">
            <text:p>99667285.4117477</text:p>
          </table:table-cell>
          <table:table-cell office:value-type="float" office:value="7046264.97850436">
            <text:p>7046264.97850436</text:p>
          </table:table-cell>
          <table:table-cell office:value-type="float" office:value="49097592.6853559">
            <text:p>49097592.6853559</text:p>
          </table:table-cell>
          <table:table-cell office:value-type="float" office:value="6761681.32632553">
            <text:p>6761681.32632553</text:p>
          </table:table-cell>
          <table:table-cell office:value-type="float" office:value="8522725.71302266">
            <text:p>8522725.71302266</text:p>
          </table:table-cell>
          <table:table-cell office:value-type="float" office:value="26137414.9387553">
            <text:p>26137414.9387553</text:p>
          </table:table-cell>
          <table:table-cell office:value-type="float" office:value="-1">
            <text:p>-1</text:p>
          </table:table-cell>
          <table:table-cell office:value-type="float" office:value="15729015.9711172">
            <text:p>15729015.9711172</text:p>
          </table:table-cell>
          <table:table-cell office:value-type="float" office:value="21078221.7112949">
            <text:p>21078221.7112949</text:p>
          </table:table-cell>
          <table:table-cell office:value-type="float" office:value="34323485.6210876">
            <text:p>34323485.6210876</text:p>
          </table:table-cell>
          <table:table-cell office:value-type="float" office:value="22392517.6325802">
            <text:p>22392517.6325802</text:p>
          </table:table-cell>
          <table:table-cell office:value-type="float" office:value="50313835.8480527">
            <text:p>50313835.8480527</text:p>
          </table:table-cell>
          <table:table-cell office:value-type="float" office:value="-1">
            <text:p>-1</text:p>
          </table:table-cell>
          <table:table-cell office:value-type="float" office:value="5557149.65932509">
            <text:p>5557149.65932509</text:p>
          </table:table-cell>
          <table:table-cell office:value-type="float" office:value="4233770.84542664">
            <text:p>4233770.84542664</text:p>
          </table:table-cell>
          <table:table-cell office:value-type="float" office:value="31424466.8357365">
            <text:p>31424466.8357365</text:p>
          </table:table-cell>
          <table:table-cell office:value-type="float" office:value="27319115.5107591">
            <text:p>27319115.5107591</text:p>
          </table:table-cell>
          <table:table-cell office:value-type="float" office:value="13704313.9662577">
            <text:p>13704313.9662577</text:p>
          </table:table-cell>
          <table:table-cell office:value-type="float" office:value="45239309.7868729">
            <text:p>45239309.7868729</text:p>
          </table:table-cell>
          <table:table-cell office:value-type="float" office:value="73530278.787074">
            <text:p>73530278.787074</text:p>
          </table:table-cell>
          <table:table-cell office:value-type="float" office:value="39469139.1338864">
            <text:p>39469139.1338864</text:p>
          </table:table-cell>
          <table:table-cell office:value-type="float" office:value="21505249.9697128">
            <text:p>21505249.9697128</text:p>
          </table:table-cell>
          <table:table-cell office:value-type="float" office:value="87656021.7383535">
            <text:p>87656021.7383535</text:p>
          </table:table-cell>
          <table:table-cell office:value-type="float" office:value="47442256.9425751">
            <text:p>47442256.9425751</text:p>
          </table:table-cell>
          <table:table-cell office:value-type="float" office:value="67840027.1889884">
            <text:p>67840027.1889884</text:p>
          </table:table-cell>
          <table:table-cell office:value-type="float" office:value="28131521.3111026">
            <text:p>28131521.3111026</text:p>
          </table:table-cell>
          <table:table-cell office:value-type="float" office:value="95134943.0641788">
            <text:p>95134943.0641788</text:p>
          </table:table-cell>
          <table:table-cell office:value-type="float" office:value="86827750.6253146">
            <text:p>86827750.6253146</text:p>
          </table:table-cell>
          <table:table-cell office:value-type="float" office:value="22199190.6178203">
            <text:p>22199190.6178203</text:p>
          </table:table-cell>
          <table:table-cell office:value-type="float" office:value="39864006.2750959">
            <text:p>39864006.2750959</text:p>
          </table:table-cell>
          <table:table-cell office:value-type="float" office:value="7880972.90440249">
            <text:p>7880972.90440249</text:p>
          </table:table-cell>
          <table:table-cell office:value-type="float" office:value="-1">
            <text:p>-1</text:p>
          </table:table-cell>
          <table:table-cell office:value-type="float" office:value="7976627.11258822">
            <text:p>7976627.11258822</text:p>
          </table:table-cell>
          <table:table-cell office:value-type="float" office:value="15534988.3102835">
            <text:p>15534988.3102835</text:p>
          </table:table-cell>
          <table:table-cell office:value-type="float" office:value="39640723.6488999">
            <text:p>39640723.6488999</text:p>
          </table:table-cell>
          <table:table-cell office:value-type="float" office:value="48761853.6456795">
            <text:p>48761853.6456795</text:p>
          </table:table-cell>
          <table:table-cell office:value-type="float" office:value="27889500.3227734">
            <text:p>27889500.3227734</text:p>
          </table:table-cell>
          <table:table-cell office:value-type="float" office:value="45816462.7433535">
            <text:p>45816462.7433535</text:p>
          </table:table-cell>
          <table:table-cell office:value-type="float" office:value="-1">
            <text:p>-1</text:p>
          </table:table-cell>
          <table:table-cell office:value-type="float" office:value="60348824.0999076">
            <text:p>60348824.0999076</text:p>
          </table:table-cell>
          <table:table-cell office:value-type="float" office:value="44654223.2448705">
            <text:p>44654223.2448705</text:p>
          </table:table-cell>
          <table:table-cell office:value-type="float" office:value="112345678">
            <text:p>112345678</text:p>
          </table:table-cell>
          <table:table-cell office:value-type="float" office:value="57694645.0505837">
            <text:p>57694645.0505837</text:p>
          </table:table-cell>
          <table:table-cell office:value-type="float" office:value="14187973.5098555">
            <text:p>14187973.5098555</text:p>
          </table:table-cell>
          <table:table-cell office:value-type="float" office:value="22756850.2049551">
            <text:p>22756850.2049551</text:p>
          </table:table-cell>
          <table:table-cell office:value-type="float" office:value="12980395.7709033">
            <text:p>12980395.7709033</text:p>
          </table:table-cell>
          <table:table-cell office:value-type="float" office:value="21950903.8483799">
            <text:p>21950903.8483799</text:p>
          </table:table-cell>
          <table:table-cell office:value-type="float" office:value="-1">
            <text:p>-1</text:p>
          </table:table-cell>
          <table:table-cell office:value-type="float" office:value="46294654.5433998">
            <text:p>46294654.5433998</text:p>
          </table:table-cell>
          <table:table-cell office:value-type="float" office:value="43187010.5216958">
            <text:p>43187010.5216958</text:p>
          </table:table-cell>
          <table:table-cell office:value-type="float" office:value="3287125.89068985">
            <text:p>3287125.89068985</text:p>
          </table:table-cell>
          <table:table-cell office:value-type="float" office:value="25298472.4110668">
            <text:p>25298472.4110668</text:p>
          </table:table-cell>
          <table:table-cell office:value-type="float" office:value="-1">
            <text:p>-1</text:p>
          </table:table-cell>
          <table:table-cell office:value-type="float" office:value="112345678">
            <text:p>112345678</text:p>
          </table:table-cell>
          <table:table-cell office:value-type="float" office:value="5851593.48012678">
            <text:p>5851593.48012678</text:p>
          </table:table-cell>
          <table:table-cell office:value-type="float" office:value="27013593.0722606">
            <text:p>27013593.0722606</text:p>
          </table:table-cell>
          <table:table-cell office:value-type="float" office:value="15362145.693036">
            <text:p>15362145.693036</text:p>
          </table:table-cell>
          <table:table-cell office:value-type="float" office:value="42165623.2059276">
            <text:p>42165623.2059276</text:p>
          </table:table-cell>
          <table:table-cell office:value-type="float" office:value="21532372.6200606">
            <text:p>21532372.6200606</text:p>
          </table:table-cell>
          <table:table-cell office:value-type="float" office:value="21333113.5299064">
            <text:p>21333113.5299064</text:p>
          </table:table-cell>
          <table:table-cell office:value-type="float" office:value="42575322.8478358">
            <text:p>42575322.8478358</text:p>
          </table:table-cell>
          <table:table-cell office:value-type="float" office:value="41462766.6651989">
            <text:p>41462766.6651989</text:p>
          </table:table-cell>
          <table:table-cell office:value-type="float" office:value="14985981.8570528">
            <text:p>14985981.8570528</text:p>
          </table:table-cell>
          <table:table-cell office:value-type="float" office:value="73486335.2977002">
            <text:p>73486335.2977002</text:p>
          </table:table-cell>
          <table:table-cell office:value-type="float" office:value="112345678">
            <text:p>112345678</text:p>
          </table:table-cell>
          <table:table-cell office:value-type="float" office:value="5595852.28618798">
            <text:p>5595852.28618798</text:p>
          </table:table-cell>
          <table:table-cell office:value-type="float" office:value="26715732.1724605">
            <text:p>26715732.1724605</text:p>
          </table:table-cell>
          <table:table-cell office:value-type="float" office:value="42577561.9398835">
            <text:p>42577561.9398835</text:p>
          </table:table-cell>
          <table:table-cell/>
        </table:table-row>
        <table:table-row table:style-name="ro1">
          <table:table-cell office:value-type="string">
            <text:p>'谁说我们不�'</text:p>
          </table:table-cell>
          <table:table-cell table:formula="of:=AVERAGE([.C5:.CX5])" office:value-type="float" office:value="25180574.9025371">
            <text:p>25180574.9025371</text:p>
          </table:table-cell>
          <table:table-cell office:value-type="float" office:value="15234190.0991665">
            <text:p>15234190.0991665</text:p>
          </table:table-cell>
          <table:table-cell office:value-type="float" office:value="29730587.4774726">
            <text:p>29730587.4774726</text:p>
          </table:table-cell>
          <table:table-cell office:value-type="float" office:value="24304474.6591859">
            <text:p>24304474.6591859</text:p>
          </table:table-cell>
          <table:table-cell office:value-type="float" office:value="7639652.52541859">
            <text:p>7639652.52541859</text:p>
          </table:table-cell>
          <table:table-cell office:value-type="float" office:value="11025314.6240959">
            <text:p>11025314.6240959</text:p>
          </table:table-cell>
          <table:table-cell office:value-type="float" office:value="46235022.0524379">
            <text:p>46235022.0524379</text:p>
          </table:table-cell>
          <table:table-cell office:value-type="float" office:value="8598563.20995657">
            <text:p>8598563.20995657</text:p>
          </table:table-cell>
          <table:table-cell office:value-type="float" office:value="1108184.34465486">
            <text:p>1108184.34465486</text:p>
          </table:table-cell>
          <table:table-cell office:value-type="float" office:value="33073256.6102159">
            <text:p>33073256.6102159</text:p>
          </table:table-cell>
          <table:table-cell office:value-type="float" office:value="1930427.37429093">
            <text:p>1930427.37429093</text:p>
          </table:table-cell>
          <table:table-cell office:value-type="float" office:value="5657479.82468976">
            <text:p>5657479.82468976</text:p>
          </table:table-cell>
          <table:table-cell office:value-type="float" office:value="57315842.6264331">
            <text:p>57315842.6264331</text:p>
          </table:table-cell>
          <table:table-cell office:value-type="float" office:value="26933756.3658009">
            <text:p>26933756.3658009</text:p>
          </table:table-cell>
          <table:table-cell office:value-type="float" office:value="29348679.2733473">
            <text:p>29348679.2733473</text:p>
          </table:table-cell>
          <table:table-cell office:value-type="float" office:value="29578643.2770672">
            <text:p>29578643.2770672</text:p>
          </table:table-cell>
          <table:table-cell office:value-type="float" office:value="90569932.5591336">
            <text:p>90569932.5591336</text:p>
          </table:table-cell>
          <table:table-cell office:value-type="float" office:value="6076981.35133536">
            <text:p>6076981.35133536</text:p>
          </table:table-cell>
          <table:table-cell office:value-type="float" office:value="112345678">
            <text:p>112345678</text:p>
          </table:table-cell>
          <table:table-cell office:value-type="float" office:value="5393516.08537206">
            <text:p>5393516.08537206</text:p>
          </table:table-cell>
          <table:table-cell office:value-type="float" office:value="28866579.3535099">
            <text:p>28866579.3535099</text:p>
          </table:table-cell>
          <table:table-cell office:value-type="float" office:value="18257151.9518686">
            <text:p>18257151.9518686</text:p>
          </table:table-cell>
          <table:table-cell office:value-type="float" office:value="15030185.2870735">
            <text:p>15030185.2870735</text:p>
          </table:table-cell>
          <table:table-cell office:value-type="float" office:value="11166770.1830137">
            <text:p>11166770.1830137</text:p>
          </table:table-cell>
          <table:table-cell office:value-type="float" office:value="14876941.64913">
            <text:p>14876941.64913</text:p>
          </table:table-cell>
          <table:table-cell office:value-type="float" office:value="2996144.08710761">
            <text:p>2996144.08710761</text:p>
          </table:table-cell>
          <table:table-cell office:value-type="float" office:value="20866153.1469345">
            <text:p>20866153.1469345</text:p>
          </table:table-cell>
          <table:table-cell office:value-type="float" office:value="16694424.4667724">
            <text:p>16694424.4667724</text:p>
          </table:table-cell>
          <table:table-cell office:value-type="float" office:value="42423915.3960923">
            <text:p>42423915.3960923</text:p>
          </table:table-cell>
          <table:table-cell office:value-type="float" office:value="1619015.18729892">
            <text:p>1619015.18729892</text:p>
          </table:table-cell>
          <table:table-cell office:value-type="float" office:value="6660759.82174303">
            <text:p>6660759.82174303</text:p>
          </table:table-cell>
          <table:table-cell office:value-type="float" office:value="37074068.1813341">
            <text:p>37074068.1813341</text:p>
          </table:table-cell>
          <table:table-cell office:value-type="float" office:value="18689027.3763362">
            <text:p>18689027.3763362</text:p>
          </table:table-cell>
          <table:table-cell office:value-type="float" office:value="29791745.0448368">
            <text:p>29791745.0448368</text:p>
          </table:table-cell>
          <table:table-cell office:value-type="float" office:value="703115.390216146">
            <text:p>703115.390216146</text:p>
          </table:table-cell>
          <table:table-cell office:value-type="float" office:value="17076012.3557045">
            <text:p>17076012.3557045</text:p>
          </table:table-cell>
          <table:table-cell office:value-type="float" office:value="83567071.8253173">
            <text:p>83567071.8253173</text:p>
          </table:table-cell>
          <table:table-cell office:value-type="float" office:value="6938569.7548857">
            <text:p>6938569.7548857</text:p>
          </table:table-cell>
          <table:table-cell office:value-type="float" office:value="4344723.64533807">
            <text:p>4344723.64533807</text:p>
          </table:table-cell>
          <table:table-cell office:value-type="float" office:value="47123040.1772167">
            <text:p>47123040.1772167</text:p>
          </table:table-cell>
          <table:table-cell office:value-type="float" office:value="6395014.83856182">
            <text:p>6395014.83856182</text:p>
          </table:table-cell>
          <table:table-cell office:value-type="float" office:value="2090194.6629943">
            <text:p>2090194.6629943</text:p>
          </table:table-cell>
          <table:table-cell office:value-type="float" office:value="70584281.027452">
            <text:p>70584281.027452</text:p>
          </table:table-cell>
          <table:table-cell office:value-type="float" office:value="45656827.7654499">
            <text:p>45656827.7654499</text:p>
          </table:table-cell>
          <table:table-cell office:value-type="float" office:value="7665898.32231285">
            <text:p>7665898.32231285</text:p>
          </table:table-cell>
          <table:table-cell office:value-type="float" office:value="26131369.1295953">
            <text:p>26131369.1295953</text:p>
          </table:table-cell>
          <table:table-cell office:value-type="float" office:value="35483490.5279012">
            <text:p>35483490.5279012</text:p>
          </table:table-cell>
          <table:table-cell office:value-type="float" office:value="6895709.09452798">
            <text:p>6895709.09452798</text:p>
          </table:table-cell>
          <table:table-cell office:value-type="float" office:value="10194855.6359716">
            <text:p>10194855.6359716</text:p>
          </table:table-cell>
          <table:table-cell office:value-type="float" office:value="28984842.7019876">
            <text:p>28984842.7019876</text:p>
          </table:table-cell>
          <table:table-cell office:value-type="float" office:value="5697921.25328816">
            <text:p>5697921.25328816</text:p>
          </table:table-cell>
          <table:table-cell office:value-type="float" office:value="4366700.07301961">
            <text:p>4366700.07301961</text:p>
          </table:table-cell>
          <table:table-cell office:value-type="float" office:value="22004446.9165647">
            <text:p>22004446.9165647</text:p>
          </table:table-cell>
          <table:table-cell office:value-type="float" office:value="4247234.51942235">
            <text:p>4247234.51942235</text:p>
          </table:table-cell>
          <table:table-cell office:value-type="float" office:value="20010192.5909027">
            <text:p>20010192.5909027</text:p>
          </table:table-cell>
          <table:table-cell office:value-type="float" office:value="8063774.04356375">
            <text:p>8063774.04356375</text:p>
          </table:table-cell>
          <table:table-cell office:value-type="float" office:value="81722099.6160772">
            <text:p>81722099.6160772</text:p>
          </table:table-cell>
          <table:table-cell office:value-type="float" office:value="-1">
            <text:p>-1</text:p>
          </table:table-cell>
          <table:table-cell office:value-type="float" office:value="26455718.4246913">
            <text:p>26455718.4246913</text:p>
          </table:table-cell>
          <table:table-cell office:value-type="float" office:value="34358077.8177677">
            <text:p>34358077.8177677</text:p>
          </table:table-cell>
          <table:table-cell office:value-type="float" office:value="10752344.4569981">
            <text:p>10752344.4569981</text:p>
          </table:table-cell>
          <table:table-cell office:value-type="float" office:value="17793385.0480885">
            <text:p>17793385.0480885</text:p>
          </table:table-cell>
          <table:table-cell office:value-type="float" office:value="7348155.84235494">
            <text:p>7348155.84235494</text:p>
          </table:table-cell>
          <table:table-cell office:value-type="float" office:value="6521794.12312674">
            <text:p>6521794.12312674</text:p>
          </table:table-cell>
          <table:table-cell office:value-type="float" office:value="36676691.4612894">
            <text:p>36676691.4612894</text:p>
          </table:table-cell>
          <table:table-cell office:value-type="float" office:value="20872926.8797385">
            <text:p>20872926.8797385</text:p>
          </table:table-cell>
          <table:table-cell office:value-type="float" office:value="19494608.5158365">
            <text:p>19494608.5158365</text:p>
          </table:table-cell>
          <table:table-cell office:value-type="float" office:value="13449929.8427722">
            <text:p>13449929.8427722</text:p>
          </table:table-cell>
          <table:table-cell office:value-type="float" office:value="35599634.401735">
            <text:p>35599634.401735</text:p>
          </table:table-cell>
          <table:table-cell office:value-type="float" office:value="27842563.5759414">
            <text:p>27842563.5759414</text:p>
          </table:table-cell>
          <table:table-cell office:value-type="float" office:value="26172077.7447774">
            <text:p>26172077.7447774</text:p>
          </table:table-cell>
          <table:table-cell office:value-type="float" office:value="10397919.9707219">
            <text:p>10397919.9707219</text:p>
          </table:table-cell>
          <table:table-cell office:value-type="float" office:value="31751352.4678314">
            <text:p>31751352.4678314</text:p>
          </table:table-cell>
          <table:table-cell office:value-type="float" office:value="27364707.0055842">
            <text:p>27364707.0055842</text:p>
          </table:table-cell>
          <table:table-cell office:value-type="float" office:value="92868123.5810762">
            <text:p>92868123.5810762</text:p>
          </table:table-cell>
          <table:table-cell office:value-type="float" office:value="34579595.7906713">
            <text:p>34579595.7906713</text:p>
          </table:table-cell>
          <table:table-cell office:value-type="float" office:value="40720078.1845382">
            <text:p>40720078.1845382</text:p>
          </table:table-cell>
          <table:table-cell office:value-type="float" office:value="18324905.5479312">
            <text:p>18324905.5479312</text:p>
          </table:table-cell>
          <table:table-cell office:value-type="float" office:value="3025353.53433923">
            <text:p>3025353.53433923</text:p>
          </table:table-cell>
          <table:table-cell office:value-type="float" office:value="24086205.4195665">
            <text:p>24086205.4195665</text:p>
          </table:table-cell>
          <table:table-cell office:value-type="float" office:value="112345678">
            <text:p>112345678</text:p>
          </table:table-cell>
          <table:table-cell office:value-type="float" office:value="29811911.4370781">
            <text:p>29811911.4370781</text:p>
          </table:table-cell>
          <table:table-cell office:value-type="float" office:value="3286170.19628283">
            <text:p>3286170.19628283</text:p>
          </table:table-cell>
          <table:table-cell office:value-type="float" office:value="1819194.20817446">
            <text:p>1819194.20817446</text:p>
          </table:table-cell>
          <table:table-cell office:value-type="float" office:value="4499966.62534264">
            <text:p>4499966.62534264</text:p>
          </table:table-cell>
          <table:table-cell office:value-type="float" office:value="19304546.4431867">
            <text:p>19304546.4431867</text:p>
          </table:table-cell>
          <table:table-cell office:value-type="float" office:value="61997416.9303775">
            <text:p>61997416.9303775</text:p>
          </table:table-cell>
          <table:table-cell office:value-type="float" office:value="5904537.21006045">
            <text:p>5904537.21006045</text:p>
          </table:table-cell>
          <table:table-cell office:value-type="float" office:value="19443531.4063374">
            <text:p>19443531.4063374</text:p>
          </table:table-cell>
          <table:table-cell office:value-type="float" office:value="12692484.1608119">
            <text:p>12692484.1608119</text:p>
          </table:table-cell>
          <table:table-cell office:value-type="float" office:value="17101886.6401992">
            <text:p>17101886.6401992</text:p>
          </table:table-cell>
          <table:table-cell office:value-type="float" office:value="43572849.0611928">
            <text:p>43572849.0611928</text:p>
          </table:table-cell>
          <table:table-cell office:value-type="float" office:value="20554111.4587235">
            <text:p>20554111.4587235</text:p>
          </table:table-cell>
          <table:table-cell office:value-type="float" office:value="34679161.2981196">
            <text:p>34679161.2981196</text:p>
          </table:table-cell>
          <table:table-cell office:value-type="float" office:value="82814232.5646718">
            <text:p>82814232.5646718</text:p>
          </table:table-cell>
          <table:table-cell office:value-type="float" office:value="33513106.981826">
            <text:p>33513106.981826</text:p>
          </table:table-cell>
          <table:table-cell office:value-type="float" office:value="30699826.1941671">
            <text:p>30699826.1941671</text:p>
          </table:table-cell>
          <table:table-cell office:value-type="float" office:value="25223090.6011585">
            <text:p>25223090.6011585</text:p>
          </table:table-cell>
          <table:table-cell office:value-type="float" office:value="3876002.56515721">
            <text:p>3876002.56515721</text:p>
          </table:table-cell>
          <table:table-cell office:value-type="float" office:value="4935511.01771971">
            <text:p>4935511.01771971</text:p>
          </table:table-cell>
          <table:table-cell office:value-type="float" office:value="30465677.2743489">
            <text:p>30465677.2743489</text:p>
          </table:table-cell>
          <table:table-cell/>
        </table:table-row>
        <table:table-row table:style-name="ro1">
          <table:table-cell office:value-type="string">
            <text:p>'西游记之大闹'</text:p>
          </table:table-cell>
          <table:table-cell table:formula="of:=AVERAGE([.C6:.CX6])" office:value-type="float" office:value="21267386.8990621">
            <text:p>21267386.8990621</text:p>
          </table:table-cell>
          <table:table-cell office:value-type="float" office:value="13713570.7146132">
            <text:p>13713570.7146132</text:p>
          </table:table-cell>
          <table:table-cell office:value-type="float" office:value="17645843.2191709">
            <text:p>17645843.2191709</text:p>
          </table:table-cell>
          <table:table-cell office:value-type="float" office:value="27408077.1437142">
            <text:p>27408077.1437142</text:p>
          </table:table-cell>
          <table:table-cell office:value-type="float" office:value="4623090.92369522">
            <text:p>4623090.92369522</text:p>
          </table:table-cell>
          <table:table-cell office:value-type="float" office:value="21701530.3534572">
            <text:p>21701530.3534572</text:p>
          </table:table-cell>
          <table:table-cell office:value-type="float" office:value="12684762.9230043">
            <text:p>12684762.9230043</text:p>
          </table:table-cell>
          <table:table-cell office:value-type="float" office:value="15046983.4333207">
            <text:p>15046983.4333207</text:p>
          </table:table-cell>
          <table:table-cell office:value-type="float" office:value="6706619.01430795">
            <text:p>6706619.01430795</text:p>
          </table:table-cell>
          <table:table-cell office:value-type="float" office:value="18261953.2970812">
            <text:p>18261953.2970812</text:p>
          </table:table-cell>
          <table:table-cell office:value-type="float" office:value="32608690.9818747">
            <text:p>32608690.9818747</text:p>
          </table:table-cell>
          <table:table-cell office:value-type="float" office:value="34761488.2377402">
            <text:p>34761488.2377402</text:p>
          </table:table-cell>
          <table:table-cell office:value-type="float" office:value="8130990.91456248">
            <text:p>8130990.91456248</text:p>
          </table:table-cell>
          <table:table-cell office:value-type="float" office:value="5012836.9248711">
            <text:p>5012836.9248711</text:p>
          </table:table-cell>
          <table:table-cell office:value-type="float" office:value="18926620.2757835">
            <text:p>18926620.2757835</text:p>
          </table:table-cell>
          <table:table-cell office:value-type="float" office:value="68051718.7297608">
            <text:p>68051718.7297608</text:p>
          </table:table-cell>
          <table:table-cell office:value-type="float" office:value="59596495.3492201">
            <text:p>59596495.3492201</text:p>
          </table:table-cell>
          <table:table-cell office:value-type="float" office:value="23358543.3127957">
            <text:p>23358543.3127957</text:p>
          </table:table-cell>
          <table:table-cell office:value-type="float" office:value="19293350.2307369">
            <text:p>19293350.2307369</text:p>
          </table:table-cell>
          <table:table-cell office:value-type="float" office:value="14326241.3495762">
            <text:p>14326241.3495762</text:p>
          </table:table-cell>
          <table:table-cell office:value-type="float" office:value="20758099.1507221">
            <text:p>20758099.1507221</text:p>
          </table:table-cell>
          <table:table-cell office:value-type="float" office:value="4519315.17323529">
            <text:p>4519315.17323529</text:p>
          </table:table-cell>
          <table:table-cell office:value-type="float" office:value="8822233.77169826">
            <text:p>8822233.77169826</text:p>
          </table:table-cell>
          <table:table-cell office:value-type="float" office:value="24337894.1156372">
            <text:p>24337894.1156372</text:p>
          </table:table-cell>
          <table:table-cell office:value-type="float" office:value="27018175.0980604">
            <text:p>27018175.0980604</text:p>
          </table:table-cell>
          <table:table-cell office:value-type="float" office:value="15810184.9040749">
            <text:p>15810184.9040749</text:p>
          </table:table-cell>
          <table:table-cell office:value-type="float" office:value="9720573.09552735">
            <text:p>9720573.09552735</text:p>
          </table:table-cell>
          <table:table-cell office:value-type="float" office:value="7656745.41934146">
            <text:p>7656745.41934146</text:p>
          </table:table-cell>
          <table:table-cell office:value-type="float" office:value="5856592.34363043">
            <text:p>5856592.34363043</text:p>
          </table:table-cell>
          <table:table-cell office:value-type="float" office:value="88033968.1605995">
            <text:p>88033968.1605995</text:p>
          </table:table-cell>
          <table:table-cell office:value-type="float" office:value="9155445.29621721">
            <text:p>9155445.29621721</text:p>
          </table:table-cell>
          <table:table-cell office:value-type="float" office:value="2812073.07238423">
            <text:p>2812073.07238423</text:p>
          </table:table-cell>
          <table:table-cell office:value-type="float" office:value="1563515.27353526">
            <text:p>1563515.27353526</text:p>
          </table:table-cell>
          <table:table-cell office:value-type="float" office:value="28994207.1187646">
            <text:p>28994207.1187646</text:p>
          </table:table-cell>
          <table:table-cell office:value-type="float" office:value="5119807.09760297">
            <text:p>5119807.09760297</text:p>
          </table:table-cell>
          <table:table-cell office:value-type="float" office:value="15108887.0266097">
            <text:p>15108887.0266097</text:p>
          </table:table-cell>
          <table:table-cell office:value-type="float" office:value="9638651.98437323">
            <text:p>9638651.98437323</text:p>
          </table:table-cell>
          <table:table-cell office:value-type="float" office:value="4460147.32777711">
            <text:p>4460147.32777711</text:p>
          </table:table-cell>
          <table:table-cell office:value-type="float" office:value="9379250.54350002">
            <text:p>9379250.54350002</text:p>
          </table:table-cell>
          <table:table-cell office:value-type="float" office:value="14667231.9662724">
            <text:p>14667231.9662724</text:p>
          </table:table-cell>
          <table:table-cell office:value-type="float" office:value="7551777.79332904">
            <text:p>7551777.79332904</text:p>
          </table:table-cell>
          <table:table-cell office:value-type="float" office:value="22449432.6322669">
            <text:p>22449432.6322669</text:p>
          </table:table-cell>
          <table:table-cell office:value-type="float" office:value="24058647.7463221">
            <text:p>24058647.7463221</text:p>
          </table:table-cell>
          <table:table-cell office:value-type="float" office:value="28158159.4608871">
            <text:p>28158159.4608871</text:p>
          </table:table-cell>
          <table:table-cell office:value-type="float" office:value="3302085.82592575">
            <text:p>3302085.82592575</text:p>
          </table:table-cell>
          <table:table-cell office:value-type="float" office:value="112345678">
            <text:p>112345678</text:p>
          </table:table-cell>
          <table:table-cell office:value-type="float" office:value="10839213.6800304">
            <text:p>10839213.6800304</text:p>
          </table:table-cell>
          <table:table-cell office:value-type="float" office:value="13370635.8136756">
            <text:p>13370635.8136756</text:p>
          </table:table-cell>
          <table:table-cell office:value-type="float" office:value="8728212.67016974">
            <text:p>8728212.67016974</text:p>
          </table:table-cell>
          <table:table-cell office:value-type="float" office:value="21177587.4065217">
            <text:p>21177587.4065217</text:p>
          </table:table-cell>
          <table:table-cell office:value-type="float" office:value="25557440.045725">
            <text:p>25557440.045725</text:p>
          </table:table-cell>
          <table:table-cell office:value-type="float" office:value="16232214.176006">
            <text:p>16232214.176006</text:p>
          </table:table-cell>
          <table:table-cell office:value-type="float" office:value="17575672.2280057">
            <text:p>17575672.2280057</text:p>
          </table:table-cell>
          <table:table-cell office:value-type="float" office:value="17076673.4098178">
            <text:p>17076673.4098178</text:p>
          </table:table-cell>
          <table:table-cell office:value-type="float" office:value="19989185.949418">
            <text:p>19989185.949418</text:p>
          </table:table-cell>
          <table:table-cell office:value-type="float" office:value="5613600.90732094">
            <text:p>5613600.90732094</text:p>
          </table:table-cell>
          <table:table-cell office:value-type="float" office:value="23723741.5091981">
            <text:p>23723741.5091981</text:p>
          </table:table-cell>
          <table:table-cell office:value-type="float" office:value="47132676.9213086">
            <text:p>47132676.9213086</text:p>
          </table:table-cell>
          <table:table-cell office:value-type="float" office:value="9010768.81068204">
            <text:p>9010768.81068204</text:p>
          </table:table-cell>
          <table:table-cell office:value-type="float" office:value="7333397.58720238">
            <text:p>7333397.58720238</text:p>
          </table:table-cell>
          <table:table-cell office:value-type="float" office:value="4603313.37055479">
            <text:p>4603313.37055479</text:p>
          </table:table-cell>
          <table:table-cell office:value-type="float" office:value="26571249.4230831">
            <text:p>26571249.4230831</text:p>
          </table:table-cell>
          <table:table-cell office:value-type="float" office:value="26666922.5743278">
            <text:p>26666922.5743278</text:p>
          </table:table-cell>
          <table:table-cell office:value-type="float" office:value="13240481.1295496">
            <text:p>13240481.1295496</text:p>
          </table:table-cell>
          <table:table-cell office:value-type="float" office:value="9640823.14590797">
            <text:p>9640823.14590797</text:p>
          </table:table-cell>
          <table:table-cell office:value-type="float" office:value="27552188.4846524">
            <text:p>27552188.4846524</text:p>
          </table:table-cell>
          <table:table-cell office:value-type="float" office:value="19011598.8352921">
            <text:p>19011598.8352921</text:p>
          </table:table-cell>
          <table:table-cell office:value-type="float" office:value="24950946.4930364">
            <text:p>24950946.4930364</text:p>
          </table:table-cell>
          <table:table-cell office:value-type="float" office:value="92135846.6995217">
            <text:p>92135846.6995217</text:p>
          </table:table-cell>
          <table:table-cell office:value-type="float" office:value="1004840.04216103">
            <text:p>1004840.04216103</text:p>
          </table:table-cell>
          <table:table-cell office:value-type="float" office:value="27551505.5161619">
            <text:p>27551505.5161619</text:p>
          </table:table-cell>
          <table:table-cell office:value-type="float" office:value="17467685.4681971">
            <text:p>17467685.4681971</text:p>
          </table:table-cell>
          <table:table-cell office:value-type="float" office:value="20824323.4882574">
            <text:p>20824323.4882574</text:p>
          </table:table-cell>
          <table:table-cell office:value-type="float" office:value="10860680.470809">
            <text:p>10860680.470809</text:p>
          </table:table-cell>
          <table:table-cell office:value-type="float" office:value="34883594.8383567">
            <text:p>34883594.8383567</text:p>
          </table:table-cell>
          <table:table-cell office:value-type="float" office:value="15320503.284081">
            <text:p>15320503.284081</text:p>
          </table:table-cell>
          <table:table-cell office:value-type="float" office:value="24043330.4651665">
            <text:p>24043330.4651665</text:p>
          </table:table-cell>
          <table:table-cell office:value-type="float" office:value="26924478.3251609">
            <text:p>26924478.3251609</text:p>
          </table:table-cell>
          <table:table-cell office:value-type="float" office:value="25595314.2702901">
            <text:p>25595314.2702901</text:p>
          </table:table-cell>
          <table:table-cell office:value-type="float" office:value="17127281.4634729">
            <text:p>17127281.4634729</text:p>
          </table:table-cell>
          <table:table-cell office:value-type="float" office:value="28246122.3234263">
            <text:p>28246122.3234263</text:p>
          </table:table-cell>
          <table:table-cell office:value-type="float" office:value="15588028.7750396">
            <text:p>15588028.7750396</text:p>
          </table:table-cell>
          <table:table-cell office:value-type="float" office:value="84945752.9035035">
            <text:p>84945752.9035035</text:p>
          </table:table-cell>
          <table:table-cell office:value-type="float" office:value="9190672.68352103">
            <text:p>9190672.68352103</text:p>
          </table:table-cell>
          <table:table-cell office:value-type="float" office:value="15801720.0870719">
            <text:p>15801720.0870719</text:p>
          </table:table-cell>
          <table:table-cell office:value-type="float" office:value="14695864.5449083">
            <text:p>14695864.5449083</text:p>
          </table:table-cell>
          <table:table-cell office:value-type="float" office:value="73288407.5758334">
            <text:p>73288407.5758334</text:p>
          </table:table-cell>
          <table:table-cell office:value-type="float" office:value="6603306.8605477">
            <text:p>6603306.8605477</text:p>
          </table:table-cell>
          <table:table-cell office:value-type="float" office:value="5356518.18912206">
            <text:p>5356518.18912206</text:p>
          </table:table-cell>
          <table:table-cell office:value-type="float" office:value="16271674.9032023">
            <text:p>16271674.9032023</text:p>
          </table:table-cell>
          <table:table-cell office:value-type="float" office:value="1773351.70000409">
            <text:p>1773351.70000409</text:p>
          </table:table-cell>
          <table:table-cell office:value-type="float" office:value="8660548.66531729">
            <text:p>8660548.66531729</text:p>
          </table:table-cell>
          <table:table-cell office:value-type="float" office:value="6360634.98005156">
            <text:p>6360634.98005156</text:p>
          </table:table-cell>
          <table:table-cell office:value-type="float" office:value="23088372.0518606">
            <text:p>23088372.0518606</text:p>
          </table:table-cell>
          <table:table-cell office:value-type="float" office:value="16455204.0899203">
            <text:p>16455204.0899203</text:p>
          </table:table-cell>
          <table:table-cell office:value-type="float" office:value="28768689.2096116">
            <text:p>28768689.2096116</text:p>
          </table:table-cell>
          <table:table-cell office:value-type="float" office:value="44227867.797749">
            <text:p>44227867.797749</text:p>
          </table:table-cell>
          <table:table-cell office:value-type="float" office:value="14653267.2320455">
            <text:p>14653267.2320455</text:p>
          </table:table-cell>
          <table:table-cell office:value-type="float" office:value="10024770.1331588">
            <text:p>10024770.1331588</text:p>
          </table:table-cell>
          <table:table-cell office:value-type="float" office:value="29861714.0239952">
            <text:p>29861714.0239952</text:p>
          </table:table-cell>
          <table:table-cell office:value-type="float" office:value="30380085.5456216">
            <text:p>30380085.5456216</text:p>
          </table:table-cell>
          <table:table-cell/>
        </table:table-row>
        <table:table-row table:style-name="ro1">
          <table:table-cell office:value-type="string">
            <text:p>'大话天�'</text:p>
          </table:table-cell>
          <table:table-cell table:formula="of:=AVERAGE([.C7:.CX7])" office:value-type="float" office:value="19365097.8547414">
            <text:p>19365097.8547414</text:p>
          </table:table-cell>
          <table:table-cell office:value-type="float" office:value="26163733.1465602">
            <text:p>26163733.1465602</text:p>
          </table:table-cell>
          <table:table-cell office:value-type="float" office:value="28641524.511169">
            <text:p>28641524.511169</text:p>
          </table:table-cell>
          <table:table-cell office:value-type="float" office:value="23956503.575437">
            <text:p>23956503.575437</text:p>
          </table:table-cell>
          <table:table-cell office:value-type="float" office:value="9124982.06236763">
            <text:p>9124982.06236763</text:p>
          </table:table-cell>
          <table:table-cell office:value-type="float" office:value="1328574.24213567">
            <text:p>1328574.24213567</text:p>
          </table:table-cell>
          <table:table-cell office:value-type="float" office:value="9558483.80296065">
            <text:p>9558483.80296065</text:p>
          </table:table-cell>
          <table:table-cell office:value-type="float" office:value="28608916.1043781">
            <text:p>28608916.1043781</text:p>
          </table:table-cell>
          <table:table-cell office:value-type="float" office:value="79050696.4256506">
            <text:p>79050696.4256506</text:p>
          </table:table-cell>
          <table:table-cell office:value-type="float" office:value="26006419.4855712">
            <text:p>26006419.4855712</text:p>
          </table:table-cell>
          <table:table-cell office:value-type="float" office:value="22853006.4782364">
            <text:p>22853006.4782364</text:p>
          </table:table-cell>
          <table:table-cell office:value-type="float" office:value="56265200.4761577">
            <text:p>56265200.4761577</text:p>
          </table:table-cell>
          <table:table-cell office:value-type="float" office:value="6386335.86716321">
            <text:p>6386335.86716321</text:p>
          </table:table-cell>
          <table:table-cell office:value-type="float" office:value="13195429.7623855">
            <text:p>13195429.7623855</text:p>
          </table:table-cell>
          <table:table-cell office:value-type="float" office:value="9678181.23909138">
            <text:p>9678181.23909138</text:p>
          </table:table-cell>
          <table:table-cell office:value-type="float" office:value="6960980.13428971">
            <text:p>6960980.13428971</text:p>
          </table:table-cell>
          <table:table-cell office:value-type="float" office:value="112345678">
            <text:p>112345678</text:p>
          </table:table-cell>
          <table:table-cell office:value-type="float" office:value="28524542.068321">
            <text:p>28524542.068321</text:p>
          </table:table-cell>
          <table:table-cell office:value-type="float" office:value="14825995.2589514">
            <text:p>14825995.2589514</text:p>
          </table:table-cell>
          <table:table-cell office:value-type="float" office:value="4817762.72300356">
            <text:p>4817762.72300356</text:p>
          </table:table-cell>
          <table:table-cell office:value-type="float" office:value="29402028.9289366">
            <text:p>29402028.9289366</text:p>
          </table:table-cell>
          <table:table-cell office:value-type="float" office:value="3510368.41478412">
            <text:p>3510368.41478412</text:p>
          </table:table-cell>
          <table:table-cell office:value-type="float" office:value="8500852.91226495">
            <text:p>8500852.91226495</text:p>
          </table:table-cell>
          <table:table-cell office:value-type="float" office:value="8785932.06664778">
            <text:p>8785932.06664778</text:p>
          </table:table-cell>
          <table:table-cell office:value-type="float" office:value="18965592.6620521">
            <text:p>18965592.6620521</text:p>
          </table:table-cell>
          <table:table-cell office:value-type="float" office:value="60836203.2092595">
            <text:p>60836203.2092595</text:p>
          </table:table-cell>
          <table:table-cell office:value-type="float" office:value="8405587.42220166">
            <text:p>8405587.42220166</text:p>
          </table:table-cell>
          <table:table-cell office:value-type="float" office:value="9412178.25769531">
            <text:p>9412178.25769531</text:p>
          </table:table-cell>
          <table:table-cell office:value-type="float" office:value="8275538.47911385">
            <text:p>8275538.47911385</text:p>
          </table:table-cell>
          <table:table-cell office:value-type="float" office:value="95283455.5417757">
            <text:p>95283455.5417757</text:p>
          </table:table-cell>
          <table:table-cell office:value-type="float" office:value="6564731.06876957">
            <text:p>6564731.06876957</text:p>
          </table:table-cell>
          <table:table-cell office:value-type="float" office:value="2856043.61750097">
            <text:p>2856043.61750097</text:p>
          </table:table-cell>
          <table:table-cell office:value-type="float" office:value="1694873.12045158">
            <text:p>1694873.12045158</text:p>
          </table:table-cell>
          <table:table-cell office:value-type="float" office:value="13976021.2059023">
            <text:p>13976021.2059023</text:p>
          </table:table-cell>
          <table:table-cell office:value-type="float" office:value="5031777.78559749">
            <text:p>5031777.78559749</text:p>
          </table:table-cell>
          <table:table-cell office:value-type="float" office:value="56737300.4869894">
            <text:p>56737300.4869894</text:p>
          </table:table-cell>
          <table:table-cell office:value-type="float" office:value="8748537.14510722">
            <text:p>8748537.14510722</text:p>
          </table:table-cell>
          <table:table-cell office:value-type="float" office:value="963146.25332264">
            <text:p>963146.25332264</text:p>
          </table:table-cell>
          <table:table-cell office:value-type="float" office:value="13783396.6110538">
            <text:p>13783396.6110538</text:p>
          </table:table-cell>
          <table:table-cell office:value-type="float" office:value="34479540.5195953">
            <text:p>34479540.5195953</text:p>
          </table:table-cell>
          <table:table-cell office:value-type="float" office:value="48422581.8868335">
            <text:p>48422581.8868335</text:p>
          </table:table-cell>
          <table:table-cell office:value-type="float" office:value="1625524.65113094">
            <text:p>1625524.65113094</text:p>
          </table:table-cell>
          <table:table-cell office:value-type="float" office:value="27168064.6802015">
            <text:p>27168064.6802015</text:p>
          </table:table-cell>
          <table:table-cell office:value-type="float" office:value="4226459.49895732">
            <text:p>4226459.49895732</text:p>
          </table:table-cell>
          <table:table-cell office:value-type="float" office:value="38393.750309221">
            <text:p>38393.750309221</text:p>
          </table:table-cell>
          <table:table-cell office:value-type="float" office:value="-1">
            <text:p>-1</text:p>
          </table:table-cell>
          <table:table-cell office:value-type="float" office:value="4564768.55005048">
            <text:p>4564768.55005048</text:p>
          </table:table-cell>
          <table:table-cell office:value-type="float" office:value="8580375.14537982">
            <text:p>8580375.14537982</text:p>
          </table:table-cell>
          <table:table-cell office:value-type="float" office:value="16657100.3608332">
            <text:p>16657100.3608332</text:p>
          </table:table-cell>
          <table:table-cell office:value-type="float" office:value="13450810.7029453">
            <text:p>13450810.7029453</text:p>
          </table:table-cell>
          <table:table-cell office:value-type="float" office:value="4792784.70535768">
            <text:p>4792784.70535768</text:p>
          </table:table-cell>
          <table:table-cell office:value-type="float" office:value="26881449.3515518">
            <text:p>26881449.3515518</text:p>
          </table:table-cell>
          <table:table-cell office:value-type="float" office:value="12448095.2288618">
            <text:p>12448095.2288618</text:p>
          </table:table-cell>
          <table:table-cell office:value-type="float" office:value="7306812.77992831">
            <text:p>7306812.77992831</text:p>
          </table:table-cell>
          <table:table-cell office:value-type="float" office:value="32653048.5814633">
            <text:p>32653048.5814633</text:p>
          </table:table-cell>
          <table:table-cell office:value-type="float" office:value="6331437.12263391">
            <text:p>6331437.12263391</text:p>
          </table:table-cell>
          <table:table-cell office:value-type="float" office:value="13728859.1614472">
            <text:p>13728859.1614472</text:p>
          </table:table-cell>
          <table:table-cell office:value-type="float" office:value="14135362.6907624">
            <text:p>14135362.6907624</text:p>
          </table:table-cell>
          <table:table-cell office:value-type="float" office:value="17753861.8580538">
            <text:p>17753861.8580538</text:p>
          </table:table-cell>
          <table:table-cell office:value-type="float" office:value="7383794.85441938">
            <text:p>7383794.85441938</text:p>
          </table:table-cell>
          <table:table-cell office:value-type="float" office:value="3219299.05520231">
            <text:p>3219299.05520231</text:p>
          </table:table-cell>
          <table:table-cell office:value-type="float" office:value="6819520.86660728">
            <text:p>6819520.86660728</text:p>
          </table:table-cell>
          <table:table-cell office:value-type="float" office:value="13736675.2434304">
            <text:p>13736675.2434304</text:p>
          </table:table-cell>
          <table:table-cell office:value-type="float" office:value="4369173.71987454">
            <text:p>4369173.71987454</text:p>
          </table:table-cell>
          <table:table-cell office:value-type="float" office:value="29841227.1195411">
            <text:p>29841227.1195411</text:p>
          </table:table-cell>
          <table:table-cell office:value-type="float" office:value="18665253.3391015">
            <text:p>18665253.3391015</text:p>
          </table:table-cell>
          <table:table-cell office:value-type="float" office:value="2111423.86475228">
            <text:p>2111423.86475228</text:p>
          </table:table-cell>
          <table:table-cell office:value-type="float" office:value="8766634.03339295">
            <text:p>8766634.03339295</text:p>
          </table:table-cell>
          <table:table-cell office:value-type="float" office:value="2155078.37309883">
            <text:p>2155078.37309883</text:p>
          </table:table-cell>
          <table:table-cell office:value-type="float" office:value="1436302.70053565">
            <text:p>1436302.70053565</text:p>
          </table:table-cell>
          <table:table-cell office:value-type="float" office:value="21655240.0905388">
            <text:p>21655240.0905388</text:p>
          </table:table-cell>
          <table:table-cell office:value-type="float" office:value="539416.520570583">
            <text:p>539416.520570583</text:p>
          </table:table-cell>
          <table:table-cell office:value-type="float" office:value="23375425.5223889">
            <text:p>23375425.5223889</text:p>
          </table:table-cell>
          <table:table-cell office:value-type="float" office:value="1138181.46266632">
            <text:p>1138181.46266632</text:p>
          </table:table-cell>
          <table:table-cell office:value-type="float" office:value="112345678">
            <text:p>112345678</text:p>
          </table:table-cell>
          <table:table-cell office:value-type="float" office:value="5550735.38015675">
            <text:p>5550735.38015675</text:p>
          </table:table-cell>
          <table:table-cell office:value-type="float" office:value="4507600.54887377">
            <text:p>4507600.54887377</text:p>
          </table:table-cell>
          <table:table-cell office:value-type="float" office:value="15084709.7522042">
            <text:p>15084709.7522042</text:p>
          </table:table-cell>
          <table:table-cell office:value-type="float" office:value="2204759.95922859">
            <text:p>2204759.95922859</text:p>
          </table:table-cell>
          <table:table-cell office:value-type="float" office:value="17974590.0207325">
            <text:p>17974590.0207325</text:p>
          </table:table-cell>
          <table:table-cell office:value-type="float" office:value="75076110.1986374">
            <text:p>75076110.1986374</text:p>
          </table:table-cell>
          <table:table-cell office:value-type="float" office:value="17875577.0768134">
            <text:p>17875577.0768134</text:p>
          </table:table-cell>
          <table:table-cell office:value-type="float" office:value="13932600.1290748">
            <text:p>13932600.1290748</text:p>
          </table:table-cell>
          <table:table-cell office:value-type="float" office:value="3232149.54861283">
            <text:p>3232149.54861283</text:p>
          </table:table-cell>
          <table:table-cell office:value-type="float" office:value="3547565.9534747">
            <text:p>3547565.9534747</text:p>
          </table:table-cell>
          <table:table-cell office:value-type="float" office:value="29296467.3236836">
            <text:p>29296467.3236836</text:p>
          </table:table-cell>
          <table:table-cell office:value-type="float" office:value="22455122.2988351">
            <text:p>22455122.2988351</text:p>
          </table:table-cell>
          <table:table-cell office:value-type="float" office:value="391169.181403225">
            <text:p>391169.181403225</text:p>
          </table:table-cell>
          <table:table-cell office:value-type="float" office:value="74083734.7967271">
            <text:p>74083734.7967271</text:p>
          </table:table-cell>
          <table:table-cell office:value-type="float" office:value="18964756.8290047">
            <text:p>18964756.8290047</text:p>
          </table:table-cell>
          <table:table-cell office:value-type="float" office:value="23866051.7937278">
            <text:p>23866051.7937278</text:p>
          </table:table-cell>
          <table:table-cell office:value-type="float" office:value="23777186.464482">
            <text:p>23777186.464482</text:p>
          </table:table-cell>
          <table:table-cell office:value-type="float" office:value="3325923.05375175">
            <text:p>3325923.05375175</text:p>
          </table:table-cell>
          <table:table-cell office:value-type="float" office:value="44096550.4985651">
            <text:p>44096550.4985651</text:p>
          </table:table-cell>
          <table:table-cell office:value-type="float" office:value="29492065.172729">
            <text:p>29492065.172729</text:p>
          </table:table-cell>
          <table:table-cell office:value-type="float" office:value="3778569.50618966">
            <text:p>3778569.50618966</text:p>
          </table:table-cell>
          <table:table-cell office:value-type="float" office:value="13517646.1031647">
            <text:p>13517646.1031647</text:p>
          </table:table-cell>
          <table:table-cell office:value-type="float" office:value="1296726.20055132">
            <text:p>1296726.20055132</text:p>
          </table:table-cell>
          <table:table-cell office:value-type="float" office:value="25406520.1562417">
            <text:p>25406520.1562417</text:p>
          </table:table-cell>
          <table:table-cell office:value-type="float" office:value="11275970.7995496">
            <text:p>11275970.7995496</text:p>
          </table:table-cell>
          <table:table-cell office:value-type="float" office:value="29668761.1820553">
            <text:p>29668761.1820553</text:p>
          </table:table-cell>
          <table:table-cell/>
        </table:table-row>
        <table:table-row table:style-name="ro1">
          <table:table-cell office:value-type="string">
            <text:p>'澳门风�'</text:p>
          </table:table-cell>
          <table:table-cell table:formula="of:=AVERAGE([.C8:.CX8])" office:value-type="float" office:value="16878942.5982178">
            <text:p>16878942.5982178</text:p>
          </table:table-cell>
          <table:table-cell office:value-type="float" office:value="15217990.5936465">
            <text:p>15217990.5936465</text:p>
          </table:table-cell>
          <table:table-cell office:value-type="float" office:value="9031074.80786721">
            <text:p>9031074.80786721</text:p>
          </table:table-cell>
          <table:table-cell office:value-type="float" office:value="27771408.7720968">
            <text:p>27771408.7720968</text:p>
          </table:table-cell>
          <table:table-cell office:value-type="float" office:value="9215156.15750069">
            <text:p>9215156.15750069</text:p>
          </table:table-cell>
          <table:table-cell office:value-type="float" office:value="14545218.2361873">
            <text:p>14545218.2361873</text:p>
          </table:table-cell>
          <table:table-cell office:value-type="float" office:value="5302631.63023503">
            <text:p>5302631.63023503</text:p>
          </table:table-cell>
          <table:table-cell office:value-type="float" office:value="23772669.3240408">
            <text:p>23772669.3240408</text:p>
          </table:table-cell>
          <table:table-cell office:value-type="float" office:value="7026838.62258458">
            <text:p>7026838.62258458</text:p>
          </table:table-cell>
          <table:table-cell office:value-type="float" office:value="6514410.9039041">
            <text:p>6514410.9039041</text:p>
          </table:table-cell>
          <table:table-cell office:value-type="float" office:value="12451769.9554901">
            <text:p>12451769.9554901</text:p>
          </table:table-cell>
          <table:table-cell office:value-type="float" office:value="29477407.6755181">
            <text:p>29477407.6755181</text:p>
          </table:table-cell>
          <table:table-cell office:value-type="float" office:value="6580570.47916177">
            <text:p>6580570.47916177</text:p>
          </table:table-cell>
          <table:table-cell office:value-type="float" office:value="9555169.26088403">
            <text:p>9555169.26088403</text:p>
          </table:table-cell>
          <table:table-cell office:value-type="float" office:value="9132574.13040819">
            <text:p>9132574.13040819</text:p>
          </table:table-cell>
          <table:table-cell office:value-type="float" office:value="46611313.4104734">
            <text:p>46611313.4104734</text:p>
          </table:table-cell>
          <table:table-cell office:value-type="float" office:value="112345678">
            <text:p>112345678</text:p>
          </table:table-cell>
          <table:table-cell office:value-type="float" office:value="4019262.75359258">
            <text:p>4019262.75359258</text:p>
          </table:table-cell>
          <table:table-cell office:value-type="float" office:value="5258429.92918079">
            <text:p>5258429.92918079</text:p>
          </table:table-cell>
          <table:table-cell office:value-type="float" office:value="3961177.78529834">
            <text:p>3961177.78529834</text:p>
          </table:table-cell>
          <table:table-cell office:value-type="float" office:value="39757569.9087611">
            <text:p>39757569.9087611</text:p>
          </table:table-cell>
          <table:table-cell office:value-type="float" office:value="4421614.10153654">
            <text:p>4421614.10153654</text:p>
          </table:table-cell>
          <table:table-cell office:value-type="float" office:value="4468551.40551766">
            <text:p>4468551.40551766</text:p>
          </table:table-cell>
          <table:table-cell office:value-type="float" office:value="19206662.5705448">
            <text:p>19206662.5705448</text:p>
          </table:table-cell>
          <table:table-cell office:value-type="float" office:value="6029951.55307022">
            <text:p>6029951.55307022</text:p>
          </table:table-cell>
          <table:table-cell office:value-type="float" office:value="39505447.2842661">
            <text:p>39505447.2842661</text:p>
          </table:table-cell>
          <table:table-cell office:value-type="float" office:value="27005969.9561801">
            <text:p>27005969.9561801</text:p>
          </table:table-cell>
          <table:table-cell office:value-type="float" office:value="8811964.67320679">
            <text:p>8811964.67320679</text:p>
          </table:table-cell>
          <table:table-cell office:value-type="float" office:value="7585040.32197907">
            <text:p>7585040.32197907</text:p>
          </table:table-cell>
          <table:table-cell office:value-type="float" office:value="87415465.3483492">
            <text:p>87415465.3483492</text:p>
          </table:table-cell>
          <table:table-cell office:value-type="float" office:value="8762459.33876109">
            <text:p>8762459.33876109</text:p>
          </table:table-cell>
          <table:table-cell office:value-type="float" office:value="2299743.90077128">
            <text:p>2299743.90077128</text:p>
          </table:table-cell>
          <table:table-cell office:value-type="float" office:value="2037298.45989018">
            <text:p>2037298.45989018</text:p>
          </table:table-cell>
          <table:table-cell office:value-type="float" office:value="13361989.3332766">
            <text:p>13361989.3332766</text:p>
          </table:table-cell>
          <table:table-cell office:value-type="float" office:value="2508416.45379258">
            <text:p>2508416.45379258</text:p>
          </table:table-cell>
          <table:table-cell office:value-type="float" office:value="112345678">
            <text:p>112345678</text:p>
          </table:table-cell>
          <table:table-cell office:value-type="float" office:value="2788396.18515572">
            <text:p>2788396.18515572</text:p>
          </table:table-cell>
          <table:table-cell office:value-type="float" office:value="1620473.98046557">
            <text:p>1620473.98046557</text:p>
          </table:table-cell>
          <table:table-cell office:value-type="float" office:value="4256072.47285483">
            <text:p>4256072.47285483</text:p>
          </table:table-cell>
          <table:table-cell office:value-type="float" office:value="12790760.5663489">
            <text:p>12790760.5663489</text:p>
          </table:table-cell>
          <table:table-cell office:value-type="float" office:value="6761119.99940978">
            <text:p>6761119.99940978</text:p>
          </table:table-cell>
          <table:table-cell office:value-type="float" office:value="19348378.2888854">
            <text:p>19348378.2888854</text:p>
          </table:table-cell>
          <table:table-cell office:value-type="float" office:value="7097657.64277283">
            <text:p>7097657.64277283</text:p>
          </table:table-cell>
          <table:table-cell office:value-type="float" office:value="11189964.4708335">
            <text:p>11189964.4708335</text:p>
          </table:table-cell>
          <table:table-cell office:value-type="float" office:value="1704961.42067879">
            <text:p>1704961.42067879</text:p>
          </table:table-cell>
          <table:table-cell office:value-type="float" office:value="4453652.78059158">
            <text:p>4453652.78059158</text:p>
          </table:table-cell>
          <table:table-cell office:value-type="float" office:value="20968834.1135624">
            <text:p>20968834.1135624</text:p>
          </table:table-cell>
          <table:table-cell office:value-type="float" office:value="9682493.22840461">
            <text:p>9682493.22840461</text:p>
          </table:table-cell>
          <table:table-cell office:value-type="float" office:value="7455366.7809605">
            <text:p>7455366.7809605</text:p>
          </table:table-cell>
          <table:table-cell office:value-type="float" office:value="29356543.3463005">
            <text:p>29356543.3463005</text:p>
          </table:table-cell>
          <table:table-cell office:value-type="float" office:value="5189982.64804067">
            <text:p>5189982.64804067</text:p>
          </table:table-cell>
          <table:table-cell office:value-type="float" office:value="5032854.6350021">
            <text:p>5032854.6350021</text:p>
          </table:table-cell>
          <table:table-cell office:value-type="float" office:value="15368927.7949613">
            <text:p>15368927.7949613</text:p>
          </table:table-cell>
          <table:table-cell office:value-type="float" office:value="26895237.1448985">
            <text:p>26895237.1448985</text:p>
          </table:table-cell>
          <table:table-cell office:value-type="float" office:value="6285861.71886465">
            <text:p>6285861.71886465</text:p>
          </table:table-cell>
          <table:table-cell office:value-type="float" office:value="7034833.86581625">
            <text:p>7034833.86581625</text:p>
          </table:table-cell>
          <table:table-cell office:value-type="float" office:value="65446459.8585119">
            <text:p>65446459.8585119</text:p>
          </table:table-cell>
          <table:table-cell office:value-type="float" office:value="22288497.9022528">
            <text:p>22288497.9022528</text:p>
          </table:table-cell>
          <table:table-cell office:value-type="float" office:value="7815193.78148151">
            <text:p>7815193.78148151</text:p>
          </table:table-cell>
          <table:table-cell office:value-type="float" office:value="15205851.2557991">
            <text:p>15205851.2557991</text:p>
          </table:table-cell>
          <table:table-cell office:value-type="float" office:value="7027558.23612533">
            <text:p>7027558.23612533</text:p>
          </table:table-cell>
          <table:table-cell office:value-type="float" office:value="7551449.52109983">
            <text:p>7551449.52109983</text:p>
          </table:table-cell>
          <table:table-cell office:value-type="float" office:value="18772830.6261687">
            <text:p>18772830.6261687</text:p>
          </table:table-cell>
          <table:table-cell office:value-type="float" office:value="6981592.82234794">
            <text:p>6981592.82234794</text:p>
          </table:table-cell>
          <table:table-cell office:value-type="float" office:value="8687135.16390196">
            <text:p>8687135.16390196</text:p>
          </table:table-cell>
          <table:table-cell office:value-type="float" office:value="12701636.7573024">
            <text:p>12701636.7573024</text:p>
          </table:table-cell>
          <table:table-cell office:value-type="float" office:value="4908840.13633915">
            <text:p>4908840.13633915</text:p>
          </table:table-cell>
          <table:table-cell office:value-type="float" office:value="10760508.4347451">
            <text:p>10760508.4347451</text:p>
          </table:table-cell>
          <table:table-cell office:value-type="float" office:value="9221631.63889299">
            <text:p>9221631.63889299</text:p>
          </table:table-cell>
          <table:table-cell office:value-type="float" office:value="768117.712353939">
            <text:p>768117.712353939</text:p>
          </table:table-cell>
          <table:table-cell office:value-type="float" office:value="5564440.76016122">
            <text:p>5564440.76016122</text:p>
          </table:table-cell>
          <table:table-cell office:value-type="float" office:value="10070172.7090174">
            <text:p>10070172.7090174</text:p>
          </table:table-cell>
          <table:table-cell office:value-type="float" office:value="42572065.235246">
            <text:p>42572065.235246</text:p>
          </table:table-cell>
          <table:table-cell office:value-type="float" office:value="2309251.82955661">
            <text:p>2309251.82955661</text:p>
          </table:table-cell>
          <table:table-cell office:value-type="float" office:value="6271950.5497088">
            <text:p>6271950.5497088</text:p>
          </table:table-cell>
          <table:table-cell office:value-type="float" office:value="24890987.8758206">
            <text:p>24890987.8758206</text:p>
          </table:table-cell>
          <table:table-cell office:value-type="float" office:value="28012907.6035632">
            <text:p>28012907.6035632</text:p>
          </table:table-cell>
          <table:table-cell office:value-type="float" office:value="2934299.37552391">
            <text:p>2934299.37552391</text:p>
          </table:table-cell>
          <table:table-cell office:value-type="float" office:value="18638917.6996502">
            <text:p>18638917.6996502</text:p>
          </table:table-cell>
          <table:table-cell office:value-type="float" office:value="21116054.811346">
            <text:p>21116054.811346</text:p>
          </table:table-cell>
          <table:table-cell office:value-type="float" office:value="26133140.0158215">
            <text:p>26133140.0158215</text:p>
          </table:table-cell>
          <table:table-cell office:value-type="float" office:value="8327079.57963928">
            <text:p>8327079.57963928</text:p>
          </table:table-cell>
          <table:table-cell office:value-type="float" office:value="32312952.0955999">
            <text:p>32312952.0955999</text:p>
          </table:table-cell>
          <table:table-cell office:value-type="float" office:value="3613738.65961926">
            <text:p>3613738.65961926</text:p>
          </table:table-cell>
          <table:table-cell office:value-type="float" office:value="1372833.10145871">
            <text:p>1372833.10145871</text:p>
          </table:table-cell>
          <table:table-cell office:value-type="float" office:value="11819551.2566295">
            <text:p>11819551.2566295</text:p>
          </table:table-cell>
          <table:table-cell office:value-type="float" office:value="112345678">
            <text:p>112345678</text:p>
          </table:table-cell>
          <table:table-cell office:value-type="float" office:value="1891517.83195841">
            <text:p>1891517.83195841</text:p>
          </table:table-cell>
          <table:table-cell office:value-type="float" office:value="20631427.9497556">
            <text:p>20631427.9497556</text:p>
          </table:table-cell>
          <table:table-cell office:value-type="float" office:value="4087557.6504032">
            <text:p>4087557.6504032</text:p>
          </table:table-cell>
          <table:table-cell office:value-type="float" office:value="6717163.00395363">
            <text:p>6717163.00395363</text:p>
          </table:table-cell>
          <table:table-cell office:value-type="float" office:value="4789112.68792264">
            <text:p>4789112.68792264</text:p>
          </table:table-cell>
          <table:table-cell office:value-type="float" office:value="3278816.51453181">
            <text:p>3278816.51453181</text:p>
          </table:table-cell>
          <table:table-cell office:value-type="float" office:value="15918425.028219">
            <text:p>15918425.028219</text:p>
          </table:table-cell>
          <table:table-cell office:value-type="float" office:value="16223188.5146651">
            <text:p>16223188.5146651</text:p>
          </table:table-cell>
          <table:table-cell office:value-type="float" office:value="7691432.52945406">
            <text:p>7691432.52945406</text:p>
          </table:table-cell>
          <table:table-cell office:value-type="float" office:value="41639137.9151552">
            <text:p>41639137.9151552</text:p>
          </table:table-cell>
          <table:table-cell office:value-type="float" office:value="3581893.87883937">
            <text:p>3581893.87883937</text:p>
          </table:table-cell>
          <table:table-cell office:value-type="float" office:value="4154629.88796274">
            <text:p>4154629.88796274</text:p>
          </table:table-cell>
          <table:table-cell office:value-type="float" office:value="15170183.3893954">
            <text:p>15170183.3893954</text:p>
          </table:table-cell>
          <table:table-cell office:value-type="float" office:value="37079499.9111012">
            <text:p>37079499.9111012</text:p>
          </table:table-cell>
          <table:table-cell/>
        </table:table-row>
        <table:table-row table:style-name="ro1">
          <table:table-cell office:value-type="string">
            <text:p>'爸爸去哪'</text:p>
          </table:table-cell>
          <table:table-cell table:formula="of:=AVERAGE([.C9:.CX9])" office:value-type="float" office:value="12584464.2878072">
            <text:p>12584464.2878072</text:p>
          </table:table-cell>
          <table:table-cell office:value-type="float" office:value="10591796.0832978">
            <text:p>10591796.0832978</text:p>
          </table:table-cell>
          <table:table-cell office:value-type="float" office:value="20667838.8113012">
            <text:p>20667838.8113012</text:p>
          </table:table-cell>
          <table:table-cell office:value-type="float" office:value="35547866.3469625">
            <text:p>35547866.3469625</text:p>
          </table:table-cell>
          <table:table-cell office:value-type="float" office:value="2785272.72534378">
            <text:p>2785272.72534378</text:p>
          </table:table-cell>
          <table:table-cell office:value-type="float" office:value="45972373.1501924">
            <text:p>45972373.1501924</text:p>
          </table:table-cell>
          <table:table-cell office:value-type="float" office:value="14671632.4972015">
            <text:p>14671632.4972015</text:p>
          </table:table-cell>
          <table:table-cell office:value-type="float" office:value="8457503.90770903">
            <text:p>8457503.90770903</text:p>
          </table:table-cell>
          <table:table-cell office:value-type="float" office:value="2731613.14058997">
            <text:p>2731613.14058997</text:p>
          </table:table-cell>
          <table:table-cell office:value-type="float" office:value="8865673.98161076">
            <text:p>8865673.98161076</text:p>
          </table:table-cell>
          <table:table-cell office:value-type="float" office:value="25343305.409285">
            <text:p>25343305.409285</text:p>
          </table:table-cell>
          <table:table-cell office:value-type="float" office:value="10479688.3051482">
            <text:p>10479688.3051482</text:p>
          </table:table-cell>
          <table:table-cell office:value-type="float" office:value="16637567.841958">
            <text:p>16637567.841958</text:p>
          </table:table-cell>
          <table:table-cell office:value-type="float" office:value="25027115.5756429">
            <text:p>25027115.5756429</text:p>
          </table:table-cell>
          <table:table-cell office:value-type="float" office:value="16298348.2090976">
            <text:p>16298348.2090976</text:p>
          </table:table-cell>
          <table:table-cell office:value-type="float" office:value="34855397.667772">
            <text:p>34855397.667772</text:p>
          </table:table-cell>
          <table:table-cell office:value-type="float" office:value="30142925.5013915">
            <text:p>30142925.5013915</text:p>
          </table:table-cell>
          <table:table-cell office:value-type="float" office:value="6776431.21178339">
            <text:p>6776431.21178339</text:p>
          </table:table-cell>
          <table:table-cell office:value-type="float" office:value="4028270.75046532">
            <text:p>4028270.75046532</text:p>
          </table:table-cell>
          <table:table-cell office:value-type="float" office:value="6183973.67950258">
            <text:p>6183973.67950258</text:p>
          </table:table-cell>
          <table:table-cell office:value-type="float" office:value="53377509.8338691">
            <text:p>53377509.8338691</text:p>
          </table:table-cell>
          <table:table-cell office:value-type="float" office:value="17502253.237845">
            <text:p>17502253.237845</text:p>
          </table:table-cell>
          <table:table-cell office:value-type="float" office:value="23819898.3882114">
            <text:p>23819898.3882114</text:p>
          </table:table-cell>
          <table:table-cell office:value-type="float" office:value="5358330.77667665">
            <text:p>5358330.77667665</text:p>
          </table:table-cell>
          <table:table-cell office:value-type="float" office:value="7471315.37896">
            <text:p>7471315.37896</text:p>
          </table:table-cell>
          <table:table-cell office:value-type="float" office:value="-1">
            <text:p>-1</text:p>
          </table:table-cell>
          <table:table-cell office:value-type="float" office:value="28694130.509423">
            <text:p>28694130.509423</text:p>
          </table:table-cell>
          <table:table-cell office:value-type="float" office:value="28818006.9483575">
            <text:p>28818006.9483575</text:p>
          </table:table-cell>
          <table:table-cell office:value-type="float" office:value="18792469.0276069">
            <text:p>18792469.0276069</text:p>
          </table:table-cell>
          <table:table-cell office:value-type="float" office:value="28258112.1747032">
            <text:p>28258112.1747032</text:p>
          </table:table-cell>
          <table:table-cell office:value-type="float" office:value="9880573.74150713">
            <text:p>9880573.74150713</text:p>
          </table:table-cell>
          <table:table-cell office:value-type="float" office:value="5679959.58269733">
            <text:p>5679959.58269733</text:p>
          </table:table-cell>
          <table:table-cell office:value-type="float" office:value="3745532.86309406">
            <text:p>3745532.86309406</text:p>
          </table:table-cell>
          <table:table-cell office:value-type="float" office:value="5398208.43594627">
            <text:p>5398208.43594627</text:p>
          </table:table-cell>
          <table:table-cell office:value-type="float" office:value="1778122.76592863">
            <text:p>1778122.76592863</text:p>
          </table:table-cell>
          <table:table-cell office:value-type="float" office:value="27998867.831104">
            <text:p>27998867.831104</text:p>
          </table:table-cell>
          <table:table-cell office:value-type="float" office:value="3894649.03209768">
            <text:p>3894649.03209768</text:p>
          </table:table-cell>
          <table:table-cell office:value-type="float" office:value="840039.022699465">
            <text:p>840039.022699465</text:p>
          </table:table-cell>
          <table:table-cell office:value-type="float" office:value="6443208.26113705">
            <text:p>6443208.26113705</text:p>
          </table:table-cell>
          <table:table-cell office:value-type="float" office:value="9437269.82950348">
            <text:p>9437269.82950348</text:p>
          </table:table-cell>
          <table:table-cell office:value-type="float" office:value="2808419.02774397">
            <text:p>2808419.02774397</text:p>
          </table:table-cell>
          <table:table-cell office:value-type="float" office:value="13839846.2204962">
            <text:p>13839846.2204962</text:p>
          </table:table-cell>
          <table:table-cell office:value-type="float" office:value="1866326.71555676">
            <text:p>1866326.71555676</text:p>
          </table:table-cell>
          <table:table-cell office:value-type="float" office:value="5819744.60466838">
            <text:p>5819744.60466838</text:p>
          </table:table-cell>
          <table:table-cell office:value-type="float" office:value="859804.175880805">
            <text:p>859804.175880805</text:p>
          </table:table-cell>
          <table:table-cell office:value-type="float" office:value="19222204.1421692">
            <text:p>19222204.1421692</text:p>
          </table:table-cell>
          <table:table-cell office:value-type="float" office:value="31697399.5895939">
            <text:p>31697399.5895939</text:p>
          </table:table-cell>
          <table:table-cell office:value-type="float" office:value="3786111.66211774">
            <text:p>3786111.66211774</text:p>
          </table:table-cell>
          <table:table-cell office:value-type="float" office:value="16254242.1976254">
            <text:p>16254242.1976254</text:p>
          </table:table-cell>
          <table:table-cell office:value-type="float" office:value="13388923.2223377">
            <text:p>13388923.2223377</text:p>
          </table:table-cell>
          <table:table-cell office:value-type="float" office:value="17521639.8695166">
            <text:p>17521639.8695166</text:p>
          </table:table-cell>
          <table:table-cell office:value-type="float" office:value="6192117.47128566">
            <text:p>6192117.47128566</text:p>
          </table:table-cell>
          <table:table-cell office:value-type="float" office:value="9660383.3799874">
            <text:p>9660383.3799874</text:p>
          </table:table-cell>
          <table:table-cell office:value-type="float" office:value="2126281.00988417">
            <text:p>2126281.00988417</text:p>
          </table:table-cell>
          <table:table-cell office:value-type="float" office:value="4206074.31830506">
            <text:p>4206074.31830506</text:p>
          </table:table-cell>
          <table:table-cell office:value-type="float" office:value="22933608.8357535">
            <text:p>22933608.8357535</text:p>
          </table:table-cell>
          <table:table-cell office:value-type="float" office:value="5213313.926775">
            <text:p>5213313.926775</text:p>
          </table:table-cell>
          <table:table-cell office:value-type="float" office:value="3106493.33084287">
            <text:p>3106493.33084287</text:p>
          </table:table-cell>
          <table:table-cell office:value-type="float" office:value="2801946.84147121">
            <text:p>2801946.84147121</text:p>
          </table:table-cell>
          <table:table-cell office:value-type="float" office:value="16626511.7935982">
            <text:p>16626511.7935982</text:p>
          </table:table-cell>
          <table:table-cell office:value-type="float" office:value="13368077.5741459">
            <text:p>13368077.5741459</text:p>
          </table:table-cell>
          <table:table-cell office:value-type="float" office:value="8142941.95507362">
            <text:p>8142941.95507362</text:p>
          </table:table-cell>
          <table:table-cell office:value-type="float" office:value="3281086.04976424">
            <text:p>3281086.04976424</text:p>
          </table:table-cell>
          <table:table-cell office:value-type="float" office:value="3992105.41992127">
            <text:p>3992105.41992127</text:p>
          </table:table-cell>
          <table:table-cell office:value-type="float" office:value="15172963.5840899">
            <text:p>15172963.5840899</text:p>
          </table:table-cell>
          <table:table-cell office:value-type="float" office:value="18485415.0701911">
            <text:p>18485415.0701911</text:p>
          </table:table-cell>
          <table:table-cell office:value-type="float" office:value="1142291.43713019">
            <text:p>1142291.43713019</text:p>
          </table:table-cell>
          <table:table-cell office:value-type="float" office:value="12557897.1380977">
            <text:p>12557897.1380977</text:p>
          </table:table-cell>
          <table:table-cell office:value-type="float" office:value="2986328.69678765">
            <text:p>2986328.69678765</text:p>
          </table:table-cell>
          <table:table-cell office:value-type="float" office:value="555538.084768653">
            <text:p>555538.084768653</text:p>
          </table:table-cell>
          <table:table-cell office:value-type="float" office:value="1264411.36666568">
            <text:p>1264411.36666568</text:p>
          </table:table-cell>
          <table:table-cell office:value-type="float" office:value="9952032.77691512">
            <text:p>9952032.77691512</text:p>
          </table:table-cell>
          <table:table-cell office:value-type="float" office:value="7570292.2904849">
            <text:p>7570292.2904849</text:p>
          </table:table-cell>
          <table:table-cell office:value-type="float" office:value="1743669.47307828">
            <text:p>1743669.47307828</text:p>
          </table:table-cell>
          <table:table-cell office:value-type="float" office:value="13373470.9099929">
            <text:p>13373470.9099929</text:p>
          </table:table-cell>
          <table:table-cell office:value-type="float" office:value="7760799.07886093">
            <text:p>7760799.07886093</text:p>
          </table:table-cell>
          <table:table-cell office:value-type="float" office:value="8746375.28037592">
            <text:p>8746375.28037592</text:p>
          </table:table-cell>
          <table:table-cell office:value-type="float" office:value="46286854.5623813">
            <text:p>46286854.5623813</text:p>
          </table:table-cell>
          <table:table-cell office:value-type="float" office:value="19358548.6078305">
            <text:p>19358548.6078305</text:p>
          </table:table-cell>
          <table:table-cell office:value-type="float" office:value="15350211.5438495">
            <text:p>15350211.5438495</text:p>
          </table:table-cell>
          <table:table-cell office:value-type="float" office:value="3952745.27955443">
            <text:p>3952745.27955443</text:p>
          </table:table-cell>
          <table:table-cell office:value-type="float" office:value="14601442.0776529">
            <text:p>14601442.0776529</text:p>
          </table:table-cell>
          <table:table-cell office:value-type="float" office:value="32013083.7577593">
            <text:p>32013083.7577593</text:p>
          </table:table-cell>
          <table:table-cell office:value-type="float" office:value="2445346.82703376">
            <text:p>2445346.82703376</text:p>
          </table:table-cell>
          <table:table-cell office:value-type="float" office:value="6819817.7565898">
            <text:p>6819817.7565898</text:p>
          </table:table-cell>
          <table:table-cell office:value-type="float" office:value="3263173.16993686">
            <text:p>3263173.16993686</text:p>
          </table:table-cell>
          <table:table-cell office:value-type="float" office:value="702441.535788366">
            <text:p>702441.535788366</text:p>
          </table:table-cell>
          <table:table-cell office:value-type="float" office:value="1962293.20234862">
            <text:p>1962293.20234862</text:p>
          </table:table-cell>
          <table:table-cell office:value-type="float" office:value="9468449.3092407">
            <text:p>9468449.3092407</text:p>
          </table:table-cell>
          <table:table-cell office:value-type="float" office:value="6022450.39247751">
            <text:p>6022450.39247751</text:p>
          </table:table-cell>
          <table:table-cell office:value-type="float" office:value="26944162.0606748">
            <text:p>26944162.0606748</text:p>
          </table:table-cell>
          <table:table-cell office:value-type="float" office:value="12365907.6168909">
            <text:p>12365907.6168909</text:p>
          </table:table-cell>
          <table:table-cell office:value-type="float" office:value="11403789.9589059">
            <text:p>11403789.9589059</text:p>
          </table:table-cell>
          <table:table-cell office:value-type="float" office:value="5941047.76234935">
            <text:p>5941047.76234935</text:p>
          </table:table-cell>
          <table:table-cell office:value-type="float" office:value="19965516.0383742">
            <text:p>19965516.0383742</text:p>
          </table:table-cell>
          <table:table-cell office:value-type="float" office:value="9099741.84706042">
            <text:p>9099741.84706042</text:p>
          </table:table-cell>
          <table:table-cell office:value-type="float" office:value="34546242.8414464">
            <text:p>34546242.8414464</text:p>
          </table:table-cell>
          <table:table-cell office:value-type="float" office:value="2840271.05327937">
            <text:p>2840271.05327937</text:p>
          </table:table-cell>
          <table:table-cell office:value-type="float" office:value="2941131.81759866">
            <text:p>2941131.81759866</text:p>
          </table:table-cell>
          <table:table-cell office:value-type="float" office:value="9956986.73528019">
            <text:p>9956986.73528019</text:p>
          </table:table-cell>
          <table:table-cell office:value-type="float" office:value="16914633.0668417">
            <text:p>16914633.0668417</text:p>
          </table:table-cell>
          <table:table-cell/>
        </table:table-row>
        <table:table-row table:style-name="ro1">
          <table:table-cell office:value-type="string">
            <text:p>'冰雪奇�'</text:p>
          </table:table-cell>
          <table:table-cell table:formula="of:=AVERAGE([.C10:.CX10])" office:value-type="float" office:value="12236975.9232154">
            <text:p>12236975.9232154</text:p>
          </table:table-cell>
          <table:table-cell office:value-type="float" office:value="9657104.53087623">
            <text:p>9657104.53087623</text:p>
          </table:table-cell>
          <table:table-cell office:value-type="float" office:value="27838996.5527494">
            <text:p>27838996.5527494</text:p>
          </table:table-cell>
          <table:table-cell office:value-type="float" office:value="2734767.25723188">
            <text:p>2734767.25723188</text:p>
          </table:table-cell>
          <table:table-cell office:value-type="float" office:value="1719216.72977754">
            <text:p>1719216.72977754</text:p>
          </table:table-cell>
          <table:table-cell office:value-type="float" office:value="1970014.33381148">
            <text:p>1970014.33381148</text:p>
          </table:table-cell>
          <table:table-cell office:value-type="float" office:value="7541868.49202297">
            <text:p>7541868.49202297</text:p>
          </table:table-cell>
          <table:table-cell office:value-type="float" office:value="9786598.95385028">
            <text:p>9786598.95385028</text:p>
          </table:table-cell>
          <table:table-cell office:value-type="float" office:value="41492771.0467643">
            <text:p>41492771.0467643</text:p>
          </table:table-cell>
          <table:table-cell office:value-type="float" office:value="33999370.7073377">
            <text:p>33999370.7073377</text:p>
          </table:table-cell>
          <table:table-cell office:value-type="float" office:value="25518681.2129322">
            <text:p>25518681.2129322</text:p>
          </table:table-cell>
          <table:table-cell office:value-type="float" office:value="18211713.7087641">
            <text:p>18211713.7087641</text:p>
          </table:table-cell>
          <table:table-cell office:value-type="float" office:value="2033856.94158777">
            <text:p>2033856.94158777</text:p>
          </table:table-cell>
          <table:table-cell office:value-type="float" office:value="8813926.78031939">
            <text:p>8813926.78031939</text:p>
          </table:table-cell>
          <table:table-cell office:value-type="float" office:value="995898.958149517">
            <text:p>995898.958149517</text:p>
          </table:table-cell>
          <table:table-cell office:value-type="float" office:value="7318698.89307529">
            <text:p>7318698.89307529</text:p>
          </table:table-cell>
          <table:table-cell office:value-type="float" office:value="20318476.9683066">
            <text:p>20318476.9683066</text:p>
          </table:table-cell>
          <table:table-cell office:value-type="float" office:value="9342338.05621888">
            <text:p>9342338.05621888</text:p>
          </table:table-cell>
          <table:table-cell office:value-type="float" office:value="29394460.965511">
            <text:p>29394460.965511</text:p>
          </table:table-cell>
          <table:table-cell office:value-type="float" office:value="14697910.3282136">
            <text:p>14697910.3282136</text:p>
          </table:table-cell>
          <table:table-cell office:value-type="float" office:value="20265099.5957606">
            <text:p>20265099.5957606</text:p>
          </table:table-cell>
          <table:table-cell office:value-type="float" office:value="37618390.8359801">
            <text:p>37618390.8359801</text:p>
          </table:table-cell>
          <table:table-cell office:value-type="float" office:value="12503190.5964931">
            <text:p>12503190.5964931</text:p>
          </table:table-cell>
          <table:table-cell office:value-type="float" office:value="33847466.5229439">
            <text:p>33847466.5229439</text:p>
          </table:table-cell>
          <table:table-cell office:value-type="float" office:value="10679261.0841337">
            <text:p>10679261.0841337</text:p>
          </table:table-cell>
          <table:table-cell office:value-type="float" office:value="1193232.84633746">
            <text:p>1193232.84633746</text:p>
          </table:table-cell>
          <table:table-cell office:value-type="float" office:value="19005823.3087678">
            <text:p>19005823.3087678</text:p>
          </table:table-cell>
          <table:table-cell office:value-type="float" office:value="1533202.49886428">
            <text:p>1533202.49886428</text:p>
          </table:table-cell>
          <table:table-cell office:value-type="float" office:value="17018188.6013364">
            <text:p>17018188.6013364</text:p>
          </table:table-cell>
          <table:table-cell office:value-type="float" office:value="4282798.47571051">
            <text:p>4282798.47571051</text:p>
          </table:table-cell>
          <table:table-cell office:value-type="float" office:value="2240775.41431661">
            <text:p>2240775.41431661</text:p>
          </table:table-cell>
          <table:table-cell office:value-type="float" office:value="17569969.6553624">
            <text:p>17569969.6553624</text:p>
          </table:table-cell>
          <table:table-cell office:value-type="float" office:value="16492731.1121612">
            <text:p>16492731.1121612</text:p>
          </table:table-cell>
          <table:table-cell office:value-type="float" office:value="7787230.14084492">
            <text:p>7787230.14084492</text:p>
          </table:table-cell>
          <table:table-cell office:value-type="float" office:value="1761596.35135681">
            <text:p>1761596.35135681</text:p>
          </table:table-cell>
          <table:table-cell office:value-type="float" office:value="17360198.2241808">
            <text:p>17360198.2241808</text:p>
          </table:table-cell>
          <table:table-cell office:value-type="float" office:value="8940439.26058945">
            <text:p>8940439.26058945</text:p>
          </table:table-cell>
          <table:table-cell office:value-type="float" office:value="1382642.31798377">
            <text:p>1382642.31798377</text:p>
          </table:table-cell>
          <table:table-cell office:value-type="float" office:value="7905882.7197677">
            <text:p>7905882.7197677</text:p>
          </table:table-cell>
          <table:table-cell office:value-type="float" office:value="46165948.2616797">
            <text:p>46165948.2616797</text:p>
          </table:table-cell>
          <table:table-cell office:value-type="float" office:value="6992208.64826311">
            <text:p>6992208.64826311</text:p>
          </table:table-cell>
          <table:table-cell office:value-type="float" office:value="3791639.80019402">
            <text:p>3791639.80019402</text:p>
          </table:table-cell>
          <table:table-cell office:value-type="float" office:value="535050.018513414">
            <text:p>535050.018513414</text:p>
          </table:table-cell>
          <table:table-cell office:value-type="float" office:value="2223405.54686916">
            <text:p>2223405.54686916</text:p>
          </table:table-cell>
          <table:table-cell office:value-type="float" office:value="29950821.5067501">
            <text:p>29950821.5067501</text:p>
          </table:table-cell>
          <table:table-cell office:value-type="float" office:value="25475582.1396372">
            <text:p>25475582.1396372</text:p>
          </table:table-cell>
          <table:table-cell office:value-type="float" office:value="4444643.75768711">
            <text:p>4444643.75768711</text:p>
          </table:table-cell>
          <table:table-cell office:value-type="float" office:value="27516027.3763918">
            <text:p>27516027.3763918</text:p>
          </table:table-cell>
          <table:table-cell office:value-type="float" office:value="5786105.87724771">
            <text:p>5786105.87724771</text:p>
          </table:table-cell>
          <table:table-cell office:value-type="float" office:value="9691867.65504668">
            <text:p>9691867.65504668</text:p>
          </table:table-cell>
          <table:table-cell office:value-type="float" office:value="8076757.66139655">
            <text:p>8076757.66139655</text:p>
          </table:table-cell>
          <table:table-cell office:value-type="float" office:value="1156363.83893684">
            <text:p>1156363.83893684</text:p>
          </table:table-cell>
          <table:table-cell office:value-type="float" office:value="12609906.0614552">
            <text:p>12609906.0614552</text:p>
          </table:table-cell>
          <table:table-cell office:value-type="float" office:value="24899394.3256039">
            <text:p>24899394.3256039</text:p>
          </table:table-cell>
          <table:table-cell office:value-type="float" office:value="2677679.60098612">
            <text:p>2677679.60098612</text:p>
          </table:table-cell>
          <table:table-cell office:value-type="float" office:value="15298560.6379221">
            <text:p>15298560.6379221</text:p>
          </table:table-cell>
          <table:table-cell office:value-type="float" office:value="23651103.0416794">
            <text:p>23651103.0416794</text:p>
          </table:table-cell>
          <table:table-cell office:value-type="float" office:value="16492343.3683018">
            <text:p>16492343.3683018</text:p>
          </table:table-cell>
          <table:table-cell office:value-type="float" office:value="12497287.8867156">
            <text:p>12497287.8867156</text:p>
          </table:table-cell>
          <table:table-cell office:value-type="float" office:value="6359385.73167762">
            <text:p>6359385.73167762</text:p>
          </table:table-cell>
          <table:table-cell office:value-type="float" office:value="3536452.11918504">
            <text:p>3536452.11918504</text:p>
          </table:table-cell>
          <table:table-cell office:value-type="float" office:value="4352507.71224051">
            <text:p>4352507.71224051</text:p>
          </table:table-cell>
          <table:table-cell office:value-type="float" office:value="1724416.2883881">
            <text:p>1724416.2883881</text:p>
          </table:table-cell>
          <table:table-cell office:value-type="float" office:value="8094624.88244681">
            <text:p>8094624.88244681</text:p>
          </table:table-cell>
          <table:table-cell office:value-type="float" office:value="15776380.5085105">
            <text:p>15776380.5085105</text:p>
          </table:table-cell>
          <table:table-cell office:value-type="float" office:value="6260976.94418233">
            <text:p>6260976.94418233</text:p>
          </table:table-cell>
          <table:table-cell office:value-type="float" office:value="21107127.3153074">
            <text:p>21107127.3153074</text:p>
          </table:table-cell>
          <table:table-cell office:value-type="float" office:value="27822013.7392705">
            <text:p>27822013.7392705</text:p>
          </table:table-cell>
          <table:table-cell office:value-type="float" office:value="7120313.73657963">
            <text:p>7120313.73657963</text:p>
          </table:table-cell>
          <table:table-cell office:value-type="float" office:value="19862495.491843">
            <text:p>19862495.491843</text:p>
          </table:table-cell>
          <table:table-cell office:value-type="float" office:value="19320805.7129881">
            <text:p>19320805.7129881</text:p>
          </table:table-cell>
          <table:table-cell office:value-type="float" office:value="493474.63935358">
            <text:p>493474.63935358</text:p>
          </table:table-cell>
          <table:table-cell office:value-type="float" office:value="5922618.48463152">
            <text:p>5922618.48463152</text:p>
          </table:table-cell>
          <table:table-cell office:value-type="float" office:value="5568286.74916661">
            <text:p>5568286.74916661</text:p>
          </table:table-cell>
          <table:table-cell office:value-type="float" office:value="4049856.59549243">
            <text:p>4049856.59549243</text:p>
          </table:table-cell>
          <table:table-cell office:value-type="float" office:value="775402.782930127">
            <text:p>775402.782930127</text:p>
          </table:table-cell>
          <table:table-cell office:value-type="float" office:value="4636839.89481331">
            <text:p>4636839.89481331</text:p>
          </table:table-cell>
          <table:table-cell office:value-type="float" office:value="7115889.77624084">
            <text:p>7115889.77624084</text:p>
          </table:table-cell>
          <table:table-cell office:value-type="float" office:value="6185232.25007106">
            <text:p>6185232.25007106</text:p>
          </table:table-cell>
          <table:table-cell office:value-type="float" office:value="1111334.41472501">
            <text:p>1111334.41472501</text:p>
          </table:table-cell>
          <table:table-cell office:value-type="float" office:value="23034494.7997349">
            <text:p>23034494.7997349</text:p>
          </table:table-cell>
          <table:table-cell office:value-type="float" office:value="7229274.267908">
            <text:p>7229274.267908</text:p>
          </table:table-cell>
          <table:table-cell office:value-type="float" office:value="21945573.0469375">
            <text:p>21945573.0469375</text:p>
          </table:table-cell>
          <table:table-cell office:value-type="float" office:value="9465291.36370428">
            <text:p>9465291.36370428</text:p>
          </table:table-cell>
          <table:table-cell office:value-type="float" office:value="7648750.49359043">
            <text:p>7648750.49359043</text:p>
          </table:table-cell>
          <table:table-cell office:value-type="float" office:value="943673.446672733">
            <text:p>943673.446672733</text:p>
          </table:table-cell>
          <table:table-cell office:value-type="float" office:value="9313262.64484066">
            <text:p>9313262.64484066</text:p>
          </table:table-cell>
          <table:table-cell office:value-type="float" office:value="9424832.03290187">
            <text:p>9424832.03290187</text:p>
          </table:table-cell>
          <table:table-cell office:value-type="float" office:value="7647558.81141979">
            <text:p>7647558.81141979</text:p>
          </table:table-cell>
          <table:table-cell office:value-type="float" office:value="27257352.5630118">
            <text:p>27257352.5630118</text:p>
          </table:table-cell>
          <table:table-cell office:value-type="float" office:value="7008929.63638137">
            <text:p>7008929.63638137</text:p>
          </table:table-cell>
          <table:table-cell office:value-type="float" office:value="16375944.6828805">
            <text:p>16375944.6828805</text:p>
          </table:table-cell>
          <table:table-cell office:value-type="float" office:value="10159624.6338828">
            <text:p>10159624.6338828</text:p>
          </table:table-cell>
          <table:table-cell office:value-type="float" office:value="7352401.7589449">
            <text:p>7352401.7589449</text:p>
          </table:table-cell>
          <table:table-cell office:value-type="float" office:value="8267616.86275927">
            <text:p>8267616.86275927</text:p>
          </table:table-cell>
          <table:table-cell office:value-type="float" office:value="30841281.3319589">
            <text:p>30841281.3319589</text:p>
          </table:table-cell>
          <table:table-cell office:value-type="float" office:value="12730681.905678">
            <text:p>12730681.905678</text:p>
          </table:table-cell>
          <table:table-cell office:value-type="float" office:value="22177233.5492937">
            <text:p>22177233.5492937</text:p>
          </table:table-cell>
          <table:table-cell office:value-type="float" office:value="2004071.34998459">
            <text:p>2004071.34998459</text:p>
          </table:table-cell>
          <table:table-cell office:value-type="float" office:value="5913695.76494326">
            <text:p>5913695.76494326</text:p>
          </table:table-cell>
          <table:table-cell office:value-type="float" office:value="7052123.61240028">
            <text:p>7052123.61240028</text:p>
          </table:table-cell>
          <table:table-cell/>
        </table:table-row>
        <table:table-row table:style-name="ro1">
          <table:table-cell office:value-type="string">
            <text:p>'拯救大明'</text:p>
          </table:table-cell>
          <table:table-cell table:formula="of:=AVERAGE([.C11:.CX11])" office:value-type="float" office:value="4728984.44408534">
            <text:p>4728984.44408534</text:p>
          </table:table-cell>
          <table:table-cell office:value-type="float" office:value="8106344.49434813">
            <text:p>8106344.49434813</text:p>
          </table:table-cell>
          <table:table-cell office:value-type="float" office:value="775875.225394217">
            <text:p>775875.225394217</text:p>
          </table:table-cell>
          <table:table-cell office:value-type="float" office:value="1807463.18643943">
            <text:p>1807463.18643943</text:p>
          </table:table-cell>
          <table:table-cell office:value-type="float" office:value="13966881.119429">
            <text:p>13966881.119429</text:p>
          </table:table-cell>
          <table:table-cell office:value-type="float" office:value="6786307.53928068">
            <text:p>6786307.53928068</text:p>
          </table:table-cell>
          <table:table-cell office:value-type="float" office:value="721700.786517369">
            <text:p>721700.786517369</text:p>
          </table:table-cell>
          <table:table-cell office:value-type="float" office:value="9424460.11223195">
            <text:p>9424460.11223195</text:p>
          </table:table-cell>
          <table:table-cell office:value-type="float" office:value="7583874.6216727">
            <text:p>7583874.6216727</text:p>
          </table:table-cell>
          <table:table-cell office:value-type="float" office:value="4378845.83884888">
            <text:p>4378845.83884888</text:p>
          </table:table-cell>
          <table:table-cell office:value-type="float" office:value="4351872.79494724">
            <text:p>4351872.79494724</text:p>
          </table:table-cell>
          <table:table-cell office:value-type="float" office:value="1800865.33884912">
            <text:p>1800865.33884912</text:p>
          </table:table-cell>
          <table:table-cell office:value-type="float" office:value="1369721.0936223">
            <text:p>1369721.0936223</text:p>
          </table:table-cell>
          <table:table-cell office:value-type="float" office:value="218873.211387817">
            <text:p>218873.211387817</text:p>
          </table:table-cell>
          <table:table-cell office:value-type="float" office:value="2410335.74224545">
            <text:p>2410335.74224545</text:p>
          </table:table-cell>
          <table:table-cell office:value-type="float" office:value="178714.444827136">
            <text:p>178714.444827136</text:p>
          </table:table-cell>
          <table:table-cell office:value-type="float" office:value="4921524.48737939">
            <text:p>4921524.48737939</text:p>
          </table:table-cell>
          <table:table-cell office:value-type="float" office:value="2877769.14037649">
            <text:p>2877769.14037649</text:p>
          </table:table-cell>
          <table:table-cell office:value-type="float" office:value="21478504.5695542">
            <text:p>21478504.5695542</text:p>
          </table:table-cell>
          <table:table-cell office:value-type="float" office:value="5214280.92629646">
            <text:p>5214280.92629646</text:p>
          </table:table-cell>
          <table:table-cell office:value-type="float" office:value="18606945.520956">
            <text:p>18606945.520956</text:p>
          </table:table-cell>
          <table:table-cell office:value-type="float" office:value="9522790.75656937">
            <text:p>9522790.75656937</text:p>
          </table:table-cell>
          <table:table-cell office:value-type="float" office:value="8255054.95296608">
            <text:p>8255054.95296608</text:p>
          </table:table-cell>
          <table:table-cell office:value-type="float" office:value="4988206.70173877">
            <text:p>4988206.70173877</text:p>
          </table:table-cell>
          <table:table-cell office:value-type="float" office:value="9157945.50987335">
            <text:p>9157945.50987335</text:p>
          </table:table-cell>
          <table:table-cell office:value-type="float" office:value="4351419.77701923">
            <text:p>4351419.77701923</text:p>
          </table:table-cell>
          <table:table-cell office:value-type="float" office:value="2966015.11364416">
            <text:p>2966015.11364416</text:p>
          </table:table-cell>
          <table:table-cell office:value-type="float" office:value="893826.970709593">
            <text:p>893826.970709593</text:p>
          </table:table-cell>
          <table:table-cell office:value-type="float" office:value="5618919.01247438">
            <text:p>5618919.01247438</text:p>
          </table:table-cell>
          <table:table-cell office:value-type="float" office:value="864327.041519671">
            <text:p>864327.041519671</text:p>
          </table:table-cell>
          <table:table-cell office:value-type="float" office:value="351087.56623864">
            <text:p>351087.56623864</text:p>
          </table:table-cell>
          <table:table-cell office:value-type="float" office:value="722590.303792051">
            <text:p>722590.303792051</text:p>
          </table:table-cell>
          <table:table-cell office:value-type="float" office:value="9612263.60329723">
            <text:p>9612263.60329723</text:p>
          </table:table-cell>
          <table:table-cell office:value-type="float" office:value="2780346.31659517">
            <text:p>2780346.31659517</text:p>
          </table:table-cell>
          <table:table-cell office:value-type="float" office:value="849151.575287549">
            <text:p>849151.575287549</text:p>
          </table:table-cell>
          <table:table-cell office:value-type="float" office:value="9944289.07763027">
            <text:p>9944289.07763027</text:p>
          </table:table-cell>
          <table:table-cell office:value-type="float" office:value="8317678.3214128">
            <text:p>8317678.3214128</text:p>
          </table:table-cell>
          <table:table-cell office:value-type="float" office:value="1660843.47514072">
            <text:p>1660843.47514072</text:p>
          </table:table-cell>
          <table:table-cell office:value-type="float" office:value="1690754.39962441">
            <text:p>1690754.39962441</text:p>
          </table:table-cell>
          <table:table-cell office:value-type="float" office:value="1650400.54775498">
            <text:p>1650400.54775498</text:p>
          </table:table-cell>
          <table:table-cell office:value-type="float" office:value="1888021.84981242">
            <text:p>1888021.84981242</text:p>
          </table:table-cell>
          <table:table-cell office:value-type="float" office:value="1756898.83049953">
            <text:p>1756898.83049953</text:p>
          </table:table-cell>
          <table:table-cell office:value-type="float" office:value="6606320.10563528">
            <text:p>6606320.10563528</text:p>
          </table:table-cell>
          <table:table-cell office:value-type="float" office:value="1347857.17768915">
            <text:p>1347857.17768915</text:p>
          </table:table-cell>
          <table:table-cell office:value-type="float" office:value="8704655.85582348">
            <text:p>8704655.85582348</text:p>
          </table:table-cell>
          <table:table-cell office:value-type="float" office:value="4028831.64388908">
            <text:p>4028831.64388908</text:p>
          </table:table-cell>
          <table:table-cell office:value-type="float" office:value="954348.830648035">
            <text:p>954348.830648035</text:p>
          </table:table-cell>
          <table:table-cell office:value-type="float" office:value="366197.429852965">
            <text:p>366197.429852965</text:p>
          </table:table-cell>
          <table:table-cell office:value-type="float" office:value="1011919.91848117">
            <text:p>1011919.91848117</text:p>
          </table:table-cell>
          <table:table-cell office:value-type="float" office:value="8401700.80079091">
            <text:p>8401700.80079091</text:p>
          </table:table-cell>
          <table:table-cell office:value-type="float" office:value="722594.461026649">
            <text:p>722594.461026649</text:p>
          </table:table-cell>
          <table:table-cell office:value-type="float" office:value="1217508.48633162">
            <text:p>1217508.48633162</text:p>
          </table:table-cell>
          <table:table-cell office:value-type="float" office:value="7131201.95767984">
            <text:p>7131201.95767984</text:p>
          </table:table-cell>
          <table:table-cell office:value-type="float" office:value="672301.944969442">
            <text:p>672301.944969442</text:p>
          </table:table-cell>
          <table:table-cell office:value-type="float" office:value="1789692.46031153">
            <text:p>1789692.46031153</text:p>
          </table:table-cell>
          <table:table-cell office:value-type="float" office:value="1993193.81196334">
            <text:p>1993193.81196334</text:p>
          </table:table-cell>
          <table:table-cell office:value-type="float" office:value="376942.543888863">
            <text:p>376942.543888863</text:p>
          </table:table-cell>
          <table:table-cell office:value-type="float" office:value="1316167.26788499">
            <text:p>1316167.26788499</text:p>
          </table:table-cell>
          <table:table-cell office:value-type="float" office:value="7595017.86172766">
            <text:p>7595017.86172766</text:p>
          </table:table-cell>
          <table:table-cell office:value-type="float" office:value="845664.449109456">
            <text:p>845664.449109456</text:p>
          </table:table-cell>
          <table:table-cell office:value-type="float" office:value="1476577.29222973">
            <text:p>1476577.29222973</text:p>
          </table:table-cell>
          <table:table-cell office:value-type="float" office:value="273852.693584276">
            <text:p>273852.693584276</text:p>
          </table:table-cell>
          <table:table-cell office:value-type="float" office:value="5924730.56404287">
            <text:p>5924730.56404287</text:p>
          </table:table-cell>
          <table:table-cell office:value-type="float" office:value="3328058.53722861">
            <text:p>3328058.53722861</text:p>
          </table:table-cell>
          <table:table-cell office:value-type="float" office:value="83264702.9201407">
            <text:p>83264702.9201407</text:p>
          </table:table-cell>
          <table:table-cell office:value-type="float" office:value="3132982.10075223">
            <text:p>3132982.10075223</text:p>
          </table:table-cell>
          <table:table-cell office:value-type="float" office:value="1971967.11397184">
            <text:p>1971967.11397184</text:p>
          </table:table-cell>
          <table:table-cell office:value-type="float" office:value="2384024.95234217">
            <text:p>2384024.95234217</text:p>
          </table:table-cell>
          <table:table-cell office:value-type="float" office:value="86749.0657179187">
            <text:p>86749.0657179187</text:p>
          </table:table-cell>
          <table:table-cell office:value-type="float" office:value="842837.410867214">
            <text:p>842837.410867214</text:p>
          </table:table-cell>
          <table:table-cell office:value-type="float" office:value="1243100.07253151">
            <text:p>1243100.07253151</text:p>
          </table:table-cell>
          <table:table-cell office:value-type="float" office:value="2526048.2701626">
            <text:p>2526048.2701626</text:p>
          </table:table-cell>
          <table:table-cell office:value-type="float" office:value="5505218.0347572">
            <text:p>5505218.0347572</text:p>
          </table:table-cell>
          <table:table-cell office:value-type="float" office:value="797105.440772266">
            <text:p>797105.440772266</text:p>
          </table:table-cell>
          <table:table-cell office:value-type="float" office:value="362225.891390694">
            <text:p>362225.891390694</text:p>
          </table:table-cell>
          <table:table-cell office:value-type="float" office:value="7602437.78969458">
            <text:p>7602437.78969458</text:p>
          </table:table-cell>
          <table:table-cell office:value-type="float" office:value="1021025.98734825">
            <text:p>1021025.98734825</text:p>
          </table:table-cell>
          <table:table-cell office:value-type="float" office:value="745097.105545331">
            <text:p>745097.105545331</text:p>
          </table:table-cell>
          <table:table-cell office:value-type="float" office:value="3642668.78293227">
            <text:p>3642668.78293227</text:p>
          </table:table-cell>
          <table:table-cell office:value-type="float" office:value="102853.358831837">
            <text:p>102853.358831837</text:p>
          </table:table-cell>
          <table:table-cell office:value-type="float" office:value="9728985.49266432">
            <text:p>9728985.49266432</text:p>
          </table:table-cell>
          <table:table-cell office:value-type="float" office:value="867143.490532679">
            <text:p>867143.490532679</text:p>
          </table:table-cell>
          <table:table-cell office:value-type="float" office:value="15203971.6522266">
            <text:p>15203971.6522266</text:p>
          </table:table-cell>
          <table:table-cell office:value-type="float" office:value="1080354.20386108">
            <text:p>1080354.20386108</text:p>
          </table:table-cell>
          <table:table-cell office:value-type="float" office:value="2203655.92664605">
            <text:p>2203655.92664605</text:p>
          </table:table-cell>
          <table:table-cell office:value-type="float" office:value="4691518.70186642">
            <text:p>4691518.70186642</text:p>
          </table:table-cell>
          <table:table-cell office:value-type="float" office:value="959624.721807954">
            <text:p>959624.721807954</text:p>
          </table:table-cell>
          <table:table-cell office:value-type="float" office:value="3121059.29531265">
            <text:p>3121059.29531265</text:p>
          </table:table-cell>
          <table:table-cell office:value-type="float" office:value="11350818.4958413">
            <text:p>11350818.4958413</text:p>
          </table:table-cell>
          <table:table-cell office:value-type="float" office:value="1921212.13012476">
            <text:p>1921212.13012476</text:p>
          </table:table-cell>
          <table:table-cell office:value-type="float" office:value="3341786.74806895">
            <text:p>3341786.74806895</text:p>
          </table:table-cell>
          <table:table-cell office:value-type="float" office:value="2756319.47843527">
            <text:p>2756319.47843527</text:p>
          </table:table-cell>
          <table:table-cell office:value-type="float" office:value="316280.671481616">
            <text:p>316280.671481616</text:p>
          </table:table-cell>
          <table:table-cell office:value-type="float" office:value="251034.213685463">
            <text:p>251034.213685463</text:p>
          </table:table-cell>
          <table:table-cell office:value-type="float" office:value="2953485.56761897">
            <text:p>2953485.56761897</text:p>
          </table:table-cell>
          <table:table-cell office:value-type="float" office:value="6268150.18444548">
            <text:p>6268150.18444548</text:p>
          </table:table-cell>
          <table:table-cell office:value-type="float" office:value="8019441.21163861">
            <text:p>8019441.21163861</text:p>
          </table:table-cell>
          <table:table-cell office:value-type="float" office:value="4841491.61448473">
            <text:p>4841491.61448473</text:p>
          </table:table-cell>
          <table:table-cell office:value-type="float" office:value="1914564.65263125">
            <text:p>1914564.65263125</text:p>
          </table:table-cell>
          <table:table-cell office:value-type="float" office:value="478537.152303362">
            <text:p>478537.152303362</text:p>
          </table:table-cell>
          <table:table-cell office:value-type="float" office:value="4488636.51210424">
            <text:p>4488636.51210424</text:p>
          </table:table-cell>
          <table:table-cell/>
        </table:table-row>
        <table:table-row table:style-name="ro1">
          <table:table-cell office:value-type="string">
            <text:p>'极地大冒险'</text:p>
          </table:table-cell>
          <table:table-cell table:formula="of:=AVERAGE([.C12:.CX12])" office:value-type="float" office:value="3314450.60180305">
            <text:p>3314450.60180305</text:p>
          </table:table-cell>
          <table:table-cell office:value-type="float" office:value="3383826.11861404">
            <text:p>3383826.11861404</text:p>
          </table:table-cell>
          <table:table-cell office:value-type="float" office:value="975497.852357193">
            <text:p>975497.852357193</text:p>
          </table:table-cell>
          <table:table-cell office:value-type="float" office:value="1950375.83133129">
            <text:p>1950375.83133129</text:p>
          </table:table-cell>
          <table:table-cell office:value-type="float" office:value="776195.697664242">
            <text:p>776195.697664242</text:p>
          </table:table-cell>
          <table:table-cell office:value-type="float" office:value="1712549.02310457">
            <text:p>1712549.02310457</text:p>
          </table:table-cell>
          <table:table-cell office:value-type="float" office:value="3065051.32779504">
            <text:p>3065051.32779504</text:p>
          </table:table-cell>
          <table:table-cell office:value-type="float" office:value="4066667.68366422">
            <text:p>4066667.68366422</text:p>
          </table:table-cell>
          <table:table-cell office:value-type="float" office:value="9931006.51011536">
            <text:p>9931006.51011536</text:p>
          </table:table-cell>
          <table:table-cell office:value-type="float" office:value="2589857.28340849">
            <text:p>2589857.28340849</text:p>
          </table:table-cell>
          <table:table-cell office:value-type="float" office:value="918080.373688038">
            <text:p>918080.373688038</text:p>
          </table:table-cell>
          <table:table-cell office:value-type="float" office:value="281584.560679734">
            <text:p>281584.560679734</text:p>
          </table:table-cell>
          <table:table-cell office:value-type="float" office:value="191618.95571347">
            <text:p>191618.95571347</text:p>
          </table:table-cell>
          <table:table-cell office:value-type="float" office:value="3564380.55361407">
            <text:p>3564380.55361407</text:p>
          </table:table-cell>
          <table:table-cell office:value-type="float" office:value="9615308.3394338">
            <text:p>9615308.3394338</text:p>
          </table:table-cell>
          <table:table-cell office:value-type="float" office:value="3201303.55778217">
            <text:p>3201303.55778217</text:p>
          </table:table-cell>
          <table:table-cell office:value-type="float" office:value="2699911.11522822">
            <text:p>2699911.11522822</text:p>
          </table:table-cell>
          <table:table-cell office:value-type="float" office:value="76489.7312480907">
            <text:p>76489.7312480907</text:p>
          </table:table-cell>
          <table:table-cell office:value-type="float" office:value="8225831.63433667">
            <text:p>8225831.63433667</text:p>
          </table:table-cell>
          <table:table-cell office:value-type="float" office:value="3966665.58612062">
            <text:p>3966665.58612062</text:p>
          </table:table-cell>
          <table:table-cell office:value-type="float" office:value="1975040.87966124">
            <text:p>1975040.87966124</text:p>
          </table:table-cell>
          <table:table-cell office:value-type="float" office:value="19703733.1120259">
            <text:p>19703733.1120259</text:p>
          </table:table-cell>
          <table:table-cell office:value-type="float" office:value="4412397.9499377">
            <text:p>4412397.9499377</text:p>
          </table:table-cell>
          <table:table-cell office:value-type="float" office:value="5503040.24486226">
            <text:p>5503040.24486226</text:p>
          </table:table-cell>
          <table:table-cell office:value-type="float" office:value="3807601.48974852">
            <text:p>3807601.48974852</text:p>
          </table:table-cell>
          <table:table-cell office:value-type="float" office:value="7324042.88134737">
            <text:p>7324042.88134737</text:p>
          </table:table-cell>
          <table:table-cell office:value-type="float" office:value="1085873.19723643">
            <text:p>1085873.19723643</text:p>
          </table:table-cell>
          <table:table-cell office:value-type="float" office:value="1447466.45010198">
            <text:p>1447466.45010198</text:p>
          </table:table-cell>
          <table:table-cell office:value-type="float" office:value="13630005.5777611">
            <text:p>13630005.5777611</text:p>
          </table:table-cell>
          <table:table-cell office:value-type="float" office:value="5143594.53606805">
            <text:p>5143594.53606805</text:p>
          </table:table-cell>
          <table:table-cell office:value-type="float" office:value="1620867.84199103">
            <text:p>1620867.84199103</text:p>
          </table:table-cell>
          <table:table-cell office:value-type="float" office:value="1364740.54433794">
            <text:p>1364740.54433794</text:p>
          </table:table-cell>
          <table:table-cell office:value-type="float" office:value="19905688.0375129">
            <text:p>19905688.0375129</text:p>
          </table:table-cell>
          <table:table-cell office:value-type="float" office:value="932035.336632664">
            <text:p>932035.336632664</text:p>
          </table:table-cell>
          <table:table-cell office:value-type="float" office:value="827360.492506481">
            <text:p>827360.492506481</text:p>
          </table:table-cell>
          <table:table-cell office:value-type="float" office:value="1110949.59175282">
            <text:p>1110949.59175282</text:p>
          </table:table-cell>
          <table:table-cell office:value-type="float" office:value="2997896.81278871">
            <text:p>2997896.81278871</text:p>
          </table:table-cell>
          <table:table-cell office:value-type="float" office:value="1612714.74814383">
            <text:p>1612714.74814383</text:p>
          </table:table-cell>
          <table:table-cell office:value-type="float" office:value="3952557.87342929">
            <text:p>3952557.87342929</text:p>
          </table:table-cell>
          <table:table-cell office:value-type="float" office:value="12758586.0175152">
            <text:p>12758586.0175152</text:p>
          </table:table-cell>
          <table:table-cell office:value-type="float" office:value="5760069.18909993">
            <text:p>5760069.18909993</text:p>
          </table:table-cell>
          <table:table-cell office:value-type="float" office:value="1866179.23614132">
            <text:p>1866179.23614132</text:p>
          </table:table-cell>
          <table:table-cell office:value-type="float" office:value="1161824.02973292">
            <text:p>1161824.02973292</text:p>
          </table:table-cell>
          <table:table-cell office:value-type="float" office:value="883181.039721755">
            <text:p>883181.039721755</text:p>
          </table:table-cell>
          <table:table-cell office:value-type="float" office:value="4986755.58133433">
            <text:p>4986755.58133433</text:p>
          </table:table-cell>
          <table:table-cell office:value-type="float" office:value="1925930.65255915">
            <text:p>1925930.65255915</text:p>
          </table:table-cell>
          <table:table-cell office:value-type="float" office:value="4728344.30222403">
            <text:p>4728344.30222403</text:p>
          </table:table-cell>
          <table:table-cell office:value-type="float" office:value="4747283.44882605">
            <text:p>4747283.44882605</text:p>
          </table:table-cell>
          <table:table-cell office:value-type="float" office:value="1525910.24522963">
            <text:p>1525910.24522963</text:p>
          </table:table-cell>
          <table:table-cell office:value-type="float" office:value="1699347.27867742">
            <text:p>1699347.27867742</text:p>
          </table:table-cell>
          <table:table-cell office:value-type="float" office:value="396540.399988075">
            <text:p>396540.399988075</text:p>
          </table:table-cell>
          <table:table-cell office:value-type="float" office:value="4471332.80642427">
            <text:p>4471332.80642427</text:p>
          </table:table-cell>
          <table:table-cell office:value-type="float" office:value="1330668.81867346">
            <text:p>1330668.81867346</text:p>
          </table:table-cell>
          <table:table-cell office:value-type="float" office:value="4121177.48968902">
            <text:p>4121177.48968902</text:p>
          </table:table-cell>
          <table:table-cell office:value-type="float" office:value="1712214.78846392">
            <text:p>1712214.78846392</text:p>
          </table:table-cell>
          <table:table-cell office:value-type="float" office:value="644535.808891296">
            <text:p>644535.808891296</text:p>
          </table:table-cell>
          <table:table-cell office:value-type="float" office:value="3263523.39279739">
            <text:p>3263523.39279739</text:p>
          </table:table-cell>
          <table:table-cell office:value-type="float" office:value="1778823.73115711">
            <text:p>1778823.73115711</text:p>
          </table:table-cell>
          <table:table-cell office:value-type="float" office:value="2377856.39238656">
            <text:p>2377856.39238656</text:p>
          </table:table-cell>
          <table:table-cell office:value-type="float" office:value="714102.753873018">
            <text:p>714102.753873018</text:p>
          </table:table-cell>
          <table:table-cell office:value-type="float" office:value="1452548.43611338">
            <text:p>1452548.43611338</text:p>
          </table:table-cell>
          <table:table-cell office:value-type="float" office:value="939788.470555576">
            <text:p>939788.470555576</text:p>
          </table:table-cell>
          <table:table-cell office:value-type="float" office:value="828466.928077115">
            <text:p>828466.928077115</text:p>
          </table:table-cell>
          <table:table-cell office:value-type="float" office:value="739347.641108327">
            <text:p>739347.641108327</text:p>
          </table:table-cell>
          <table:table-cell office:value-type="float" office:value="22763064.6693561">
            <text:p>22763064.6693561</text:p>
          </table:table-cell>
          <table:table-cell office:value-type="float" office:value="1377150.35953882">
            <text:p>1377150.35953882</text:p>
          </table:table-cell>
          <table:table-cell office:value-type="float" office:value="1181625.3262998">
            <text:p>1181625.3262998</text:p>
          </table:table-cell>
          <table:table-cell office:value-type="float" office:value="3642447.69542417">
            <text:p>3642447.69542417</text:p>
          </table:table-cell>
          <table:table-cell office:value-type="float" office:value="1262418.57108852">
            <text:p>1262418.57108852</text:p>
          </table:table-cell>
          <table:table-cell office:value-type="float" office:value="1028575.05739194">
            <text:p>1028575.05739194</text:p>
          </table:table-cell>
          <table:table-cell office:value-type="float" office:value="9941360.34285699">
            <text:p>9941360.34285699</text:p>
          </table:table-cell>
          <table:table-cell office:value-type="float" office:value="1387256.96248471">
            <text:p>1387256.96248471</text:p>
          </table:table-cell>
          <table:table-cell office:value-type="float" office:value="1492012.91193924">
            <text:p>1492012.91193924</text:p>
          </table:table-cell>
          <table:table-cell office:value-type="float" office:value="1601193.40308119">
            <text:p>1601193.40308119</text:p>
          </table:table-cell>
          <table:table-cell office:value-type="float" office:value="823645.980939788">
            <text:p>823645.980939788</text:p>
          </table:table-cell>
          <table:table-cell office:value-type="float" office:value="1293452.98276265">
            <text:p>1293452.98276265</text:p>
          </table:table-cell>
          <table:table-cell office:value-type="float" office:value="299379.384514388">
            <text:p>299379.384514388</text:p>
          </table:table-cell>
          <table:table-cell office:value-type="float" office:value="888517.559615138">
            <text:p>888517.559615138</text:p>
          </table:table-cell>
          <table:table-cell office:value-type="float" office:value="1462658.61858614">
            <text:p>1462658.61858614</text:p>
          </table:table-cell>
          <table:table-cell office:value-type="float" office:value="415124.01106102">
            <text:p>415124.01106102</text:p>
          </table:table-cell>
          <table:table-cell office:value-type="float" office:value="993309.946188561">
            <text:p>993309.946188561</text:p>
          </table:table-cell>
          <table:table-cell office:value-type="float" office:value="1026021.64419226">
            <text:p>1026021.64419226</text:p>
          </table:table-cell>
          <table:table-cell office:value-type="float" office:value="7804616.44415405">
            <text:p>7804616.44415405</text:p>
          </table:table-cell>
          <table:table-cell office:value-type="float" office:value="4330589.63634666">
            <text:p>4330589.63634666</text:p>
          </table:table-cell>
          <table:table-cell office:value-type="float" office:value="3784863.19100695">
            <text:p>3784863.19100695</text:p>
          </table:table-cell>
          <table:table-cell office:value-type="float" office:value="1143485.3608332">
            <text:p>1143485.3608332</text:p>
          </table:table-cell>
          <table:table-cell office:value-type="float" office:value="175141.46207949">
            <text:p>175141.46207949</text:p>
          </table:table-cell>
          <table:table-cell office:value-type="float" office:value="4628000.85810453">
            <text:p>4628000.85810453</text:p>
          </table:table-cell>
          <table:table-cell office:value-type="float" office:value="2263325.17304458">
            <text:p>2263325.17304458</text:p>
          </table:table-cell>
          <table:table-cell office:value-type="float" office:value="1329642.57410236">
            <text:p>1329642.57410236</text:p>
          </table:table-cell>
          <table:table-cell office:value-type="float" office:value="4181133.25554856">
            <text:p>4181133.25554856</text:p>
          </table:table-cell>
          <table:table-cell office:value-type="float" office:value="1447222.34278953">
            <text:p>1447222.34278953</text:p>
          </table:table-cell>
          <table:table-cell office:value-type="float" office:value="2022319.1326889">
            <text:p>2022319.1326889</text:p>
          </table:table-cell>
          <table:table-cell office:value-type="float" office:value="3932682.46902236">
            <text:p>3932682.46902236</text:p>
          </table:table-cell>
          <table:table-cell office:value-type="float" office:value="7414286.54395719">
            <text:p>7414286.54395719</text:p>
          </table:table-cell>
          <table:table-cell office:value-type="float" office:value="1526093.51903344">
            <text:p>1526093.51903344</text:p>
          </table:table-cell>
          <table:table-cell office:value-type="float" office:value="870371.01418719">
            <text:p>870371.01418719</text:p>
          </table:table-cell>
          <table:table-cell office:value-type="float" office:value="1073020.61258943">
            <text:p>1073020.61258943</text:p>
          </table:table-cell>
          <table:table-cell office:value-type="float" office:value="958230.525200391">
            <text:p>958230.525200391</text:p>
          </table:table-cell>
          <table:table-cell office:value-type="float" office:value="1977778.98364157">
            <text:p>1977778.98364157</text:p>
          </table:table-cell>
          <table:table-cell office:value-type="float" office:value="1338893.44164731">
            <text:p>1338893.44164731</text:p>
          </table:table-cell>
          <table:table-cell/>
        </table:table-row>
        <table:table-row table:style-name="ro1">
          <table:table-cell office:value-type="string">
            <text:p>'巴啦啦小魔仙之魔�'</text:p>
          </table:table-cell>
          <table:table-cell table:formula="of:=AVERAGE([.C13:.CX13])" office:value-type="float" office:value="2632248.4921096">
            <text:p>2632248.4921096</text:p>
          </table:table-cell>
          <table:table-cell office:value-type="float" office:value="889698.362520525">
            <text:p>889698.362520525</text:p>
          </table:table-cell>
          <table:table-cell office:value-type="float" office:value="923247.796013917">
            <text:p>923247.796013917</text:p>
          </table:table-cell>
          <table:table-cell office:value-type="float" office:value="2846475.99476348">
            <text:p>2846475.99476348</text:p>
          </table:table-cell>
          <table:table-cell office:value-type="float" office:value="814079.066648737">
            <text:p>814079.066648737</text:p>
          </table:table-cell>
          <table:table-cell office:value-type="float" office:value="1584288.46345749">
            <text:p>1584288.46345749</text:p>
          </table:table-cell>
          <table:table-cell office:value-type="float" office:value="816489.144312015">
            <text:p>816489.144312015</text:p>
          </table:table-cell>
          <table:table-cell office:value-type="float" office:value="515006.604819807">
            <text:p>515006.604819807</text:p>
          </table:table-cell>
          <table:table-cell office:value-type="float" office:value="1312811.01398469">
            <text:p>1312811.01398469</text:p>
          </table:table-cell>
          <table:table-cell office:value-type="float" office:value="1368017.47917992">
            <text:p>1368017.47917992</text:p>
          </table:table-cell>
          <table:table-cell office:value-type="float" office:value="1791488.18080162">
            <text:p>1791488.18080162</text:p>
          </table:table-cell>
          <table:table-cell office:value-type="float" office:value="6975280.03982146">
            <text:p>6975280.03982146</text:p>
          </table:table-cell>
          <table:table-cell office:value-type="float" office:value="3711039.18245024">
            <text:p>3711039.18245024</text:p>
          </table:table-cell>
          <table:table-cell office:value-type="float" office:value="162255.139709556">
            <text:p>162255.139709556</text:p>
          </table:table-cell>
          <table:table-cell office:value-type="float" office:value="284382.605161024">
            <text:p>284382.605161024</text:p>
          </table:table-cell>
          <table:table-cell office:value-type="float" office:value="52560.8868589966">
            <text:p>52560.8868589966</text:p>
          </table:table-cell>
          <table:table-cell office:value-type="float" office:value="1018807.31269867">
            <text:p>1018807.31269867</text:p>
          </table:table-cell>
          <table:table-cell office:value-type="float" office:value="800471.618887005">
            <text:p>800471.618887005</text:p>
          </table:table-cell>
          <table:table-cell office:value-type="float" office:value="137014.487023136">
            <text:p>137014.487023136</text:p>
          </table:table-cell>
          <table:table-cell office:value-type="float" office:value="47607.762130028">
            <text:p>47607.762130028</text:p>
          </table:table-cell>
          <table:table-cell office:value-type="float" office:value="9154604.96757403">
            <text:p>9154604.96757403</text:p>
          </table:table-cell>
          <table:table-cell office:value-type="float" office:value="1468813.41817367">
            <text:p>1468813.41817367</text:p>
          </table:table-cell>
          <table:table-cell office:value-type="float" office:value="1809100.50022665">
            <text:p>1809100.50022665</text:p>
          </table:table-cell>
          <table:table-cell office:value-type="float" office:value="559639.732353214">
            <text:p>559639.732353214</text:p>
          </table:table-cell>
          <table:table-cell office:value-type="float" office:value="1704136.53842984">
            <text:p>1704136.53842984</text:p>
          </table:table-cell>
          <table:table-cell office:value-type="float" office:value="3546300.9894935">
            <text:p>3546300.9894935</text:p>
          </table:table-cell>
          <table:table-cell office:value-type="float" office:value="1439738.42092813">
            <text:p>1439738.42092813</text:p>
          </table:table-cell>
          <table:table-cell office:value-type="float" office:value="1238993.27130747">
            <text:p>1238993.27130747</text:p>
          </table:table-cell>
          <table:table-cell office:value-type="float" office:value="5866.24156066986">
            <text:p>5866.2415606699</text:p>
          </table:table-cell>
          <table:table-cell office:value-type="float" office:value="2153128.20573321">
            <text:p>2153128.20573321</text:p>
          </table:table-cell>
          <table:table-cell office:value-type="float" office:value="142093.837735239">
            <text:p>142093.837735239</text:p>
          </table:table-cell>
          <table:table-cell office:value-type="float" office:value="152992.963121275">
            <text:p>152992.963121275</text:p>
          </table:table-cell>
          <table:table-cell office:value-type="float" office:value="9568570.76555175">
            <text:p>9568570.76555175</text:p>
          </table:table-cell>
          <table:table-cell office:value-type="float" office:value="339183.083794381">
            <text:p>339183.083794381</text:p>
          </table:table-cell>
          <table:table-cell office:value-type="float" office:value="929302.433256551">
            <text:p>929302.433256551</text:p>
          </table:table-cell>
          <table:table-cell office:value-type="float" office:value="47570811.3448056">
            <text:p>47570811.3448056</text:p>
          </table:table-cell>
          <table:table-cell office:value-type="float" office:value="130158.594948317">
            <text:p>130158.594948317</text:p>
          </table:table-cell>
          <table:table-cell office:value-type="float" office:value="907186.004318127">
            <text:p>907186.004318127</text:p>
          </table:table-cell>
          <table:table-cell office:value-type="float" office:value="3562786.55608854">
            <text:p>3562786.55608854</text:p>
          </table:table-cell>
          <table:table-cell office:value-type="float" office:value="1820342.91969545">
            <text:p>1820342.91969545</text:p>
          </table:table-cell>
          <table:table-cell office:value-type="float" office:value="1463933.52202145">
            <text:p>1463933.52202145</text:p>
          </table:table-cell>
          <table:table-cell office:value-type="float" office:value="29559830.2694387">
            <text:p>29559830.2694387</text:p>
          </table:table-cell>
          <table:table-cell office:value-type="float" office:value="4144988.78114203">
            <text:p>4144988.78114203</text:p>
          </table:table-cell>
          <table:table-cell office:value-type="float" office:value="1018048.2290937">
            <text:p>1018048.2290937</text:p>
          </table:table-cell>
          <table:table-cell office:value-type="float" office:value="7293250.4085173">
            <text:p>7293250.4085173</text:p>
          </table:table-cell>
          <table:table-cell office:value-type="float" office:value="765438.000655961">
            <text:p>765438.000655961</text:p>
          </table:table-cell>
          <table:table-cell office:value-type="float" office:value="605003.623972384">
            <text:p>605003.623972384</text:p>
          </table:table-cell>
          <table:table-cell office:value-type="float" office:value="1981053.98113794">
            <text:p>1981053.98113794</text:p>
          </table:table-cell>
          <table:table-cell office:value-type="float" office:value="400537.274639045">
            <text:p>400537.274639045</text:p>
          </table:table-cell>
          <table:table-cell office:value-type="float" office:value="1925073.80959075">
            <text:p>1925073.80959075</text:p>
          </table:table-cell>
          <table:table-cell office:value-type="float" office:value="493542.030525211">
            <text:p>493542.030525211</text:p>
          </table:table-cell>
          <table:table-cell office:value-type="float" office:value="1038902.9371737">
            <text:p>1038902.9371737</text:p>
          </table:table-cell>
          <table:table-cell office:value-type="float" office:value="302898.481938917">
            <text:p>302898.481938917</text:p>
          </table:table-cell>
          <table:table-cell office:value-type="float" office:value="574576.913555137">
            <text:p>574576.913555137</text:p>
          </table:table-cell>
          <table:table-cell office:value-type="float" office:value="3049130.1780402">
            <text:p>3049130.1780402</text:p>
          </table:table-cell>
          <table:table-cell office:value-type="float" office:value="1806084.91984436">
            <text:p>1806084.91984436</text:p>
          </table:table-cell>
          <table:table-cell office:value-type="float" office:value="106005.182130825">
            <text:p>106005.182130825</text:p>
          </table:table-cell>
          <table:table-cell office:value-type="float" office:value="2942637.11528432">
            <text:p>2942637.11528432</text:p>
          </table:table-cell>
          <table:table-cell office:value-type="float" office:value="797895.870603868">
            <text:p>797895.870603868</text:p>
          </table:table-cell>
          <table:table-cell office:value-type="float" office:value="3082046.68797298">
            <text:p>3082046.68797298</text:p>
          </table:table-cell>
          <table:table-cell office:value-type="float" office:value="571176.204518636">
            <text:p>571176.204518636</text:p>
          </table:table-cell>
          <table:table-cell office:value-type="float" office:value="2740699.98863021">
            <text:p>2740699.98863021</text:p>
          </table:table-cell>
          <table:table-cell office:value-type="float" office:value="1985391.50718725">
            <text:p>1985391.50718725</text:p>
          </table:table-cell>
          <table:table-cell office:value-type="float" office:value="1093212.44603222">
            <text:p>1093212.44603222</text:p>
          </table:table-cell>
          <table:table-cell office:value-type="float" office:value="9232153.36016054">
            <text:p>9232153.36016054</text:p>
          </table:table-cell>
          <table:table-cell office:value-type="float" office:value="3835324.47179126">
            <text:p>3835324.47179126</text:p>
          </table:table-cell>
          <table:table-cell office:value-type="float" office:value="635900.606426572">
            <text:p>635900.606426572</text:p>
          </table:table-cell>
          <table:table-cell office:value-type="float" office:value="706330.226684111">
            <text:p>706330.226684111</text:p>
          </table:table-cell>
          <table:table-cell office:value-type="float" office:value="623163.747512001">
            <text:p>623163.747512001</text:p>
          </table:table-cell>
          <table:table-cell office:value-type="float" office:value="154425.548586018">
            <text:p>154425.548586018</text:p>
          </table:table-cell>
          <table:table-cell office:value-type="float" office:value="3410512.33862405">
            <text:p>3410512.33862405</text:p>
          </table:table-cell>
          <table:table-cell office:value-type="float" office:value="1052227.35099615">
            <text:p>1052227.35099615</text:p>
          </table:table-cell>
          <table:table-cell office:value-type="float" office:value="696301.74784087">
            <text:p>696301.74784087</text:p>
          </table:table-cell>
          <table:table-cell office:value-type="float" office:value="2511240.32034816">
            <text:p>2511240.32034816</text:p>
          </table:table-cell>
          <table:table-cell office:value-type="float" office:value="3087974.41275301">
            <text:p>3087974.41275301</text:p>
          </table:table-cell>
          <table:table-cell office:value-type="float" office:value="1523232.23222516">
            <text:p>1523232.23222516</text:p>
          </table:table-cell>
          <table:table-cell office:value-type="float" office:value="616646.178590393">
            <text:p>616646.178590393</text:p>
          </table:table-cell>
          <table:table-cell office:value-type="float" office:value="1948408.4127092">
            <text:p>1948408.4127092</text:p>
          </table:table-cell>
          <table:table-cell office:value-type="float" office:value="53342.3832762399">
            <text:p>53342.3832762399</text:p>
          </table:table-cell>
          <table:table-cell office:value-type="float" office:value="525990.590947362">
            <text:p>525990.590947362</text:p>
          </table:table-cell>
          <table:table-cell office:value-type="float" office:value="6554172.53410207">
            <text:p>6554172.53410207</text:p>
          </table:table-cell>
          <table:table-cell office:value-type="float" office:value="4085597.23409045">
            <text:p>4085597.23409045</text:p>
          </table:table-cell>
          <table:table-cell office:value-type="float" office:value="140031.678647665">
            <text:p>140031.678647665</text:p>
          </table:table-cell>
          <table:table-cell office:value-type="float" office:value="525231.300924157">
            <text:p>525231.300924157</text:p>
          </table:table-cell>
          <table:table-cell office:value-type="float" office:value="1573300.6185881">
            <text:p>1573300.6185881</text:p>
          </table:table-cell>
          <table:table-cell office:value-type="float" office:value="2798509.27961725">
            <text:p>2798509.27961725</text:p>
          </table:table-cell>
          <table:table-cell office:value-type="float" office:value="354862.902876845">
            <text:p>354862.902876845</text:p>
          </table:table-cell>
          <table:table-cell office:value-type="float" office:value="852877.125956098">
            <text:p>852877.125956098</text:p>
          </table:table-cell>
          <table:table-cell office:value-type="float" office:value="1302102.84650053">
            <text:p>1302102.84650053</text:p>
          </table:table-cell>
          <table:table-cell office:value-type="float" office:value="6836107.89577652">
            <text:p>6836107.89577652</text:p>
          </table:table-cell>
          <table:table-cell office:value-type="float" office:value="964816.810604516">
            <text:p>964816.810604516</text:p>
          </table:table-cell>
          <table:table-cell office:value-type="float" office:value="251613.321040732">
            <text:p>251613.321040732</text:p>
          </table:table-cell>
          <table:table-cell office:value-type="float" office:value="849380.627574879">
            <text:p>849380.627574879</text:p>
          </table:table-cell>
          <table:table-cell office:value-type="float" office:value="1193229.49643796">
            <text:p>1193229.49643796</text:p>
          </table:table-cell>
          <table:table-cell office:value-type="float" office:value="4118450.87135515">
            <text:p>4118450.87135515</text:p>
          </table:table-cell>
          <table:table-cell office:value-type="float" office:value="6411725.64400297">
            <text:p>6411725.64400297</text:p>
          </table:table-cell>
          <table:table-cell office:value-type="float" office:value="1854552.79917449">
            <text:p>1854552.79917449</text:p>
          </table:table-cell>
          <table:table-cell office:value-type="float" office:value="4285304.9735106">
            <text:p>4285304.9735106</text:p>
          </table:table-cell>
          <table:table-cell office:value-type="float" office:value="2576573.08171646">
            <text:p>2576573.08171646</text:p>
          </table:table-cell>
          <table:table-cell office:value-type="float" office:value="998786.6504055">
            <text:p>998786.6504055</text:p>
          </table:table-cell>
          <table:table-cell office:value-type="float" office:value="88317.294600499">
            <text:p>88317.294600499</text:p>
          </table:table-cell>
          <table:table-cell/>
        </table:table-row>
        <table:table-row table:style-name="ro1">
          <table:table-cell office:value-type="string">
            <text:p>'U盘'</text:p>
          </table:table-cell>
          <table:table-cell table:formula="of:=AVERAGE([.C14:.CX14])" office:value-type="float" office:value="1523939.28866665">
            <text:p>1523939.28866665</text:p>
          </table:table-cell>
          <table:table-cell office:value-type="float" office:value="728206.285589531">
            <text:p>728206.285589531</text:p>
          </table:table-cell>
          <table:table-cell office:value-type="float" office:value="1144253.31419702">
            <text:p>1144253.31419702</text:p>
          </table:table-cell>
          <table:table-cell office:value-type="float" office:value="913198.488774776">
            <text:p>913198.488774776</text:p>
          </table:table-cell>
          <table:table-cell office:value-type="float" office:value="2246764.33116168">
            <text:p>2246764.33116168</text:p>
          </table:table-cell>
          <table:table-cell office:value-type="float" office:value="308084.444712733">
            <text:p>308084.444712733</text:p>
          </table:table-cell>
          <table:table-cell office:value-type="float" office:value="864677.067632161">
            <text:p>864677.067632161</text:p>
          </table:table-cell>
          <table:table-cell office:value-type="float" office:value="3662631.56544413">
            <text:p>3662631.56544413</text:p>
          </table:table-cell>
          <table:table-cell office:value-type="float" office:value="102351.594628716">
            <text:p>102351.594628716</text:p>
          </table:table-cell>
          <table:table-cell office:value-type="float" office:value="1985175.27620832">
            <text:p>1985175.27620832</text:p>
          </table:table-cell>
          <table:table-cell office:value-type="float" office:value="1753178.01908271">
            <text:p>1753178.01908271</text:p>
          </table:table-cell>
          <table:table-cell office:value-type="float" office:value="886259.116787643">
            <text:p>886259.116787643</text:p>
          </table:table-cell>
          <table:table-cell office:value-type="float" office:value="1430079.66720388">
            <text:p>1430079.66720388</text:p>
          </table:table-cell>
          <table:table-cell office:value-type="float" office:value="1497823.30633312">
            <text:p>1497823.30633312</text:p>
          </table:table-cell>
          <table:table-cell office:value-type="float" office:value="1240555.17954787">
            <text:p>1240555.17954787</text:p>
          </table:table-cell>
          <table:table-cell office:value-type="float" office:value="3385020.25141236">
            <text:p>3385020.25141236</text:p>
          </table:table-cell>
          <table:table-cell office:value-type="float" office:value="4835176.12217775">
            <text:p>4835176.12217775</text:p>
          </table:table-cell>
          <table:table-cell office:value-type="float" office:value="3504130.79043283">
            <text:p>3504130.79043283</text:p>
          </table:table-cell>
          <table:table-cell office:value-type="float" office:value="1038562.87999044">
            <text:p>1038562.87999044</text:p>
          </table:table-cell>
          <table:table-cell office:value-type="float" office:value="1164879.5074179">
            <text:p>1164879.5074179</text:p>
          </table:table-cell>
          <table:table-cell office:value-type="float" office:value="542533.354725882">
            <text:p>542533.354725882</text:p>
          </table:table-cell>
          <table:table-cell office:value-type="float" office:value="773675.197077984">
            <text:p>773675.197077984</text:p>
          </table:table-cell>
          <table:table-cell office:value-type="float" office:value="1755087.80680365">
            <text:p>1755087.80680365</text:p>
          </table:table-cell>
          <table:table-cell office:value-type="float" office:value="1292538.63296091">
            <text:p>1292538.63296091</text:p>
          </table:table-cell>
          <table:table-cell office:value-type="float" office:value="1669581.93622712">
            <text:p>1669581.93622712</text:p>
          </table:table-cell>
          <table:table-cell office:value-type="float" office:value="1274708.0060936">
            <text:p>1274708.0060936</text:p>
          </table:table-cell>
          <table:table-cell office:value-type="float" office:value="1204509.29896724">
            <text:p>1204509.29896724</text:p>
          </table:table-cell>
          <table:table-cell office:value-type="float" office:value="1911639.46374073">
            <text:p>1911639.46374073</text:p>
          </table:table-cell>
          <table:table-cell office:value-type="float" office:value="1284873.1983532">
            <text:p>1284873.1983532</text:p>
          </table:table-cell>
          <table:table-cell office:value-type="float" office:value="745989.53493351">
            <text:p>745989.53493351</text:p>
          </table:table-cell>
          <table:table-cell office:value-type="float" office:value="549317.77966386">
            <text:p>549317.77966386</text:p>
          </table:table-cell>
          <table:table-cell office:value-type="float" office:value="979654.568859935">
            <text:p>979654.568859935</text:p>
          </table:table-cell>
          <table:table-cell office:value-type="float" office:value="1724447.55058191">
            <text:p>1724447.55058191</text:p>
          </table:table-cell>
          <table:table-cell office:value-type="float" office:value="1500974.55646703">
            <text:p>1500974.55646703</text:p>
          </table:table-cell>
          <table:table-cell office:value-type="float" office:value="1356561.96874053">
            <text:p>1356561.96874053</text:p>
          </table:table-cell>
          <table:table-cell office:value-type="float" office:value="8015220.6038962">
            <text:p>8015220.6038962</text:p>
          </table:table-cell>
          <table:table-cell office:value-type="float" office:value="585053.491848846">
            <text:p>585053.491848846</text:p>
          </table:table-cell>
          <table:table-cell office:value-type="float" office:value="903960.623032199">
            <text:p>903960.623032199</text:p>
          </table:table-cell>
          <table:table-cell office:value-type="float" office:value="1558630.13134934">
            <text:p>1558630.13134934</text:p>
          </table:table-cell>
          <table:table-cell office:value-type="float" office:value="3117963.77215974">
            <text:p>3117963.77215974</text:p>
          </table:table-cell>
          <table:table-cell office:value-type="float" office:value="599041.072804952">
            <text:p>599041.072804952</text:p>
          </table:table-cell>
          <table:table-cell office:value-type="float" office:value="1896523.6615964">
            <text:p>1896523.6615964</text:p>
          </table:table-cell>
          <table:table-cell office:value-type="float" office:value="1693665.81293055">
            <text:p>1693665.81293055</text:p>
          </table:table-cell>
          <table:table-cell office:value-type="float" office:value="1538885.25421631">
            <text:p>1538885.25421631</text:p>
          </table:table-cell>
          <table:table-cell office:value-type="float" office:value="2864991.69099388">
            <text:p>2864991.69099388</text:p>
          </table:table-cell>
          <table:table-cell office:value-type="float" office:value="1542736.2286158">
            <text:p>1542736.2286158</text:p>
          </table:table-cell>
          <table:table-cell office:value-type="float" office:value="939879.59914666">
            <text:p>939879.59914666</text:p>
          </table:table-cell>
          <table:table-cell office:value-type="float" office:value="1052099.66489647">
            <text:p>1052099.66489647</text:p>
          </table:table-cell>
          <table:table-cell office:value-type="float" office:value="1319581.41042302">
            <text:p>1319581.41042302</text:p>
          </table:table-cell>
          <table:table-cell office:value-type="float" office:value="1566656.64041338">
            <text:p>1566656.64041338</text:p>
          </table:table-cell>
          <table:table-cell office:value-type="float" office:value="622968.187287806">
            <text:p>622968.187287806</text:p>
          </table:table-cell>
          <table:table-cell office:value-type="float" office:value="4406569.13456631">
            <text:p>4406569.13456631</text:p>
          </table:table-cell>
          <table:table-cell office:value-type="float" office:value="813260.639653109">
            <text:p>813260.639653109</text:p>
          </table:table-cell>
          <table:table-cell office:value-type="float" office:value="935550.515296393">
            <text:p>935550.515296393</text:p>
          </table:table-cell>
          <table:table-cell office:value-type="float" office:value="1942566.06642017">
            <text:p>1942566.06642017</text:p>
          </table:table-cell>
          <table:table-cell office:value-type="float" office:value="528891.592173609">
            <text:p>528891.592173609</text:p>
          </table:table-cell>
          <table:table-cell office:value-type="float" office:value="1212673.2676942">
            <text:p>1212673.2676942</text:p>
          </table:table-cell>
          <table:table-cell office:value-type="float" office:value="855127.228070968">
            <text:p>855127.228070968</text:p>
          </table:table-cell>
          <table:table-cell office:value-type="float" office:value="1302877.54376223">
            <text:p>1302877.54376223</text:p>
          </table:table-cell>
          <table:table-cell office:value-type="float" office:value="2693554.428073">
            <text:p>2693554.428073</text:p>
          </table:table-cell>
          <table:table-cell office:value-type="float" office:value="778282.553121244">
            <text:p>778282.553121244</text:p>
          </table:table-cell>
          <table:table-cell office:value-type="float" office:value="656246.467828005">
            <text:p>656246.467828005</text:p>
          </table:table-cell>
          <table:table-cell office:value-type="float" office:value="1266885.82449132">
            <text:p>1266885.82449132</text:p>
          </table:table-cell>
          <table:table-cell office:value-type="float" office:value="415448.496508355">
            <text:p>415448.496508355</text:p>
          </table:table-cell>
          <table:table-cell office:value-type="float" office:value="1080914.39307181">
            <text:p>1080914.39307181</text:p>
          </table:table-cell>
          <table:table-cell office:value-type="float" office:value="2688986.96313748">
            <text:p>2688986.96313748</text:p>
          </table:table-cell>
          <table:table-cell office:value-type="float" office:value="754226.882759291">
            <text:p>754226.882759291</text:p>
          </table:table-cell>
          <table:table-cell office:value-type="float" office:value="750345.216978508">
            <text:p>750345.216978508</text:p>
          </table:table-cell>
          <table:table-cell office:value-type="float" office:value="4118586.09004357">
            <text:p>4118586.09004357</text:p>
          </table:table-cell>
          <table:table-cell office:value-type="float" office:value="1241593.92454123">
            <text:p>1241593.92454123</text:p>
          </table:table-cell>
          <table:table-cell office:value-type="float" office:value="2367294.95434416">
            <text:p>2367294.95434416</text:p>
          </table:table-cell>
          <table:table-cell office:value-type="float" office:value="1411279.01415132">
            <text:p>1411279.01415132</text:p>
          </table:table-cell>
          <table:table-cell office:value-type="float" office:value="1095385.59917499">
            <text:p>1095385.59917499</text:p>
          </table:table-cell>
          <table:table-cell office:value-type="float" office:value="2868840.17944903">
            <text:p>2868840.17944903</text:p>
          </table:table-cell>
          <table:table-cell office:value-type="float" office:value="775973.576979586">
            <text:p>775973.576979586</text:p>
          </table:table-cell>
          <table:table-cell office:value-type="float" office:value="993974.690246376">
            <text:p>993974.690246376</text:p>
          </table:table-cell>
          <table:table-cell office:value-type="float" office:value="601506.897896378">
            <text:p>601506.897896378</text:p>
          </table:table-cell>
          <table:table-cell office:value-type="float" office:value="1942786.37702647">
            <text:p>1942786.37702647</text:p>
          </table:table-cell>
          <table:table-cell office:value-type="float" office:value="1796721.48975326">
            <text:p>1796721.48975326</text:p>
          </table:table-cell>
          <table:table-cell office:value-type="float" office:value="1256615.35811398">
            <text:p>1256615.35811398</text:p>
          </table:table-cell>
          <table:table-cell office:value-type="float" office:value="263822.433959582">
            <text:p>263822.433959582</text:p>
          </table:table-cell>
          <table:table-cell office:value-type="float" office:value="1523802.10270946">
            <text:p>1523802.10270946</text:p>
          </table:table-cell>
          <table:table-cell office:value-type="float" office:value="1347648.41502821">
            <text:p>1347648.41502821</text:p>
          </table:table-cell>
          <table:table-cell office:value-type="float" office:value="568170.089574029">
            <text:p>568170.089574029</text:p>
          </table:table-cell>
          <table:table-cell office:value-type="float" office:value="1743539.53559531">
            <text:p>1743539.53559531</text:p>
          </table:table-cell>
          <table:table-cell office:value-type="float" office:value="1024090.71764353">
            <text:p>1024090.71764353</text:p>
          </table:table-cell>
          <table:table-cell office:value-type="float" office:value="1109228.59695223">
            <text:p>1109228.59695223</text:p>
          </table:table-cell>
          <table:table-cell office:value-type="float" office:value="931146.449865221">
            <text:p>931146.449865221</text:p>
          </table:table-cell>
          <table:table-cell office:value-type="float" office:value="189054.336443507">
            <text:p>189054.336443507</text:p>
          </table:table-cell>
          <table:table-cell office:value-type="float" office:value="2905661.89274188">
            <text:p>2905661.89274188</text:p>
          </table:table-cell>
          <table:table-cell office:value-type="float" office:value="1422172.40433899">
            <text:p>1422172.40433899</text:p>
          </table:table-cell>
          <table:table-cell office:value-type="float" office:value="4743623.48405116">
            <text:p>4743623.48405116</text:p>
          </table:table-cell>
          <table:table-cell office:value-type="float" office:value="873021.427818046">
            <text:p>873021.427818046</text:p>
          </table:table-cell>
          <table:table-cell office:value-type="float" office:value="2326887.66841672">
            <text:p>2326887.66841672</text:p>
          </table:table-cell>
          <table:table-cell office:value-type="float" office:value="940010.458091255">
            <text:p>940010.458091255</text:p>
          </table:table-cell>
          <table:table-cell office:value-type="float" office:value="1721196.52834092">
            <text:p>1721196.52834092</text:p>
          </table:table-cell>
          <table:table-cell office:value-type="float" office:value="697794.242883712">
            <text:p>697794.242883712</text:p>
          </table:table-cell>
          <table:table-cell office:value-type="float" office:value="1269044.62707492">
            <text:p>1269044.62707492</text:p>
          </table:table-cell>
          <table:table-cell office:value-type="float" office:value="691824.243793918">
            <text:p>691824.243793918</text:p>
          </table:table-cell>
          <table:table-cell office:value-type="float" office:value="610646.017430452">
            <text:p>610646.017430452</text:p>
          </table:table-cell>
          <table:table-cell office:value-type="float" office:value="863619.920041482">
            <text:p>863619.920041482</text:p>
          </table:table-cell>
          <table:table-cell/>
        </table:table-row>
        <table:table-row table:style-name="ro1">
          <table:table-cell office:value-type="string">
            <text:p>'金牌流浪'</text:p>
          </table:table-cell>
          <table:table-cell table:formula="of:=AVERAGE([.C15:.CX15])" office:value-type="float" office:value="1112001.54861786">
            <text:p>1112001.54861786</text:p>
          </table:table-cell>
          <table:table-cell office:value-type="float" office:value="647774.597535464">
            <text:p>647774.597535464</text:p>
          </table:table-cell>
          <table:table-cell office:value-type="float" office:value="627543.116071088">
            <text:p>627543.116071088</text:p>
          </table:table-cell>
          <table:table-cell office:value-type="float" office:value="1995447.2890943">
            <text:p>1995447.2890943</text:p>
          </table:table-cell>
          <table:table-cell office:value-type="float" office:value="1621614.63213405">
            <text:p>1621614.63213405</text:p>
          </table:table-cell>
          <table:table-cell office:value-type="float" office:value="1242142.57874292">
            <text:p>1242142.57874292</text:p>
          </table:table-cell>
          <table:table-cell office:value-type="float" office:value="906238.923092165">
            <text:p>906238.923092165</text:p>
          </table:table-cell>
          <table:table-cell office:value-type="float" office:value="3928250.22447963">
            <text:p>3928250.22447963</text:p>
          </table:table-cell>
          <table:table-cell office:value-type="float" office:value="663730.558216037">
            <text:p>663730.558216037</text:p>
          </table:table-cell>
          <table:table-cell office:value-type="float" office:value="995190.321621168">
            <text:p>995190.321621168</text:p>
          </table:table-cell>
          <table:table-cell office:value-type="float" office:value="679196.066459721">
            <text:p>679196.066459721</text:p>
          </table:table-cell>
          <table:table-cell office:value-type="float" office:value="1233420.25562743">
            <text:p>1233420.25562743</text:p>
          </table:table-cell>
          <table:table-cell office:value-type="float" office:value="692990.020529192">
            <text:p>692990.020529192</text:p>
          </table:table-cell>
          <table:table-cell office:value-type="float" office:value="1081749.07186488">
            <text:p>1081749.07186488</text:p>
          </table:table-cell>
          <table:table-cell office:value-type="float" office:value="663176.005830012">
            <text:p>663176.005830012</text:p>
          </table:table-cell>
          <table:table-cell office:value-type="float" office:value="950650.098395972">
            <text:p>950650.098395972</text:p>
          </table:table-cell>
          <table:table-cell office:value-type="float" office:value="1335174.95661872">
            <text:p>1335174.95661872</text:p>
          </table:table-cell>
          <table:table-cell office:value-type="float" office:value="1700309.17887046">
            <text:p>1700309.17887046</text:p>
          </table:table-cell>
          <table:table-cell office:value-type="float" office:value="402557.912010108">
            <text:p>402557.912010108</text:p>
          </table:table-cell>
          <table:table-cell office:value-type="float" office:value="1766452.1011221">
            <text:p>1766452.1011221</text:p>
          </table:table-cell>
          <table:table-cell office:value-type="float" office:value="1162393.62144223">
            <text:p>1162393.62144223</text:p>
          </table:table-cell>
          <table:table-cell office:value-type="float" office:value="1684661.12451269">
            <text:p>1684661.12451269</text:p>
          </table:table-cell>
          <table:table-cell office:value-type="float" office:value="3066164.10545207">
            <text:p>3066164.10545207</text:p>
          </table:table-cell>
          <table:table-cell office:value-type="float" office:value="936144.093098552">
            <text:p>936144.093098552</text:p>
          </table:table-cell>
          <table:table-cell office:value-type="float" office:value="648305.60569406">
            <text:p>648305.60569406</text:p>
          </table:table-cell>
          <table:table-cell office:value-type="float" office:value="486804.4131167">
            <text:p>486804.4131167</text:p>
          </table:table-cell>
          <table:table-cell office:value-type="float" office:value="522034.117845678">
            <text:p>522034.117845678</text:p>
          </table:table-cell>
          <table:table-cell office:value-type="float" office:value="1645713.69365694">
            <text:p>1645713.69365694</text:p>
          </table:table-cell>
          <table:table-cell office:value-type="float" office:value="488894.88944819">
            <text:p>488894.88944819</text:p>
          </table:table-cell>
          <table:table-cell office:value-type="float" office:value="1224463.26242786">
            <text:p>1224463.26242786</text:p>
          </table:table-cell>
          <table:table-cell office:value-type="float" office:value="590429.491837362">
            <text:p>590429.491837362</text:p>
          </table:table-cell>
          <table:table-cell office:value-type="float" office:value="871986.219780271">
            <text:p>871986.219780271</text:p>
          </table:table-cell>
          <table:table-cell office:value-type="float" office:value="752378.774247221">
            <text:p>752378.774247221</text:p>
          </table:table-cell>
          <table:table-cell office:value-type="float" office:value="895620.048596884">
            <text:p>895620.048596884</text:p>
          </table:table-cell>
          <table:table-cell office:value-type="float" office:value="387900.558953907">
            <text:p>387900.558953907</text:p>
          </table:table-cell>
          <table:table-cell office:value-type="float" office:value="776862.644251243">
            <text:p>776862.644251243</text:p>
          </table:table-cell>
          <table:table-cell office:value-type="float" office:value="1610424.07318647">
            <text:p>1610424.07318647</text:p>
          </table:table-cell>
          <table:table-cell office:value-type="float" office:value="559476.987102154">
            <text:p>559476.987102154</text:p>
          </table:table-cell>
          <table:table-cell office:value-type="float" office:value="549575.570516475">
            <text:p>549575.570516475</text:p>
          </table:table-cell>
          <table:table-cell office:value-type="float" office:value="548561.427203282">
            <text:p>548561.427203282</text:p>
          </table:table-cell>
          <table:table-cell office:value-type="float" office:value="1861375.08964239">
            <text:p>1861375.08964239</text:p>
          </table:table-cell>
          <table:table-cell office:value-type="float" office:value="999937.626852041">
            <text:p>999937.626852041</text:p>
          </table:table-cell>
          <table:table-cell office:value-type="float" office:value="479319.090236919">
            <text:p>479319.090236919</text:p>
          </table:table-cell>
          <table:table-cell office:value-type="float" office:value="839290.411335294">
            <text:p>839290.411335294</text:p>
          </table:table-cell>
          <table:table-cell office:value-type="float" office:value="2873892.00959847">
            <text:p>2873892.00959847</text:p>
          </table:table-cell>
          <table:table-cell office:value-type="float" office:value="610171.943303947">
            <text:p>610171.943303947</text:p>
          </table:table-cell>
          <table:table-cell office:value-type="float" office:value="504001.877362467">
            <text:p>504001.877362467</text:p>
          </table:table-cell>
          <table:table-cell office:value-type="float" office:value="254473.942476392">
            <text:p>254473.942476392</text:p>
          </table:table-cell>
          <table:table-cell office:value-type="float" office:value="875953.506780371">
            <text:p>875953.506780371</text:p>
          </table:table-cell>
          <table:table-cell office:value-type="float" office:value="15118.6040152708">
            <text:p>15118.6040152708</text:p>
          </table:table-cell>
          <table:table-cell office:value-type="float" office:value="1470169.99318674">
            <text:p>1470169.99318674</text:p>
          </table:table-cell>
          <table:table-cell office:value-type="float" office:value="933063.534061868">
            <text:p>933063.534061868</text:p>
          </table:table-cell>
          <table:table-cell office:value-type="float" office:value="685705.260453811">
            <text:p>685705.260453811</text:p>
          </table:table-cell>
          <table:table-cell office:value-type="float" office:value="814083.041173033">
            <text:p>814083.041173033</text:p>
          </table:table-cell>
          <table:table-cell office:value-type="float" office:value="681140.46286318">
            <text:p>681140.46286318</text:p>
          </table:table-cell>
          <table:table-cell office:value-type="float" office:value="4290329.44094892">
            <text:p>4290329.44094892</text:p>
          </table:table-cell>
          <table:table-cell office:value-type="float" office:value="947188.214227836">
            <text:p>947188.214227836</text:p>
          </table:table-cell>
          <table:table-cell office:value-type="float" office:value="288355.118604598">
            <text:p>288355.118604598</text:p>
          </table:table-cell>
          <table:table-cell office:value-type="float" office:value="182641.53661542">
            <text:p>182641.53661542</text:p>
          </table:table-cell>
          <table:table-cell office:value-type="float" office:value="993084.538882803">
            <text:p>993084.538882803</text:p>
          </table:table-cell>
          <table:table-cell office:value-type="float" office:value="367839.014097693">
            <text:p>367839.014097693</text:p>
          </table:table-cell>
          <table:table-cell office:value-type="float" office:value="862019.429915049">
            <text:p>862019.429915049</text:p>
          </table:table-cell>
          <table:table-cell office:value-type="float" office:value="1368217.22950913">
            <text:p>1368217.22950913</text:p>
          </table:table-cell>
          <table:table-cell office:value-type="float" office:value="928114.004454915">
            <text:p>928114.004454915</text:p>
          </table:table-cell>
          <table:table-cell office:value-type="float" office:value="4773925.53832663">
            <text:p>4773925.53832663</text:p>
          </table:table-cell>
          <table:table-cell office:value-type="float" office:value="1560831.61013305">
            <text:p>1560831.61013305</text:p>
          </table:table-cell>
          <table:table-cell office:value-type="float" office:value="549191.449253205">
            <text:p>549191.449253205</text:p>
          </table:table-cell>
          <table:table-cell office:value-type="float" office:value="1577351.72391307">
            <text:p>1577351.72391307</text:p>
          </table:table-cell>
          <table:table-cell office:value-type="float" office:value="468004.779921521">
            <text:p>468004.779921521</text:p>
          </table:table-cell>
          <table:table-cell office:value-type="float" office:value="67098.2256752161">
            <text:p>67098.2256752161</text:p>
          </table:table-cell>
          <table:table-cell office:value-type="float" office:value="366603.525180649">
            <text:p>366603.525180649</text:p>
          </table:table-cell>
          <table:table-cell office:value-type="float" office:value="1863240.27529159">
            <text:p>1863240.27529159</text:p>
          </table:table-cell>
          <table:table-cell office:value-type="float" office:value="1351878.24513856">
            <text:p>1351878.24513856</text:p>
          </table:table-cell>
          <table:table-cell office:value-type="float" office:value="1930267.08892413">
            <text:p>1930267.08892413</text:p>
          </table:table-cell>
          <table:table-cell office:value-type="float" office:value="119772.636395073">
            <text:p>119772.636395073</text:p>
          </table:table-cell>
          <table:table-cell office:value-type="float" office:value="982750.648604909">
            <text:p>982750.648604909</text:p>
          </table:table-cell>
          <table:table-cell office:value-type="float" office:value="991764.617324733">
            <text:p>991764.617324733</text:p>
          </table:table-cell>
          <table:table-cell office:value-type="float" office:value="755831.264302336">
            <text:p>755831.264302336</text:p>
          </table:table-cell>
          <table:table-cell office:value-type="float" office:value="346181.888777162">
            <text:p>346181.888777162</text:p>
          </table:table-cell>
          <table:table-cell office:value-type="float" office:value="543950.945640267">
            <text:p>543950.945640267</text:p>
          </table:table-cell>
          <table:table-cell office:value-type="float" office:value="810453.62206389">
            <text:p>810453.62206389</text:p>
          </table:table-cell>
          <table:table-cell office:value-type="float" office:value="818042.367285373">
            <text:p>818042.367285373</text:p>
          </table:table-cell>
          <table:table-cell office:value-type="float" office:value="1901646.3261167">
            <text:p>1901646.3261167</text:p>
          </table:table-cell>
          <table:table-cell office:value-type="float" office:value="564563.851809124">
            <text:p>564563.851809124</text:p>
          </table:table-cell>
          <table:table-cell office:value-type="float" office:value="296216.238976711">
            <text:p>296216.238976711</text:p>
          </table:table-cell>
          <table:table-cell office:value-type="float" office:value="2309124.16999968">
            <text:p>2309124.16999968</text:p>
          </table:table-cell>
          <table:table-cell office:value-type="float" office:value="74915.072176279">
            <text:p>74915.072176279</text:p>
          </table:table-cell>
          <table:table-cell office:value-type="float" office:value="878252.458391608">
            <text:p>878252.458391608</text:p>
          </table:table-cell>
          <table:table-cell office:value-type="float" office:value="121455.908254596">
            <text:p>121455.908254596</text:p>
          </table:table-cell>
          <table:table-cell office:value-type="float" office:value="1351386.75821095">
            <text:p>1351386.75821095</text:p>
          </table:table-cell>
          <table:table-cell office:value-type="float" office:value="5285612.93561946">
            <text:p>5285612.93561946</text:p>
          </table:table-cell>
          <table:table-cell office:value-type="float" office:value="940664.613376825">
            <text:p>940664.613376825</text:p>
          </table:table-cell>
          <table:table-cell office:value-type="float" office:value="1789300.9790344">
            <text:p>1789300.9790344</text:p>
          </table:table-cell>
          <table:table-cell office:value-type="float" office:value="1849459.27486893">
            <text:p>1849459.27486893</text:p>
          </table:table-cell>
          <table:table-cell office:value-type="float" office:value="2070871.43890449">
            <text:p>2070871.43890449</text:p>
          </table:table-cell>
          <table:table-cell office:value-type="float" office:value="707437.159404374">
            <text:p>707437.159404374</text:p>
          </table:table-cell>
          <table:table-cell office:value-type="float" office:value="624353.94046171">
            <text:p>624353.94046171</text:p>
          </table:table-cell>
          <table:table-cell office:value-type="float" office:value="1580455.56709418">
            <text:p>1580455.56709418</text:p>
          </table:table-cell>
          <table:table-cell office:value-type="float" office:value="700534.859311135">
            <text:p>700534.859311135</text:p>
          </table:table-cell>
          <table:table-cell office:value-type="float" office:value="978646.146990519">
            <text:p>978646.146990519</text:p>
          </table:table-cell>
          <table:table-cell office:value-type="float" office:value="630229.159348792">
            <text:p>630229.159348792</text:p>
          </table:table-cell>
          <table:table-cell/>
        </table:table-row>
        <table:table-row table:style-name="ro1">
          <table:table-cell office:value-type="string">
            <text:p>'永不消失的�'</text:p>
          </table:table-cell>
          <table:table-cell table:formula="of:=AVERAGE([.C16:.CX16])" office:value-type="float" office:value="883662.910365566">
            <text:p>883662.910365566</text:p>
          </table:table-cell>
          <table:table-cell office:value-type="float" office:value="689631.881175576">
            <text:p>689631.881175576</text:p>
          </table:table-cell>
          <table:table-cell office:value-type="float" office:value="573360.957478155">
            <text:p>573360.957478155</text:p>
          </table:table-cell>
          <table:table-cell office:value-type="float" office:value="328205.198971735">
            <text:p>328205.198971735</text:p>
          </table:table-cell>
          <table:table-cell office:value-type="float" office:value="1652797.90717843">
            <text:p>1652797.90717843</text:p>
          </table:table-cell>
          <table:table-cell office:value-type="float" office:value="771402.491225687">
            <text:p>771402.491225687</text:p>
          </table:table-cell>
          <table:table-cell office:value-type="float" office:value="732657.447437745">
            <text:p>732657.447437745</text:p>
          </table:table-cell>
          <table:table-cell office:value-type="float" office:value="575566.19185292">
            <text:p>575566.19185292</text:p>
          </table:table-cell>
          <table:table-cell office:value-type="float" office:value="3991442.39871694">
            <text:p>3991442.39871694</text:p>
          </table:table-cell>
          <table:table-cell office:value-type="float" office:value="613511.06739361">
            <text:p>613511.06739361</text:p>
          </table:table-cell>
          <table:table-cell office:value-type="float" office:value="954604.934242048">
            <text:p>954604.934242048</text:p>
          </table:table-cell>
          <table:table-cell office:value-type="float" office:value="567988.176558427">
            <text:p>567988.176558427</text:p>
          </table:table-cell>
          <table:table-cell office:value-type="float" office:value="9030.88807931055">
            <text:p>9030.8880793106</text:p>
          </table:table-cell>
          <table:table-cell office:value-type="float" office:value="691152.703214692">
            <text:p>691152.703214692</text:p>
          </table:table-cell>
          <table:table-cell office:value-type="float" office:value="709813.538506183">
            <text:p>709813.538506183</text:p>
          </table:table-cell>
          <table:table-cell office:value-type="float" office:value="210171.187505849">
            <text:p>210171.187505849</text:p>
          </table:table-cell>
          <table:table-cell office:value-type="float" office:value="1072657.14657711">
            <text:p>1072657.14657711</text:p>
          </table:table-cell>
          <table:table-cell office:value-type="float" office:value="474036.103894399">
            <text:p>474036.103894399</text:p>
          </table:table-cell>
          <table:table-cell office:value-type="float" office:value="26780.0701179771">
            <text:p>26780.0701179771</text:p>
          </table:table-cell>
          <table:table-cell office:value-type="float" office:value="2429857.61898053">
            <text:p>2429857.61898053</text:p>
          </table:table-cell>
          <table:table-cell office:value-type="float" office:value="470229.686620763">
            <text:p>470229.686620763</text:p>
          </table:table-cell>
          <table:table-cell office:value-type="float" office:value="619853.68528051">
            <text:p>619853.68528051</text:p>
          </table:table-cell>
          <table:table-cell office:value-type="float" office:value="4393944.52257688">
            <text:p>4393944.52257688</text:p>
          </table:table-cell>
          <table:table-cell office:value-type="float" office:value="482130.66629887">
            <text:p>482130.66629887</text:p>
          </table:table-cell>
          <table:table-cell office:value-type="float" office:value="346630.24337564">
            <text:p>346630.24337564</text:p>
          </table:table-cell>
          <table:table-cell office:value-type="float" office:value="482765.965151782">
            <text:p>482765.965151782</text:p>
          </table:table-cell>
          <table:table-cell office:value-type="float" office:value="847722.937150564">
            <text:p>847722.937150564</text:p>
          </table:table-cell>
          <table:table-cell office:value-type="float" office:value="3741398.83224709">
            <text:p>3741398.83224709</text:p>
          </table:table-cell>
          <table:table-cell office:value-type="float" office:value="56113.1456982941">
            <text:p>56113.1456982941</text:p>
          </table:table-cell>
          <table:table-cell office:value-type="float" office:value="1238108.81616316">
            <text:p>1238108.81616316</text:p>
          </table:table-cell>
          <table:table-cell office:value-type="float" office:value="659834.701519819">
            <text:p>659834.701519819</text:p>
          </table:table-cell>
          <table:table-cell office:value-type="float" office:value="5102.21642469382">
            <text:p>5102.2164246938</text:p>
          </table:table-cell>
          <table:table-cell office:value-type="float" office:value="754181.616930658">
            <text:p>754181.616930658</text:p>
          </table:table-cell>
          <table:table-cell office:value-type="float" office:value="466679.31055542">
            <text:p>466679.31055542</text:p>
          </table:table-cell>
          <table:table-cell office:value-type="float" office:value="188207.243850945">
            <text:p>188207.243850945</text:p>
          </table:table-cell>
          <table:table-cell office:value-type="float" office:value="752079.65914279">
            <text:p>752079.65914279</text:p>
          </table:table-cell>
          <table:table-cell office:value-type="float" office:value="1523343.8187147">
            <text:p>1523343.8187147</text:p>
          </table:table-cell>
          <table:table-cell office:value-type="float" office:value="380540.110004277">
            <text:p>380540.110004277</text:p>
          </table:table-cell>
          <table:table-cell office:value-type="float" office:value="1491358.61581959">
            <text:p>1491358.61581959</text:p>
          </table:table-cell>
          <table:table-cell office:value-type="float" office:value="991616.099054415">
            <text:p>991616.099054415</text:p>
          </table:table-cell>
          <table:table-cell office:value-type="float" office:value="2466157.14223064">
            <text:p>2466157.14223064</text:p>
          </table:table-cell>
          <table:table-cell office:value-type="float" office:value="269567.654180821">
            <text:p>269567.654180821</text:p>
          </table:table-cell>
          <table:table-cell office:value-type="float" office:value="330258.848621052">
            <text:p>330258.848621052</text:p>
          </table:table-cell>
          <table:table-cell office:value-type="float" office:value="618254.904655341">
            <text:p>618254.904655341</text:p>
          </table:table-cell>
          <table:table-cell office:value-type="float" office:value="3816710.3994027">
            <text:p>3816710.3994027</text:p>
          </table:table-cell>
          <table:table-cell office:value-type="float" office:value="939554.07623002">
            <text:p>939554.07623002</text:p>
          </table:table-cell>
          <table:table-cell office:value-type="float" office:value="76191.8913889198">
            <text:p>76191.8913889198</text:p>
          </table:table-cell>
          <table:table-cell office:value-type="float" office:value="914067.64957708">
            <text:p>914067.64957708</text:p>
          </table:table-cell>
          <table:table-cell office:value-type="float" office:value="844676.217388547">
            <text:p>844676.217388547</text:p>
          </table:table-cell>
          <table:table-cell office:value-type="float" office:value="7475.60818708321">
            <text:p>7475.6081870832</text:p>
          </table:table-cell>
          <table:table-cell office:value-type="float" office:value="87547.698577952">
            <text:p>87547.698577952</text:p>
          </table:table-cell>
          <table:table-cell office:value-type="float" office:value="135424.699816715">
            <text:p>135424.699816715</text:p>
          </table:table-cell>
          <table:table-cell office:value-type="float" office:value="1877635.13408331">
            <text:p>1877635.13408331</text:p>
          </table:table-cell>
          <table:table-cell office:value-type="float" office:value="790555.913628256">
            <text:p>790555.913628256</text:p>
          </table:table-cell>
          <table:table-cell office:value-type="float" office:value="125381.396313022">
            <text:p>125381.396313022</text:p>
          </table:table-cell>
          <table:table-cell office:value-type="float" office:value="3405575.95976918">
            <text:p>3405575.95976918</text:p>
          </table:table-cell>
          <table:table-cell office:value-type="float" office:value="955665.972623767">
            <text:p>955665.972623767</text:p>
          </table:table-cell>
          <table:table-cell office:value-type="float" office:value="225635.352546154">
            <text:p>225635.352546154</text:p>
          </table:table-cell>
          <table:table-cell office:value-type="float" office:value="689836.882601261">
            <text:p>689836.882601261</text:p>
          </table:table-cell>
          <table:table-cell office:value-type="float" office:value="935336.135915133">
            <text:p>935336.135915133</text:p>
          </table:table-cell>
          <table:table-cell office:value-type="float" office:value="94284.4583215019">
            <text:p>94284.4583215019</text:p>
          </table:table-cell>
          <table:table-cell office:value-type="float" office:value="714901.676426732">
            <text:p>714901.676426732</text:p>
          </table:table-cell>
          <table:table-cell office:value-type="float" office:value="1511841.82465475">
            <text:p>1511841.82465475</text:p>
          </table:table-cell>
          <table:table-cell office:value-type="float" office:value="523701.38946022">
            <text:p>523701.38946022</text:p>
          </table:table-cell>
          <table:table-cell office:value-type="float" office:value="864474.792602178">
            <text:p>864474.792602178</text:p>
          </table:table-cell>
          <table:table-cell office:value-type="float" office:value="1770229.59260179">
            <text:p>1770229.59260179</text:p>
          </table:table-cell>
          <table:table-cell office:value-type="float" office:value="219925.127170034">
            <text:p>219925.127170034</text:p>
          </table:table-cell>
          <table:table-cell office:value-type="float" office:value="36400.9464429253">
            <text:p>36400.9464429253</text:p>
          </table:table-cell>
          <table:table-cell office:value-type="float" office:value="37365.0357735204">
            <text:p>37365.0357735204</text:p>
          </table:table-cell>
          <table:table-cell office:value-type="float" office:value="93350.3048266082">
            <text:p>93350.3048266082</text:p>
          </table:table-cell>
          <table:table-cell office:value-type="float" office:value="490140.384970973">
            <text:p>490140.384970973</text:p>
          </table:table-cell>
          <table:table-cell office:value-type="float" office:value="192854.396531964">
            <text:p>192854.396531964</text:p>
          </table:table-cell>
          <table:table-cell office:value-type="float" office:value="905259.812243975">
            <text:p>905259.812243975</text:p>
          </table:table-cell>
          <table:table-cell office:value-type="float" office:value="1728691.27977801">
            <text:p>1728691.27977801</text:p>
          </table:table-cell>
          <table:table-cell office:value-type="float" office:value="238051.165946988">
            <text:p>238051.165946988</text:p>
          </table:table-cell>
          <table:table-cell office:value-type="float" office:value="638574.481721223">
            <text:p>638574.481721223</text:p>
          </table:table-cell>
          <table:table-cell office:value-type="float" office:value="56974.0747880191">
            <text:p>56974.0747880191</text:p>
          </table:table-cell>
          <table:table-cell office:value-type="float" office:value="979419.061177446">
            <text:p>979419.061177446</text:p>
          </table:table-cell>
          <table:table-cell office:value-type="float" office:value="226816.848263546">
            <text:p>226816.848263546</text:p>
          </table:table-cell>
          <table:table-cell office:value-type="float" office:value="56381.9363505308">
            <text:p>56381.9363505308</text:p>
          </table:table-cell>
          <table:table-cell office:value-type="float" office:value="632905.173178096">
            <text:p>632905.173178096</text:p>
          </table:table-cell>
          <table:table-cell office:value-type="float" office:value="580505.500381777">
            <text:p>580505.500381777</text:p>
          </table:table-cell>
          <table:table-cell office:value-type="float" office:value="1740035.92173968">
            <text:p>1740035.92173968</text:p>
          </table:table-cell>
          <table:table-cell office:value-type="float" office:value="266012.489553186">
            <text:p>266012.489553186</text:p>
          </table:table-cell>
          <table:table-cell office:value-type="float" office:value="71545.8975654814">
            <text:p>71545.8975654814</text:p>
          </table:table-cell>
          <table:table-cell office:value-type="float" office:value="1911444.5205461">
            <text:p>1911444.5205461</text:p>
          </table:table-cell>
          <table:table-cell office:value-type="float" office:value="57930.0424150893">
            <text:p>57930.0424150893</text:p>
          </table:table-cell>
          <table:table-cell office:value-type="float" office:value="797620.743280777">
            <text:p>797620.743280777</text:p>
          </table:table-cell>
          <table:table-cell office:value-type="float" office:value="907024.369245715">
            <text:p>907024.369245715</text:p>
          </table:table-cell>
          <table:table-cell office:value-type="float" office:value="801997.420740549">
            <text:p>801997.420740549</text:p>
          </table:table-cell>
          <table:table-cell office:value-type="float" office:value="7042528.24883774">
            <text:p>7042528.24883774</text:p>
          </table:table-cell>
          <table:table-cell office:value-type="float" office:value="571650.634279347">
            <text:p>571650.634279347</text:p>
          </table:table-cell>
          <table:table-cell office:value-type="float" office:value="465750.367428773">
            <text:p>465750.367428773</text:p>
          </table:table-cell>
          <table:table-cell office:value-type="float" office:value="165936.207672377">
            <text:p>165936.207672377</text:p>
          </table:table-cell>
          <table:table-cell office:value-type="float" office:value="1801997.64114954">
            <text:p>1801997.64114954</text:p>
          </table:table-cell>
          <table:table-cell office:value-type="float" office:value="290240.858467012">
            <text:p>290240.858467012</text:p>
          </table:table-cell>
          <table:table-cell office:value-type="float" office:value="421660.952378262">
            <text:p>421660.952378262</text:p>
          </table:table-cell>
          <table:table-cell office:value-type="float" office:value="557254.81645541">
            <text:p>557254.81645541</text:p>
          </table:table-cell>
          <table:table-cell office:value-type="float" office:value="523358.102761705">
            <text:p>523358.102761705</text:p>
          </table:table-cell>
          <table:table-cell office:value-type="float" office:value="764608.849040128">
            <text:p>764608.849040128</text:p>
          </table:table-cell>
          <table:table-cell office:value-type="float" office:value="136624.349961773">
            <text:p>136624.349961773</text:p>
          </table:table-cell>
          <table:table-cell/>
        </table:table-row>
        <table:table-row table:style-name="ro1">
          <table:table-cell office:value-type="string">
            <text:p>'江南爱情故'</text:p>
          </table:table-cell>
          <table:table-cell table:formula="of:=AVERAGE([.C17:.CX17])" office:value-type="float" office:value="577081.444023414">
            <text:p>577081.444023414</text:p>
          </table:table-cell>
          <table:table-cell office:value-type="float" office:value="421270.724637446">
            <text:p>421270.724637446</text:p>
          </table:table-cell>
          <table:table-cell office:value-type="float" office:value="527239.23157101">
            <text:p>527239.23157101</text:p>
          </table:table-cell>
          <table:table-cell office:value-type="float" office:value="92762.439896385">
            <text:p>92762.439896385</text:p>
          </table:table-cell>
          <table:table-cell office:value-type="float" office:value="1291641.55085407">
            <text:p>1291641.55085407</text:p>
          </table:table-cell>
          <table:table-cell office:value-type="float" office:value="481122.374278626">
            <text:p>481122.374278626</text:p>
          </table:table-cell>
          <table:table-cell office:value-type="float" office:value="3072582.17217767">
            <text:p>3072582.17217767</text:p>
          </table:table-cell>
          <table:table-cell office:value-type="float" office:value="39817.8508428896">
            <text:p>39817.8508428896</text:p>
          </table:table-cell>
          <table:table-cell office:value-type="float" office:value="255963.368164914">
            <text:p>255963.368164914</text:p>
          </table:table-cell>
          <table:table-cell office:value-type="float" office:value="1183568.86352361">
            <text:p>1183568.86352361</text:p>
          </table:table-cell>
          <table:table-cell office:value-type="float" office:value="568190.390824001">
            <text:p>568190.390824001</text:p>
          </table:table-cell>
          <table:table-cell office:value-type="float" office:value="946209.379620461">
            <text:p>946209.379620461</text:p>
          </table:table-cell>
          <table:table-cell office:value-type="float" office:value="1897099.03447191">
            <text:p>1897099.03447191</text:p>
          </table:table-cell>
          <table:table-cell office:value-type="float" office:value="1563421.21812542">
            <text:p>1563421.21812542</text:p>
          </table:table-cell>
          <table:table-cell office:value-type="float" office:value="401550.345563414">
            <text:p>401550.345563414</text:p>
          </table:table-cell>
          <table:table-cell office:value-type="float" office:value="726969.784092956">
            <text:p>726969.784092956</text:p>
          </table:table-cell>
          <table:table-cell office:value-type="float" office:value="21632.3103185518">
            <text:p>21632.3103185518</text:p>
          </table:table-cell>
          <table:table-cell office:value-type="float" office:value="723636.694443185">
            <text:p>723636.694443185</text:p>
          </table:table-cell>
          <table:table-cell office:value-type="float" office:value="428669.158991303">
            <text:p>428669.158991303</text:p>
          </table:table-cell>
          <table:table-cell office:value-type="float" office:value="57185.2037784168">
            <text:p>57185.2037784168</text:p>
          </table:table-cell>
          <table:table-cell office:value-type="float" office:value="63989.5637267308">
            <text:p>63989.5637267308</text:p>
          </table:table-cell>
          <table:table-cell office:value-type="float" office:value="325424.014257128">
            <text:p>325424.014257128</text:p>
          </table:table-cell>
          <table:table-cell office:value-type="float" office:value="719299.607205791">
            <text:p>719299.607205791</text:p>
          </table:table-cell>
          <table:table-cell office:value-type="float" office:value="270017.390196269">
            <text:p>270017.390196269</text:p>
          </table:table-cell>
          <table:table-cell office:value-type="float" office:value="586239.861604373">
            <text:p>586239.861604373</text:p>
          </table:table-cell>
          <table:table-cell office:value-type="float" office:value="3542739.25700715">
            <text:p>3542739.25700715</text:p>
          </table:table-cell>
          <table:table-cell office:value-type="float" office:value="1834778.77985893">
            <text:p>1834778.77985893</text:p>
          </table:table-cell>
          <table:table-cell office:value-type="float" office:value="292966.072107418">
            <text:p>292966.072107418</text:p>
          </table:table-cell>
          <table:table-cell office:value-type="float" office:value="159819.43827736">
            <text:p>159819.43827736</text:p>
          </table:table-cell>
          <table:table-cell office:value-type="float" office:value="91666.6370108246">
            <text:p>91666.6370108246</text:p>
          </table:table-cell>
          <table:table-cell office:value-type="float" office:value="1164238.03581866">
            <text:p>1164238.03581866</text:p>
          </table:table-cell>
          <table:table-cell office:value-type="float" office:value="9061.78025711413">
            <text:p>9061.7802571141</text:p>
          </table:table-cell>
          <table:table-cell office:value-type="float" office:value="539244.098896052">
            <text:p>539244.098896052</text:p>
          </table:table-cell>
          <table:table-cell office:value-type="float" office:value="218754.937706081">
            <text:p>218754.937706081</text:p>
          </table:table-cell>
          <table:table-cell office:value-type="float" office:value="367041.126460535">
            <text:p>367041.126460535</text:p>
          </table:table-cell>
          <table:table-cell office:value-type="float" office:value="344795.598032392">
            <text:p>344795.598032392</text:p>
          </table:table-cell>
          <table:table-cell office:value-type="float" office:value="1206773.42391502">
            <text:p>1206773.42391502</text:p>
          </table:table-cell>
          <table:table-cell office:value-type="float" office:value="398713.9060213">
            <text:p>398713.9060213</text:p>
          </table:table-cell>
          <table:table-cell office:value-type="float" office:value="464208.365491162">
            <text:p>464208.365491162</text:p>
          </table:table-cell>
          <table:table-cell office:value-type="float" office:value="57379.1140227473">
            <text:p>57379.1140227473</text:p>
          </table:table-cell>
          <table:table-cell office:value-type="float" office:value="37058.7850771533">
            <text:p>37058.7850771533</text:p>
          </table:table-cell>
          <table:table-cell office:value-type="float" office:value="621830.059152189">
            <text:p>621830.059152189</text:p>
          </table:table-cell>
          <table:table-cell office:value-type="float" office:value="296067.832611858">
            <text:p>296067.832611858</text:p>
          </table:table-cell>
          <table:table-cell office:value-type="float" office:value="69271.6102273892">
            <text:p>69271.6102273892</text:p>
          </table:table-cell>
          <table:table-cell office:value-type="float" office:value="704922.574775093">
            <text:p>704922.574775093</text:p>
          </table:table-cell>
          <table:table-cell office:value-type="float" office:value="756196.579599208">
            <text:p>756196.579599208</text:p>
          </table:table-cell>
          <table:table-cell office:value-type="float" office:value="325685.470620159">
            <text:p>325685.470620159</text:p>
          </table:table-cell>
          <table:table-cell office:value-type="float" office:value="672490.505028548">
            <text:p>672490.505028548</text:p>
          </table:table-cell>
          <table:table-cell office:value-type="float" office:value="63062.7187236263">
            <text:p>63062.7187236263</text:p>
          </table:table-cell>
          <table:table-cell office:value-type="float" office:value="41669.2230525056">
            <text:p>41669.2230525056</text:p>
          </table:table-cell>
          <table:table-cell office:value-type="float" office:value="459926.547091851">
            <text:p>459926.547091851</text:p>
          </table:table-cell>
          <table:table-cell office:value-type="float" office:value="467587.657899573">
            <text:p>467587.657899573</text:p>
          </table:table-cell>
          <table:table-cell office:value-type="float" office:value="300844.051913127">
            <text:p>300844.051913127</text:p>
          </table:table-cell>
          <table:table-cell office:value-type="float" office:value="871582.850265496">
            <text:p>871582.850265496</text:p>
          </table:table-cell>
          <table:table-cell office:value-type="float" office:value="675619.934829364">
            <text:p>675619.934829364</text:p>
          </table:table-cell>
          <table:table-cell office:value-type="float" office:value="748013.778172606">
            <text:p>748013.778172606</text:p>
          </table:table-cell>
          <table:table-cell office:value-type="float" office:value="795320.43580747">
            <text:p>795320.43580747</text:p>
          </table:table-cell>
          <table:table-cell office:value-type="float" office:value="251038.50809888">
            <text:p>251038.50809888</text:p>
          </table:table-cell>
          <table:table-cell office:value-type="float" office:value="17435.3899655053">
            <text:p>17435.3899655053</text:p>
          </table:table-cell>
          <table:table-cell office:value-type="float" office:value="81139.1556201527">
            <text:p>81139.1556201527</text:p>
          </table:table-cell>
          <table:table-cell office:value-type="float" office:value="895727.411749247">
            <text:p>895727.411749247</text:p>
          </table:table-cell>
          <table:table-cell office:value-type="float" office:value="82126.1900169278">
            <text:p>82126.1900169278</text:p>
          </table:table-cell>
          <table:table-cell office:value-type="float" office:value="334310.421158645">
            <text:p>334310.421158645</text:p>
          </table:table-cell>
          <table:table-cell office:value-type="float" office:value="648816.386547814">
            <text:p>648816.386547814</text:p>
          </table:table-cell>
          <table:table-cell office:value-type="float" office:value="1526849.55287385">
            <text:p>1526849.55287385</text:p>
          </table:table-cell>
          <table:table-cell office:value-type="float" office:value="449393.195656583">
            <text:p>449393.195656583</text:p>
          </table:table-cell>
          <table:table-cell office:value-type="float" office:value="72867.2817675754">
            <text:p>72867.2817675754</text:p>
          </table:table-cell>
          <table:table-cell office:value-type="float" office:value="993172.757200786">
            <text:p>993172.757200786</text:p>
          </table:table-cell>
          <table:table-cell office:value-type="float" office:value="352446.167383917">
            <text:p>352446.167383917</text:p>
          </table:table-cell>
          <table:table-cell office:value-type="float" office:value="56578.4229125628">
            <text:p>56578.4229125628</text:p>
          </table:table-cell>
          <table:table-cell office:value-type="float" office:value="99093.3957715149">
            <text:p>99093.3957715149</text:p>
          </table:table-cell>
          <table:table-cell office:value-type="float" office:value="379394.841762143">
            <text:p>379394.841762143</text:p>
          </table:table-cell>
          <table:table-cell office:value-type="float" office:value="29036.0735309721">
            <text:p>29036.0735309721</text:p>
          </table:table-cell>
          <table:table-cell office:value-type="float" office:value="1848862.33509682">
            <text:p>1848862.33509682</text:p>
          </table:table-cell>
          <table:table-cell office:value-type="float" office:value="400063.859678816">
            <text:p>400063.859678816</text:p>
          </table:table-cell>
          <table:table-cell office:value-type="float" office:value="5285.40215900273">
            <text:p>5285.4021590027</text:p>
          </table:table-cell>
          <table:table-cell office:value-type="float" office:value="592269.798088158">
            <text:p>592269.798088158</text:p>
          </table:table-cell>
          <table:table-cell office:value-type="float" office:value="416860.776832028">
            <text:p>416860.776832028</text:p>
          </table:table-cell>
          <table:table-cell office:value-type="float" office:value="1141232.71607798">
            <text:p>1141232.71607798</text:p>
          </table:table-cell>
          <table:table-cell office:value-type="float" office:value="94906.4096771621">
            <text:p>94906.4096771621</text:p>
          </table:table-cell>
          <table:table-cell office:value-type="float" office:value="157001.84824099">
            <text:p>157001.84824099</text:p>
          </table:table-cell>
          <table:table-cell office:value-type="float" office:value="505127.823371002">
            <text:p>505127.823371002</text:p>
          </table:table-cell>
          <table:table-cell office:value-type="float" office:value="785780.187495923">
            <text:p>785780.187495923</text:p>
          </table:table-cell>
          <table:table-cell office:value-type="float" office:value="290216.985297109">
            <text:p>290216.985297109</text:p>
          </table:table-cell>
          <table:table-cell office:value-type="float" office:value="239115.114012041">
            <text:p>239115.114012041</text:p>
          </table:table-cell>
          <table:table-cell office:value-type="float" office:value="651150.885839783">
            <text:p>651150.885839783</text:p>
          </table:table-cell>
          <table:table-cell office:value-type="float" office:value="296143.086997076">
            <text:p>296143.086997076</text:p>
          </table:table-cell>
          <table:table-cell office:value-type="float" office:value="80840.9694482704">
            <text:p>80840.9694482704</text:p>
          </table:table-cell>
          <table:table-cell office:value-type="float" office:value="824428.780472174">
            <text:p>824428.780472174</text:p>
          </table:table-cell>
          <table:table-cell office:value-type="float" office:value="1509673.16090236">
            <text:p>1509673.16090236</text:p>
          </table:table-cell>
          <table:table-cell office:value-type="float" office:value="1449496.15497423">
            <text:p>1449496.15497423</text:p>
          </table:table-cell>
          <table:table-cell office:value-type="float" office:value="32457.3999213285">
            <text:p>32457.3999213285</text:p>
          </table:table-cell>
          <table:table-cell office:value-type="float" office:value="242882.287333034">
            <text:p>242882.287333034</text:p>
          </table:table-cell>
          <table:table-cell office:value-type="float" office:value="1175756.25677238">
            <text:p>1175756.25677238</text:p>
          </table:table-cell>
          <table:table-cell office:value-type="float" office:value="716240.455796516">
            <text:p>716240.455796516</text:p>
          </table:table-cell>
          <table:table-cell office:value-type="float" office:value="575544.352343745">
            <text:p>575544.352343745</text:p>
          </table:table-cell>
          <table:table-cell office:value-type="float" office:value="27156.8705065905">
            <text:p>27156.8705065905</text:p>
          </table:table-cell>
          <table:table-cell office:value-type="float" office:value="89262.2809590454">
            <text:p>89262.2809590454</text:p>
          </table:table-cell>
          <table:table-cell office:value-type="float" office:value="1328283.51149773">
            <text:p>1328283.51149773</text:p>
          </table:table-cell>
          <table:table-cell office:value-type="float" office:value="565319.700654613">
            <text:p>565319.700654613</text:p>
          </table:table-cell>
          <table:table-cell office:value-type="float" office:value="132526.120981893">
            <text:p>132526.120981893</text:p>
          </table:table-cell>
          <table:table-cell/>
        </table:table-row>
        <table:table-row table:style-name="ro3" table:number-rows-repeated="2">
          <table:table-cell table:number-columns-repeated="103"/>
        </table:table-row>
        <table:table-row table:style-name="ro1">
          <table:table-cell office:value-type="string">
            <text:p>'前任攻�'</text:p>
          </table:table-cell>
          <table:table-cell office:value-type="float" office:value="14032">
            <text:p>14032</text:p>
          </table:table-cell>
          <table:table-cell table:formula="of:=AVERAGE([.D20:.CY20])" office:value-type="float" office:value="32917709.9834749">
            <text:p>32917709.9834749</text:p>
          </table:table-cell>
          <table:table-cell office:value-type="float" office:value="95485592.8023101">
            <text:p>95485592.8023101</text:p>
          </table:table-cell>
          <table:table-cell office:value-type="float" office:value="84445504.1974023">
            <text:p>84445504.1974023</text:p>
          </table:table-cell>
          <table:table-cell office:value-type="float" office:value="29576231.8695218">
            <text:p>29576231.8695218</text:p>
          </table:table-cell>
          <table:table-cell office:value-type="float" office:value="49925246.8387513">
            <text:p>49925246.8387513</text:p>
          </table:table-cell>
          <table:table-cell office:value-type="float" office:value="93963433.5809919">
            <text:p>93963433.5809919</text:p>
          </table:table-cell>
          <table:table-cell office:value-type="float" office:value="28898412.0285385">
            <text:p>28898412.0285385</text:p>
          </table:table-cell>
          <table:table-cell office:value-type="float" office:value="355892.588476808">
            <text:p>355892.588476808</text:p>
          </table:table-cell>
          <table:table-cell office:value-type="float" office:value="27735994.0507858">
            <text:p>27735994.0507858</text:p>
          </table:table-cell>
          <table:table-cell office:value-type="float" office:value="37929778.3856146">
            <text:p>37929778.3856146</text:p>
          </table:table-cell>
          <table:table-cell table:number-columns-repeated="2" office:value-type="float" office:value="20027323.5147005">
            <text:p>20027323.5147005</text:p>
          </table:table-cell>
          <table:table-cell office:value-type="float" office:value="23741701.2988196">
            <text:p>23741701.2988196</text:p>
          </table:table-cell>
          <table:table-cell office:value-type="float" office:value="30689511.2712999">
            <text:p>30689511.2712999</text:p>
          </table:table-cell>
          <table:table-cell office:value-type="float" office:value="16132805.1198446">
            <text:p>16132805.1198446</text:p>
          </table:table-cell>
          <table:table-cell office:value-type="float" office:value="28984991.6349453">
            <text:p>28984991.6349453</text:p>
          </table:table-cell>
          <table:table-cell office:value-type="float" office:value="45687670.3550827">
            <text:p>45687670.3550827</text:p>
          </table:table-cell>
          <table:table-cell office:value-type="float" office:value="23095285.8730653">
            <text:p>23095285.8730653</text:p>
          </table:table-cell>
          <table:table-cell office:value-type="float" office:value="2092951.24234321">
            <text:p>2092951.24234321</text:p>
          </table:table-cell>
          <table:table-cell office:value-type="float" office:value="15959082.9850694">
            <text:p>15959082.9850694</text:p>
          </table:table-cell>
          <table:table-cell office:value-type="float" office:value="25188966.8124442">
            <text:p>25188966.8124442</text:p>
          </table:table-cell>
          <table:table-cell office:value-type="float" office:value="16932883.1105788">
            <text:p>16932883.1105788</text:p>
          </table:table-cell>
          <table:table-cell office:value-type="float" office:value="53368460.655808">
            <text:p>53368460.655808</text:p>
          </table:table-cell>
          <table:table-cell office:value-type="float" office:value="32365223.8861431">
            <text:p>32365223.8861431</text:p>
          </table:table-cell>
          <table:table-cell office:value-type="float" office:value="26489070.7027538">
            <text:p>26489070.7027538</text:p>
          </table:table-cell>
          <table:table-cell office:value-type="float" office:value="42127291.5447746">
            <text:p>42127291.5447746</text:p>
          </table:table-cell>
          <table:table-cell office:value-type="float" office:value="32738733.2298084">
            <text:p>32738733.2298084</text:p>
          </table:table-cell>
          <table:table-cell office:value-type="float" office:value="83041466.3469909">
            <text:p>83041466.3469909</text:p>
          </table:table-cell>
          <table:table-cell office:value-type="float" office:value="27563273.4131966">
            <text:p>27563273.4131966</text:p>
          </table:table-cell>
          <table:table-cell office:value-type="float" office:value="3059651.6324222">
            <text:p>3059651.6324222</text:p>
          </table:table-cell>
          <table:table-cell office:value-type="float" office:value="29341361.766785">
            <text:p>29341361.766785</text:p>
          </table:table-cell>
          <table:table-cell office:value-type="float" office:value="38410863.8909407">
            <text:p>38410863.8909407</text:p>
          </table:table-cell>
          <table:table-cell office:value-type="float" office:value="40674126.9605958">
            <text:p>40674126.9605958</text:p>
          </table:table-cell>
          <table:table-cell office:value-type="float" office:value="44821437.2785203">
            <text:p>44821437.2785203</text:p>
          </table:table-cell>
          <table:table-cell office:value-type="float" office:value="3067619.21919051">
            <text:p>3067619.21919051</text:p>
          </table:table-cell>
          <table:table-cell office:value-type="float" office:value="21400102.7608044">
            <text:p>21400102.7608044</text:p>
          </table:table-cell>
          <table:table-cell office:value-type="float" office:value="26694099.1071258">
            <text:p>26694099.1071258</text:p>
          </table:table-cell>
          <table:table-cell office:value-type="float" office:value="27574301.9652467">
            <text:p>27574301.9652467</text:p>
          </table:table-cell>
          <table:table-cell office:value-type="float" office:value="47020415.0713753">
            <text:p>47020415.0713753</text:p>
          </table:table-cell>
          <table:table-cell office:value-type="float" office:value="32701787.1670763">
            <text:p>32701787.1670763</text:p>
          </table:table-cell>
          <table:table-cell office:value-type="float" office:value="35068534.7127046">
            <text:p>35068534.7127046</text:p>
          </table:table-cell>
          <table:table-cell office:value-type="float" office:value="32525189.1150657">
            <text:p>32525189.1150657</text:p>
          </table:table-cell>
          <table:table-cell office:value-type="float" office:value="27602676.0986243">
            <text:p>27602676.0986243</text:p>
          </table:table-cell>
          <table:table-cell office:value-type="float" office:value="19935183.204498">
            <text:p>19935183.204498</text:p>
          </table:table-cell>
          <table:table-cell office:value-type="float" office:value="25969765.5654547">
            <text:p>25969765.5654547</text:p>
          </table:table-cell>
          <table:table-cell table:number-columns-repeated="2" office:value-type="float" office:value="46255977.6907228">
            <text:p>46255977.6907228</text:p>
          </table:table-cell>
          <table:table-cell office:value-type="float" office:value="50106682.3461343">
            <text:p>50106682.3461343</text:p>
          </table:table-cell>
          <table:table-cell office:value-type="float" office:value="40353091.0354475">
            <text:p>40353091.0354475</text:p>
          </table:table-cell>
          <table:table-cell office:value-type="float" office:value="29818548.7386446">
            <text:p>29818548.7386446</text:p>
          </table:table-cell>
          <table:table-cell office:value-type="float" office:value="22613263.2754819">
            <text:p>22613263.2754819</text:p>
          </table:table-cell>
          <table:table-cell office:value-type="float" office:value="14335840.9135834">
            <text:p>14335840.9135834</text:p>
          </table:table-cell>
          <table:table-cell office:value-type="float" office:value="22188253.9378533">
            <text:p>22188253.9378533</text:p>
          </table:table-cell>
          <table:table-cell office:value-type="float" office:value="43331362.1377436">
            <text:p>43331362.1377436</text:p>
          </table:table-cell>
          <table:table-cell office:value-type="float" office:value="2788610.45436652">
            <text:p>2788610.45436652</text:p>
          </table:table-cell>
          <table:table-cell office:value-type="float" office:value="6427523.12966343">
            <text:p>6427523.12966343</text:p>
          </table:table-cell>
          <table:table-cell office:value-type="float" office:value="21953110.5788745">
            <text:p>21953110.5788745</text:p>
          </table:table-cell>
          <table:table-cell office:value-type="float" office:value="20767430.9596105">
            <text:p>20767430.9596105</text:p>
          </table:table-cell>
          <table:table-cell office:value-type="float" office:value="57435864.2090142">
            <text:p>57435864.2090142</text:p>
          </table:table-cell>
          <table:table-cell office:value-type="float" office:value="31951117.4231283">
            <text:p>31951117.4231283</text:p>
          </table:table-cell>
          <table:table-cell office:value-type="float" office:value="36642708.0812757">
            <text:p>36642708.0812757</text:p>
          </table:table-cell>
          <table:table-cell office:value-type="float" office:value="16647893.1882102">
            <text:p>16647893.1882102</text:p>
          </table:table-cell>
          <table:table-cell office:value-type="float" office:value="112345678">
            <text:p>112345678</text:p>
          </table:table-cell>
          <table:table-cell office:value-type="float" office:value="83254304.0536021">
            <text:p>83254304.0536021</text:p>
          </table:table-cell>
          <table:table-cell office:value-type="float" office:value="38203886.0581136">
            <text:p>38203886.0581136</text:p>
          </table:table-cell>
          <table:table-cell office:value-type="float" office:value="28394861.5024238">
            <text:p>28394861.5024238</text:p>
          </table:table-cell>
          <table:table-cell office:value-type="float" office:value="46689822.7049104">
            <text:p>46689822.7049104</text:p>
          </table:table-cell>
          <table:table-cell office:value-type="float" office:value="29950730.0893593">
            <text:p>29950730.0893593</text:p>
          </table:table-cell>
          <table:table-cell office:value-type="float" office:value="35728481.963054">
            <text:p>35728481.963054</text:p>
          </table:table-cell>
          <table:table-cell office:value-type="float" office:value="29414963.5796158">
            <text:p>29414963.5796158</text:p>
          </table:table-cell>
          <table:table-cell office:value-type="float" office:value="112345678">
            <text:p>112345678</text:p>
          </table:table-cell>
          <table:table-cell office:value-type="float" office:value="24410175.627658">
            <text:p>24410175.627658</text:p>
          </table:table-cell>
          <table:table-cell office:value-type="float" office:value="8175162.61224244">
            <text:p>8175162.61224244</text:p>
          </table:table-cell>
          <table:table-cell office:value-type="float" office:value="20870469.5242049">
            <text:p>20870469.5242049</text:p>
          </table:table-cell>
          <table:table-cell office:value-type="float" office:value="3991187.46116908">
            <text:p>3991187.46116908</text:p>
          </table:table-cell>
          <table:table-cell office:value-type="float" office:value="16048739.0963266">
            <text:p>16048739.0963266</text:p>
          </table:table-cell>
          <table:table-cell office:value-type="float" office:value="33987140.8529488">
            <text:p>33987140.8529488</text:p>
          </table:table-cell>
          <table:table-cell table:number-columns-repeated="2" office:value-type="float" office:value="64633073.166257">
            <text:p>64633073.166257</text:p>
          </table:table-cell>
          <table:table-cell office:value-type="float" office:value="20413924.7093289">
            <text:p>20413924.7093289</text:p>
          </table:table-cell>
          <table:table-cell office:value-type="float" office:value="36050504.9559933">
            <text:p>36050504.9559933</text:p>
          </table:table-cell>
          <table:table-cell office:value-type="float" office:value="23306970.1797701">
            <text:p>23306970.1797701</text:p>
          </table:table-cell>
          <table:table-cell office:value-type="float" office:value="81401043.2511363">
            <text:p>81401043.2511363</text:p>
          </table:table-cell>
          <table:table-cell office:value-type="float" office:value="42120089.1231965">
            <text:p>42120089.1231965</text:p>
          </table:table-cell>
          <table:table-cell office:value-type="float" office:value="23552856.3083135">
            <text:p>23552856.3083135</text:p>
          </table:table-cell>
          <table:table-cell office:value-type="float" office:value="34426053.4060587">
            <text:p>34426053.4060587</text:p>
          </table:table-cell>
          <table:table-cell office:value-type="float" office:value="32936733.4143545">
            <text:p>32936733.4143545</text:p>
          </table:table-cell>
          <table:table-cell office:value-type="float" office:value="2163335.6734064">
            <text:p>2163335.6734064</text:p>
          </table:table-cell>
          <table:table-cell office:value-type="float" office:value="7971531.39025039">
            <text:p>7971531.39025039</text:p>
          </table:table-cell>
          <table:table-cell office:value-type="float" office:value="11677601.0636781">
            <text:p>11677601.0636781</text:p>
          </table:table-cell>
          <table:table-cell office:value-type="float" office:value="20492047.6520337">
            <text:p>20492047.6520337</text:p>
          </table:table-cell>
          <table:table-cell office:value-type="float" office:value="7044157.10257251">
            <text:p>7044157.10257251</text:p>
          </table:table-cell>
          <table:table-cell office:value-type="float" office:value="7968375.69336645">
            <text:p>7968375.69336645</text:p>
          </table:table-cell>
          <table:table-cell office:value-type="float" office:value="35043988.8598696">
            <text:p>35043988.8598696</text:p>
          </table:table-cell>
          <table:table-cell office:value-type="float" office:value="1290131.7187813">
            <text:p>1290131.7187813</text:p>
          </table:table-cell>
          <table:table-cell office:value-type="float" office:value="35871481.1704841">
            <text:p>35871481.1704841</text:p>
          </table:table-cell>
          <table:table-cell office:value-type="float" office:value="7837856.93142167">
            <text:p>7837856.93142167</text:p>
          </table:table-cell>
          <table:table-cell office:value-type="float" office:value="29364629.3685898">
            <text:p>29364629.3685898</text:p>
          </table:table-cell>
          <table:table-cell office:value-type="float" office:value="49097045.4429948">
            <text:p>49097045.4429948</text:p>
          </table:table-cell>
          <table:table-cell office:value-type="float" office:value="25051562.4292527">
            <text:p>25051562.4292527</text:p>
          </table:table-cell>
          <table:table-cell office:value-type="float" office:value="23301176.882827">
            <text:p>23301176.882827</text:p>
          </table:table-cell>
        </table:table-row>
        <table:table-row table:style-name="ro1">
          <table:table-cell office:value-type="string">
            <text:p>'北京爱情故'</text:p>
          </table:table-cell>
          <table:table-cell office:value-type="float" office:value="1429">
            <text:p>1429</text:p>
          </table:table-cell>
          <table:table-cell table:formula="of:=AVERAGE([.D21:.CY21])" office:value-type="float" office:value="31987916.6750702">
            <text:p>31987916.6750702</text:p>
          </table:table-cell>
          <table:table-cell office:value-type="float" office:value="49016935.3435749">
            <text:p>49016935.3435749</text:p>
          </table:table-cell>
          <table:table-cell office:value-type="float" office:value="90089075.6018509">
            <text:p>90089075.6018509</text:p>
          </table:table-cell>
          <table:table-cell office:value-type="float" office:value="26944883.5137857">
            <text:p>26944883.5137857</text:p>
          </table:table-cell>
          <table:table-cell office:value-type="float" office:value="30229657.8544949">
            <text:p>30229657.8544949</text:p>
          </table:table-cell>
          <table:table-cell office:value-type="float" office:value="51903456.7024221">
            <text:p>51903456.7024221</text:p>
          </table:table-cell>
          <table:table-cell office:value-type="float" office:value="11702649.9715632">
            <text:p>11702649.9715632</text:p>
          </table:table-cell>
          <table:table-cell office:value-type="float" office:value="9671849.20630879">
            <text:p>9671849.20630879</text:p>
          </table:table-cell>
          <table:table-cell office:value-type="float" office:value="25627257.2532699">
            <text:p>25627257.2532699</text:p>
          </table:table-cell>
          <table:table-cell office:value-type="float" office:value="47542852.7426049">
            <text:p>47542852.7426049</text:p>
          </table:table-cell>
          <table:table-cell office:value-type="float" office:value="43633384.4792574">
            <text:p>43633384.4792574</text:p>
          </table:table-cell>
          <table:table-cell table:number-columns-repeated="2" office:value-type="float" office:value="24136347.1206741">
            <text:p>24136347.1206741</text:p>
          </table:table-cell>
          <table:table-cell office:value-type="float" office:value="18950849.7499967">
            <text:p>18950849.7499967</text:p>
          </table:table-cell>
          <table:table-cell office:value-type="float" office:value="53897640.2745769">
            <text:p>53897640.2745769</text:p>
          </table:table-cell>
          <table:table-cell office:value-type="float" office:value="39899747.986557">
            <text:p>39899747.986557</text:p>
          </table:table-cell>
          <table:table-cell office:value-type="float" office:value="49096151.9435178">
            <text:p>49096151.9435178</text:p>
          </table:table-cell>
          <table:table-cell office:value-type="float" office:value="19314813.8953157">
            <text:p>19314813.8953157</text:p>
          </table:table-cell>
          <table:table-cell office:value-type="float" office:value="8561168.59418048">
            <text:p>8561168.59418048</text:p>
          </table:table-cell>
          <table:table-cell office:value-type="float" office:value="9822540.17258568">
            <text:p>9822540.17258568</text:p>
          </table:table-cell>
          <table:table-cell office:value-type="float" office:value="42317929.9958768">
            <text:p>42317929.9958768</text:p>
          </table:table-cell>
          <table:table-cell office:value-type="float" office:value="19891901.1772339">
            <text:p>19891901.1772339</text:p>
          </table:table-cell>
          <table:table-cell office:value-type="float" office:value="64986824.2727615">
            <text:p>64986824.2727615</text:p>
          </table:table-cell>
          <table:table-cell office:value-type="float" office:value="23707251.252647">
            <text:p>23707251.252647</text:p>
          </table:table-cell>
          <table:table-cell office:value-type="float" office:value="5383941.77361704">
            <text:p>5383941.77361704</text:p>
          </table:table-cell>
          <table:table-cell office:value-type="float" office:value="45274661.2740764">
            <text:p>45274661.2740764</text:p>
          </table:table-cell>
          <table:table-cell office:value-type="float" office:value="37478868.1871003">
            <text:p>37478868.1871003</text:p>
          </table:table-cell>
          <table:table-cell office:value-type="float" office:value="27406357.9466449">
            <text:p>27406357.9466449</text:p>
          </table:table-cell>
          <table:table-cell office:value-type="float" office:value="15071332.1803758">
            <text:p>15071332.1803758</text:p>
          </table:table-cell>
          <table:table-cell office:value-type="float" office:value="15030076.5298388">
            <text:p>15030076.5298388</text:p>
          </table:table-cell>
          <table:table-cell office:value-type="float" office:value="16725790.0282494">
            <text:p>16725790.0282494</text:p>
          </table:table-cell>
          <table:table-cell office:value-type="float" office:value="33895542.2342579">
            <text:p>33895542.2342579</text:p>
          </table:table-cell>
          <table:table-cell office:value-type="float" office:value="652049.967712704">
            <text:p>652049.967712704</text:p>
          </table:table-cell>
          <table:table-cell office:value-type="float" office:value="42299428.5104761">
            <text:p>42299428.5104761</text:p>
          </table:table-cell>
          <table:table-cell office:value-type="float" office:value="49374056.3101967">
            <text:p>49374056.3101967</text:p>
          </table:table-cell>
          <table:table-cell office:value-type="float" office:value="2335082.51802092">
            <text:p>2335082.51802092</text:p>
          </table:table-cell>
          <table:table-cell office:value-type="float" office:value="42400392.4971456">
            <text:p>42400392.4971456</text:p>
          </table:table-cell>
          <table:table-cell office:value-type="float" office:value="26268124.0363297">
            <text:p>26268124.0363297</text:p>
          </table:table-cell>
          <table:table-cell office:value-type="float" office:value="43930341.7655021">
            <text:p>43930341.7655021</text:p>
          </table:table-cell>
          <table:table-cell office:value-type="float" office:value="18249052.9272192">
            <text:p>18249052.9272192</text:p>
          </table:table-cell>
          <table:table-cell office:value-type="float" office:value="16851877.4198502">
            <text:p>16851877.4198502</text:p>
          </table:table-cell>
          <table:table-cell office:value-type="float" office:value="37601195.440072">
            <text:p>37601195.440072</text:p>
          </table:table-cell>
          <table:table-cell office:value-type="float" office:value="14736131.4176624">
            <text:p>14736131.4176624</text:p>
          </table:table-cell>
          <table:table-cell office:value-type="float" office:value="10299309.7097201">
            <text:p>10299309.7097201</text:p>
          </table:table-cell>
          <table:table-cell office:value-type="float" office:value="29542867.6245997">
            <text:p>29542867.6245997</text:p>
          </table:table-cell>
          <table:table-cell office:value-type="float" office:value="53065151.835351">
            <text:p>53065151.835351</text:p>
          </table:table-cell>
          <table:table-cell office:value-type="float" office:value="18790840.4791355">
            <text:p>18790840.4791355</text:p>
          </table:table-cell>
          <table:table-cell office:value-type="float" office:value="64216171.4298405">
            <text:p>64216171.4298405</text:p>
          </table:table-cell>
          <table:table-cell office:value-type="float" office:value="48473752.1447286">
            <text:p>48473752.1447286</text:p>
          </table:table-cell>
          <table:table-cell office:value-type="float" office:value="12808618.8303575">
            <text:p>12808618.8303575</text:p>
          </table:table-cell>
          <table:table-cell office:value-type="float" office:value="69241482.5693309">
            <text:p>69241482.5693309</text:p>
          </table:table-cell>
          <table:table-cell office:value-type="float" office:value="28194034.1591003">
            <text:p>28194034.1591003</text:p>
          </table:table-cell>
          <table:table-cell office:value-type="float" office:value="25811828.1722116">
            <text:p>25811828.1722116</text:p>
          </table:table-cell>
          <table:table-cell office:value-type="float" office:value="11327970.819299">
            <text:p>11327970.819299</text:p>
          </table:table-cell>
          <table:table-cell office:value-type="float" office:value="1455681.06942248">
            <text:p>1455681.06942248</text:p>
          </table:table-cell>
          <table:table-cell office:value-type="float" office:value="25673711.735081">
            <text:p>25673711.735081</text:p>
          </table:table-cell>
          <table:table-cell office:value-type="float" office:value="15611102.5448723">
            <text:p>15611102.5448723</text:p>
          </table:table-cell>
          <table:table-cell office:value-type="float" office:value="18620640.8233217">
            <text:p>18620640.8233217</text:p>
          </table:table-cell>
          <table:table-cell office:value-type="float" office:value="84149371.5345507">
            <text:p>84149371.5345507</text:p>
          </table:table-cell>
          <table:table-cell office:value-type="float" office:value="42941479.8680365">
            <text:p>42941479.8680365</text:p>
          </table:table-cell>
          <table:table-cell office:value-type="float" office:value="38326156.1861444">
            <text:p>38326156.1861444</text:p>
          </table:table-cell>
          <table:table-cell office:value-type="float" office:value="12084596.9176113">
            <text:p>12084596.9176113</text:p>
          </table:table-cell>
          <table:table-cell office:value-type="float" office:value="75295227.0455862">
            <text:p>75295227.0455862</text:p>
          </table:table-cell>
          <table:table-cell office:value-type="float" office:value="22679882.7888208">
            <text:p>22679882.7888208</text:p>
          </table:table-cell>
          <table:table-cell office:value-type="float" office:value="71613858.6227167">
            <text:p>71613858.6227167</text:p>
          </table:table-cell>
          <table:table-cell office:value-type="float" office:value="30449052.4634597">
            <text:p>30449052.4634597</text:p>
          </table:table-cell>
          <table:table-cell office:value-type="float" office:value="6713834.86988106">
            <text:p>6713834.86988106</text:p>
          </table:table-cell>
          <table:table-cell office:value-type="float" office:value="25171320.2488688">
            <text:p>25171320.2488688</text:p>
          </table:table-cell>
          <table:table-cell office:value-type="float" office:value="30702898.1088707">
            <text:p>30702898.1088707</text:p>
          </table:table-cell>
          <table:table-cell office:value-type="float" office:value="1959518.25076078">
            <text:p>1959518.25076078</text:p>
          </table:table-cell>
          <table:table-cell office:value-type="float" office:value="112345678">
            <text:p>112345678</text:p>
          </table:table-cell>
          <table:table-cell office:value-type="float" office:value="21233425.1839109">
            <text:p>21233425.1839109</text:p>
          </table:table-cell>
          <table:table-cell office:value-type="float" office:value="25742100.1054459">
            <text:p>25742100.1054459</text:p>
          </table:table-cell>
          <table:table-cell office:value-type="float" office:value="5364679.8154641">
            <text:p>5364679.8154641</text:p>
          </table:table-cell>
          <table:table-cell office:value-type="float" office:value="15760219.0674187">
            <text:p>15760219.0674187</text:p>
          </table:table-cell>
          <table:table-cell office:value-type="float" office:value="47953733.3769577">
            <text:p>47953733.3769577</text:p>
          </table:table-cell>
          <table:table-cell office:value-type="float" office:value="7392012.07956901">
            <text:p>7392012.07956901</text:p>
          </table:table-cell>
          <table:table-cell office:value-type="float" office:value="28620147.0628787">
            <text:p>28620147.0628787</text:p>
          </table:table-cell>
          <table:table-cell office:value-type="float" office:value="61179920.8254141">
            <text:p>61179920.8254141</text:p>
          </table:table-cell>
          <table:table-cell office:value-type="float" office:value="28264969.4713824">
            <text:p>28264969.4713824</text:p>
          </table:table-cell>
          <table:table-cell office:value-type="float" office:value="47329599.9817726">
            <text:p>47329599.9817726</text:p>
          </table:table-cell>
          <table:table-cell office:value-type="float" office:value="31671793.4711381">
            <text:p>31671793.4711381</text:p>
          </table:table-cell>
          <table:table-cell office:value-type="float" office:value="78147538.784801">
            <text:p>78147538.784801</text:p>
          </table:table-cell>
          <table:table-cell office:value-type="float" office:value="16654785.1973135">
            <text:p>16654785.1973135</text:p>
          </table:table-cell>
          <table:table-cell office:value-type="float" office:value="32927172.0024583">
            <text:p>32927172.0024583</text:p>
          </table:table-cell>
          <table:table-cell office:value-type="float" office:value="19175760.9417398">
            <text:p>19175760.9417398</text:p>
          </table:table-cell>
          <table:table-cell office:value-type="float" office:value="41441140.2324437">
            <text:p>41441140.2324437</text:p>
          </table:table-cell>
          <table:table-cell office:value-type="float" office:value="2425941.90695162">
            <text:p>2425941.90695162</text:p>
          </table:table-cell>
          <table:table-cell office:value-type="float" office:value="26956295.5835869">
            <text:p>26956295.5835869</text:p>
          </table:table-cell>
          <table:table-cell office:value-type="float" office:value="41765535.1958884">
            <text:p>41765535.1958884</text:p>
          </table:table-cell>
          <table:table-cell office:value-type="float" office:value="29084184.9598306">
            <text:p>29084184.9598306</text:p>
          </table:table-cell>
          <table:table-cell office:value-type="float" office:value="25312028.7938527">
            <text:p>25312028.7938527</text:p>
          </table:table-cell>
          <table:table-cell office:value-type="float" office:value="7441716.566142">
            <text:p>7441716.566142</text:p>
          </table:table-cell>
          <table:table-cell office:value-type="float" office:value="29479011.7443882">
            <text:p>29479011.7443882</text:p>
          </table:table-cell>
          <table:table-cell office:value-type="float" office:value="15310927.8493755">
            <text:p>15310927.8493755</text:p>
          </table:table-cell>
          <table:table-cell office:value-type="float" office:value="36682818.4112488">
            <text:p>36682818.4112488</text:p>
          </table:table-cell>
          <table:table-cell office:value-type="float" office:value="19940812.5119277">
            <text:p>19940812.5119277</text:p>
          </table:table-cell>
          <table:table-cell office:value-type="float" office:value="41299820.048491">
            <text:p>41299820.048491</text:p>
          </table:table-cell>
          <table:table-cell office:value-type="float" office:value="93834445.8026387">
            <text:p>93834445.8026387</text:p>
          </table:table-cell>
          <table:table-cell office:value-type="float" office:value="32458896.8569137">
            <text:p>32458896.8569137</text:p>
          </table:table-cell>
          <table:table-cell office:value-type="float" office:value="24328375.6339204">
            <text:p>24328375.6339204</text:p>
          </table:table-cell>
        </table:table-row>
        <table:table-row table:style-name="ro1">
          <table:table-cell office:value-type="string">
            <text:p>'过界男�'</text:p>
          </table:table-cell>
          <table:table-cell office:value-type="float" office:value="1790">
            <text:p>1790</text:p>
          </table:table-cell>
          <table:table-cell table:formula="of:=AVERAGE([.D22:.CY22])" office:value-type="float" office:value="29369445.1634343">
            <text:p>29369445.1634343</text:p>
          </table:table-cell>
          <table:table-cell office:value-type="float" office:value="46591711.8698205">
            <text:p>46591711.8698205</text:p>
          </table:table-cell>
          <table:table-cell office:value-type="float" office:value="38125854.9084951">
            <text:p>38125854.9084951</text:p>
          </table:table-cell>
          <table:table-cell office:value-type="float" office:value="28196021.3223227">
            <text:p>28196021.3223227</text:p>
          </table:table-cell>
          <table:table-cell office:value-type="float" office:value="32834262.732966">
            <text:p>32834262.732966</text:p>
          </table:table-cell>
          <table:table-cell office:value-type="float" office:value="71526782.3967101">
            <text:p>71526782.3967101</text:p>
          </table:table-cell>
          <table:table-cell office:value-type="float" office:value="11527021.1819116">
            <text:p>11527021.1819116</text:p>
          </table:table-cell>
          <table:table-cell office:value-type="float" office:value="1524515.40734329">
            <text:p>1524515.40734329</text:p>
          </table:table-cell>
          <table:table-cell office:value-type="float" office:value="30623208.9367958">
            <text:p>30623208.9367958</text:p>
          </table:table-cell>
          <table:table-cell office:value-type="float" office:value="48401164.0529901">
            <text:p>48401164.0529901</text:p>
          </table:table-cell>
          <table:table-cell office:value-type="float" office:value="38200113.1400573">
            <text:p>38200113.1400573</text:p>
          </table:table-cell>
          <table:table-cell office:value-type="float" office:value="112345678">
            <text:p>112345678</text:p>
          </table:table-cell>
          <table:table-cell office:value-type="float" office:value="34171616.6488992">
            <text:p>34171616.6488992</text:p>
          </table:table-cell>
          <table:table-cell office:value-type="float" office:value="8490817.3075702">
            <text:p>8490817.3075702</text:p>
          </table:table-cell>
          <table:table-cell office:value-type="float" office:value="15598694.1815062">
            <text:p>15598694.1815062</text:p>
          </table:table-cell>
          <table:table-cell office:value-type="float" office:value="48547519.3656084">
            <text:p>48547519.3656084</text:p>
          </table:table-cell>
          <table:table-cell office:value-type="float" office:value="12122651.4364161">
            <text:p>12122651.4364161</text:p>
          </table:table-cell>
          <table:table-cell office:value-type="float" office:value="10201525.0151774">
            <text:p>10201525.0151774</text:p>
          </table:table-cell>
          <table:table-cell office:value-type="float" office:value="27782089.5036389">
            <text:p>27782089.5036389</text:p>
          </table:table-cell>
          <table:table-cell office:value-type="float" office:value="22153485.0170461">
            <text:p>22153485.0170461</text:p>
          </table:table-cell>
          <table:table-cell office:value-type="float" office:value="76717102.8847573">
            <text:p>76717102.8847573</text:p>
          </table:table-cell>
          <table:table-cell office:value-type="float" office:value="8585360.8079741">
            <text:p>8585360.8079741</text:p>
          </table:table-cell>
          <table:table-cell office:value-type="float" office:value="41450235.1256692">
            <text:p>41450235.1256692</text:p>
          </table:table-cell>
          <table:table-cell office:value-type="float" office:value="37354494.5372986">
            <text:p>37354494.5372986</text:p>
          </table:table-cell>
          <table:table-cell office:value-type="float" office:value="4122913.51389112">
            <text:p>4122913.51389112</text:p>
          </table:table-cell>
          <table:table-cell office:value-type="float" office:value="63569162.782247">
            <text:p>63569162.782247</text:p>
          </table:table-cell>
          <table:table-cell office:value-type="float" office:value="26149044.9058142">
            <text:p>26149044.9058142</text:p>
          </table:table-cell>
          <table:table-cell office:value-type="float" office:value="45670900.0307552">
            <text:p>45670900.0307552</text:p>
          </table:table-cell>
          <table:table-cell office:value-type="float" office:value="29952264.1167592">
            <text:p>29952264.1167592</text:p>
          </table:table-cell>
          <table:table-cell office:value-type="float" office:value="20379766.5834678">
            <text:p>20379766.5834678</text:p>
          </table:table-cell>
          <table:table-cell office:value-type="float" office:value="23275462.3295841">
            <text:p>23275462.3295841</text:p>
          </table:table-cell>
          <table:table-cell office:value-type="float" office:value="26258807.4666669">
            <text:p>26258807.4666669</text:p>
          </table:table-cell>
          <table:table-cell office:value-type="float" office:value="29098963.9361522">
            <text:p>29098963.9361522</text:p>
          </table:table-cell>
          <table:table-cell office:value-type="float" office:value="16492070.4564938">
            <text:p>16492070.4564938</text:p>
          </table:table-cell>
          <table:table-cell office:value-type="float" office:value="43185245.5668589">
            <text:p>43185245.5668589</text:p>
          </table:table-cell>
          <table:table-cell office:value-type="float" office:value="14964394.3652939">
            <text:p>14964394.3652939</text:p>
          </table:table-cell>
          <table:table-cell office:value-type="float" office:value="32289474.9791097">
            <text:p>32289474.9791097</text:p>
          </table:table-cell>
          <table:table-cell office:value-type="float" office:value="25378522.385207">
            <text:p>25378522.385207</text:p>
          </table:table-cell>
          <table:table-cell office:value-type="float" office:value="22077489.263385">
            <text:p>22077489.263385</text:p>
          </table:table-cell>
          <table:table-cell office:value-type="float" office:value="47032569.3234665">
            <text:p>47032569.3234665</text:p>
          </table:table-cell>
          <table:table-cell office:value-type="float" office:value="12418505.4394751">
            <text:p>12418505.4394751</text:p>
          </table:table-cell>
          <table:table-cell office:value-type="float" office:value="22209149.6259864">
            <text:p>22209149.6259864</text:p>
          </table:table-cell>
          <table:table-cell office:value-type="float" office:value="12046198.2185831">
            <text:p>12046198.2185831</text:p>
          </table:table-cell>
          <table:table-cell office:value-type="float" office:value="28752777.1913926">
            <text:p>28752777.1913926</text:p>
          </table:table-cell>
          <table:table-cell office:value-type="float" office:value="20657884.8631643">
            <text:p>20657884.8631643</text:p>
          </table:table-cell>
          <table:table-cell office:value-type="float" office:value="38827845.2568312">
            <text:p>38827845.2568312</text:p>
          </table:table-cell>
          <table:table-cell office:value-type="float" office:value="112345678">
            <text:p>112345678</text:p>
          </table:table-cell>
          <table:table-cell office:value-type="float" office:value="14554950.2303274">
            <text:p>14554950.2303274</text:p>
          </table:table-cell>
          <table:table-cell office:value-type="float" office:value="17366164.4906177">
            <text:p>17366164.4906177</text:p>
          </table:table-cell>
          <table:table-cell office:value-type="float" office:value="46959202.1187525">
            <text:p>46959202.1187525</text:p>
          </table:table-cell>
          <table:table-cell office:value-type="float" office:value="36274863.0829039">
            <text:p>36274863.0829039</text:p>
          </table:table-cell>
          <table:table-cell office:value-type="float" office:value="20743900.8606644">
            <text:p>20743900.8606644</text:p>
          </table:table-cell>
          <table:table-cell office:value-type="float" office:value="21925624.1539614">
            <text:p>21925624.1539614</text:p>
          </table:table-cell>
          <table:table-cell office:value-type="float" office:value="14147703.0294317">
            <text:p>14147703.0294317</text:p>
          </table:table-cell>
          <table:table-cell office:value-type="float" office:value="33648093.9268938">
            <text:p>33648093.9268938</text:p>
          </table:table-cell>
          <table:table-cell office:value-type="float" office:value="28566594.0373647">
            <text:p>28566594.0373647</text:p>
          </table:table-cell>
          <table:table-cell office:value-type="float" office:value="24308551.8005461">
            <text:p>24308551.8005461</text:p>
          </table:table-cell>
          <table:table-cell office:value-type="float" office:value="25124683.2574763">
            <text:p>25124683.2574763</text:p>
          </table:table-cell>
          <table:table-cell office:value-type="float" office:value="25683553.9637946">
            <text:p>25683553.9637946</text:p>
          </table:table-cell>
          <table:table-cell office:value-type="float" office:value="18977910.7535613">
            <text:p>18977910.7535613</text:p>
          </table:table-cell>
          <table:table-cell office:value-type="float" office:value="24539722.8756779">
            <text:p>24539722.8756779</text:p>
          </table:table-cell>
          <table:table-cell office:value-type="float" office:value="27190505.312626">
            <text:p>27190505.312626</text:p>
          </table:table-cell>
          <table:table-cell office:value-type="float" office:value="7841522.65255849">
            <text:p>7841522.65255849</text:p>
          </table:table-cell>
          <table:table-cell office:value-type="float" office:value="29371520.792033">
            <text:p>29371520.792033</text:p>
          </table:table-cell>
          <table:table-cell office:value-type="float" office:value="25612007.8802686">
            <text:p>25612007.8802686</text:p>
          </table:table-cell>
          <table:table-cell office:value-type="float" office:value="31881286.1690414">
            <text:p>31881286.1690414</text:p>
          </table:table-cell>
          <table:table-cell office:value-type="float" office:value="8036093.21410923">
            <text:p>8036093.21410923</text:p>
          </table:table-cell>
          <table:table-cell office:value-type="float" office:value="22491460.1155365">
            <text:p>22491460.1155365</text:p>
          </table:table-cell>
          <table:table-cell office:value-type="float" office:value="71048511.1480235">
            <text:p>71048511.1480235</text:p>
          </table:table-cell>
          <table:table-cell office:value-type="float" office:value="17760722.8623248">
            <text:p>17760722.8623248</text:p>
          </table:table-cell>
          <table:table-cell office:value-type="float" office:value="112345678">
            <text:p>112345678</text:p>
          </table:table-cell>
          <table:table-cell office:value-type="float" office:value="76505806.4471271">
            <text:p>76505806.4471271</text:p>
          </table:table-cell>
          <table:table-cell office:value-type="float" office:value="23785147.0235816">
            <text:p>23785147.0235816</text:p>
          </table:table-cell>
          <table:table-cell office:value-type="float" office:value="4348115.20425962">
            <text:p>4348115.20425962</text:p>
          </table:table-cell>
          <table:table-cell office:value-type="float" office:value="18736727.1271715">
            <text:p>18736727.1271715</text:p>
          </table:table-cell>
          <table:table-cell office:value-type="float" office:value="23902524.6570838">
            <text:p>23902524.6570838</text:p>
          </table:table-cell>
          <table:table-cell office:value-type="float" office:value="7139807.87617261">
            <text:p>7139807.87617261</text:p>
          </table:table-cell>
          <table:table-cell office:value-type="float" office:value="65883807.8020673">
            <text:p>65883807.8020673</text:p>
          </table:table-cell>
          <table:table-cell table:number-columns-repeated="2" office:value-type="float" office:value="26729571.3228366">
            <text:p>26729571.3228366</text:p>
          </table:table-cell>
          <table:table-cell office:value-type="float" office:value="11304112.1240722">
            <text:p>11304112.1240722</text:p>
          </table:table-cell>
          <table:table-cell office:value-type="float" office:value="2317319.92453179">
            <text:p>2317319.92453179</text:p>
          </table:table-cell>
          <table:table-cell office:value-type="float" office:value="21708634.20948">
            <text:p>21708634.20948</text:p>
          </table:table-cell>
          <table:table-cell office:value-type="float" office:value="9414458.47837359">
            <text:p>9414458.47837359</text:p>
          </table:table-cell>
          <table:table-cell office:value-type="float" office:value="36458358.9219564">
            <text:p>36458358.9219564</text:p>
          </table:table-cell>
          <table:table-cell office:value-type="float" office:value="34577389.4290257">
            <text:p>34577389.4290257</text:p>
          </table:table-cell>
          <table:table-cell office:value-type="float" office:value="46975609.3305346">
            <text:p>46975609.3305346</text:p>
          </table:table-cell>
          <table:table-cell office:value-type="float" office:value="3986044.93060671">
            <text:p>3986044.93060671</text:p>
          </table:table-cell>
          <table:table-cell office:value-type="float" office:value="15237734.5149388">
            <text:p>15237734.5149388</text:p>
          </table:table-cell>
          <table:table-cell office:value-type="float" office:value="18563004.9835798">
            <text:p>18563004.9835798</text:p>
          </table:table-cell>
          <table:table-cell office:value-type="float" office:value="48514190.5177316">
            <text:p>48514190.5177316</text:p>
          </table:table-cell>
          <table:table-cell office:value-type="float" office:value="14378022.5657604">
            <text:p>14378022.5657604</text:p>
          </table:table-cell>
          <table:table-cell office:value-type="float" office:value="25852088.2473063">
            <text:p>25852088.2473063</text:p>
          </table:table-cell>
          <table:table-cell office:value-type="float" office:value="13964914.0183587">
            <text:p>13964914.0183587</text:p>
          </table:table-cell>
          <table:table-cell office:value-type="float" office:value="1871906.980594">
            <text:p>1871906.980594</text:p>
          </table:table-cell>
          <table:table-cell office:value-type="float" office:value="26271245.7532569">
            <text:p>26271245.7532569</text:p>
          </table:table-cell>
          <table:table-cell office:value-type="float" office:value="5020500.62065186">
            <text:p>5020500.62065186</text:p>
          </table:table-cell>
          <table:table-cell office:value-type="float" office:value="7896444.76294625">
            <text:p>7896444.76294625</text:p>
          </table:table-cell>
          <table:table-cell office:value-type="float" office:value="41963679.9626856">
            <text:p>41963679.9626856</text:p>
          </table:table-cell>
          <table:table-cell office:value-type="float" office:value="29586828.5097059">
            <text:p>29586828.5097059</text:p>
          </table:table-cell>
          <table:table-cell office:value-type="float" office:value="20693105.6641421">
            <text:p>20693105.6641421</text:p>
          </table:table-cell>
        </table:table-row>
        <table:table-row table:style-name="ro1">
          <table:table-cell office:value-type="string">
            <text:p>'西游记之大闹'</text:p>
          </table:table-cell>
          <table:table-cell office:value-type="float" office:value="7728">
            <text:p>7728</text:p>
          </table:table-cell>
          <table:table-cell office:value-type="float" office:value="26704878">
            <text:p>26704878</text:p>
          </table:table-cell>
          <table:table-cell office:value-type="float" office:value="4378952.5934769">
            <text:p>4378952.5934769</text:p>
          </table:table-cell>
          <table:table-cell office:value-type="float" office:value="21809594.5470226">
            <text:p>21809594.5470226</text:p>
          </table:table-cell>
          <table:table-cell office:value-type="float" office:value="3899031.2887801">
            <text:p>3899031.2887801</text:p>
          </table:table-cell>
          <table:table-cell office:value-type="float" office:value="24102483.9781482">
            <text:p>24102483.9781482</text:p>
          </table:table-cell>
          <table:table-cell office:value-type="float" office:value="8478392.80679765">
            <text:p>8478392.80679765</text:p>
          </table:table-cell>
          <table:table-cell office:value-type="float" office:value="9740506.07213882">
            <text:p>9740506.07213882</text:p>
          </table:table-cell>
          <table:table-cell office:value-type="float" office:value="4530106.31963747">
            <text:p>4530106.31963747</text:p>
          </table:table-cell>
          <table:table-cell office:value-type="float" office:value="3449872.05916957">
            <text:p>3449872.05916957</text:p>
          </table:table-cell>
          <table:table-cell office:value-type="float" office:value="15795804.5204432">
            <text:p>15795804.5204432</text:p>
          </table:table-cell>
          <table:table-cell office:value-type="float" office:value="35653233.1922702">
            <text:p>35653233.1922702</text:p>
          </table:table-cell>
          <table:table-cell office:value-type="float" office:value="6549667.66833736">
            <text:p>6549667.66833736</text:p>
          </table:table-cell>
          <table:table-cell office:value-type="float" office:value="18380305.2858564">
            <text:p>18380305.2858564</text:p>
          </table:table-cell>
          <table:table-cell office:value-type="float" office:value="9817420.80966514">
            <text:p>9817420.80966514</text:p>
          </table:table-cell>
          <table:table-cell office:value-type="float" office:value="7767996.23998137">
            <text:p>7767996.23998137</text:p>
          </table:table-cell>
          <table:table-cell office:value-type="float" office:value="23262132.3004018">
            <text:p>23262132.3004018</text:p>
          </table:table-cell>
          <table:table-cell office:value-type="float" office:value="17113316.759152">
            <text:p>17113316.759152</text:p>
          </table:table-cell>
          <table:table-cell office:value-type="float" office:value="28408679.8052971">
            <text:p>28408679.8052971</text:p>
          </table:table-cell>
          <table:table-cell office:value-type="float" office:value="22772662.9802278">
            <text:p>22772662.9802278</text:p>
          </table:table-cell>
          <table:table-cell office:value-type="float" office:value="9604335.89715177">
            <text:p>9604335.89715177</text:p>
          </table:table-cell>
          <table:table-cell office:value-type="float" office:value="18307158.4203598">
            <text:p>18307158.4203598</text:p>
          </table:table-cell>
          <table:table-cell office:value-type="float" office:value="25925917.0376855">
            <text:p>25925917.0376855</text:p>
          </table:table-cell>
          <table:table-cell office:value-type="float" office:value="2881163.84297608">
            <text:p>2881163.84297608</text:p>
          </table:table-cell>
          <table:table-cell office:value-type="float" office:value="28923069.3336587">
            <text:p>28923069.3336587</text:p>
          </table:table-cell>
          <table:table-cell office:value-type="float" office:value="23669053.0618646">
            <text:p>23669053.0618646</text:p>
          </table:table-cell>
          <table:table-cell office:value-type="float" office:value="5326167.90834436">
            <text:p>5326167.90834436</text:p>
          </table:table-cell>
          <table:table-cell office:value-type="float" office:value="28702991.0644164">
            <text:p>28702991.0644164</text:p>
          </table:table-cell>
          <table:table-cell office:value-type="float" office:value="28655394.8422344">
            <text:p>28655394.8422344</text:p>
          </table:table-cell>
          <table:table-cell office:value-type="float" office:value="11790104.3603982">
            <text:p>11790104.3603982</text:p>
          </table:table-cell>
          <table:table-cell office:value-type="float" office:value="8681951.99927857">
            <text:p>8681951.99927857</text:p>
          </table:table-cell>
          <table:table-cell office:value-type="float" office:value="13337208.9714735">
            <text:p>13337208.9714735</text:p>
          </table:table-cell>
          <table:table-cell office:value-type="float" office:value="29581003.6778557">
            <text:p>29581003.6778557</text:p>
          </table:table-cell>
          <table:table-cell office:value-type="float" office:value="3210485.87796391">
            <text:p>3210485.87796391</text:p>
          </table:table-cell>
          <table:table-cell office:value-type="float" office:value="9567049.66392753">
            <text:p>9567049.66392753</text:p>
          </table:table-cell>
          <table:table-cell office:value-type="float" office:value="11076903.5197252">
            <text:p>11076903.5197252</text:p>
          </table:table-cell>
          <table:table-cell office:value-type="float" office:value="11707200.3465892">
            <text:p>11707200.3465892</text:p>
          </table:table-cell>
          <table:table-cell office:value-type="float" office:value="9370359.42181272">
            <text:p>9370359.42181272</text:p>
          </table:table-cell>
          <table:table-cell office:value-type="float" office:value="27537338.3075268">
            <text:p>27537338.3075268</text:p>
          </table:table-cell>
          <table:table-cell office:value-type="float" office:value="8457908.15836132">
            <text:p>8457908.15836132</text:p>
          </table:table-cell>
          <table:table-cell office:value-type="float" office:value="22392417.3002263">
            <text:p>22392417.3002263</text:p>
          </table:table-cell>
          <table:table-cell office:value-type="float" office:value="29215644.9809587">
            <text:p>29215644.9809587</text:p>
          </table:table-cell>
          <table:table-cell office:value-type="float" office:value="8671114.4970575">
            <text:p>8671114.4970575</text:p>
          </table:table-cell>
          <table:table-cell office:value-type="float" office:value="6074121.95690695">
            <text:p>6074121.95690695</text:p>
          </table:table-cell>
          <table:table-cell office:value-type="float" office:value="25373515.1589561">
            <text:p>25373515.1589561</text:p>
          </table:table-cell>
          <table:table-cell office:value-type="float" office:value="24829340.9980939">
            <text:p>24829340.9980939</text:p>
          </table:table-cell>
          <table:table-cell office:value-type="float" office:value="5367849.38243713">
            <text:p>5367849.38243713</text:p>
          </table:table-cell>
          <table:table-cell office:value-type="float" office:value="99077442.529769">
            <text:p>99077442.529769</text:p>
          </table:table-cell>
          <table:table-cell office:value-type="float" office:value="77805236.6116396">
            <text:p>77805236.6116396</text:p>
          </table:table-cell>
          <table:table-cell office:value-type="float" office:value="15266372.3125815">
            <text:p>15266372.3125815</text:p>
          </table:table-cell>
          <table:table-cell office:value-type="float" office:value="9198162.01330989">
            <text:p>9198162.01330989</text:p>
          </table:table-cell>
          <table:table-cell office:value-type="float" office:value="19529844.41347">
            <text:p>19529844.41347</text:p>
          </table:table-cell>
          <table:table-cell office:value-type="float" office:value="38018154.3107742">
            <text:p>38018154.3107742</text:p>
          </table:table-cell>
          <table:table-cell office:value-type="float" office:value="9351987.6383356">
            <text:p>9351987.6383356</text:p>
          </table:table-cell>
          <table:table-cell office:value-type="float" office:value="40187056.3964547">
            <text:p>40187056.3964547</text:p>
          </table:table-cell>
          <table:table-cell office:value-type="float" office:value="1983040.3422054">
            <text:p>1983040.3422054</text:p>
          </table:table-cell>
          <table:table-cell office:value-type="float" office:value="17965174.7548105">
            <text:p>17965174.7548105</text:p>
          </table:table-cell>
          <table:table-cell office:value-type="float" office:value="21162669.7470306">
            <text:p>21162669.7470306</text:p>
          </table:table-cell>
          <table:table-cell office:value-type="float" office:value="306981.861120171">
            <text:p>306981.861120171</text:p>
          </table:table-cell>
          <table:table-cell office:value-type="float" office:value="18207072.8374152">
            <text:p>18207072.8374152</text:p>
          </table:table-cell>
          <table:table-cell office:value-type="float" office:value="12363140.8073229">
            <text:p>12363140.8073229</text:p>
          </table:table-cell>
          <table:table-cell office:value-type="float" office:value="3473467.56905081">
            <text:p>3473467.56905081</text:p>
          </table:table-cell>
          <table:table-cell office:value-type="float" office:value="23196094.4383046">
            <text:p>23196094.4383046</text:p>
          </table:table-cell>
          <table:table-cell office:value-type="float" office:value="2278061.15428063">
            <text:p>2278061.15428063</text:p>
          </table:table-cell>
          <table:table-cell office:value-type="float" office:value="6134745.98537646">
            <text:p>6134745.98537646</text:p>
          </table:table-cell>
          <table:table-cell office:value-type="float" office:value="10849791.0631134">
            <text:p>10849791.0631134</text:p>
          </table:table-cell>
          <table:table-cell office:value-type="float" office:value="11688632.1763779">
            <text:p>11688632.1763779</text:p>
          </table:table-cell>
          <table:table-cell office:value-type="float" office:value="1787036.64365839">
            <text:p>1787036.64365839</text:p>
          </table:table-cell>
          <table:table-cell office:value-type="float" office:value="7373965.06051417">
            <text:p>7373965.06051417</text:p>
          </table:table-cell>
          <table:table-cell office:value-type="float" office:value="4016817.38279988">
            <text:p>4016817.38279988</text:p>
          </table:table-cell>
          <table:table-cell office:value-type="float" office:value="27191485.6460189">
            <text:p>27191485.6460189</text:p>
          </table:table-cell>
          <table:table-cell office:value-type="float" office:value="36155153.0446253">
            <text:p>36155153.0446253</text:p>
          </table:table-cell>
          <table:table-cell office:value-type="float" office:value="11126647.8405367">
            <text:p>11126647.8405367</text:p>
          </table:table-cell>
          <table:table-cell office:value-type="float" office:value="9511435.18203966">
            <text:p>9511435.18203966</text:p>
          </table:table-cell>
          <table:table-cell office:value-type="float" office:value="1164485.78272276">
            <text:p>1164485.78272276</text:p>
          </table:table-cell>
          <table:table-cell office:value-type="float" office:value="19017627.2962192">
            <text:p>19017627.2962192</text:p>
          </table:table-cell>
          <table:table-cell office:value-type="float" office:value="12296886.5181992">
            <text:p>12296886.5181992</text:p>
          </table:table-cell>
          <table:table-cell office:value-type="float" office:value="680954.552622536">
            <text:p>680954.552622536</text:p>
          </table:table-cell>
          <table:table-cell office:value-type="float" office:value="6430918.90933781">
            <text:p>6430918.90933781</text:p>
          </table:table-cell>
          <table:table-cell office:value-type="float" office:value="28839278.0880791">
            <text:p>28839278.0880791</text:p>
          </table:table-cell>
          <table:table-cell office:value-type="float" office:value="5121541.62261394">
            <text:p>5121541.62261394</text:p>
          </table:table-cell>
          <table:table-cell office:value-type="float" office:value="28963332.6611503">
            <text:p>28963332.6611503</text:p>
          </table:table-cell>
          <table:table-cell office:value-type="float" office:value="12706596.363454">
            <text:p>12706596.363454</text:p>
          </table:table-cell>
          <table:table-cell office:value-type="float" office:value="21254761.3956867">
            <text:p>21254761.3956867</text:p>
          </table:table-cell>
          <table:table-cell office:value-type="float" office:value="3553458.09097143">
            <text:p>3553458.09097143</text:p>
          </table:table-cell>
          <table:table-cell office:value-type="float" office:value="39010010.0743248">
            <text:p>39010010.0743248</text:p>
          </table:table-cell>
          <table:table-cell office:value-type="float" office:value="18350440.8011271">
            <text:p>18350440.8011271</text:p>
          </table:table-cell>
          <table:table-cell office:value-type="float" office:value="28126572.2509617">
            <text:p>28126572.2509617</text:p>
          </table:table-cell>
          <table:table-cell office:value-type="float" office:value="3341197.24903314">
            <text:p>3341197.24903314</text:p>
          </table:table-cell>
          <table:table-cell office:value-type="float" office:value="6711372.03162917">
            <text:p>6711372.03162917</text:p>
          </table:table-cell>
          <table:table-cell office:value-type="float" office:value="5267113.21072285">
            <text:p>5267113.21072285</text:p>
          </table:table-cell>
          <table:table-cell office:value-type="float" office:value="17619220.1345021">
            <text:p>17619220.1345021</text:p>
          </table:table-cell>
          <table:table-cell office:value-type="float" office:value="12950205.040902">
            <text:p>12950205.040902</text:p>
          </table:table-cell>
          <table:table-cell office:value-type="float" office:value="21294547.1161626">
            <text:p>21294547.1161626</text:p>
          </table:table-cell>
          <table:table-cell office:value-type="float" office:value="10488140.2495594">
            <text:p>10488140.2495594</text:p>
          </table:table-cell>
          <table:table-cell office:value-type="float" office:value="11933814.4726253">
            <text:p>11933814.4726253</text:p>
          </table:table-cell>
          <table:table-cell office:value-type="float" office:value="26049617.5030362">
            <text:p>26049617.5030362</text:p>
          </table:table-cell>
          <table:table-cell office:value-type="float" office:value="48679096.2198173">
            <text:p>48679096.2198173</text:p>
          </table:table-cell>
          <table:table-cell office:value-type="float" office:value="783993.197454868">
            <text:p>783993.197454868</text:p>
          </table:table-cell>
          <table:table-cell office:value-type="float" office:value="22152946.1193732">
            <text:p>22152946.1193732</text:p>
          </table:table-cell>
          <table:table-cell office:value-type="float" office:value="12680531.8223111">
            <text:p>12680531.8223111</text:p>
          </table:table-cell>
          <table:table-cell office:value-type="float" office:value="5666592.10857283">
            <text:p>5666592.10857283</text:p>
          </table:table-cell>
        </table:table-row>
        <table:table-row table:style-name="ro1">
          <table:table-cell office:value-type="string">
            <text:p>'爸爸去哪'</text:p>
          </table:table-cell>
          <table:table-cell office:value-type="float" office:value="2080">
            <text:p>2080</text:p>
          </table:table-cell>
          <table:table-cell table:formula="of:=AVERAGE([.D24:.CY24])" office:value-type="float" office:value="15935752.4041401">
            <text:p>15935752.4041401</text:p>
          </table:table-cell>
          <table:table-cell office:value-type="float" office:value="13083612.8399534">
            <text:p>13083612.8399534</text:p>
          </table:table-cell>
          <table:table-cell office:value-type="float" office:value="8510099.66590557">
            <text:p>8510099.66590557</text:p>
          </table:table-cell>
          <table:table-cell office:value-type="float" office:value="13003315.7786288">
            <text:p>13003315.7786288</text:p>
          </table:table-cell>
          <table:table-cell office:value-type="float" office:value="3031886.69693871">
            <text:p>3031886.69693871</text:p>
          </table:table-cell>
          <table:table-cell office:value-type="float" office:value="23160798.0296551">
            <text:p>23160798.0296551</text:p>
          </table:table-cell>
          <table:table-cell office:value-type="float" office:value="14107704.0258198">
            <text:p>14107704.0258198</text:p>
          </table:table-cell>
          <table:table-cell office:value-type="float" office:value="4937740.18915652">
            <text:p>4937740.18915652</text:p>
          </table:table-cell>
          <table:table-cell office:value-type="float" office:value="42941586.2952662">
            <text:p>42941586.2952662</text:p>
          </table:table-cell>
          <table:table-cell office:value-type="float" office:value="5414777.81976648">
            <text:p>5414777.81976648</text:p>
          </table:table-cell>
          <table:table-cell office:value-type="float" office:value="21892545.8688218">
            <text:p>21892545.8688218</text:p>
          </table:table-cell>
          <table:table-cell office:value-type="float" office:value="6413260.83409681">
            <text:p>6413260.83409681</text:p>
          </table:table-cell>
          <table:table-cell office:value-type="float" office:value="1983325.17589886">
            <text:p>1983325.17589886</text:p>
          </table:table-cell>
          <table:table-cell office:value-type="float" office:value="15898287.2430551">
            <text:p>15898287.2430551</text:p>
          </table:table-cell>
          <table:table-cell office:value-type="float" office:value="9008251.33336926">
            <text:p>9008251.33336926</text:p>
          </table:table-cell>
          <table:table-cell office:value-type="float" office:value="9349697.99865884">
            <text:p>9349697.99865884</text:p>
          </table:table-cell>
          <table:table-cell office:value-type="float" office:value="9998214.86700084">
            <text:p>9998214.86700084</text:p>
          </table:table-cell>
          <table:table-cell office:value-type="float" office:value="7081843.92307366">
            <text:p>7081843.92307366</text:p>
          </table:table-cell>
          <table:table-cell office:value-type="float" office:value="46328021.7849333">
            <text:p>46328021.7849333</text:p>
          </table:table-cell>
          <table:table-cell office:value-type="float" office:value="6863797.10607104">
            <text:p>6863797.10607104</text:p>
          </table:table-cell>
          <table:table-cell office:value-type="float" office:value="6584965.43200164">
            <text:p>6584965.43200164</text:p>
          </table:table-cell>
          <table:table-cell office:value-type="float" office:value="44915497.9502534">
            <text:p>44915497.9502534</text:p>
          </table:table-cell>
          <table:table-cell office:value-type="float" office:value="9533280.83805266">
            <text:p>9533280.83805266</text:p>
          </table:table-cell>
          <table:table-cell office:value-type="float" office:value="10498533.7696111">
            <text:p>10498533.7696111</text:p>
          </table:table-cell>
          <table:table-cell office:value-type="float" office:value="5712550.20803503">
            <text:p>5712550.20803503</text:p>
          </table:table-cell>
          <table:table-cell office:value-type="float" office:value="2164865.69728016">
            <text:p>2164865.69728016</text:p>
          </table:table-cell>
          <table:table-cell office:value-type="float" office:value="17140421.6770713">
            <text:p>17140421.6770713</text:p>
          </table:table-cell>
          <table:table-cell office:value-type="float" office:value="25877304.7634887">
            <text:p>25877304.7634887</text:p>
          </table:table-cell>
          <table:table-cell office:value-type="float" office:value="23207110.6489027">
            <text:p>23207110.6489027</text:p>
          </table:table-cell>
          <table:table-cell office:value-type="float" office:value="1585450.12027423">
            <text:p>1585450.12027423</text:p>
          </table:table-cell>
          <table:table-cell office:value-type="float" office:value="8948593.38446864">
            <text:p>8948593.38446864</text:p>
          </table:table-cell>
          <table:table-cell office:value-type="float" office:value="15713458.1965199">
            <text:p>15713458.1965199</text:p>
          </table:table-cell>
          <table:table-cell office:value-type="float" office:value="7376541.91242798">
            <text:p>7376541.91242798</text:p>
          </table:table-cell>
          <table:table-cell office:value-type="float" office:value="4926155.062163">
            <text:p>4926155.062163</text:p>
          </table:table-cell>
          <table:table-cell office:value-type="float" office:value="19190348.0927057">
            <text:p>19190348.0927057</text:p>
          </table:table-cell>
          <table:table-cell office:value-type="float" office:value="36260101.7334979">
            <text:p>36260101.7334979</text:p>
          </table:table-cell>
          <table:table-cell office:value-type="float" office:value="2812201.0670816">
            <text:p>2812201.0670816</text:p>
          </table:table-cell>
          <table:table-cell office:value-type="float" office:value="13170445.9822529">
            <text:p>13170445.9822529</text:p>
          </table:table-cell>
          <table:table-cell office:value-type="float" office:value="19521732.2189014">
            <text:p>19521732.2189014</text:p>
          </table:table-cell>
          <table:table-cell office:value-type="float" office:value="3995393.83854995">
            <text:p>3995393.83854995</text:p>
          </table:table-cell>
          <table:table-cell office:value-type="float" office:value="19606455.6641613">
            <text:p>19606455.6641613</text:p>
          </table:table-cell>
          <table:table-cell office:value-type="float" office:value="3718410.64131727">
            <text:p>3718410.64131727</text:p>
          </table:table-cell>
          <table:table-cell office:value-type="float" office:value="5104921.43383111">
            <text:p>5104921.43383111</text:p>
          </table:table-cell>
          <table:table-cell office:value-type="float" office:value="12651342.2774594">
            <text:p>12651342.2774594</text:p>
          </table:table-cell>
          <table:table-cell office:value-type="float" office:value="13265720.9292112">
            <text:p>13265720.9292112</text:p>
          </table:table-cell>
          <table:table-cell office:value-type="float" office:value="2676532.31639169">
            <text:p>2676532.31639169</text:p>
          </table:table-cell>
          <table:table-cell office:value-type="float" office:value="60895571.5806557">
            <text:p>60895571.5806557</text:p>
          </table:table-cell>
          <table:table-cell office:value-type="float" office:value="26424525.7411231">
            <text:p>26424525.7411231</text:p>
          </table:table-cell>
          <table:table-cell office:value-type="float" office:value="8457441.45437357">
            <text:p>8457441.45437357</text:p>
          </table:table-cell>
          <table:table-cell office:value-type="float" office:value="41713859.4003796">
            <text:p>41713859.4003796</text:p>
          </table:table-cell>
          <table:table-cell office:value-type="float" office:value="14335691.6454568">
            <text:p>14335691.6454568</text:p>
          </table:table-cell>
          <table:table-cell office:value-type="float" office:value="13526943.6592414">
            <text:p>13526943.6592414</text:p>
          </table:table-cell>
          <table:table-cell office:value-type="float" office:value="25247229.8890424">
            <text:p>25247229.8890424</text:p>
          </table:table-cell>
          <table:table-cell office:value-type="float" office:value="19182579.4659531">
            <text:p>19182579.4659531</text:p>
          </table:table-cell>
          <table:table-cell office:value-type="float" office:value="11676503.7254764">
            <text:p>11676503.7254764</text:p>
          </table:table-cell>
          <table:table-cell office:value-type="float" office:value="6545392.62379687">
            <text:p>6545392.62379687</text:p>
          </table:table-cell>
          <table:table-cell office:value-type="float" office:value="12404711.0105851">
            <text:p>12404711.0105851</text:p>
          </table:table-cell>
          <table:table-cell office:value-type="float" office:value="19077146.911887">
            <text:p>19077146.911887</text:p>
          </table:table-cell>
          <table:table-cell office:value-type="float" office:value="35170544.5679216">
            <text:p>35170544.5679216</text:p>
          </table:table-cell>
          <table:table-cell office:value-type="float" office:value="3436713.89668149">
            <text:p>3436713.89668149</text:p>
          </table:table-cell>
          <table:table-cell office:value-type="float" office:value="3903294.45566267">
            <text:p>3903294.45566267</text:p>
          </table:table-cell>
          <table:table-cell office:value-type="float" office:value="20374363.4569225">
            <text:p>20374363.4569225</text:p>
          </table:table-cell>
          <table:table-cell office:value-type="float" office:value="23588718.0468347">
            <text:p>23588718.0468347</text:p>
          </table:table-cell>
          <table:table-cell office:value-type="float" office:value="6581578.15337405">
            <text:p>6581578.15337405</text:p>
          </table:table-cell>
          <table:table-cell office:value-type="float" office:value="22230825.5627601">
            <text:p>22230825.5627601</text:p>
          </table:table-cell>
          <table:table-cell office:value-type="float" office:value="5594184.24610538">
            <text:p>5594184.24610538</text:p>
          </table:table-cell>
          <table:table-cell office:value-type="float" office:value="18111895.4553529">
            <text:p>18111895.4553529</text:p>
          </table:table-cell>
          <table:table-cell office:value-type="float" office:value="4868419.89719962">
            <text:p>4868419.89719962</text:p>
          </table:table-cell>
          <table:table-cell office:value-type="float" office:value="7051139.33400723">
            <text:p>7051139.33400723</text:p>
          </table:table-cell>
          <table:table-cell office:value-type="float" office:value="26282540.1306933">
            <text:p>26282540.1306933</text:p>
          </table:table-cell>
          <table:table-cell office:value-type="float" office:value="38529342.2989841">
            <text:p>38529342.2989841</text:p>
          </table:table-cell>
          <table:table-cell office:value-type="float" office:value="25820255.1665232">
            <text:p>25820255.1665232</text:p>
          </table:table-cell>
          <table:table-cell office:value-type="float" office:value="23402508.6538886">
            <text:p>23402508.6538886</text:p>
          </table:table-cell>
          <table:table-cell office:value-type="float" office:value="7511844.34267745">
            <text:p>7511844.34267745</text:p>
          </table:table-cell>
          <table:table-cell office:value-type="float" office:value="5309145.06991764">
            <text:p>5309145.06991764</text:p>
          </table:table-cell>
          <table:table-cell office:value-type="float" office:value="5895772.23244809">
            <text:p>5895772.23244809</text:p>
          </table:table-cell>
          <table:table-cell office:value-type="float" office:value="3663599.5710373">
            <text:p>3663599.5710373</text:p>
          </table:table-cell>
          <table:table-cell office:value-type="float" office:value="4199706.07495291">
            <text:p>4199706.07495291</text:p>
          </table:table-cell>
          <table:table-cell office:value-type="float" office:value="4296539.140693">
            <text:p>4296539.140693</text:p>
          </table:table-cell>
          <table:table-cell office:value-type="float" office:value="17411790.6089407">
            <text:p>17411790.6089407</text:p>
          </table:table-cell>
          <table:table-cell office:value-type="float" office:value="9799298.59819699">
            <text:p>9799298.59819699</text:p>
          </table:table-cell>
          <table:table-cell office:value-type="float" office:value="42709157.4121265">
            <text:p>42709157.4121265</text:p>
          </table:table-cell>
          <table:table-cell office:value-type="float" office:value="48675715.7001388">
            <text:p>48675715.7001388</text:p>
          </table:table-cell>
          <table:table-cell office:value-type="float" office:value="1121751.87678434">
            <text:p>1121751.87678434</text:p>
          </table:table-cell>
          <table:table-cell office:value-type="float" office:value="31859785.7399777">
            <text:p>31859785.7399777</text:p>
          </table:table-cell>
          <table:table-cell office:value-type="float" office:value="6164467.03839396">
            <text:p>6164467.03839396</text:p>
          </table:table-cell>
          <table:table-cell office:value-type="float" office:value="45837875.5590995">
            <text:p>45837875.5590995</text:p>
          </table:table-cell>
          <table:table-cell office:value-type="float" office:value="11028402.9572951">
            <text:p>11028402.9572951</text:p>
          </table:table-cell>
          <table:table-cell office:value-type="float" office:value="30102594.9154259">
            <text:p>30102594.9154259</text:p>
          </table:table-cell>
          <table:table-cell office:value-type="float" office:value="12306176.3244459">
            <text:p>12306176.3244459</text:p>
          </table:table-cell>
          <table:table-cell office:value-type="float" office:value="22871782.0137524">
            <text:p>22871782.0137524</text:p>
          </table:table-cell>
          <table:table-cell office:value-type="float" office:value="40060668.8139304">
            <text:p>40060668.8139304</text:p>
          </table:table-cell>
          <table:table-cell office:value-type="float" office:value="6655600.33142484">
            <text:p>6655600.33142484</text:p>
          </table:table-cell>
          <table:table-cell office:value-type="float" office:value="28243153.295798">
            <text:p>28243153.295798</text:p>
          </table:table-cell>
          <table:table-cell office:value-type="float" office:value="27925271.8050129">
            <text:p>27925271.8050129</text:p>
          </table:table-cell>
          <table:table-cell office:value-type="float" office:value="2076507.68253962">
            <text:p>2076507.68253962</text:p>
          </table:table-cell>
          <table:table-cell office:value-type="float" office:value="6942955.42910051">
            <text:p>6942955.42910051</text:p>
          </table:table-cell>
          <table:table-cell office:value-type="float" office:value="41606206.9426027">
            <text:p>41606206.9426027</text:p>
          </table:table-cell>
          <table:table-cell office:value-type="float" office:value="1112535.87469005">
            <text:p>1112535.87469005</text:p>
          </table:table-cell>
          <table:table-cell office:value-type="float" office:value="1156499.92154982">
            <text:p>1156499.92154982</text:p>
          </table:table-cell>
          <table:table-cell office:value-type="float" office:value="3429411.37819152">
            <text:p>3429411.37819152</text:p>
          </table:table-cell>
        </table:table-row>
        <table:table-row table:style-name="ro1">
          <table:table-cell office:value-type="string">
            <text:p>'澳门风�'</text:p>
          </table:table-cell>
          <table:table-cell office:value-type="float" office:value="1562">
            <text:p>1562</text:p>
          </table:table-cell>
          <table:table-cell table:formula="of:=AVERAGE([.D25:.CY25])" office:value-type="float" office:value="14107769.8699056">
            <text:p>14107769.8699056</text:p>
          </table:table-cell>
          <table:table-cell office:value-type="float" office:value="2150519.69888932">
            <text:p>2150519.69888932</text:p>
          </table:table-cell>
          <table:table-cell office:value-type="float" office:value="12594689.6406056">
            <text:p>12594689.6406056</text:p>
          </table:table-cell>
          <table:table-cell office:value-type="float" office:value="1145877.51711249">
            <text:p>1145877.51711249</text:p>
          </table:table-cell>
          <table:table-cell office:value-type="float" office:value="21005868.4528554">
            <text:p>21005868.4528554</text:p>
          </table:table-cell>
          <table:table-cell office:value-type="float" office:value="3661991.41775819">
            <text:p>3661991.41775819</text:p>
          </table:table-cell>
          <table:table-cell office:value-type="float" office:value="4421813.39883437">
            <text:p>4421813.39883437</text:p>
          </table:table-cell>
          <table:table-cell office:value-type="float" office:value="1829872.96735851">
            <text:p>1829872.96735851</text:p>
          </table:table-cell>
          <table:table-cell office:value-type="float" office:value="1649057.83752869">
            <text:p>1649057.83752869</text:p>
          </table:table-cell>
          <table:table-cell office:value-type="float" office:value="29084333.5483484">
            <text:p>29084333.5483484</text:p>
          </table:table-cell>
          <table:table-cell office:value-type="float" office:value="43620419.2786529">
            <text:p>43620419.2786529</text:p>
          </table:table-cell>
          <table:table-cell office:value-type="float" office:value="7453021.90120794">
            <text:p>7453021.90120794</text:p>
          </table:table-cell>
          <table:table-cell office:value-type="float" office:value="2947407.26662955">
            <text:p>2947407.26662955</text:p>
          </table:table-cell>
          <table:table-cell office:value-type="float" office:value="14111852.7708027">
            <text:p>14111852.7708027</text:p>
          </table:table-cell>
          <table:table-cell office:value-type="float" office:value="1613528.08951709">
            <text:p>1613528.08951709</text:p>
          </table:table-cell>
          <table:table-cell office:value-type="float" office:value="18241957.362524">
            <text:p>18241957.362524</text:p>
          </table:table-cell>
          <table:table-cell office:value-type="float" office:value="29733029.5177809">
            <text:p>29733029.5177809</text:p>
          </table:table-cell>
          <table:table-cell office:value-type="float" office:value="6948400.63456176">
            <text:p>6948400.63456176</text:p>
          </table:table-cell>
          <table:table-cell office:value-type="float" office:value="11097957.9285093">
            <text:p>11097957.9285093</text:p>
          </table:table-cell>
          <table:table-cell office:value-type="float" office:value="1715402.64955286">
            <text:p>1715402.64955286</text:p>
          </table:table-cell>
          <table:table-cell office:value-type="float" office:value="4342336.02010881">
            <text:p>4342336.02010881</text:p>
          </table:table-cell>
          <table:table-cell office:value-type="float" office:value="7549396.32394139">
            <text:p>7549396.32394139</text:p>
          </table:table-cell>
          <table:table-cell office:value-type="float" office:value="18694249.6009866">
            <text:p>18694249.6009866</text:p>
          </table:table-cell>
          <table:table-cell office:value-type="float" office:value="29092891.6009611">
            <text:p>29092891.6009611</text:p>
          </table:table-cell>
          <table:table-cell office:value-type="float" office:value="19270590.6907299">
            <text:p>19270590.6907299</text:p>
          </table:table-cell>
          <table:table-cell office:value-type="float" office:value="11302149.0195976">
            <text:p>11302149.0195976</text:p>
          </table:table-cell>
          <table:table-cell office:value-type="float" office:value="7664032.34852648">
            <text:p>7664032.34852648</text:p>
          </table:table-cell>
          <table:table-cell office:value-type="float" office:value="22911910.7664886">
            <text:p>22911910.7664886</text:p>
          </table:table-cell>
          <table:table-cell office:value-type="float" office:value="5738989.31019823">
            <text:p>5738989.31019823</text:p>
          </table:table-cell>
          <table:table-cell office:value-type="float" office:value="16845556.5763613">
            <text:p>16845556.5763613</text:p>
          </table:table-cell>
          <table:table-cell office:value-type="float" office:value="10958582.9160026">
            <text:p>10958582.9160026</text:p>
          </table:table-cell>
          <table:table-cell office:value-type="float" office:value="15570348.8804018">
            <text:p>15570348.8804018</text:p>
          </table:table-cell>
          <table:table-cell office:value-type="float" office:value="4368430.01602437">
            <text:p>4368430.01602437</text:p>
          </table:table-cell>
          <table:table-cell office:value-type="float" office:value="8091426.69172089">
            <text:p>8091426.69172089</text:p>
          </table:table-cell>
          <table:table-cell office:value-type="float" office:value="13445033.1234602">
            <text:p>13445033.1234602</text:p>
          </table:table-cell>
          <table:table-cell office:value-type="float" office:value="19126917.4846182">
            <text:p>19126917.4846182</text:p>
          </table:table-cell>
          <table:table-cell office:value-type="float" office:value="1124565.55928192">
            <text:p>1124565.55928192</text:p>
          </table:table-cell>
          <table:table-cell office:value-type="float" office:value="13930183.9790934">
            <text:p>13930183.9790934</text:p>
          </table:table-cell>
          <table:table-cell office:value-type="float" office:value="7483100.95130764">
            <text:p>7483100.95130764</text:p>
          </table:table-cell>
          <table:table-cell office:value-type="float" office:value="20809766.5102208">
            <text:p>20809766.5102208</text:p>
          </table:table-cell>
          <table:table-cell office:value-type="float" office:value="7853238.57279159">
            <text:p>7853238.57279159</text:p>
          </table:table-cell>
          <table:table-cell office:value-type="float" office:value="7834394.4897719">
            <text:p>7834394.4897719</text:p>
          </table:table-cell>
          <table:table-cell office:value-type="float" office:value="7674613.16348118">
            <text:p>7674613.16348118</text:p>
          </table:table-cell>
          <table:table-cell office:value-type="float" office:value="21951098.8295807">
            <text:p>21951098.8295807</text:p>
          </table:table-cell>
          <table:table-cell office:value-type="float" office:value="26293234.9890975">
            <text:p>26293234.9890975</text:p>
          </table:table-cell>
          <table:table-cell office:value-type="float" office:value="9964818.83299136">
            <text:p>9964818.83299136</text:p>
          </table:table-cell>
          <table:table-cell office:value-type="float" office:value="35230957.1399519">
            <text:p>35230957.1399519</text:p>
          </table:table-cell>
          <table:table-cell office:value-type="float" office:value="37970751.0136155">
            <text:p>37970751.0136155</text:p>
          </table:table-cell>
          <table:table-cell office:value-type="float" office:value="18042774.3145978">
            <text:p>18042774.3145978</text:p>
          </table:table-cell>
          <table:table-cell office:value-type="float" office:value="3664440.44349061">
            <text:p>3664440.44349061</text:p>
          </table:table-cell>
          <table:table-cell office:value-type="float" office:value="11997154.5355203">
            <text:p>11997154.5355203</text:p>
          </table:table-cell>
          <table:table-cell office:value-type="float" office:value="43986434.0684254">
            <text:p>43986434.0684254</text:p>
          </table:table-cell>
          <table:table-cell office:value-type="float" office:value="1157292.68229588">
            <text:p>1157292.68229588</text:p>
          </table:table-cell>
          <table:table-cell office:value-type="float" office:value="16129192.2950245">
            <text:p>16129192.2950245</text:p>
          </table:table-cell>
          <table:table-cell office:value-type="float" office:value="8077752.55204719">
            <text:p>8077752.55204719</text:p>
          </table:table-cell>
          <table:table-cell office:value-type="float" office:value="8292356.29093043">
            <text:p>8292356.29093043</text:p>
          </table:table-cell>
          <table:table-cell office:value-type="float" office:value="7434237.05613465">
            <text:p>7434237.05613465</text:p>
          </table:table-cell>
          <table:table-cell office:value-type="float" office:value="11025.1898649">
            <text:p>11025.1898649</text:p>
          </table:table-cell>
          <table:table-cell office:value-type="float" office:value="27660399.5196071">
            <text:p>27660399.5196071</text:p>
          </table:table-cell>
          <table:table-cell office:value-type="float" office:value="7936191.22830064">
            <text:p>7936191.22830064</text:p>
          </table:table-cell>
          <table:table-cell office:value-type="float" office:value="3426662.6084831">
            <text:p>3426662.6084831</text:p>
          </table:table-cell>
          <table:table-cell office:value-type="float" office:value="8685877.14332585">
            <text:p>8685877.14332585</text:p>
          </table:table-cell>
          <table:table-cell office:value-type="float" office:value="11480613.9997459">
            <text:p>11480613.9997459</text:p>
          </table:table-cell>
          <table:table-cell office:value-type="float" office:value="11149185.4614227">
            <text:p>11149185.4614227</text:p>
          </table:table-cell>
          <table:table-cell office:value-type="float" office:value="48856264.3243211">
            <text:p>48856264.3243211</text:p>
          </table:table-cell>
          <table:table-cell office:value-type="float" office:value="1909276.40662912">
            <text:p>1909276.40662912</text:p>
          </table:table-cell>
          <table:table-cell office:value-type="float" office:value="1666546.02798309">
            <text:p>1666546.02798309</text:p>
          </table:table-cell>
          <table:table-cell office:value-type="float" office:value="3441911.20055503">
            <text:p>3441911.20055503</text:p>
          </table:table-cell>
          <table:table-cell office:value-type="float" office:value="4798756.43023936">
            <text:p>4798756.43023936</text:p>
          </table:table-cell>
          <table:table-cell office:value-type="float" office:value="23369395.7456837">
            <text:p>23369395.7456837</text:p>
          </table:table-cell>
          <table:table-cell office:value-type="float" office:value="52960965.961833">
            <text:p>52960965.961833</text:p>
          </table:table-cell>
          <table:table-cell office:value-type="float" office:value="16465257.5596297">
            <text:p>16465257.5596297</text:p>
          </table:table-cell>
          <table:table-cell office:value-type="float" office:value="9541569.51858286">
            <text:p>9541569.51858286</text:p>
          </table:table-cell>
          <table:table-cell office:value-type="float" office:value="9012363.04590671">
            <text:p>9012363.04590671</text:p>
          </table:table-cell>
          <table:table-cell office:value-type="float" office:value="6600356.93752336">
            <text:p>6600356.93752336</text:p>
          </table:table-cell>
          <table:table-cell office:value-type="float" office:value="707778.131426958">
            <text:p>707778.131426958</text:p>
          </table:table-cell>
          <table:table-cell office:value-type="float" office:value="796528.287875346">
            <text:p>796528.287875346</text:p>
          </table:table-cell>
          <table:table-cell office:value-type="float" office:value="5249264.94447479">
            <text:p>5249264.94447479</text:p>
          </table:table-cell>
          <table:table-cell office:value-type="float" office:value="21010973.3402908">
            <text:p>21010973.3402908</text:p>
          </table:table-cell>
          <table:table-cell office:value-type="float" office:value="14460873.7147071">
            <text:p>14460873.7147071</text:p>
          </table:table-cell>
          <table:table-cell office:value-type="float" office:value="27825399.4015042">
            <text:p>27825399.4015042</text:p>
          </table:table-cell>
          <table:table-cell office:value-type="float" office:value="10321672.3493313">
            <text:p>10321672.3493313</text:p>
          </table:table-cell>
          <table:table-cell office:value-type="float" office:value="28532967.4232846">
            <text:p>28532967.4232846</text:p>
          </table:table-cell>
          <table:table-cell office:value-type="float" office:value="1238791.94875548">
            <text:p>1238791.94875548</text:p>
          </table:table-cell>
          <table:table-cell office:value-type="float" office:value="49111270.3597432">
            <text:p>49111270.3597432</text:p>
          </table:table-cell>
          <table:table-cell office:value-type="float" office:value="12847087.8774118">
            <text:p>12847087.8774118</text:p>
          </table:table-cell>
          <table:table-cell office:value-type="float" office:value="47820141.9565431">
            <text:p>47820141.9565431</text:p>
          </table:table-cell>
          <table:table-cell office:value-type="float" office:value="7037257.43032309">
            <text:p>7037257.43032309</text:p>
          </table:table-cell>
          <table:table-cell office:value-type="float" office:value="4956533.92343479">
            <text:p>4956533.92343479</text:p>
          </table:table-cell>
          <table:table-cell office:value-type="float" office:value="8242859.19050172">
            <text:p>8242859.19050172</text:p>
          </table:table-cell>
          <table:table-cell office:value-type="float" office:value="15319170.7920777">
            <text:p>15319170.7920777</text:p>
          </table:table-cell>
          <table:table-cell office:value-type="float" office:value="34041423.2390777">
            <text:p>34041423.2390777</text:p>
          </table:table-cell>
          <table:table-cell office:value-type="float" office:value="10126006.8446257">
            <text:p>10126006.8446257</text:p>
          </table:table-cell>
          <table:table-cell office:value-type="float" office:value="20704835.7977124">
            <text:p>20704835.7977124</text:p>
          </table:table-cell>
          <table:table-cell office:value-type="float" office:value="1812945.68682218">
            <text:p>1812945.68682218</text:p>
          </table:table-cell>
          <table:table-cell office:value-type="float" office:value="24303212.4333889">
            <text:p>24303212.4333889</text:p>
          </table:table-cell>
          <table:table-cell office:value-type="float" office:value="26361090.0808942">
            <text:p>26361090.0808942</text:p>
          </table:table-cell>
          <table:table-cell office:value-type="float" office:value="5204641.56586391">
            <text:p>5204641.56586391</text:p>
          </table:table-cell>
          <table:table-cell office:value-type="float" office:value="20298417.7796498">
            <text:p>20298417.7796498</text:p>
          </table:table-cell>
          <table:table-cell office:value-type="float" office:value="14164596.302383">
            <text:p>14164596.302383</text:p>
          </table:table-cell>
          <table:table-cell office:value-type="float" office:value="2406426.36001247">
            <text:p>2406426.36001247</text:p>
          </table:table-cell>
        </table:table-row>
        <table:table-row table:style-name="ro1">
          <table:table-cell office:value-type="string">
            <text:p>'大话天�'</text:p>
          </table:table-cell>
          <table:table-cell office:value-type="float" office:value="331">
            <text:p>331</text:p>
          </table:table-cell>
          <table:table-cell table:formula="of:=AVERAGE([.D26:.CY26])" office:value-type="float" office:value="13980527.1160064">
            <text:p>13980527.1160064</text:p>
          </table:table-cell>
          <table:table-cell office:value-type="float" office:value="3734126.91541948">
            <text:p>3734126.91541948</text:p>
          </table:table-cell>
          <table:table-cell office:value-type="float" office:value="1648651.57011884">
            <text:p>1648651.57011884</text:p>
          </table:table-cell>
          <table:table-cell office:value-type="float" office:value="2962443.14138211">
            <text:p>2962443.14138211</text:p>
          </table:table-cell>
          <table:table-cell office:value-type="float" office:value="2589572.72658974">
            <text:p>2589572.72658974</text:p>
          </table:table-cell>
          <table:table-cell office:value-type="float" office:value="1358292.8181458">
            <text:p>1358292.8181458</text:p>
          </table:table-cell>
          <table:table-cell office:value-type="float" office:value="3686513.17062689">
            <text:p>3686513.17062689</text:p>
          </table:table-cell>
          <table:table-cell office:value-type="float" office:value="5647125.46811874">
            <text:p>5647125.46811874</text:p>
          </table:table-cell>
          <table:table-cell office:value-type="float" office:value="26658471.3235362">
            <text:p>26658471.3235362</text:p>
          </table:table-cell>
          <table:table-cell office:value-type="float" office:value="1832328.71344236">
            <text:p>1832328.71344236</text:p>
          </table:table-cell>
          <table:table-cell office:value-type="float" office:value="13629667.2055227">
            <text:p>13629667.2055227</text:p>
          </table:table-cell>
          <table:table-cell office:value-type="float" office:value="18400796.182755">
            <text:p>18400796.182755</text:p>
          </table:table-cell>
          <table:table-cell office:value-type="float" office:value="6944336.44597255">
            <text:p>6944336.44597255</text:p>
          </table:table-cell>
          <table:table-cell office:value-type="float" office:value="28598356.0917853">
            <text:p>28598356.0917853</text:p>
          </table:table-cell>
          <table:table-cell office:value-type="float" office:value="11128081.0975014">
            <text:p>11128081.0975014</text:p>
          </table:table-cell>
          <table:table-cell office:value-type="float" office:value="9197554.02928404">
            <text:p>9197554.02928404</text:p>
          </table:table-cell>
          <table:table-cell office:value-type="float" office:value="48969797.718201">
            <text:p>48969797.718201</text:p>
          </table:table-cell>
          <table:table-cell office:value-type="float" office:value="4129854.33538661">
            <text:p>4129854.33538661</text:p>
          </table:table-cell>
          <table:table-cell office:value-type="float" office:value="22668180.9950485">
            <text:p>22668180.9950485</text:p>
          </table:table-cell>
          <table:table-cell office:value-type="float" office:value="21726712.0435153">
            <text:p>21726712.0435153</text:p>
          </table:table-cell>
          <table:table-cell office:value-type="float" office:value="11212315.0565007">
            <text:p>11212315.0565007</text:p>
          </table:table-cell>
          <table:table-cell office:value-type="float" office:value="5613742.41932745">
            <text:p>5613742.41932745</text:p>
          </table:table-cell>
          <table:table-cell office:value-type="float" office:value="19693378.7249681">
            <text:p>19693378.7249681</text:p>
          </table:table-cell>
          <table:table-cell office:value-type="float" office:value="10093728.6092802">
            <text:p>10093728.6092802</text:p>
          </table:table-cell>
          <table:table-cell office:value-type="float" office:value="12108120.3773071">
            <text:p>12108120.3773071</text:p>
          </table:table-cell>
          <table:table-cell office:value-type="float" office:value="27528471.628862">
            <text:p>27528471.628862</text:p>
          </table:table-cell>
          <table:table-cell office:value-type="float" office:value="23367724.8514467">
            <text:p>23367724.8514467</text:p>
          </table:table-cell>
          <table:table-cell office:value-type="float" office:value="8779574.22648262">
            <text:p>8779574.22648262</text:p>
          </table:table-cell>
          <table:table-cell office:value-type="float" office:value="15401886.5658811">
            <text:p>15401886.5658811</text:p>
          </table:table-cell>
          <table:table-cell office:value-type="float" office:value="18076057.9007028">
            <text:p>18076057.9007028</text:p>
          </table:table-cell>
          <table:table-cell office:value-type="float" office:value="27903931.1805824">
            <text:p>27903931.1805824</text:p>
          </table:table-cell>
          <table:table-cell office:value-type="float" office:value="13579729.3760434">
            <text:p>13579729.3760434</text:p>
          </table:table-cell>
          <table:table-cell office:value-type="float" office:value="1600341.44496601">
            <text:p>1600341.44496601</text:p>
          </table:table-cell>
          <table:table-cell office:value-type="float" office:value="42950757.6783738">
            <text:p>42950757.6783738</text:p>
          </table:table-cell>
          <table:table-cell office:value-type="float" office:value="15317765.587624">
            <text:p>15317765.587624</text:p>
          </table:table-cell>
          <table:table-cell office:value-type="float" office:value="13776454.855294">
            <text:p>13776454.855294</text:p>
          </table:table-cell>
          <table:table-cell table:number-columns-repeated="2" office:value-type="float" office:value="11106771.5699398">
            <text:p>11106771.5699398</text:p>
          </table:table-cell>
          <table:table-cell office:value-type="float" office:value="6269501.69384048">
            <text:p>6269501.69384048</text:p>
          </table:table-cell>
          <table:table-cell office:value-type="float" office:value="18535275.7909488">
            <text:p>18535275.7909488</text:p>
          </table:table-cell>
          <table:table-cell office:value-type="float" office:value="19206537.5933772">
            <text:p>19206537.5933772</text:p>
          </table:table-cell>
          <table:table-cell office:value-type="float" office:value="4379073.92499407">
            <text:p>4379073.92499407</text:p>
          </table:table-cell>
          <table:table-cell office:value-type="float" office:value="21136364.2827526">
            <text:p>21136364.2827526</text:p>
          </table:table-cell>
          <table:table-cell office:value-type="float" office:value="9079343.35139159">
            <text:p>9079343.35139159</text:p>
          </table:table-cell>
          <table:table-cell office:value-type="float" office:value="7456215.82622336">
            <text:p>7456215.82622336</text:p>
          </table:table-cell>
          <table:table-cell office:value-type="float" office:value="1074854.78201436">
            <text:p>1074854.78201436</text:p>
          </table:table-cell>
          <table:table-cell office:value-type="float" office:value="4173535.62487216">
            <text:p>4173535.62487216</text:p>
          </table:table-cell>
          <table:table-cell office:value-type="float" office:value="1602733.78437933">
            <text:p>1602733.78437933</text:p>
          </table:table-cell>
          <table:table-cell office:value-type="float" office:value="10688856.0508188">
            <text:p>10688856.0508188</text:p>
          </table:table-cell>
          <table:table-cell office:value-type="float" office:value="20281798.1380026">
            <text:p>20281798.1380026</text:p>
          </table:table-cell>
          <table:table-cell office:value-type="float" office:value="4081891.35851242">
            <text:p>4081891.35851242</text:p>
          </table:table-cell>
          <table:table-cell office:value-type="float" office:value="633127.422871934">
            <text:p>633127.422871934</text:p>
          </table:table-cell>
          <table:table-cell office:value-type="float" office:value="14622161.0432551">
            <text:p>14622161.0432551</text:p>
          </table:table-cell>
          <table:table-cell office:value-type="float" office:value="37432951.1884245">
            <text:p>37432951.1884245</text:p>
          </table:table-cell>
          <table:table-cell office:value-type="float" office:value="18648784.979811">
            <text:p>18648784.979811</text:p>
          </table:table-cell>
          <table:table-cell office:value-type="float" office:value="977150.383502806">
            <text:p>977150.383502806</text:p>
          </table:table-cell>
          <table:table-cell office:value-type="float" office:value="17212855.0974686">
            <text:p>17212855.0974686</text:p>
          </table:table-cell>
          <table:table-cell office:value-type="float" office:value="497842.65904498">
            <text:p>497842.65904498</text:p>
          </table:table-cell>
          <table:table-cell office:value-type="float" office:value="2307796.12907824">
            <text:p>2307796.12907824</text:p>
          </table:table-cell>
          <table:table-cell office:value-type="float" office:value="8212349.45222323">
            <text:p>8212349.45222323</text:p>
          </table:table-cell>
          <table:table-cell office:value-type="float" office:value="29851033.1584956">
            <text:p>29851033.1584956</text:p>
          </table:table-cell>
          <table:table-cell office:value-type="float" office:value="3158056.23612095">
            <text:p>3158056.23612095</text:p>
          </table:table-cell>
          <table:table-cell office:value-type="float" office:value="7361376.48039544">
            <text:p>7361376.48039544</text:p>
          </table:table-cell>
          <table:table-cell office:value-type="float" office:value="5694104.65849299">
            <text:p>5694104.65849299</text:p>
          </table:table-cell>
          <table:table-cell office:value-type="float" office:value="10604938.0045731">
            <text:p>10604938.0045731</text:p>
          </table:table-cell>
          <table:table-cell office:value-type="float" office:value="7969196.95495116">
            <text:p>7969196.95495116</text:p>
          </table:table-cell>
          <table:table-cell office:value-type="float" office:value="986936.793709722">
            <text:p>986936.793709722</text:p>
          </table:table-cell>
          <table:table-cell office:value-type="float" office:value="3303848.25341396">
            <text:p>3303848.25341396</text:p>
          </table:table-cell>
          <table:table-cell office:value-type="float" office:value="15919549.4237945">
            <text:p>15919549.4237945</text:p>
          </table:table-cell>
          <table:table-cell office:value-type="float" office:value="3795612.81226124">
            <text:p>3795612.81226124</text:p>
          </table:table-cell>
          <table:table-cell office:value-type="float" office:value="27228486.9128989">
            <text:p>27228486.9128989</text:p>
          </table:table-cell>
          <table:table-cell office:value-type="float" office:value="13700850.7174383">
            <text:p>13700850.7174383</text:p>
          </table:table-cell>
          <table:table-cell office:value-type="float" office:value="8322659.0113382">
            <text:p>8322659.0113382</text:p>
          </table:table-cell>
          <table:table-cell office:value-type="float" office:value="17373708.5561365">
            <text:p>17373708.5561365</text:p>
          </table:table-cell>
          <table:table-cell office:value-type="float" office:value="8838322.69311958">
            <text:p>8838322.69311958</text:p>
          </table:table-cell>
          <table:table-cell office:value-type="float" office:value="9697585.25536711">
            <text:p>9697585.25536711</text:p>
          </table:table-cell>
          <table:table-cell office:value-type="float" office:value="18648112.0562535">
            <text:p>18648112.0562535</text:p>
          </table:table-cell>
          <table:table-cell office:value-type="float" office:value="33070143.5365553">
            <text:p>33070143.5365553</text:p>
          </table:table-cell>
          <table:table-cell office:value-type="float" office:value="27008453.587571">
            <text:p>27008453.587571</text:p>
          </table:table-cell>
          <table:table-cell office:value-type="float" office:value="3166854.87145085">
            <text:p>3166854.87145085</text:p>
          </table:table-cell>
          <table:table-cell office:value-type="float" office:value="18784043.3622886">
            <text:p>18784043.3622886</text:p>
          </table:table-cell>
          <table:table-cell office:value-type="float" office:value="36138643.884328">
            <text:p>36138643.884328</text:p>
          </table:table-cell>
          <table:table-cell office:value-type="float" office:value="40427121.8628253">
            <text:p>40427121.8628253</text:p>
          </table:table-cell>
          <table:table-cell office:value-type="float" office:value="14542365.2050277">
            <text:p>14542365.2050277</text:p>
          </table:table-cell>
          <table:table-cell office:value-type="float" office:value="83276225.3950402">
            <text:p>83276225.3950402</text:p>
          </table:table-cell>
          <table:table-cell office:value-type="float" office:value="7597845.14393511">
            <text:p>7597845.14393511</text:p>
          </table:table-cell>
          <table:table-cell office:value-type="float" office:value="10579668.1882498">
            <text:p>10579668.1882498</text:p>
          </table:table-cell>
          <table:table-cell office:value-type="float" office:value="9043838.81638137">
            <text:p>9043838.81638137</text:p>
          </table:table-cell>
          <table:table-cell office:value-type="float" office:value="14262440.5146626">
            <text:p>14262440.5146626</text:p>
          </table:table-cell>
          <table:table-cell office:value-type="float" office:value="28222696.3242663">
            <text:p>28222696.3242663</text:p>
          </table:table-cell>
          <table:table-cell office:value-type="float" office:value="5309767.94977333">
            <text:p>5309767.94977333</text:p>
          </table:table-cell>
          <table:table-cell office:value-type="float" office:value="739702.57422672">
            <text:p>739702.57422672</text:p>
          </table:table-cell>
          <table:table-cell office:value-type="float" office:value="4128973.17272607">
            <text:p>4128973.17272607</text:p>
          </table:table-cell>
          <table:table-cell office:value-type="float" office:value="15638361.7700489">
            <text:p>15638361.7700489</text:p>
          </table:table-cell>
          <table:table-cell office:value-type="float" office:value="1032118.53974653">
            <text:p>1032118.53974653</text:p>
          </table:table-cell>
          <table:table-cell office:value-type="float" office:value="16222433.2851457">
            <text:p>16222433.2851457</text:p>
          </table:table-cell>
          <table:table-cell office:value-type="float" office:value="14592586.3978866">
            <text:p>14592586.3978866</text:p>
          </table:table-cell>
          <table:table-cell office:value-type="float" office:value="9710881.48650062">
            <text:p>9710881.48650062</text:p>
          </table:table-cell>
          <table:table-cell office:value-type="float" office:value="23868581.5481251">
            <text:p>23868581.5481251</text:p>
          </table:table-cell>
          <table:table-cell office:value-type="float" office:value="27710444.8145093">
            <text:p>27710444.8145093</text:p>
          </table:table-cell>
          <table:table-cell office:value-type="float" office:value="7284755.21692907">
            <text:p>7284755.21692907</text:p>
          </table:table-cell>
        </table:table-row>
        <table:table-row table:style-name="ro1">
          <table:table-cell office:value-type="string">
            <text:p>'谁说我们不�'</text:p>
          </table:table-cell>
          <table:table-cell office:value-type="float" office:value="198">
            <text:p>198</text:p>
          </table:table-cell>
          <table:table-cell office:value-type="float" office:value="13210925">
            <text:p>13210925</text:p>
          </table:table-cell>
          <table:table-cell table:number-columns-repeated="2" office:value-type="float" office:value="29224569.3818674">
            <text:p>29224569.3818674</text:p>
          </table:table-cell>
          <table:table-cell office:value-type="float" office:value="2471202.64923285">
            <text:p>2471202.64923285</text:p>
          </table:table-cell>
          <table:table-cell office:value-type="float" office:value="27618473.6292446">
            <text:p>27618473.6292446</text:p>
          </table:table-cell>
          <table:table-cell office:value-type="float" office:value="16459665.7455723">
            <text:p>16459665.7455723</text:p>
          </table:table-cell>
          <table:table-cell office:value-type="float" office:value="5466390.14693435">
            <text:p>5466390.14693435</text:p>
          </table:table-cell>
          <table:table-cell office:value-type="float" office:value="12567381.6165914">
            <text:p>12567381.6165914</text:p>
          </table:table-cell>
          <table:table-cell office:value-type="float" office:value="11984130.5965983">
            <text:p>11984130.5965983</text:p>
          </table:table-cell>
          <table:table-cell office:value-type="float" office:value="30862581.5166928">
            <text:p>30862581.5166928</text:p>
          </table:table-cell>
          <table:table-cell office:value-type="float" office:value="11717378.5328875">
            <text:p>11717378.5328875</text:p>
          </table:table-cell>
          <table:table-cell office:value-type="float" office:value="19589308.8122361">
            <text:p>19589308.8122361</text:p>
          </table:table-cell>
          <table:table-cell office:value-type="float" office:value="14780093.1526813">
            <text:p>14780093.1526813</text:p>
          </table:table-cell>
          <table:table-cell office:value-type="float" office:value="48874912.3535365">
            <text:p>48874912.3535365</text:p>
          </table:table-cell>
          <table:table-cell office:value-type="float" office:value="21919875.0711021">
            <text:p>21919875.0711021</text:p>
          </table:table-cell>
          <table:table-cell office:value-type="float" office:value="20409418.2637809">
            <text:p>20409418.2637809</text:p>
          </table:table-cell>
          <table:table-cell office:value-type="float" office:value="33422117.8045963">
            <text:p>33422117.8045963</text:p>
          </table:table-cell>
          <table:table-cell office:value-type="float" office:value="6227874.55149641">
            <text:p>6227874.55149641</text:p>
          </table:table-cell>
          <table:table-cell office:value-type="float" office:value="27765444.5389135">
            <text:p>27765444.5389135</text:p>
          </table:table-cell>
          <table:table-cell office:value-type="float" office:value="15876345.1622091">
            <text:p>15876345.1622091</text:p>
          </table:table-cell>
          <table:table-cell office:value-type="float" office:value="73208253.8231579">
            <text:p>73208253.8231579</text:p>
          </table:table-cell>
          <table:table-cell office:value-type="float" office:value="16165869.5343286">
            <text:p>16165869.5343286</text:p>
          </table:table-cell>
          <table:table-cell office:value-type="float" office:value="46428842.7248278">
            <text:p>46428842.7248278</text:p>
          </table:table-cell>
          <table:table-cell office:value-type="float" office:value="19615291.4533627">
            <text:p>19615291.4533627</text:p>
          </table:table-cell>
          <table:table-cell office:value-type="float" office:value="23462560.7582061">
            <text:p>23462560.7582061</text:p>
          </table:table-cell>
          <table:table-cell office:value-type="float" office:value="37845220.9713513">
            <text:p>37845220.9713513</text:p>
          </table:table-cell>
          <table:table-cell office:value-type="float" office:value="42225479.9844115">
            <text:p>42225479.9844115</text:p>
          </table:table-cell>
          <table:table-cell office:value-type="float" office:value="22974694.5218992">
            <text:p>22974694.5218992</text:p>
          </table:table-cell>
          <table:table-cell office:value-type="float" office:value="3682718.61538539">
            <text:p>3682718.61538539</text:p>
          </table:table-cell>
          <table:table-cell office:value-type="float" office:value="7584667.20615177">
            <text:p>7584667.20615177</text:p>
          </table:table-cell>
          <table:table-cell office:value-type="float" office:value="14135901.0787878">
            <text:p>14135901.0787878</text:p>
          </table:table-cell>
          <table:table-cell office:value-type="float" office:value="3307836.92707371">
            <text:p>3307836.92707371</text:p>
          </table:table-cell>
          <table:table-cell office:value-type="float" office:value="6392109.57087126">
            <text:p>6392109.57087126</text:p>
          </table:table-cell>
          <table:table-cell office:value-type="float" office:value="4859426.63871628">
            <text:p>4859426.63871628</text:p>
          </table:table-cell>
          <table:table-cell office:value-type="float" office:value="48914916.7546236">
            <text:p>48914916.7546236</text:p>
          </table:table-cell>
          <table:table-cell office:value-type="float" office:value="5573956.91000535">
            <text:p>5573956.91000535</text:p>
          </table:table-cell>
          <table:table-cell office:value-type="float" office:value="6734351.95177283">
            <text:p>6734351.95177283</text:p>
          </table:table-cell>
          <table:table-cell office:value-type="float" office:value="7891648.44881936">
            <text:p>7891648.44881936</text:p>
          </table:table-cell>
          <table:table-cell office:value-type="float" office:value="11910180.6736817">
            <text:p>11910180.6736817</text:p>
          </table:table-cell>
          <table:table-cell office:value-type="float" office:value="4287049.4724171">
            <text:p>4287049.4724171</text:p>
          </table:table-cell>
          <table:table-cell office:value-type="float" office:value="12528730.4782753">
            <text:p>12528730.4782753</text:p>
          </table:table-cell>
          <table:table-cell office:value-type="float" office:value="88177593.3900564">
            <text:p>88177593.3900564</text:p>
          </table:table-cell>
          <table:table-cell office:value-type="float" office:value="24534943.7945687">
            <text:p>24534943.7945687</text:p>
          </table:table-cell>
          <table:table-cell office:value-type="float" office:value="15992350.5526967">
            <text:p>15992350.5526967</text:p>
          </table:table-cell>
          <table:table-cell office:value-type="float" office:value="17039173.6781262">
            <text:p>17039173.6781262</text:p>
          </table:table-cell>
          <table:table-cell office:value-type="float" office:value="8986159.63066423">
            <text:p>8986159.63066423</text:p>
          </table:table-cell>
          <table:table-cell office:value-type="float" office:value="97275022.6277147">
            <text:p>97275022.6277147</text:p>
          </table:table-cell>
          <table:table-cell office:value-type="float" office:value="24773296.5903302">
            <text:p>24773296.5903302</text:p>
          </table:table-cell>
          <table:table-cell office:value-type="float" office:value="8191896.08304098">
            <text:p>8191896.08304098</text:p>
          </table:table-cell>
          <table:table-cell office:value-type="float" office:value="98190456.8264825">
            <text:p>98190456.8264825</text:p>
          </table:table-cell>
          <table:table-cell office:value-type="float" office:value="3611787.87594932">
            <text:p>3611787.87594932</text:p>
          </table:table-cell>
          <table:table-cell office:value-type="float" office:value="6702193.09796746">
            <text:p>6702193.09796746</text:p>
          </table:table-cell>
          <table:table-cell office:value-type="float" office:value="37656963.3510869">
            <text:p>37656963.3510869</text:p>
          </table:table-cell>
          <table:table-cell office:value-type="float" office:value="5221524.82332756">
            <text:p>5221524.82332756</text:p>
          </table:table-cell>
          <table:table-cell office:value-type="float" office:value="15573248.4933266">
            <text:p>15573248.4933266</text:p>
          </table:table-cell>
          <table:table-cell office:value-type="float" office:value="10427957.190887">
            <text:p>10427957.190887</text:p>
          </table:table-cell>
          <table:table-cell office:value-type="float" office:value="27467717.3646974">
            <text:p>27467717.3646974</text:p>
          </table:table-cell>
          <table:table-cell office:value-type="float" office:value="1736619.21940443">
            <text:p>1736619.21940443</text:p>
          </table:table-cell>
          <table:table-cell office:value-type="float" office:value="33800603.1257548">
            <text:p>33800603.1257548</text:p>
          </table:table-cell>
          <table:table-cell office:value-type="float" office:value="23784942.4751532">
            <text:p>23784942.4751532</text:p>
          </table:table-cell>
          <table:table-cell office:value-type="float" office:value="5962228.94599922">
            <text:p>5962228.94599922</text:p>
          </table:table-cell>
          <table:table-cell office:value-type="float" office:value="16640458.6879425">
            <text:p>16640458.6879425</text:p>
          </table:table-cell>
          <table:table-cell office:value-type="float" office:value="1082401.29139226">
            <text:p>1082401.29139226</text:p>
          </table:table-cell>
          <table:table-cell office:value-type="float" office:value="1470670.60221656">
            <text:p>1470670.60221656</text:p>
          </table:table-cell>
          <table:table-cell office:value-type="float" office:value="82993171.6497986">
            <text:p>82993171.6497986</text:p>
          </table:table-cell>
          <table:table-cell office:value-type="float" office:value="17100042.6579831">
            <text:p>17100042.6579831</text:p>
          </table:table-cell>
          <table:table-cell office:value-type="float" office:value="24815590.5284441">
            <text:p>24815590.5284441</text:p>
          </table:table-cell>
          <table:table-cell office:value-type="float" office:value="7851874.53701841">
            <text:p>7851874.53701841</text:p>
          </table:table-cell>
          <table:table-cell office:value-type="float" office:value="39547990.2075747">
            <text:p>39547990.2075747</text:p>
          </table:table-cell>
          <table:table-cell office:value-type="float" office:value="7712653.3885633">
            <text:p>7712653.3885633</text:p>
          </table:table-cell>
          <table:table-cell office:value-type="float" office:value="69275318.8972227">
            <text:p>69275318.8972227</text:p>
          </table:table-cell>
          <table:table-cell office:value-type="float" office:value="8622454.75361853">
            <text:p>8622454.75361853</text:p>
          </table:table-cell>
          <table:table-cell office:value-type="float" office:value="11439053.8032474">
            <text:p>11439053.8032474</text:p>
          </table:table-cell>
          <table:table-cell office:value-type="float" office:value="21970549.5749254">
            <text:p>21970549.5749254</text:p>
          </table:table-cell>
          <table:table-cell office:value-type="float" office:value="18790564.5166544">
            <text:p>18790564.5166544</text:p>
          </table:table-cell>
          <table:table-cell office:value-type="float" office:value="28672952.8189476">
            <text:p>28672952.8189476</text:p>
          </table:table-cell>
          <table:table-cell office:value-type="float" office:value="40472167.4657534">
            <text:p>40472167.4657534</text:p>
          </table:table-cell>
          <table:table-cell office:value-type="float" office:value="5506578.42481357">
            <text:p>5506578.42481357</text:p>
          </table:table-cell>
          <table:table-cell office:value-type="float" office:value="72614674.5846053">
            <text:p>72614674.5846053</text:p>
          </table:table-cell>
          <table:table-cell office:value-type="float" office:value="28955595.5603187">
            <text:p>28955595.5603187</text:p>
          </table:table-cell>
          <table:table-cell office:value-type="float" office:value="15670885.46763">
            <text:p>15670885.46763</text:p>
          </table:table-cell>
          <table:table-cell office:value-type="float" office:value="24581038.9937261">
            <text:p>24581038.9937261</text:p>
          </table:table-cell>
          <table:table-cell office:value-type="float" office:value="2427080.97400788">
            <text:p>2427080.97400788</text:p>
          </table:table-cell>
          <table:table-cell office:value-type="float" office:value="48668887.3351749">
            <text:p>48668887.3351749</text:p>
          </table:table-cell>
          <table:table-cell office:value-type="float" office:value="3944628.69942297">
            <text:p>3944628.69942297</text:p>
          </table:table-cell>
          <table:table-cell office:value-type="float" office:value="20863159.5756617">
            <text:p>20863159.5756617</text:p>
          </table:table-cell>
          <table:table-cell office:value-type="float" office:value="33610497.042726">
            <text:p>33610497.042726</text:p>
          </table:table-cell>
          <table:table-cell office:value-type="float" office:value="13173410.9692765">
            <text:p>13173410.9692765</text:p>
          </table:table-cell>
          <table:table-cell office:value-type="float" office:value="8034930.02990128">
            <text:p>8034930.02990128</text:p>
          </table:table-cell>
          <table:table-cell office:value-type="float" office:value="24601608.1250934">
            <text:p>24601608.1250934</text:p>
          </table:table-cell>
          <table:table-cell office:value-type="float" office:value="25567177.0055934">
            <text:p>25567177.0055934</text:p>
          </table:table-cell>
          <table:table-cell office:value-type="float" office:value="39698056.6254367">
            <text:p>39698056.6254367</text:p>
          </table:table-cell>
          <table:table-cell office:value-type="float" office:value="26651266.2400856">
            <text:p>26651266.2400856</text:p>
          </table:table-cell>
          <table:table-cell office:value-type="float" office:value="12860180.3032508">
            <text:p>12860180.3032508</text:p>
          </table:table-cell>
          <table:table-cell office:value-type="float" office:value="18580698.97918">
            <text:p>18580698.97918</text:p>
          </table:table-cell>
          <table:table-cell office:value-type="float" office:value="7951387.93738298">
            <text:p>7951387.93738298</text:p>
          </table:table-cell>
          <table:table-cell office:value-type="float" office:value="10042433.7149413">
            <text:p>10042433.7149413</text:p>
          </table:table-cell>
          <table:table-cell office:value-type="float" office:value="28687642.0532915">
            <text:p>28687642.0532915</text:p>
          </table:table-cell>
          <table:table-cell office:value-type="float" office:value="46247790.2403753">
            <text:p>46247790.2403753</text:p>
          </table:table-cell>
          <table:table-cell office:value-type="float" office:value="18728171.8404434">
            <text:p>18728171.8404434</text:p>
          </table:table-cell>
          <table:table-cell office:value-type="float" office:value="23668763.0096293">
            <text:p>23668763.0096293</text:p>
          </table:table-cell>
        </table:table-row>
        <table:table-row table:style-name="ro1">
          <table:table-cell office:value-type="string">
            <text:p>'冰雪奇�'</text:p>
          </table:table-cell>
          <table:table-cell office:value-type="float" office:value="8994">
            <text:p>8994</text:p>
          </table:table-cell>
          <table:table-cell table:formula="of:=AVERAGE([.D28:.CY28])" office:value-type="float" office:value="11930291.9452784">
            <text:p>11930291.9452784</text:p>
          </table:table-cell>
          <table:table-cell office:value-type="float" office:value="19111238.0927013">
            <text:p>19111238.0927013</text:p>
          </table:table-cell>
          <table:table-cell office:value-type="float" office:value="18501439.3333781">
            <text:p>18501439.3333781</text:p>
          </table:table-cell>
          <table:table-cell office:value-type="float" office:value="3696581.9011773">
            <text:p>3696581.9011773</text:p>
          </table:table-cell>
          <table:table-cell office:value-type="float" office:value="9295069.16135347">
            <text:p>9295069.16135347</text:p>
          </table:table-cell>
          <table:table-cell office:value-type="float" office:value="2290065.31104543">
            <text:p>2290065.31104543</text:p>
          </table:table-cell>
          <table:table-cell office:value-type="float" office:value="7566294.19127521">
            <text:p>7566294.19127521</text:p>
          </table:table-cell>
          <table:table-cell office:value-type="float" office:value="175447.32945835">
            <text:p>175447.32945835</text:p>
          </table:table-cell>
          <table:table-cell office:value-type="float" office:value="27059276.7976248">
            <text:p>27059276.7976248</text:p>
          </table:table-cell>
          <table:table-cell office:value-type="float" office:value="12773799.3668927">
            <text:p>12773799.3668927</text:p>
          </table:table-cell>
          <table:table-cell office:value-type="float" office:value="18724531.8180233">
            <text:p>18724531.8180233</text:p>
          </table:table-cell>
          <table:table-cell office:value-type="float" office:value="58478436.5925056">
            <text:p>58478436.5925056</text:p>
          </table:table-cell>
          <table:table-cell office:value-type="float" office:value="1709805.2966846">
            <text:p>1709805.2966846</text:p>
          </table:table-cell>
          <table:table-cell office:value-type="float" office:value="1241017.98401236">
            <text:p>1241017.98401236</text:p>
          </table:table-cell>
          <table:table-cell office:value-type="float" office:value="15995306.1184473">
            <text:p>15995306.1184473</text:p>
          </table:table-cell>
          <table:table-cell office:value-type="float" office:value="15239660.0740001">
            <text:p>15239660.0740001</text:p>
          </table:table-cell>
          <table:table-cell office:value-type="float" office:value="19696782.4528805">
            <text:p>19696782.4528805</text:p>
          </table:table-cell>
          <table:table-cell office:value-type="float" office:value="3295720.52064982">
            <text:p>3295720.52064982</text:p>
          </table:table-cell>
          <table:table-cell office:value-type="float" office:value="21132102.551622">
            <text:p>21132102.551622</text:p>
          </table:table-cell>
          <table:table-cell office:value-type="float" office:value="1396781.14319083">
            <text:p>1396781.14319083</text:p>
          </table:table-cell>
          <table:table-cell office:value-type="float" office:value="28932179.214439">
            <text:p>28932179.214439</text:p>
          </table:table-cell>
          <table:table-cell office:value-type="float" office:value="1441023.25100105">
            <text:p>1441023.25100105</text:p>
          </table:table-cell>
          <table:table-cell office:value-type="float" office:value="68621807.3916168">
            <text:p>68621807.3916168</text:p>
          </table:table-cell>
          <table:table-cell office:value-type="float" office:value="22372437.5548024">
            <text:p>22372437.5548024</text:p>
          </table:table-cell>
          <table:table-cell office:value-type="float" office:value="2944053.31738291">
            <text:p>2944053.31738291</text:p>
          </table:table-cell>
          <table:table-cell office:value-type="float" office:value="1396900.80909748">
            <text:p>1396900.80909748</text:p>
          </table:table-cell>
          <table:table-cell office:value-type="float" office:value="14798489.5703415">
            <text:p>14798489.5703415</text:p>
          </table:table-cell>
          <table:table-cell office:value-type="float" office:value="32501650.1774832">
            <text:p>32501650.1774832</text:p>
          </table:table-cell>
          <table:table-cell office:value-type="float" office:value="27726575.8819875">
            <text:p>27726575.8819875</text:p>
          </table:table-cell>
          <table:table-cell office:value-type="float" office:value="12006930.4516">
            <text:p>12006930.4516</text:p>
          </table:table-cell>
          <table:table-cell office:value-type="float" office:value="7197094.2797586">
            <text:p>7197094.2797586</text:p>
          </table:table-cell>
          <table:table-cell office:value-type="float" office:value="1530261.65506164">
            <text:p>1530261.65506164</text:p>
          </table:table-cell>
          <table:table-cell office:value-type="float" office:value="1501273.38269175">
            <text:p>1501273.38269175</text:p>
          </table:table-cell>
          <table:table-cell office:value-type="float" office:value="21427807.2142757">
            <text:p>21427807.2142757</text:p>
          </table:table-cell>
          <table:table-cell office:value-type="float" office:value="289124.035952635">
            <text:p>289124.035952635</text:p>
          </table:table-cell>
          <table:table-cell office:value-type="float" office:value="4801735.81700086">
            <text:p>4801735.81700086</text:p>
          </table:table-cell>
          <table:table-cell office:value-type="float" office:value="28191626.1850443">
            <text:p>28191626.1850443</text:p>
          </table:table-cell>
          <table:table-cell office:value-type="float" office:value="4159363.35045734">
            <text:p>4159363.35045734</text:p>
          </table:table-cell>
          <table:table-cell office:value-type="float" office:value="29198567.9936925">
            <text:p>29198567.9936925</text:p>
          </table:table-cell>
          <table:table-cell office:value-type="float" office:value="17336075.9073959">
            <text:p>17336075.9073959</text:p>
          </table:table-cell>
          <table:table-cell office:value-type="float" office:value="5185417.26431116">
            <text:p>5185417.26431116</text:p>
          </table:table-cell>
          <table:table-cell office:value-type="float" office:value="13192013.0040384">
            <text:p>13192013.0040384</text:p>
          </table:table-cell>
          <table:table-cell office:value-type="float" office:value="10023269.4087067">
            <text:p>10023269.4087067</text:p>
          </table:table-cell>
          <table:table-cell office:value-type="float" office:value="1233090.19132105">
            <text:p>1233090.19132105</text:p>
          </table:table-cell>
          <table:table-cell office:value-type="float" office:value="25161857.2982227">
            <text:p>25161857.2982227</text:p>
          </table:table-cell>
          <table:table-cell office:value-type="float" office:value="10303876.0148325">
            <text:p>10303876.0148325</text:p>
          </table:table-cell>
          <table:table-cell office:value-type="float" office:value="107409.001716218">
            <text:p>107409.001716218</text:p>
          </table:table-cell>
          <table:table-cell office:value-type="float" office:value="1861849.43402195">
            <text:p>1861849.43402195</text:p>
          </table:table-cell>
          <table:table-cell office:value-type="float" office:value="28633021.6144376">
            <text:p>28633021.6144376</text:p>
          </table:table-cell>
          <table:table-cell office:value-type="float" office:value="8861908.96538832">
            <text:p>8861908.96538832</text:p>
          </table:table-cell>
          <table:table-cell office:value-type="float" office:value="6990867.24919416">
            <text:p>6990867.24919416</text:p>
          </table:table-cell>
          <table:table-cell office:value-type="float" office:value="16334214.6701168">
            <text:p>16334214.6701168</text:p>
          </table:table-cell>
          <table:table-cell office:value-type="float" office:value="13558140.8184032">
            <text:p>13558140.8184032</text:p>
          </table:table-cell>
          <table:table-cell office:value-type="float" office:value="6681381.80586341">
            <text:p>6681381.80586341</text:p>
          </table:table-cell>
          <table:table-cell office:value-type="float" office:value="1777637.22520365">
            <text:p>1777637.22520365</text:p>
          </table:table-cell>
          <table:table-cell office:value-type="float" office:value="13129557.9870876">
            <text:p>13129557.9870876</text:p>
          </table:table-cell>
          <table:table-cell office:value-type="float" office:value="14045459.2728538">
            <text:p>14045459.2728538</text:p>
          </table:table-cell>
          <table:table-cell office:value-type="float" office:value="9642051.2062702">
            <text:p>9642051.2062702</text:p>
          </table:table-cell>
          <table:table-cell office:value-type="float" office:value="2117543.2296501">
            <text:p>2117543.2296501</text:p>
          </table:table-cell>
          <table:table-cell office:value-type="float" office:value="10869200.7901625">
            <text:p>10869200.7901625</text:p>
          </table:table-cell>
          <table:table-cell office:value-type="float" office:value="9335494.51377484">
            <text:p>9335494.51377484</text:p>
          </table:table-cell>
          <table:table-cell office:value-type="float" office:value="2449578.0055188">
            <text:p>2449578.0055188</text:p>
          </table:table-cell>
          <table:table-cell office:value-type="float" office:value="22690112.579176">
            <text:p>22690112.579176</text:p>
          </table:table-cell>
          <table:table-cell office:value-type="float" office:value="32726526.853453">
            <text:p>32726526.853453</text:p>
          </table:table-cell>
          <table:table-cell office:value-type="float" office:value="1791941.19850151">
            <text:p>1791941.19850151</text:p>
          </table:table-cell>
          <table:table-cell office:value-type="float" office:value="3709190.23011603">
            <text:p>3709190.23011603</text:p>
          </table:table-cell>
          <table:table-cell office:value-type="float" office:value="1114696.00186883">
            <text:p>1114696.00186883</text:p>
          </table:table-cell>
          <table:table-cell office:value-type="float" office:value="18270179.2197921">
            <text:p>18270179.2197921</text:p>
          </table:table-cell>
          <table:table-cell office:value-type="float" office:value="421219.703171167">
            <text:p>421219.703171167</text:p>
          </table:table-cell>
          <table:table-cell office:value-type="float" office:value="3462650.57232586">
            <text:p>3462650.57232586</text:p>
          </table:table-cell>
          <table:table-cell office:value-type="float" office:value="618518.816199738">
            <text:p>618518.816199738</text:p>
          </table:table-cell>
          <table:table-cell office:value-type="float" office:value="21688543.8628534">
            <text:p>21688543.8628534</text:p>
          </table:table-cell>
          <table:table-cell office:value-type="float" office:value="1922217.79877632">
            <text:p>1922217.79877632</text:p>
          </table:table-cell>
          <table:table-cell office:value-type="float" office:value="17424547.0337436">
            <text:p>17424547.0337436</text:p>
          </table:table-cell>
          <table:table-cell office:value-type="float" office:value="8541674.33443795">
            <text:p>8541674.33443795</text:p>
          </table:table-cell>
          <table:table-cell office:value-type="float" office:value="31570889.0698918">
            <text:p>31570889.0698918</text:p>
          </table:table-cell>
          <table:table-cell office:value-type="float" office:value="4200059.4281906">
            <text:p>4200059.4281906</text:p>
          </table:table-cell>
          <table:table-cell office:value-type="float" office:value="698902.714087324">
            <text:p>698902.714087324</text:p>
          </table:table-cell>
          <table:table-cell office:value-type="float" office:value="15041025.8233907">
            <text:p>15041025.8233907</text:p>
          </table:table-cell>
          <table:table-cell office:value-type="float" office:value="2443347.93908255">
            <text:p>2443347.93908255</text:p>
          </table:table-cell>
          <table:table-cell office:value-type="float" office:value="13123727.9081033">
            <text:p>13123727.9081033</text:p>
          </table:table-cell>
          <table:table-cell office:value-type="float" office:value="984577.58883952">
            <text:p>984577.58883952</text:p>
          </table:table-cell>
          <table:table-cell office:value-type="float" office:value="10046140.1582202">
            <text:p>10046140.1582202</text:p>
          </table:table-cell>
          <table:table-cell office:value-type="float" office:value="19653803.6792708">
            <text:p>19653803.6792708</text:p>
          </table:table-cell>
          <table:table-cell office:value-type="float" office:value="2738931.9468198">
            <text:p>2738931.9468198</text:p>
          </table:table-cell>
          <table:table-cell office:value-type="float" office:value="11063421.1266121">
            <text:p>11063421.1266121</text:p>
          </table:table-cell>
          <table:table-cell office:value-type="float" office:value="4396415.33322077">
            <text:p>4396415.33322077</text:p>
          </table:table-cell>
          <table:table-cell office:value-type="float" office:value="2982616.59985503">
            <text:p>2982616.59985503</text:p>
          </table:table-cell>
          <table:table-cell office:value-type="float" office:value="1247389.11509451">
            <text:p>1247389.11509451</text:p>
          </table:table-cell>
          <table:table-cell office:value-type="float" office:value="13822999.5834724">
            <text:p>13822999.5834724</text:p>
          </table:table-cell>
          <table:table-cell office:value-type="float" office:value="11193778.3869101">
            <text:p>11193778.3869101</text:p>
          </table:table-cell>
          <table:table-cell office:value-type="float" office:value="2636529.63401574">
            <text:p>2636529.63401574</text:p>
          </table:table-cell>
          <table:table-cell office:value-type="float" office:value="4857247.53363501">
            <text:p>4857247.53363501</text:p>
          </table:table-cell>
          <table:table-cell office:value-type="float" office:value="3357347.22621331">
            <text:p>3357347.22621331</text:p>
          </table:table-cell>
          <table:table-cell office:value-type="float" office:value="29812640.4797051">
            <text:p>29812640.4797051</text:p>
          </table:table-cell>
          <table:table-cell office:value-type="float" office:value="5738079.10402655">
            <text:p>5738079.10402655</text:p>
          </table:table-cell>
          <table:table-cell office:value-type="float" office:value="6404298.33400296">
            <text:p>6404298.33400296</text:p>
          </table:table-cell>
          <table:table-cell office:value-type="float" office:value="23575594.3851504">
            <text:p>23575594.3851504</text:p>
          </table:table-cell>
          <table:table-cell office:value-type="float" office:value="4269113.94096479">
            <text:p>4269113.94096479</text:p>
          </table:table-cell>
          <table:table-cell office:value-type="float" office:value="6579780.82691982">
            <text:p>6579780.82691982</text:p>
          </table:table-cell>
          <table:table-cell office:value-type="float" office:value="28959346.0086234">
            <text:p>28959346.0086234</text:p>
          </table:table-cell>
        </table:table-row>
        <table:table-row table:style-name="ro1">
          <table:table-cell office:value-type="string">
            <text:p>'拯救大明'</text:p>
          </table:table-cell>
          <table:table-cell office:value-type="float" office:value="854">
            <text:p>854</text:p>
          </table:table-cell>
          <table:table-cell table:formula="of:=AVERAGE([.D29:.CY29])" office:value-type="float" office:value="5981989.29310338">
            <text:p>5981989.29310338</text:p>
          </table:table-cell>
          <table:table-cell office:value-type="float" office:value="23223872.8547525">
            <text:p>23223872.8547525</text:p>
          </table:table-cell>
          <table:table-cell office:value-type="float" office:value="2644144.11903132">
            <text:p>2644144.11903132</text:p>
          </table:table-cell>
          <table:table-cell office:value-type="float" office:value="673954.852837525">
            <text:p>673954.852837525</text:p>
          </table:table-cell>
          <table:table-cell office:value-type="float" office:value="2156066.0835581">
            <text:p>2156066.0835581</text:p>
          </table:table-cell>
          <table:table-cell office:value-type="float" office:value="1329740.02614338">
            <text:p>1329740.02614338</text:p>
          </table:table-cell>
          <table:table-cell office:value-type="float" office:value="4434993.79880213">
            <text:p>4434993.79880213</text:p>
          </table:table-cell>
          <table:table-cell office:value-type="float" office:value="875012.884757268">
            <text:p>875012.884757268</text:p>
          </table:table-cell>
          <table:table-cell office:value-type="float" office:value="8526115.75642065">
            <text:p>8526115.75642065</text:p>
          </table:table-cell>
          <table:table-cell office:value-type="float" office:value="4521918.67476083">
            <text:p>4521918.67476083</text:p>
          </table:table-cell>
          <table:table-cell office:value-type="float" office:value="4897092.92890829">
            <text:p>4897092.92890829</text:p>
          </table:table-cell>
          <table:table-cell office:value-type="float" office:value="3310936.37547976">
            <text:p>3310936.37547976</text:p>
          </table:table-cell>
          <table:table-cell office:value-type="float" office:value="502969.682495213">
            <text:p>502969.682495213</text:p>
          </table:table-cell>
          <table:table-cell office:value-type="float" office:value="3198093.73899027">
            <text:p>3198093.73899027</text:p>
          </table:table-cell>
          <table:table-cell office:value-type="float" office:value="5894095.4661864">
            <text:p>5894095.4661864</text:p>
          </table:table-cell>
          <table:table-cell office:value-type="float" office:value="1218183.90837112">
            <text:p>1218183.90837112</text:p>
          </table:table-cell>
          <table:table-cell office:value-type="float" office:value="180864.79184248">
            <text:p>180864.79184248</text:p>
          </table:table-cell>
          <table:table-cell office:value-type="float" office:value="27489793.7430047">
            <text:p>27489793.7430047</text:p>
          </table:table-cell>
          <table:table-cell office:value-type="float" office:value="1936548.58213769">
            <text:p>1936548.58213769</text:p>
          </table:table-cell>
          <table:table-cell office:value-type="float" office:value="1747745.31665276">
            <text:p>1747745.31665276</text:p>
          </table:table-cell>
          <table:table-cell office:value-type="float" office:value="3066456.26798797">
            <text:p>3066456.26798797</text:p>
          </table:table-cell>
          <table:table-cell office:value-type="float" office:value="627925.789921326">
            <text:p>627925.789921326</text:p>
          </table:table-cell>
          <table:table-cell office:value-type="float" office:value="824954.348257148">
            <text:p>824954.348257148</text:p>
          </table:table-cell>
          <table:table-cell office:value-type="float" office:value="157156.325599749">
            <text:p>157156.325599749</text:p>
          </table:table-cell>
          <table:table-cell office:value-type="float" office:value="1457350.07316458">
            <text:p>1457350.07316458</text:p>
          </table:table-cell>
          <table:table-cell office:value-type="float" office:value="48755144.90072">
            <text:p>48755144.90072</text:p>
          </table:table-cell>
          <table:table-cell office:value-type="float" office:value="745153.288711011">
            <text:p>745153.288711011</text:p>
          </table:table-cell>
          <table:table-cell office:value-type="float" office:value="13170994.1402925">
            <text:p>13170994.1402925</text:p>
          </table:table-cell>
          <table:table-cell office:value-type="float" office:value="7998753.56792237">
            <text:p>7998753.56792237</text:p>
          </table:table-cell>
          <table:table-cell office:value-type="float" office:value="45514.8788048953">
            <text:p>45514.8788048953</text:p>
          </table:table-cell>
          <table:table-cell office:value-type="float" office:value="641320.703848058">
            <text:p>641320.703848058</text:p>
          </table:table-cell>
          <table:table-cell office:value-type="float" office:value="1449560.77794006">
            <text:p>1449560.77794006</text:p>
          </table:table-cell>
          <table:table-cell office:value-type="float" office:value="4343027.46451356">
            <text:p>4343027.46451356</text:p>
          </table:table-cell>
          <table:table-cell office:value-type="float" office:value="5747374.26688225">
            <text:p>5747374.26688225</text:p>
          </table:table-cell>
          <table:table-cell office:value-type="float" office:value="1244097.02075511">
            <text:p>1244097.02075511</text:p>
          </table:table-cell>
          <table:table-cell office:value-type="float" office:value="20401746.3472455">
            <text:p>20401746.3472455</text:p>
          </table:table-cell>
          <table:table-cell office:value-type="float" office:value="75710424.3955403">
            <text:p>75710424.3955403</text:p>
          </table:table-cell>
          <table:table-cell office:value-type="float" office:value="4139964.38874393">
            <text:p>4139964.38874393</text:p>
          </table:table-cell>
          <table:table-cell office:value-type="float" office:value="12024449.1606824">
            <text:p>12024449.1606824</text:p>
          </table:table-cell>
          <table:table-cell office:value-type="float" office:value="3607378.9961014">
            <text:p>3607378.9961014</text:p>
          </table:table-cell>
          <table:table-cell office:value-type="float" office:value="1243034.09444928">
            <text:p>1243034.09444928</text:p>
          </table:table-cell>
          <table:table-cell office:value-type="float" office:value="6470802.24946343">
            <text:p>6470802.24946343</text:p>
          </table:table-cell>
          <table:table-cell office:value-type="float" office:value="3246745.28571395">
            <text:p>3246745.28571395</text:p>
          </table:table-cell>
          <table:table-cell office:value-type="float" office:value="599830.519770912">
            <text:p>599830.519770912</text:p>
          </table:table-cell>
          <table:table-cell office:value-type="float" office:value="44922.731384435">
            <text:p>44922.731384435</text:p>
          </table:table-cell>
          <table:table-cell office:value-type="float" office:value="4362585.36677439">
            <text:p>4362585.36677439</text:p>
          </table:table-cell>
          <table:table-cell office:value-type="float" office:value="1977090.40925603">
            <text:p>1977090.40925603</text:p>
          </table:table-cell>
          <table:table-cell office:value-type="float" office:value="1697942.39690211">
            <text:p>1697942.39690211</text:p>
          </table:table-cell>
          <table:table-cell office:value-type="float" office:value="16538708.3607125">
            <text:p>16538708.3607125</text:p>
          </table:table-cell>
          <table:table-cell office:value-type="float" office:value="1486507.5624238">
            <text:p>1486507.5624238</text:p>
          </table:table-cell>
          <table:table-cell office:value-type="float" office:value="18739842.2600379">
            <text:p>18739842.2600379</text:p>
          </table:table-cell>
          <table:table-cell office:value-type="float" office:value="927419.690862058">
            <text:p>927419.690862058</text:p>
          </table:table-cell>
          <table:table-cell office:value-type="float" office:value="2687465.2415785">
            <text:p>2687465.2415785</text:p>
          </table:table-cell>
          <table:table-cell office:value-type="float" office:value="17944852.7555912">
            <text:p>17944852.7555912</text:p>
          </table:table-cell>
          <table:table-cell office:value-type="float" office:value="6193677.31542713">
            <text:p>6193677.31542713</text:p>
          </table:table-cell>
          <table:table-cell office:value-type="float" office:value="6326782.13451323">
            <text:p>6326782.13451323</text:p>
          </table:table-cell>
          <table:table-cell office:value-type="float" office:value="1356119.28087458">
            <text:p>1356119.28087458</text:p>
          </table:table-cell>
          <table:table-cell office:value-type="float" office:value="2002864.13142301">
            <text:p>2002864.13142301</text:p>
          </table:table-cell>
          <table:table-cell office:value-type="float" office:value="3522908.0871597">
            <text:p>3522908.0871597</text:p>
          </table:table-cell>
          <table:table-cell office:value-type="float" office:value="9616452.87270945">
            <text:p>9616452.87270945</text:p>
          </table:table-cell>
          <table:table-cell office:value-type="float" office:value="18151520.4323359">
            <text:p>18151520.4323359</text:p>
          </table:table-cell>
          <table:table-cell office:value-type="float" office:value="7269726.45884181">
            <text:p>7269726.45884181</text:p>
          </table:table-cell>
          <table:table-cell office:value-type="float" office:value="3452664.00964982">
            <text:p>3452664.00964982</text:p>
          </table:table-cell>
          <table:table-cell office:value-type="float" office:value="1058400.4790208">
            <text:p>1058400.4790208</text:p>
          </table:table-cell>
          <table:table-cell office:value-type="float" office:value="580680.566147761">
            <text:p>580680.566147761</text:p>
          </table:table-cell>
          <table:table-cell office:value-type="float" office:value="3975173.13025155">
            <text:p>3975173.13025155</text:p>
          </table:table-cell>
          <table:table-cell office:value-type="float" office:value="1242904.95096872">
            <text:p>1242904.95096872</text:p>
          </table:table-cell>
          <table:table-cell office:value-type="float" office:value="18967478.5053963">
            <text:p>18967478.5053963</text:p>
          </table:table-cell>
          <table:table-cell office:value-type="float" office:value="1282348.03115454">
            <text:p>1282348.03115454</text:p>
          </table:table-cell>
          <table:table-cell office:value-type="float" office:value="2669008.63954345">
            <text:p>2669008.63954345</text:p>
          </table:table-cell>
          <table:table-cell office:value-type="float" office:value="8475323.743945">
            <text:p>8475323.743945</text:p>
          </table:table-cell>
          <table:table-cell office:value-type="float" office:value="1501543.67630028">
            <text:p>1501543.67630028</text:p>
          </table:table-cell>
          <table:table-cell office:value-type="float" office:value="4465086.16309285">
            <text:p>4465086.16309285</text:p>
          </table:table-cell>
          <table:table-cell office:value-type="float" office:value="42975.563501067">
            <text:p>42975.563501067</text:p>
          </table:table-cell>
          <table:table-cell office:value-type="float" office:value="991757.184250447">
            <text:p>991757.184250447</text:p>
          </table:table-cell>
          <table:table-cell office:value-type="float" office:value="874219.060382145">
            <text:p>874219.060382145</text:p>
          </table:table-cell>
          <table:table-cell office:value-type="float" office:value="4079993.29280842">
            <text:p>4079993.29280842</text:p>
          </table:table-cell>
          <table:table-cell office:value-type="float" office:value="8777542.44567375">
            <text:p>8777542.44567375</text:p>
          </table:table-cell>
          <table:table-cell office:value-type="float" office:value="9690375.55420258">
            <text:p>9690375.55420258</text:p>
          </table:table-cell>
          <table:table-cell office:value-type="float" office:value="1535216.50822693">
            <text:p>1535216.50822693</text:p>
          </table:table-cell>
          <table:table-cell office:value-type="float" office:value="5377157.71564941">
            <text:p>5377157.71564941</text:p>
          </table:table-cell>
          <table:table-cell office:value-type="float" office:value="1363900.01201765">
            <text:p>1363900.01201765</text:p>
          </table:table-cell>
          <table:table-cell office:value-type="float" office:value="2822802.07271636">
            <text:p>2822802.07271636</text:p>
          </table:table-cell>
          <table:table-cell office:value-type="float" office:value="13242074.7820466">
            <text:p>13242074.7820466</text:p>
          </table:table-cell>
          <table:table-cell office:value-type="float" office:value="8789486.44210123">
            <text:p>8789486.44210123</text:p>
          </table:table-cell>
          <table:table-cell office:value-type="float" office:value="308193.048487555">
            <text:p>308193.048487555</text:p>
          </table:table-cell>
          <table:table-cell office:value-type="float" office:value="7223449.47130801">
            <text:p>7223449.47130801</text:p>
          </table:table-cell>
          <table:table-cell office:value-type="float" office:value="1474736.95408862">
            <text:p>1474736.95408862</text:p>
          </table:table-cell>
          <table:table-cell office:value-type="float" office:value="1182526.13904926">
            <text:p>1182526.13904926</text:p>
          </table:table-cell>
          <table:table-cell office:value-type="float" office:value="7806382.42389148">
            <text:p>7806382.42389148</text:p>
          </table:table-cell>
          <table:table-cell office:value-type="float" office:value="3371942.97763885">
            <text:p>3371942.97763885</text:p>
          </table:table-cell>
          <table:table-cell office:value-type="float" office:value="735027.116029314">
            <text:p>735027.116029314</text:p>
          </table:table-cell>
          <table:table-cell office:value-type="float" office:value="1312274.26070558">
            <text:p>1312274.26070558</text:p>
          </table:table-cell>
          <table:table-cell office:value-type="float" office:value="918642.60928269">
            <text:p>918642.60928269</text:p>
          </table:table-cell>
          <table:table-cell office:value-type="float" office:value="4823518.13533648">
            <text:p>4823518.13533648</text:p>
          </table:table-cell>
          <table:table-cell office:value-type="float" office:value="6907437.50810209">
            <text:p>6907437.50810209</text:p>
          </table:table-cell>
          <table:table-cell office:value-type="float" office:value="1343931.66530392">
            <text:p>1343931.66530392</text:p>
          </table:table-cell>
          <table:table-cell office:value-type="float" office:value="9337557.31878693">
            <text:p>9337557.31878693</text:p>
          </table:table-cell>
          <table:table-cell office:value-type="float" office:value="1378225.18541095">
            <text:p>1378225.18541095</text:p>
          </table:table-cell>
          <table:table-cell office:value-type="float" office:value="5810217.29210892">
            <text:p>5810217.29210892</text:p>
          </table:table-cell>
          <table:table-cell office:value-type="float" office:value="1678064.34878748">
            <text:p>1678064.34878748</text:p>
          </table:table-cell>
        </table:table-row>
        <table:table-row table:style-name="ro1">
          <table:table-cell office:value-type="string">
            <text:p>'极地大冒险'</text:p>
          </table:table-cell>
          <table:table-cell office:value-type="float" office:value="806">
            <text:p>806</text:p>
          </table:table-cell>
          <table:table-cell table:formula="of:=AVERAGE([.D30:.CY30])" office:value-type="float" office:value="3031264.80374699">
            <text:p>3031264.80374699</text:p>
          </table:table-cell>
          <table:table-cell office:value-type="float" office:value="3199033.2089791">
            <text:p>3199033.2089791</text:p>
          </table:table-cell>
          <table:table-cell office:value-type="float" office:value="1277306.56062281">
            <text:p>1277306.56062281</text:p>
          </table:table-cell>
          <table:table-cell office:value-type="float" office:value="917094.011056643">
            <text:p>917094.011056643</text:p>
          </table:table-cell>
          <table:table-cell office:value-type="float" office:value="3082635.06449004">
            <text:p>3082635.06449004</text:p>
          </table:table-cell>
          <table:table-cell office:value-type="float" office:value="490502.516942039">
            <text:p>490502.516942039</text:p>
          </table:table-cell>
          <table:table-cell office:value-type="float" office:value="2473574.39016484">
            <text:p>2473574.39016484</text:p>
          </table:table-cell>
          <table:table-cell office:value-type="float" office:value="540445.978878226">
            <text:p>540445.978878226</text:p>
          </table:table-cell>
          <table:table-cell office:value-type="float" office:value="231181.838630635">
            <text:p>231181.838630635</text:p>
          </table:table-cell>
          <table:table-cell office:value-type="float" office:value="722362.941797738">
            <text:p>722362.941797738</text:p>
          </table:table-cell>
          <table:table-cell office:value-type="float" office:value="7175497.92922326">
            <text:p>7175497.92922326</text:p>
          </table:table-cell>
          <table:table-cell office:value-type="float" office:value="18712414.1131654">
            <text:p>18712414.1131654</text:p>
          </table:table-cell>
          <table:table-cell office:value-type="float" office:value="635059.19275099">
            <text:p>635059.19275099</text:p>
          </table:table-cell>
          <table:table-cell office:value-type="float" office:value="209515.541328435">
            <text:p>209515.541328435</text:p>
          </table:table-cell>
          <table:table-cell office:value-type="float" office:value="5564905.89969348">
            <text:p>5564905.89969348</text:p>
          </table:table-cell>
          <table:table-cell office:value-type="float" office:value="1854515.68927666">
            <text:p>1854515.68927666</text:p>
          </table:table-cell>
          <table:table-cell office:value-type="float" office:value="1250723.24507571">
            <text:p>1250723.24507571</text:p>
          </table:table-cell>
          <table:table-cell office:value-type="float" office:value="424872.491383964">
            <text:p>424872.491383964</text:p>
          </table:table-cell>
          <table:table-cell office:value-type="float" office:value="8185307.31257044">
            <text:p>8185307.31257044</text:p>
          </table:table-cell>
          <table:table-cell office:value-type="float" office:value="1746012.65020975">
            <text:p>1746012.65020975</text:p>
          </table:table-cell>
          <table:table-cell office:value-type="float" office:value="993568.832853258">
            <text:p>993568.832853258</text:p>
          </table:table-cell>
          <table:table-cell office:value-type="float" office:value="1336759.82180596">
            <text:p>1336759.82180596</text:p>
          </table:table-cell>
          <table:table-cell office:value-type="float" office:value="1084387.06536051">
            <text:p>1084387.06536051</text:p>
          </table:table-cell>
          <table:table-cell office:value-type="float" office:value="212819.256602908">
            <text:p>212819.256602908</text:p>
          </table:table-cell>
          <table:table-cell office:value-type="float" office:value="765430.152087097">
            <text:p>765430.152087097</text:p>
          </table:table-cell>
          <table:table-cell office:value-type="float" office:value="785977.187733396">
            <text:p>785977.187733396</text:p>
          </table:table-cell>
          <table:table-cell office:value-type="float" office:value="4525108.65135975">
            <text:p>4525108.65135975</text:p>
          </table:table-cell>
          <table:table-cell office:value-type="float" office:value="923822.993044007">
            <text:p>923822.993044007</text:p>
          </table:table-cell>
          <table:table-cell office:value-type="float" office:value="3731602.52740013">
            <text:p>3731602.52740013</text:p>
          </table:table-cell>
          <table:table-cell office:value-type="float" office:value="572340.258787782">
            <text:p>572340.258787782</text:p>
          </table:table-cell>
          <table:table-cell office:value-type="float" office:value="1416573.12271468">
            <text:p>1416573.12271468</text:p>
          </table:table-cell>
          <table:table-cell office:value-type="float" office:value="488224.719924557">
            <text:p>488224.719924557</text:p>
          </table:table-cell>
          <table:table-cell office:value-type="float" office:value="621267.922990731">
            <text:p>621267.922990731</text:p>
          </table:table-cell>
          <table:table-cell office:value-type="float" office:value="3435989.76174192">
            <text:p>3435989.76174192</text:p>
          </table:table-cell>
          <table:table-cell office:value-type="float" office:value="302879.738005073">
            <text:p>302879.738005073</text:p>
          </table:table-cell>
          <table:table-cell office:value-type="float" office:value="1614679.7699042">
            <text:p>1614679.7699042</text:p>
          </table:table-cell>
          <table:table-cell office:value-type="float" office:value="1399828.94410169">
            <text:p>1399828.94410169</text:p>
          </table:table-cell>
          <table:table-cell office:value-type="float" office:value="3357364.72078323">
            <text:p>3357364.72078323</text:p>
          </table:table-cell>
          <table:table-cell office:value-type="float" office:value="1946969.23110562">
            <text:p>1946969.23110562</text:p>
          </table:table-cell>
          <table:table-cell office:value-type="float" office:value="613852.704151467">
            <text:p>613852.704151467</text:p>
          </table:table-cell>
          <table:table-cell office:value-type="float" office:value="6310097.58519828">
            <text:p>6310097.58519828</text:p>
          </table:table-cell>
          <table:table-cell office:value-type="float" office:value="4830806.16189828">
            <text:p>4830806.16189828</text:p>
          </table:table-cell>
          <table:table-cell office:value-type="float" office:value="1318378.12102803">
            <text:p>1318378.12102803</text:p>
          </table:table-cell>
          <table:table-cell office:value-type="float" office:value="1031251.06162985">
            <text:p>1031251.06162985</text:p>
          </table:table-cell>
          <table:table-cell office:value-type="float" office:value="1847386.22272734">
            <text:p>1847386.22272734</text:p>
          </table:table-cell>
          <table:table-cell office:value-type="float" office:value="902870.648082073">
            <text:p>902870.648082073</text:p>
          </table:table-cell>
          <table:table-cell office:value-type="float" office:value="12766724.9759329">
            <text:p>12766724.9759329</text:p>
          </table:table-cell>
          <table:table-cell office:value-type="float" office:value="576801.268501417">
            <text:p>576801.268501417</text:p>
          </table:table-cell>
          <table:table-cell office:value-type="float" office:value="24862494.2091519">
            <text:p>24862494.2091519</text:p>
          </table:table-cell>
          <table:table-cell office:value-type="float" office:value="620252.559342286">
            <text:p>620252.559342286</text:p>
          </table:table-cell>
          <table:table-cell office:value-type="float" office:value="2881158.86215828">
            <text:p>2881158.86215828</text:p>
          </table:table-cell>
          <table:table-cell office:value-type="float" office:value="1508368.36147">
            <text:p>1508368.36147</text:p>
          </table:table-cell>
          <table:table-cell office:value-type="float" office:value="476998.661620814">
            <text:p>476998.661620814</text:p>
          </table:table-cell>
          <table:table-cell office:value-type="float" office:value="4733859.03626018">
            <text:p>4733859.03626018</text:p>
          </table:table-cell>
          <table:table-cell office:value-type="float" office:value="674292.331290661">
            <text:p>674292.331290661</text:p>
          </table:table-cell>
          <table:table-cell office:value-type="float" office:value="1089245.27160265">
            <text:p>1089245.27160265</text:p>
          </table:table-cell>
          <table:table-cell office:value-type="float" office:value="926431.5590899">
            <text:p>926431.5590899</text:p>
          </table:table-cell>
          <table:table-cell office:value-type="float" office:value="906943.755798984">
            <text:p>906943.755798984</text:p>
          </table:table-cell>
          <table:table-cell office:value-type="float" office:value="164161.873889479">
            <text:p>164161.873889479</text:p>
          </table:table-cell>
          <table:table-cell office:value-type="float" office:value="543136.485797033">
            <text:p>543136.485797033</text:p>
          </table:table-cell>
          <table:table-cell office:value-type="float" office:value="621413.434938137">
            <text:p>621413.434938137</text:p>
          </table:table-cell>
          <table:table-cell office:value-type="float" office:value="6797275.99709582">
            <text:p>6797275.99709582</text:p>
          </table:table-cell>
          <table:table-cell office:value-type="float" office:value="525472.423467062">
            <text:p>525472.423467062</text:p>
          </table:table-cell>
          <table:table-cell office:value-type="float" office:value="2614097.29546374">
            <text:p>2614097.29546374</text:p>
          </table:table-cell>
          <table:table-cell office:value-type="float" office:value="9104213.75531061">
            <text:p>9104213.75531061</text:p>
          </table:table-cell>
          <table:table-cell office:value-type="float" office:value="4492114.83062095">
            <text:p>4492114.83062095</text:p>
          </table:table-cell>
          <table:table-cell office:value-type="float" office:value="492217.303408543">
            <text:p>492217.303408543</text:p>
          </table:table-cell>
          <table:table-cell office:value-type="float" office:value="1938830.41205055">
            <text:p>1938830.41205055</text:p>
          </table:table-cell>
          <table:table-cell office:value-type="float" office:value="3795335.56288834">
            <text:p>3795335.56288834</text:p>
          </table:table-cell>
          <table:table-cell office:value-type="float" office:value="5344512.88903368">
            <text:p>5344512.88903368</text:p>
          </table:table-cell>
          <table:table-cell office:value-type="float" office:value="1440552.09242388">
            <text:p>1440552.09242388</text:p>
          </table:table-cell>
          <table:table-cell office:value-type="float" office:value="1967558.91017559">
            <text:p>1967558.91017559</text:p>
          </table:table-cell>
          <table:table-cell office:value-type="float" office:value="994595.633611697">
            <text:p>994595.633611697</text:p>
          </table:table-cell>
          <table:table-cell office:value-type="float" office:value="807208.14325347">
            <text:p>807208.14325347</text:p>
          </table:table-cell>
          <table:table-cell office:value-type="float" office:value="6659725.07922968">
            <text:p>6659725.07922968</text:p>
          </table:table-cell>
          <table:table-cell office:value-type="float" office:value="643782.289923681">
            <text:p>643782.289923681</text:p>
          </table:table-cell>
          <table:table-cell office:value-type="float" office:value="3180033.56368317">
            <text:p>3180033.56368317</text:p>
          </table:table-cell>
          <table:table-cell office:value-type="float" office:value="1706342.61893362">
            <text:p>1706342.61893362</text:p>
          </table:table-cell>
          <table:table-cell office:value-type="float" office:value="4411400.82653756">
            <text:p>4411400.82653756</text:p>
          </table:table-cell>
          <table:table-cell office:value-type="float" office:value="474708.745370818">
            <text:p>474708.745370818</text:p>
          </table:table-cell>
          <table:table-cell office:value-type="float" office:value="1455572.59934593">
            <text:p>1455572.59934593</text:p>
          </table:table-cell>
          <table:table-cell office:value-type="float" office:value="989895.158313937">
            <text:p>989895.158313937</text:p>
          </table:table-cell>
          <table:table-cell office:value-type="float" office:value="4438184.64235912">
            <text:p>4438184.64235912</text:p>
          </table:table-cell>
          <table:table-cell office:value-type="float" office:value="11005020.5430127">
            <text:p>11005020.5430127</text:p>
          </table:table-cell>
          <table:table-cell office:value-type="float" office:value="4193147.04516116">
            <text:p>4193147.04516116</text:p>
          </table:table-cell>
          <table:table-cell office:value-type="float" office:value="533745.821682082">
            <text:p>533745.821682082</text:p>
          </table:table-cell>
          <table:table-cell office:value-type="float" office:value="849095.576334426">
            <text:p>849095.576334426</text:p>
          </table:table-cell>
          <table:table-cell office:value-type="float" office:value="1546413.21158384">
            <text:p>1546413.21158384</text:p>
          </table:table-cell>
          <table:table-cell office:value-type="float" office:value="849131.330566622">
            <text:p>849131.330566622</text:p>
          </table:table-cell>
          <table:table-cell office:value-type="float" office:value="4069653.94797192">
            <text:p>4069653.94797192</text:p>
          </table:table-cell>
          <table:table-cell office:value-type="float" office:value="532436.932463327">
            <text:p>532436.932463327</text:p>
          </table:table-cell>
          <table:table-cell office:value-type="float" office:value="45232511.717281">
            <text:p>45232511.717281</text:p>
          </table:table-cell>
          <table:table-cell office:value-type="float" office:value="1849704.61182142">
            <text:p>1849704.61182142</text:p>
          </table:table-cell>
          <table:table-cell office:value-type="float" office:value="332608.77184071">
            <text:p>332608.77184071</text:p>
          </table:table-cell>
          <table:table-cell office:value-type="float" office:value="520400.682695027">
            <text:p>520400.682695027</text:p>
          </table:table-cell>
          <table:table-cell office:value-type="float" office:value="845095.12135866">
            <text:p>845095.12135866</text:p>
          </table:table-cell>
          <table:table-cell office:value-type="float" office:value="1444456.3233157">
            <text:p>1444456.3233157</text:p>
          </table:table-cell>
          <table:table-cell office:value-type="float" office:value="1666072.43334884">
            <text:p>1666072.43334884</text:p>
          </table:table-cell>
          <table:table-cell office:value-type="float" office:value="1644580.708122">
            <text:p>1644580.708122</text:p>
          </table:table-cell>
          <table:table-cell office:value-type="float" office:value="1580509.00995869">
            <text:p>1580509.00995869</text:p>
          </table:table-cell>
          <table:table-cell office:value-type="float" office:value="1742785.40757329">
            <text:p>1742785.40757329</text:p>
          </table:table-cell>
        </table:table-row>
        <table:table-row table:style-name="ro1">
          <table:table-cell office:value-type="string">
            <text:p>'我是狼'</text:p>
          </table:table-cell>
          <table:table-cell office:value-type="float" office:value="196">
            <text:p>196</text:p>
          </table:table-cell>
          <table:table-cell office:value-type="float" office:value="2342343">
            <text:p>2342343</text:p>
          </table:table-cell>
          <table:table-cell office:value-type="float" office:value="112345678">
            <text:p>112345678</text:p>
          </table:table-cell>
          <table:table-cell office:value-type="float" office:value="22357766.600021">
            <text:p>22357766.600021</text:p>
          </table:table-cell>
          <table:table-cell office:value-type="float" office:value="14604527.0380324">
            <text:p>14604527.0380324</text:p>
          </table:table-cell>
          <table:table-cell office:value-type="float" office:value="25285222.0016727">
            <text:p>25285222.0016727</text:p>
          </table:table-cell>
          <table:table-cell office:value-type="float" office:value="75448641.7273863">
            <text:p>75448641.7273863</text:p>
          </table:table-cell>
          <table:table-cell office:value-type="float" office:value="29164132.4164845">
            <text:p>29164132.4164845</text:p>
          </table:table-cell>
          <table:table-cell office:value-type="float" office:value="18369835.9142059">
            <text:p>18369835.9142059</text:p>
          </table:table-cell>
          <table:table-cell office:value-type="float" office:value="36993251.9316423">
            <text:p>36993251.9316423</text:p>
          </table:table-cell>
          <table:table-cell office:value-type="float" office:value="2992389.85428528">
            <text:p>2992389.85428528</text:p>
          </table:table-cell>
          <table:table-cell office:value-type="float" office:value="35098570.8976357">
            <text:p>35098570.8976357</text:p>
          </table:table-cell>
          <table:table-cell office:value-type="float" office:value="112345678">
            <text:p>112345678</text:p>
          </table:table-cell>
          <table:table-cell office:value-type="float" office:value="20026389.4158514">
            <text:p>20026389.4158514</text:p>
          </table:table-cell>
          <table:table-cell office:value-type="float" office:value="26534337.7195537">
            <text:p>26534337.7195537</text:p>
          </table:table-cell>
          <table:table-cell office:value-type="float" office:value="21300478.9728962">
            <text:p>21300478.9728962</text:p>
          </table:table-cell>
          <table:table-cell office:value-type="float" office:value="32090983.5320821">
            <text:p>32090983.5320821</text:p>
          </table:table-cell>
          <table:table-cell office:value-type="float" office:value="16647127.1281825">
            <text:p>16647127.1281825</text:p>
          </table:table-cell>
          <table:table-cell office:value-type="float" office:value="7869829.54438879">
            <text:p>7869829.54438879</text:p>
          </table:table-cell>
          <table:table-cell office:value-type="float" office:value="14715359.612863">
            <text:p>14715359.612863</text:p>
          </table:table-cell>
          <table:table-cell office:value-type="float" office:value="7508191.46950919">
            <text:p>7508191.46950919</text:p>
          </table:table-cell>
          <table:table-cell office:value-type="float" office:value="7794969.78084679">
            <text:p>7794969.78084679</text:p>
          </table:table-cell>
          <table:table-cell office:value-type="float" office:value="17180316.4198623">
            <text:p>17180316.4198623</text:p>
          </table:table-cell>
          <table:table-cell office:value-type="float" office:value="112345678">
            <text:p>112345678</text:p>
          </table:table-cell>
          <table:table-cell office:value-type="float" office:value="11331790.016299">
            <text:p>11331790.016299</text:p>
          </table:table-cell>
          <table:table-cell office:value-type="float" office:value="112345678">
            <text:p>112345678</text:p>
          </table:table-cell>
          <table:table-cell table:number-columns-repeated="2" office:value-type="float" office:value="34363253.3053871">
            <text:p>34363253.3053871</text:p>
          </table:table-cell>
          <table:table-cell office:value-type="float" office:value="47532591.2341189">
            <text:p>47532591.2341189</text:p>
          </table:table-cell>
          <table:table-cell office:value-type="float" office:value="23151932.6297277">
            <text:p>23151932.6297277</text:p>
          </table:table-cell>
          <table:table-cell office:value-type="float" office:value="19652162.9073756">
            <text:p>19652162.9073756</text:p>
          </table:table-cell>
          <table:table-cell office:value-type="float" office:value="97766790.8834063">
            <text:p>97766790.8834063</text:p>
          </table:table-cell>
          <table:table-cell office:value-type="float" office:value="12426545.0141799">
            <text:p>12426545.0141799</text:p>
          </table:table-cell>
          <table:table-cell office:value-type="float" office:value="18426311.1636973">
            <text:p>18426311.1636973</text:p>
          </table:table-cell>
          <table:table-cell office:value-type="float" office:value="21077477.2453271">
            <text:p>21077477.2453271</text:p>
          </table:table-cell>
          <table:table-cell office:value-type="float" office:value="29178330.5414312">
            <text:p>29178330.5414312</text:p>
          </table:table-cell>
          <table:table-cell office:value-type="float" office:value="9560062.75159174">
            <text:p>9560062.75159174</text:p>
          </table:table-cell>
          <table:table-cell office:value-type="float" office:value="29227548.2165292">
            <text:p>29227548.2165292</text:p>
          </table:table-cell>
          <table:table-cell office:value-type="float" office:value="23891588.3615265">
            <text:p>23891588.3615265</text:p>
          </table:table-cell>
          <table:table-cell office:value-type="float" office:value="32617090.5870788">
            <text:p>32617090.5870788</text:p>
          </table:table-cell>
          <table:table-cell office:value-type="float" office:value="97948187.904894">
            <text:p>97948187.904894</text:p>
          </table:table-cell>
          <table:table-cell office:value-type="float" office:value="10730241.7279095">
            <text:p>10730241.7279095</text:p>
          </table:table-cell>
          <table:table-cell office:value-type="float" office:value="46306254.9419714">
            <text:p>46306254.9419714</text:p>
          </table:table-cell>
          <table:table-cell office:value-type="float" office:value="42745686.9755381">
            <text:p>42745686.9755381</text:p>
          </table:table-cell>
          <table:table-cell office:value-type="float" office:value="23295399.7384599">
            <text:p>23295399.7384599</text:p>
          </table:table-cell>
          <table:table-cell office:value-type="float" office:value="15913999.1396403">
            <text:p>15913999.1396403</text:p>
          </table:table-cell>
          <table:table-cell office:value-type="float" office:value="112345678">
            <text:p>112345678</text:p>
          </table:table-cell>
          <table:table-cell office:value-type="float" office:value="84765502.8281744">
            <text:p>84765502.8281744</text:p>
          </table:table-cell>
          <table:table-cell office:value-type="float" office:value="31592205.6235607">
            <text:p>31592205.6235607</text:p>
          </table:table-cell>
          <table:table-cell office:value-type="float" office:value="5229091.29321142">
            <text:p>5229091.29321142</text:p>
          </table:table-cell>
          <table:table-cell office:value-type="float" office:value="22575069.6852229">
            <text:p>22575069.6852229</text:p>
          </table:table-cell>
          <table:table-cell office:value-type="float" office:value="21486059.0950836">
            <text:p>21486059.0950836</text:p>
          </table:table-cell>
          <table:table-cell office:value-type="float" office:value="20929303.121595">
            <text:p>20929303.121595</text:p>
          </table:table-cell>
          <table:table-cell office:value-type="float" office:value="14721635.157245">
            <text:p>14721635.157245</text:p>
          </table:table-cell>
          <table:table-cell office:value-type="float" office:value="7367190.89974589">
            <text:p>7367190.89974589</text:p>
          </table:table-cell>
          <table:table-cell office:value-type="float" office:value="14668749.5310713">
            <text:p>14668749.5310713</text:p>
          </table:table-cell>
          <table:table-cell office:value-type="float" office:value="26167473.8977526">
            <text:p>26167473.8977526</text:p>
          </table:table-cell>
          <table:table-cell office:value-type="float" office:value="21353075.8030243">
            <text:p>21353075.8030243</text:p>
          </table:table-cell>
          <table:table-cell office:value-type="float" office:value="33931466.3374084">
            <text:p>33931466.3374084</text:p>
          </table:table-cell>
          <table:table-cell office:value-type="float" office:value="36033791.4815716">
            <text:p>36033791.4815716</text:p>
          </table:table-cell>
          <table:table-cell office:value-type="float" office:value="44411073.4576796">
            <text:p>44411073.4576796</text:p>
          </table:table-cell>
          <table:table-cell table:number-columns-repeated="2" office:value-type="float" office:value="12744613.8689157">
            <text:p>12744613.8689157</text:p>
          </table:table-cell>
          <table:table-cell office:value-type="float" office:value="64607607.7170629">
            <text:p>64607607.7170629</text:p>
          </table:table-cell>
          <table:table-cell office:value-type="float" office:value="71515741.0465552">
            <text:p>71515741.0465552</text:p>
          </table:table-cell>
          <table:table-cell office:value-type="float" office:value="40211506.6795802">
            <text:p>40211506.6795802</text:p>
          </table:table-cell>
          <table:table-cell office:value-type="float" office:value="3980433.33827547">
            <text:p>3980433.33827547</text:p>
          </table:table-cell>
          <table:table-cell office:value-type="float" office:value="86838834.376692">
            <text:p>86838834.376692</text:p>
          </table:table-cell>
          <table:table-cell office:value-type="float" office:value="46447405.8152164">
            <text:p>46447405.8152164</text:p>
          </table:table-cell>
          <table:table-cell office:value-type="float" office:value="44574477.8695347">
            <text:p>44574477.8695347</text:p>
          </table:table-cell>
          <table:table-cell office:value-type="float" office:value="27080200.5239302">
            <text:p>27080200.5239302</text:p>
          </table:table-cell>
          <table:table-cell office:value-type="float" office:value="112345678">
            <text:p>112345678</text:p>
          </table:table-cell>
          <table:table-cell office:value-type="float" office:value="65622157.2815877">
            <text:p>65622157.2815877</text:p>
          </table:table-cell>
          <table:table-cell office:value-type="float" office:value="35932390.5645369">
            <text:p>35932390.5645369</text:p>
          </table:table-cell>
          <table:table-cell office:value-type="float" office:value="13011422.9185364">
            <text:p>13011422.9185364</text:p>
          </table:table-cell>
          <table:table-cell office:value-type="float" office:value="5753380.68655931">
            <text:p>5753380.68655931</text:p>
          </table:table-cell>
          <table:table-cell office:value-type="float" office:value="83264268.4491105">
            <text:p>83264268.4491105</text:p>
          </table:table-cell>
          <table:table-cell office:value-type="float" office:value="14766192.1570273">
            <text:p>14766192.1570273</text:p>
          </table:table-cell>
          <table:table-cell office:value-type="float" office:value="40203206.5516973">
            <text:p>40203206.5516973</text:p>
          </table:table-cell>
          <table:table-cell office:value-type="float" office:value="20595478.2357645">
            <text:p>20595478.2357645</text:p>
          </table:table-cell>
          <table:table-cell office:value-type="float" office:value="28030705.9995964">
            <text:p>28030705.9995964</text:p>
          </table:table-cell>
          <table:table-cell office:value-type="float" office:value="16356579.5461438">
            <text:p>16356579.5461438</text:p>
          </table:table-cell>
          <table:table-cell office:value-type="float" office:value="26389857.8888477">
            <text:p>26389857.8888477</text:p>
          </table:table-cell>
          <table:table-cell office:value-type="float" office:value="45666412.6708041">
            <text:p>45666412.6708041</text:p>
          </table:table-cell>
          <table:table-cell office:value-type="float" office:value="25372425.3613101">
            <text:p>25372425.3613101</text:p>
          </table:table-cell>
          <table:table-cell table:number-columns-repeated="2" office:value-type="float" office:value="10289907.3365912">
            <text:p>10289907.3365912</text:p>
          </table:table-cell>
          <table:table-cell office:value-type="float" office:value="33727152.714477">
            <text:p>33727152.714477</text:p>
          </table:table-cell>
          <table:table-cell office:value-type="float" office:value="2948501.37013073">
            <text:p>2948501.37013073</text:p>
          </table:table-cell>
          <table:table-cell office:value-type="float" office:value="27518556.4173771">
            <text:p>27518556.4173771</text:p>
          </table:table-cell>
          <table:table-cell office:value-type="float" office:value="26155234.6486602">
            <text:p>26155234.6486602</text:p>
          </table:table-cell>
          <table:table-cell office:value-type="float" office:value="9266262.37889699">
            <text:p>9266262.37889699</text:p>
          </table:table-cell>
          <table:table-cell office:value-type="float" office:value="23457527.0993993">
            <text:p>23457527.0993993</text:p>
          </table:table-cell>
          <table:table-cell office:value-type="float" office:value="27482656.4574315">
            <text:p>27482656.4574315</text:p>
          </table:table-cell>
          <table:table-cell office:value-type="float" office:value="27268267.7610851">
            <text:p>27268267.7610851</text:p>
          </table:table-cell>
          <table:table-cell office:value-type="float" office:value="13194815.2941871">
            <text:p>13194815.2941871</text:p>
          </table:table-cell>
          <table:table-cell office:value-type="float" office:value="45497802.5970294">
            <text:p>45497802.5970294</text:p>
          </table:table-cell>
          <table:table-cell office:value-type="float" office:value="16390451.0159354">
            <text:p>16390451.0159354</text:p>
          </table:table-cell>
          <table:table-cell office:value-type="float" office:value="91617192.1276999">
            <text:p>91617192.1276999</text:p>
          </table:table-cell>
          <table:table-cell office:value-type="float" office:value="112345678">
            <text:p>112345678</text:p>
          </table:table-cell>
          <table:table-cell office:value-type="float" office:value="46256657.9823991">
            <text:p>46256657.9823991</text:p>
          </table:table-cell>
          <table:table-cell office:value-type="float" office:value="89784736.0125823">
            <text:p>89784736.0125823</text:p>
          </table:table-cell>
        </table:table-row>
        <table:table-row table:style-name="ro1">
          <table:table-cell office:value-type="string">
            <text:p>'巴啦啦小魔仙之魔�'</text:p>
          </table:table-cell>
          <table:table-cell office:value-type="float" office:value="52">
            <text:p>52</text:p>
          </table:table-cell>
          <table:table-cell table:formula="of:=AVERAGE([.D32:.CY32])" office:value-type="float" office:value="2234658.83900956">
            <text:p>2234658.83900956</text:p>
          </table:table-cell>
          <table:table-cell office:value-type="float" office:value="881986.154502668">
            <text:p>881986.154502668</text:p>
          </table:table-cell>
          <table:table-cell office:value-type="float" office:value="1209897.54197617">
            <text:p>1209897.54197617</text:p>
          </table:table-cell>
          <table:table-cell office:value-type="float" office:value="815205.309843885">
            <text:p>815205.309843885</text:p>
          </table:table-cell>
          <table:table-cell office:value-type="float" office:value="206159.256646709">
            <text:p>206159.256646709</text:p>
          </table:table-cell>
          <table:table-cell office:value-type="float" office:value="519907.253938629">
            <text:p>519907.253938629</text:p>
          </table:table-cell>
          <table:table-cell office:value-type="float" office:value="807456.011384038">
            <text:p>807456.011384038</text:p>
          </table:table-cell>
          <table:table-cell office:value-type="float" office:value="2854354.54065277">
            <text:p>2854354.54065277</text:p>
          </table:table-cell>
          <table:table-cell office:value-type="float" office:value="1876866.76195504">
            <text:p>1876866.76195504</text:p>
          </table:table-cell>
          <table:table-cell office:value-type="float" office:value="195161.369149489">
            <text:p>195161.369149489</text:p>
          </table:table-cell>
          <table:table-cell office:value-type="float" office:value="1762834.97478997">
            <text:p>1762834.97478997</text:p>
          </table:table-cell>
          <table:table-cell office:value-type="float" office:value="3100623.57411233">
            <text:p>3100623.57411233</text:p>
          </table:table-cell>
          <table:table-cell office:value-type="float" office:value="540814.798890922">
            <text:p>540814.798890922</text:p>
          </table:table-cell>
          <table:table-cell office:value-type="float" office:value="955185.129103918">
            <text:p>955185.129103918</text:p>
          </table:table-cell>
          <table:table-cell office:value-type="float" office:value="518864.139078556">
            <text:p>518864.139078556</text:p>
          </table:table-cell>
          <table:table-cell office:value-type="float" office:value="1672941.65336562">
            <text:p>1672941.65336562</text:p>
          </table:table-cell>
          <table:table-cell office:value-type="float" office:value="21651.9855710417">
            <text:p>21651.9855710417</text:p>
          </table:table-cell>
          <table:table-cell office:value-type="float" office:value="7889.22981665888">
            <text:p>7889.2298166589</text:p>
          </table:table-cell>
          <table:table-cell office:value-type="float" office:value="941135.359713366">
            <text:p>941135.359713366</text:p>
          </table:table-cell>
          <table:table-cell office:value-type="float" office:value="1967288.78547204">
            <text:p>1967288.78547204</text:p>
          </table:table-cell>
          <table:table-cell office:value-type="float" office:value="635441.874291068">
            <text:p>635441.874291068</text:p>
          </table:table-cell>
          <table:table-cell office:value-type="float" office:value="884373.460812372">
            <text:p>884373.460812372</text:p>
          </table:table-cell>
          <table:table-cell office:value-type="float" office:value="523782.255431719">
            <text:p>523782.255431719</text:p>
          </table:table-cell>
          <table:table-cell office:value-type="float" office:value="351780.671637519">
            <text:p>351780.671637519</text:p>
          </table:table-cell>
          <table:table-cell office:value-type="float" office:value="982677.059189695">
            <text:p>982677.059189695</text:p>
          </table:table-cell>
          <table:table-cell office:value-type="float" office:value="108007.177516064">
            <text:p>108007.177516064</text:p>
          </table:table-cell>
          <table:table-cell office:value-type="float" office:value="5308684.99737951">
            <text:p>5308684.99737951</text:p>
          </table:table-cell>
          <table:table-cell office:value-type="float" office:value="820365.081622509">
            <text:p>820365.081622509</text:p>
          </table:table-cell>
          <table:table-cell office:value-type="float" office:value="1201617.54703213">
            <text:p>1201617.54703213</text:p>
          </table:table-cell>
          <table:table-cell office:value-type="float" office:value="558829.781393049">
            <text:p>558829.781393049</text:p>
          </table:table-cell>
          <table:table-cell office:value-type="float" office:value="2694229.85148259">
            <text:p>2694229.85148259</text:p>
          </table:table-cell>
          <table:table-cell office:value-type="float" office:value="276144.996924491">
            <text:p>276144.996924491</text:p>
          </table:table-cell>
          <table:table-cell office:value-type="float" office:value="10586699.8535027">
            <text:p>10586699.8535027</text:p>
          </table:table-cell>
          <table:table-cell office:value-type="float" office:value="236891.028287642">
            <text:p>236891.028287642</text:p>
          </table:table-cell>
          <table:table-cell office:value-type="float" office:value="1900583.95603526">
            <text:p>1900583.95603526</text:p>
          </table:table-cell>
          <table:table-cell office:value-type="float" office:value="4580128.79676182">
            <text:p>4580128.79676182</text:p>
          </table:table-cell>
          <table:table-cell office:value-type="float" office:value="4640569.55444949">
            <text:p>4640569.55444949</text:p>
          </table:table-cell>
          <table:table-cell office:value-type="float" office:value="495353.220033389">
            <text:p>495353.220033389</text:p>
          </table:table-cell>
          <table:table-cell office:value-type="float" office:value="1297701.69131347">
            <text:p>1297701.69131347</text:p>
          </table:table-cell>
          <table:table-cell office:value-type="float" office:value="1850845.74007418">
            <text:p>1850845.74007418</text:p>
          </table:table-cell>
          <table:table-cell office:value-type="float" office:value="987035.400008537">
            <text:p>987035.400008537</text:p>
          </table:table-cell>
          <table:table-cell office:value-type="float" office:value="831142.226925661">
            <text:p>831142.226925661</text:p>
          </table:table-cell>
          <table:table-cell office:value-type="float" office:value="732958.974693041">
            <text:p>732958.974693041</text:p>
          </table:table-cell>
          <table:table-cell office:value-type="float" office:value="3533292.75221603">
            <text:p>3533292.75221603</text:p>
          </table:table-cell>
          <table:table-cell office:value-type="float" office:value="940581.600524654">
            <text:p>940581.600524654</text:p>
          </table:table-cell>
          <table:table-cell office:value-type="float" office:value="522474.908281262">
            <text:p>522474.908281262</text:p>
          </table:table-cell>
          <table:table-cell office:value-type="float" office:value="221482.651613635">
            <text:p>221482.651613635</text:p>
          </table:table-cell>
          <table:table-cell office:value-type="float" office:value="149320.982396005">
            <text:p>149320.982396005</text:p>
          </table:table-cell>
          <table:table-cell office:value-type="float" office:value="977982.649692083">
            <text:p>977982.649692083</text:p>
          </table:table-cell>
          <table:table-cell office:value-type="float" office:value="17774643.9604451">
            <text:p>17774643.9604451</text:p>
          </table:table-cell>
          <table:table-cell office:value-type="float" office:value="654648.84767326">
            <text:p>654648.84767326</text:p>
          </table:table-cell>
          <table:table-cell office:value-type="float" office:value="16884830.7322382">
            <text:p>16884830.7322382</text:p>
          </table:table-cell>
          <table:table-cell office:value-type="float" office:value="391766.498253597">
            <text:p>391766.498253597</text:p>
          </table:table-cell>
          <table:table-cell office:value-type="float" office:value="3216697.15327301">
            <text:p>3216697.15327301</text:p>
          </table:table-cell>
          <table:table-cell office:value-type="float" office:value="1747598.4457651">
            <text:p>1747598.4457651</text:p>
          </table:table-cell>
          <table:table-cell office:value-type="float" office:value="253234.631378186">
            <text:p>253234.631378186</text:p>
          </table:table-cell>
          <table:table-cell office:value-type="float" office:value="1109760.96336076">
            <text:p>1109760.96336076</text:p>
          </table:table-cell>
          <table:table-cell office:value-type="float" office:value="3410162.44452637">
            <text:p>3410162.44452637</text:p>
          </table:table-cell>
          <table:table-cell office:value-type="float" office:value="1091454.12995528">
            <text:p>1091454.12995528</text:p>
          </table:table-cell>
          <table:table-cell office:value-type="float" office:value="939328.215639304">
            <text:p>939328.215639304</text:p>
          </table:table-cell>
          <table:table-cell office:value-type="float" office:value="765281.553802542">
            <text:p>765281.553802542</text:p>
          </table:table-cell>
          <table:table-cell office:value-type="float" office:value="980221.700974019">
            <text:p>980221.700974019</text:p>
          </table:table-cell>
          <table:table-cell office:value-type="float" office:value="9726165.30387716">
            <text:p>9726165.30387716</text:p>
          </table:table-cell>
          <table:table-cell office:value-type="float" office:value="382932.998444182">
            <text:p>382932.998444182</text:p>
          </table:table-cell>
          <table:table-cell office:value-type="float" office:value="13307317.0736553">
            <text:p>13307317.0736553</text:p>
          </table:table-cell>
          <table:table-cell office:value-type="float" office:value="859652.340849038">
            <text:p>859652.340849038</text:p>
          </table:table-cell>
          <table:table-cell office:value-type="float" office:value="1118757.43432997">
            <text:p>1118757.43432997</text:p>
          </table:table-cell>
          <table:table-cell office:value-type="float" office:value="770100.932982946">
            <text:p>770100.932982946</text:p>
          </table:table-cell>
          <table:table-cell office:value-type="float" office:value="8210007.79555788">
            <text:p>8210007.79555788</text:p>
          </table:table-cell>
          <table:table-cell office:value-type="float" office:value="1929999.01976893">
            <text:p>1929999.01976893</text:p>
          </table:table-cell>
          <table:table-cell office:value-type="float" office:value="805556.852098525">
            <text:p>805556.852098525</text:p>
          </table:table-cell>
          <table:table-cell office:value-type="float" office:value="625379.705843311">
            <text:p>625379.705843311</text:p>
          </table:table-cell>
          <table:table-cell office:value-type="float" office:value="8227208.82300913">
            <text:p>8227208.82300913</text:p>
          </table:table-cell>
          <table:table-cell office:value-type="float" office:value="925395.749561989">
            <text:p>925395.749561989</text:p>
          </table:table-cell>
          <table:table-cell office:value-type="float" office:value="677203.102211295">
            <text:p>677203.102211295</text:p>
          </table:table-cell>
          <table:table-cell office:value-type="float" office:value="1646834.5963958">
            <text:p>1646834.5963958</text:p>
          </table:table-cell>
          <table:table-cell office:value-type="float" office:value="3069334.89537598">
            <text:p>3069334.89537598</text:p>
          </table:table-cell>
          <table:table-cell office:value-type="float" office:value="3303061.66133804">
            <text:p>3303061.66133804</text:p>
          </table:table-cell>
          <table:table-cell office:value-type="float" office:value="1477125.98635632">
            <text:p>1477125.98635632</text:p>
          </table:table-cell>
          <table:table-cell office:value-type="float" office:value="7119800.71349744">
            <text:p>7119800.71349744</text:p>
          </table:table-cell>
          <table:table-cell office:value-type="float" office:value="1381479.57216928">
            <text:p>1381479.57216928</text:p>
          </table:table-cell>
          <table:table-cell office:value-type="float" office:value="9767433.75117586">
            <text:p>9767433.75117586</text:p>
          </table:table-cell>
          <table:table-cell office:value-type="float" office:value="3192675.31988441">
            <text:p>3192675.31988441</text:p>
          </table:table-cell>
          <table:table-cell office:value-type="float" office:value="44349.7873169127">
            <text:p>44349.7873169127</text:p>
          </table:table-cell>
          <table:table-cell office:value-type="float" office:value="1878687.68432535">
            <text:p>1878687.68432535</text:p>
          </table:table-cell>
          <table:table-cell office:value-type="float" office:value="1325410.96610846">
            <text:p>1325410.96610846</text:p>
          </table:table-cell>
          <table:table-cell office:value-type="float" office:value="356656.792829484">
            <text:p>356656.792829484</text:p>
          </table:table-cell>
          <table:table-cell office:value-type="float" office:value="2419390.12886033">
            <text:p>2419390.12886033</text:p>
          </table:table-cell>
          <table:table-cell office:value-type="float" office:value="1712196.6156754">
            <text:p>1712196.6156754</text:p>
          </table:table-cell>
          <table:table-cell office:value-type="float" office:value="3891744.19307788">
            <text:p>3891744.19307788</text:p>
          </table:table-cell>
          <table:table-cell office:value-type="float" office:value="7082967.69546589">
            <text:p>7082967.69546589</text:p>
          </table:table-cell>
          <table:table-cell office:value-type="float" office:value="472193.649593368">
            <text:p>472193.649593368</text:p>
          </table:table-cell>
          <table:table-cell office:value-type="float" office:value="525935.174297141">
            <text:p>525935.174297141</text:p>
          </table:table-cell>
          <table:table-cell office:value-type="float" office:value="1164252.97700518">
            <text:p>1164252.97700518</text:p>
          </table:table-cell>
          <table:table-cell office:value-type="float" office:value="1418663.64461855">
            <text:p>1418663.64461855</text:p>
          </table:table-cell>
          <table:table-cell office:value-type="float" office:value="231623.105030492">
            <text:p>231623.105030492</text:p>
          </table:table-cell>
          <table:table-cell office:value-type="float" office:value="290299.508820342">
            <text:p>290299.508820342</text:p>
          </table:table-cell>
          <table:table-cell office:value-type="float" office:value="791891.606354887">
            <text:p>791891.606354887</text:p>
          </table:table-cell>
          <table:table-cell office:value-type="float" office:value="583870.690432452">
            <text:p>583870.690432452</text:p>
          </table:table-cell>
          <table:table-cell office:value-type="float" office:value="1806689.13739654">
            <text:p>1806689.13739654</text:p>
          </table:table-cell>
          <table:table-cell office:value-type="float" office:value="38803.0665947271">
            <text:p>38803.0665947271</text:p>
          </table:table-cell>
        </table:table-row>
        <table:table-row table:style-name="ro1">
          <table:table-cell office:value-type="string">
            <text:p>'U盘'</text:p>
          </table:table-cell>
          <table:table-cell office:value-type="float" office:value="935">
            <text:p>935</text:p>
          </table:table-cell>
          <table:table-cell table:formula="of:=AVERAGE([.D33:.CY33])" office:value-type="float" office:value="1620177.16384485">
            <text:p>1620177.16384485</text:p>
          </table:table-cell>
          <table:table-cell office:value-type="float" office:value="1203189.8921417">
            <text:p>1203189.8921417</text:p>
          </table:table-cell>
          <table:table-cell office:value-type="float" office:value="1153322.91672297">
            <text:p>1153322.91672297</text:p>
          </table:table-cell>
          <table:table-cell office:value-type="float" office:value="3450609.61143761">
            <text:p>3450609.61143761</text:p>
          </table:table-cell>
          <table:table-cell office:value-type="float" office:value="2198768.37800483">
            <text:p>2198768.37800483</text:p>
          </table:table-cell>
          <table:table-cell office:value-type="float" office:value="920674.186499179">
            <text:p>920674.186499179</text:p>
          </table:table-cell>
          <table:table-cell office:value-type="float" office:value="581274.946935913">
            <text:p>581274.946935913</text:p>
          </table:table-cell>
          <table:table-cell office:value-type="float" office:value="872035.509201527">
            <text:p>872035.509201527</text:p>
          </table:table-cell>
          <table:table-cell office:value-type="float" office:value="1269246.07371043">
            <text:p>1269246.07371043</text:p>
          </table:table-cell>
          <table:table-cell office:value-type="float" office:value="928667.222771467">
            <text:p>928667.222771467</text:p>
          </table:table-cell>
          <table:table-cell office:value-type="float" office:value="1717751.90710579">
            <text:p>1717751.90710579</text:p>
          </table:table-cell>
          <table:table-cell office:value-type="float" office:value="2242739.96133996">
            <text:p>2242739.96133996</text:p>
          </table:table-cell>
          <table:table-cell office:value-type="float" office:value="1492648.44335627">
            <text:p>1492648.44335627</text:p>
          </table:table-cell>
          <table:table-cell office:value-type="float" office:value="525867.715686105">
            <text:p>525867.715686105</text:p>
          </table:table-cell>
          <table:table-cell office:value-type="float" office:value="1034798.95041447">
            <text:p>1034798.95041447</text:p>
          </table:table-cell>
          <table:table-cell office:value-type="float" office:value="14217210.0262419">
            <text:p>14217210.0262419</text:p>
          </table:table-cell>
          <table:table-cell office:value-type="float" office:value="596461.762432733">
            <text:p>596461.762432733</text:p>
          </table:table-cell>
          <table:table-cell office:value-type="float" office:value="1323719.09106998">
            <text:p>1323719.09106998</text:p>
          </table:table-cell>
          <table:table-cell office:value-type="float" office:value="1156247.87099207">
            <text:p>1156247.87099207</text:p>
          </table:table-cell>
          <table:table-cell office:value-type="float" office:value="923683.360071974">
            <text:p>923683.360071974</text:p>
          </table:table-cell>
          <table:table-cell office:value-type="float" office:value="3980850.18804142">
            <text:p>3980850.18804142</text:p>
          </table:table-cell>
          <table:table-cell office:value-type="float" office:value="972402.636059896">
            <text:p>972402.636059896</text:p>
          </table:table-cell>
          <table:table-cell office:value-type="float" office:value="604091.611089261">
            <text:p>604091.611089261</text:p>
          </table:table-cell>
          <table:table-cell office:value-type="float" office:value="526955.764793249">
            <text:p>526955.764793249</text:p>
          </table:table-cell>
          <table:table-cell office:value-type="float" office:value="937476.529842998">
            <text:p>937476.529842998</text:p>
          </table:table-cell>
          <table:table-cell office:value-type="float" office:value="1775757.85669022">
            <text:p>1775757.85669022</text:p>
          </table:table-cell>
          <table:table-cell office:value-type="float" office:value="681999.982391769">
            <text:p>681999.982391769</text:p>
          </table:table-cell>
          <table:table-cell office:value-type="float" office:value="654662.729524116">
            <text:p>654662.729524116</text:p>
          </table:table-cell>
          <table:table-cell office:value-type="float" office:value="1976008.31390818">
            <text:p>1976008.31390818</text:p>
          </table:table-cell>
          <table:table-cell office:value-type="float" office:value="1851397.87024717">
            <text:p>1851397.87024717</text:p>
          </table:table-cell>
          <table:table-cell office:value-type="float" office:value="1259990.20805887">
            <text:p>1259990.20805887</text:p>
          </table:table-cell>
          <table:table-cell office:value-type="float" office:value="1331254.03026761">
            <text:p>1331254.03026761</text:p>
          </table:table-cell>
          <table:table-cell office:value-type="float" office:value="1334098.65864507">
            <text:p>1334098.65864507</text:p>
          </table:table-cell>
          <table:table-cell office:value-type="float" office:value="707345.275392889">
            <text:p>707345.275392889</text:p>
          </table:table-cell>
          <table:table-cell office:value-type="float" office:value="3815094.39753868">
            <text:p>3815094.39753868</text:p>
          </table:table-cell>
          <table:table-cell office:value-type="float" office:value="1034644.3951266">
            <text:p>1034644.3951266</text:p>
          </table:table-cell>
          <table:table-cell office:value-type="float" office:value="2948748.10246049">
            <text:p>2948748.10246049</text:p>
          </table:table-cell>
          <table:table-cell office:value-type="float" office:value="836417.550327668">
            <text:p>836417.550327668</text:p>
          </table:table-cell>
          <table:table-cell office:value-type="float" office:value="925952.809473909">
            <text:p>925952.809473909</text:p>
          </table:table-cell>
          <table:table-cell office:value-type="float" office:value="1012128.40638713">
            <text:p>1012128.40638713</text:p>
          </table:table-cell>
          <table:table-cell office:value-type="float" office:value="1052201.68337015">
            <text:p>1052201.68337015</text:p>
          </table:table-cell>
          <table:table-cell office:value-type="float" office:value="4110149.44723723">
            <text:p>4110149.44723723</text:p>
          </table:table-cell>
          <table:table-cell office:value-type="float" office:value="1548174.40741391">
            <text:p>1548174.40741391</text:p>
          </table:table-cell>
          <table:table-cell office:value-type="float" office:value="596393.248104838">
            <text:p>596393.248104838</text:p>
          </table:table-cell>
          <table:table-cell office:value-type="float" office:value="1116517.37643666">
            <text:p>1116517.37643666</text:p>
          </table:table-cell>
          <table:table-cell office:value-type="float" office:value="1426741.51772687">
            <text:p>1426741.51772687</text:p>
          </table:table-cell>
          <table:table-cell office:value-type="float" office:value="622550.504555281">
            <text:p>622550.504555281</text:p>
          </table:table-cell>
          <table:table-cell office:value-type="float" office:value="1688727.9894372">
            <text:p>1688727.9894372</text:p>
          </table:table-cell>
          <table:table-cell office:value-type="float" office:value="1383290.3569173">
            <text:p>1383290.3569173</text:p>
          </table:table-cell>
          <table:table-cell office:value-type="float" office:value="1306538.49129712">
            <text:p>1306538.49129712</text:p>
          </table:table-cell>
          <table:table-cell office:value-type="float" office:value="1080835.16403716">
            <text:p>1080835.16403716</text:p>
          </table:table-cell>
          <table:table-cell office:value-type="float" office:value="4890283.59421938">
            <text:p>4890283.59421938</text:p>
          </table:table-cell>
          <table:table-cell office:value-type="float" office:value="1167081.44216712">
            <text:p>1167081.44216712</text:p>
          </table:table-cell>
          <table:table-cell office:value-type="float" office:value="871153.098941804">
            <text:p>871153.098941804</text:p>
          </table:table-cell>
          <table:table-cell office:value-type="float" office:value="566777.963672384">
            <text:p>566777.963672384</text:p>
          </table:table-cell>
          <table:table-cell office:value-type="float" office:value="1094544.90498714">
            <text:p>1094544.90498714</text:p>
          </table:table-cell>
          <table:table-cell office:value-type="float" office:value="890986.464632831">
            <text:p>890986.464632831</text:p>
          </table:table-cell>
          <table:table-cell office:value-type="float" office:value="1709650.97599257">
            <text:p>1709650.97599257</text:p>
          </table:table-cell>
          <table:table-cell office:value-type="float" office:value="581374.499380681">
            <text:p>581374.499380681</text:p>
          </table:table-cell>
          <table:table-cell office:value-type="float" office:value="659645.561754464">
            <text:p>659645.561754464</text:p>
          </table:table-cell>
          <table:table-cell office:value-type="float" office:value="955874.839321897">
            <text:p>955874.839321897</text:p>
          </table:table-cell>
          <table:table-cell office:value-type="float" office:value="1906467.50245782">
            <text:p>1906467.50245782</text:p>
          </table:table-cell>
          <table:table-cell office:value-type="float" office:value="575621.565675382">
            <text:p>575621.565675382</text:p>
          </table:table-cell>
          <table:table-cell office:value-type="float" office:value="1438761.68965123">
            <text:p>1438761.68965123</text:p>
          </table:table-cell>
          <table:table-cell office:value-type="float" office:value="4897268.66541242">
            <text:p>4897268.66541242</text:p>
          </table:table-cell>
          <table:table-cell office:value-type="float" office:value="1694300.13564885">
            <text:p>1694300.13564885</text:p>
          </table:table-cell>
          <table:table-cell office:value-type="float" office:value="1697390.55280424">
            <text:p>1697390.55280424</text:p>
          </table:table-cell>
          <table:table-cell office:value-type="float" office:value="613534.205237065">
            <text:p>613534.205237065</text:p>
          </table:table-cell>
          <table:table-cell office:value-type="float" office:value="1719624.92527683">
            <text:p>1719624.92527683</text:p>
          </table:table-cell>
          <table:table-cell office:value-type="float" office:value="1660364.92468572">
            <text:p>1660364.92468572</text:p>
          </table:table-cell>
          <table:table-cell office:value-type="float" office:value="1629474.80701062">
            <text:p>1629474.80701062</text:p>
          </table:table-cell>
          <table:table-cell office:value-type="float" office:value="1053275.5449826">
            <text:p>1053275.5449826</text:p>
          </table:table-cell>
          <table:table-cell office:value-type="float" office:value="1124539.48595172">
            <text:p>1124539.48595172</text:p>
          </table:table-cell>
          <table:table-cell office:value-type="float" office:value="837000.969664975">
            <text:p>837000.969664975</text:p>
          </table:table-cell>
          <table:table-cell office:value-type="float" office:value="1878892.44571471">
            <text:p>1878892.44571471</text:p>
          </table:table-cell>
          <table:table-cell office:value-type="float" office:value="1877803.76241298">
            <text:p>1877803.76241298</text:p>
          </table:table-cell>
          <table:table-cell office:value-type="float" office:value="1549849.14694042">
            <text:p>1549849.14694042</text:p>
          </table:table-cell>
          <table:table-cell office:value-type="float" office:value="3897619.73095964">
            <text:p>3897619.73095964</text:p>
          </table:table-cell>
          <table:table-cell office:value-type="float" office:value="1900829.73846101">
            <text:p>1900829.73846101</text:p>
          </table:table-cell>
          <table:table-cell office:value-type="float" office:value="1777289.31628686">
            <text:p>1777289.31628686</text:p>
          </table:table-cell>
          <table:table-cell office:value-type="float" office:value="949941.44476569">
            <text:p>949941.44476569</text:p>
          </table:table-cell>
          <table:table-cell office:value-type="float" office:value="952634.79919603">
            <text:p>952634.79919603</text:p>
          </table:table-cell>
          <table:table-cell office:value-type="float" office:value="1196827.29697258">
            <text:p>1196827.29697258</text:p>
          </table:table-cell>
          <table:table-cell office:value-type="float" office:value="1547362.07255949">
            <text:p>1547362.07255949</text:p>
          </table:table-cell>
          <table:table-cell office:value-type="float" office:value="751190.63580688">
            <text:p>751190.63580688</text:p>
          </table:table-cell>
          <table:table-cell office:value-type="float" office:value="1576685.27341368">
            <text:p>1576685.27341368</text:p>
          </table:table-cell>
          <table:table-cell office:value-type="float" office:value="1304229.64057343">
            <text:p>1304229.64057343</text:p>
          </table:table-cell>
          <table:table-cell office:value-type="float" office:value="1070325.75712729">
            <text:p>1070325.75712729</text:p>
          </table:table-cell>
          <table:table-cell office:value-type="float" office:value="2920324.34063812">
            <text:p>2920324.34063812</text:p>
          </table:table-cell>
          <table:table-cell office:value-type="float" office:value="3575104.87411909">
            <text:p>3575104.87411909</text:p>
          </table:table-cell>
          <table:table-cell office:value-type="float" office:value="3446981.81390901">
            <text:p>3446981.81390901</text:p>
          </table:table-cell>
          <table:table-cell office:value-type="float" office:value="576340.547104073">
            <text:p>576340.547104073</text:p>
          </table:table-cell>
          <table:table-cell office:value-type="float" office:value="1728295.54246172">
            <text:p>1728295.54246172</text:p>
          </table:table-cell>
          <table:table-cell office:value-type="float" office:value="3124275.2139985">
            <text:p>3124275.2139985</text:p>
          </table:table-cell>
          <table:table-cell office:value-type="float" office:value="864510.066102263">
            <text:p>864510.066102263</text:p>
          </table:table-cell>
          <table:table-cell office:value-type="float" office:value="357505.564722125">
            <text:p>357505.564722125</text:p>
          </table:table-cell>
          <table:table-cell office:value-type="float" office:value="918675.622891792">
            <text:p>918675.622891792</text:p>
          </table:table-cell>
          <table:table-cell office:value-type="float" office:value="1847442.44500189">
            <text:p>1847442.44500189</text:p>
          </table:table-cell>
          <table:table-cell office:value-type="float" office:value="1757730.64611241">
            <text:p>1757730.64611241</text:p>
          </table:table-cell>
          <table:table-cell office:value-type="float" office:value="585686.490044463">
            <text:p>585686.490044463</text:p>
          </table:table-cell>
          <table:table-cell office:value-type="float" office:value="940048.507721032">
            <text:p>940048.507721032</text:p>
          </table:table-cell>
        </table:table-row>
        <table:table-row table:style-name="ro1">
          <table:table-cell office:value-type="string">
            <text:p>'永不消失的�'</text:p>
          </table:table-cell>
          <table:table-cell office:value-type="float" office:value="9">
            <text:p>9</text:p>
          </table:table-cell>
          <table:table-cell table:formula="of:=AVERAGE([.D34:.CY34])" office:value-type="float" office:value="1360256.87837474">
            <text:p>1360256.87837474</text:p>
          </table:table-cell>
          <table:table-cell office:value-type="float" office:value="31376664.2822061">
            <text:p>31376664.2822061</text:p>
          </table:table-cell>
          <table:table-cell office:value-type="float" office:value="929839.073794064">
            <text:p>929839.073794064</text:p>
          </table:table-cell>
          <table:table-cell office:value-type="float" office:value="485832.066580363">
            <text:p>485832.066580363</text:p>
          </table:table-cell>
          <table:table-cell office:value-type="float" office:value="801823.988755127">
            <text:p>801823.988755127</text:p>
          </table:table-cell>
          <table:table-cell office:value-type="float" office:value="208271.197805464">
            <text:p>208271.197805464</text:p>
          </table:table-cell>
          <table:table-cell office:value-type="float" office:value="766115.893130246">
            <text:p>766115.893130246</text:p>
          </table:table-cell>
          <table:table-cell office:value-type="float" office:value="721492.03183716">
            <text:p>721492.03183716</text:p>
          </table:table-cell>
          <table:table-cell office:value-type="float" office:value="730102.41936011">
            <text:p>730102.41936011</text:p>
          </table:table-cell>
          <table:table-cell office:value-type="float" office:value="3501437.45358165">
            <text:p>3501437.45358165</text:p>
          </table:table-cell>
          <table:table-cell office:value-type="float" office:value="693094.3098369">
            <text:p>693094.3098369</text:p>
          </table:table-cell>
          <table:table-cell office:value-type="float" office:value="1884768.32139196">
            <text:p>1884768.32139196</text:p>
          </table:table-cell>
          <table:table-cell office:value-type="float" office:value="743041.288981589">
            <text:p>743041.288981589</text:p>
          </table:table-cell>
          <table:table-cell office:value-type="float" office:value="487465.909014451">
            <text:p>487465.909014451</text:p>
          </table:table-cell>
          <table:table-cell office:value-type="float" office:value="181239.900079019">
            <text:p>181239.900079019</text:p>
          </table:table-cell>
          <table:table-cell office:value-type="float" office:value="936031.84129971">
            <text:p>936031.84129971</text:p>
          </table:table-cell>
          <table:table-cell office:value-type="float" office:value="561363.775941423">
            <text:p>561363.775941423</text:p>
          </table:table-cell>
          <table:table-cell office:value-type="float" office:value="631885.076019946">
            <text:p>631885.076019946</text:p>
          </table:table-cell>
          <table:table-cell office:value-type="float" office:value="926997.020934592">
            <text:p>926997.020934592</text:p>
          </table:table-cell>
          <table:table-cell office:value-type="float" office:value="1648887.47158554">
            <text:p>1648887.47158554</text:p>
          </table:table-cell>
          <table:table-cell office:value-type="float" office:value="1508856.73882043">
            <text:p>1508856.73882043</text:p>
          </table:table-cell>
          <table:table-cell office:value-type="float" office:value="851621.620582778">
            <text:p>851621.620582778</text:p>
          </table:table-cell>
          <table:table-cell office:value-type="float" office:value="976605.358531403">
            <text:p>976605.358531403</text:p>
          </table:table-cell>
          <table:table-cell office:value-type="float" office:value="552554.5627294">
            <text:p>552554.5627294</text:p>
          </table:table-cell>
          <table:table-cell office:value-type="float" office:value="407526.037955048">
            <text:p>407526.037955048</text:p>
          </table:table-cell>
          <table:table-cell office:value-type="float" office:value="378894.802989084">
            <text:p>378894.802989084</text:p>
          </table:table-cell>
          <table:table-cell office:value-type="float" office:value="654292.849369812">
            <text:p>654292.849369812</text:p>
          </table:table-cell>
          <table:table-cell office:value-type="float" office:value="773969.298577509">
            <text:p>773969.298577509</text:p>
          </table:table-cell>
          <table:table-cell office:value-type="float" office:value="1246741.48990458">
            <text:p>1246741.48990458</text:p>
          </table:table-cell>
          <table:table-cell office:value-type="float" office:value="224809.646315206">
            <text:p>224809.646315206</text:p>
          </table:table-cell>
          <table:table-cell office:value-type="float" office:value="427252.590715738">
            <text:p>427252.590715738</text:p>
          </table:table-cell>
          <table:table-cell office:value-type="float" office:value="30637.0237075084">
            <text:p>30637.0237075084</text:p>
          </table:table-cell>
          <table:table-cell office:value-type="float" office:value="871042.868169684">
            <text:p>871042.868169684</text:p>
          </table:table-cell>
          <table:table-cell office:value-type="float" office:value="353589.582332023">
            <text:p>353589.582332023</text:p>
          </table:table-cell>
          <table:table-cell office:value-type="float" office:value="807804.712055623">
            <text:p>807804.712055623</text:p>
          </table:table-cell>
          <table:table-cell office:value-type="float" office:value="2301720.47044358">
            <text:p>2301720.47044358</text:p>
          </table:table-cell>
          <table:table-cell office:value-type="float" office:value="1244549.69483326">
            <text:p>1244549.69483326</text:p>
          </table:table-cell>
          <table:table-cell office:value-type="float" office:value="858960.418935551">
            <text:p>858960.418935551</text:p>
          </table:table-cell>
          <table:table-cell office:value-type="float" office:value="939685.330526647">
            <text:p>939685.330526647</text:p>
          </table:table-cell>
          <table:table-cell office:value-type="float" office:value="1763132.963749">
            <text:p>1763132.963749</text:p>
          </table:table-cell>
          <table:table-cell office:value-type="float" office:value="343263.050783395">
            <text:p>343263.050783395</text:p>
          </table:table-cell>
          <table:table-cell office:value-type="float" office:value="1820068.83995581">
            <text:p>1820068.83995581</text:p>
          </table:table-cell>
          <table:table-cell office:value-type="float" office:value="37402.591035252">
            <text:p>37402.591035252</text:p>
          </table:table-cell>
          <table:table-cell office:value-type="float" office:value="460324.685463059">
            <text:p>460324.685463059</text:p>
          </table:table-cell>
          <table:table-cell office:value-type="float" office:value="1062348.03177697">
            <text:p>1062348.03177697</text:p>
          </table:table-cell>
          <table:table-cell office:value-type="float" office:value="844493.647749248">
            <text:p>844493.647749248</text:p>
          </table:table-cell>
          <table:table-cell office:value-type="float" office:value="367137.323869119">
            <text:p>367137.323869119</text:p>
          </table:table-cell>
          <table:table-cell office:value-type="float" office:value="1270319.73913356">
            <text:p>1270319.73913356</text:p>
          </table:table-cell>
          <table:table-cell office:value-type="float" office:value="635074.756827508">
            <text:p>635074.756827508</text:p>
          </table:table-cell>
          <table:table-cell office:value-type="float" office:value="755161.89311543">
            <text:p>755161.89311543</text:p>
          </table:table-cell>
          <table:table-cell office:value-type="float" office:value="177657.638663659">
            <text:p>177657.638663659</text:p>
          </table:table-cell>
          <table:table-cell office:value-type="float" office:value="473984.337211728">
            <text:p>473984.337211728</text:p>
          </table:table-cell>
          <table:table-cell office:value-type="float" office:value="29729.096476037">
            <text:p>29729.096476037</text:p>
          </table:table-cell>
          <table:table-cell office:value-type="float" office:value="1055485.15304208">
            <text:p>1055485.15304208</text:p>
          </table:table-cell>
          <table:table-cell office:value-type="float" office:value="470254.872077083">
            <text:p>470254.872077083</text:p>
          </table:table-cell>
          <table:table-cell office:value-type="float" office:value="1275276.70928466">
            <text:p>1275276.70928466</text:p>
          </table:table-cell>
          <table:table-cell office:value-type="float" office:value="561379.723169752">
            <text:p>561379.723169752</text:p>
          </table:table-cell>
          <table:table-cell office:value-type="float" office:value="641332.865964679">
            <text:p>641332.865964679</text:p>
          </table:table-cell>
          <table:table-cell office:value-type="float" office:value="945133.082166785">
            <text:p>945133.082166785</text:p>
          </table:table-cell>
          <table:table-cell office:value-type="float" office:value="195847.315284561">
            <text:p>195847.315284561</text:p>
          </table:table-cell>
          <table:table-cell office:value-type="float" office:value="449216.096489012">
            <text:p>449216.096489012</text:p>
          </table:table-cell>
          <table:table-cell office:value-type="float" office:value="850133.339932814">
            <text:p>850133.339932814</text:p>
          </table:table-cell>
          <table:table-cell office:value-type="float" office:value="669494.692817869">
            <text:p>669494.692817869</text:p>
          </table:table-cell>
          <table:table-cell office:value-type="float" office:value="163033.852678989">
            <text:p>163033.852678989</text:p>
          </table:table-cell>
          <table:table-cell office:value-type="float" office:value="3483763.82620936">
            <text:p>3483763.82620936</text:p>
          </table:table-cell>
          <table:table-cell office:value-type="float" office:value="1937096.22105061">
            <text:p>1937096.22105061</text:p>
          </table:table-cell>
          <table:table-cell office:value-type="float" office:value="1341407.36774541">
            <text:p>1341407.36774541</text:p>
          </table:table-cell>
          <table:table-cell office:value-type="float" office:value="542017.71230183">
            <text:p>542017.71230183</text:p>
          </table:table-cell>
          <table:table-cell office:value-type="float" office:value="274394.593310025">
            <text:p>274394.593310025</text:p>
          </table:table-cell>
          <table:table-cell office:value-type="float" office:value="1198713.10033298">
            <text:p>1198713.10033298</text:p>
          </table:table-cell>
          <table:table-cell office:value-type="float" office:value="373918.298638123">
            <text:p>373918.298638123</text:p>
          </table:table-cell>
          <table:table-cell office:value-type="float" office:value="1705923.49028627">
            <text:p>1705923.49028627</text:p>
          </table:table-cell>
          <table:table-cell office:value-type="float" office:value="147080.351641245">
            <text:p>147080.351641245</text:p>
          </table:table-cell>
          <table:table-cell office:value-type="float" office:value="9936269.10909494">
            <text:p>9936269.10909494</text:p>
          </table:table-cell>
          <table:table-cell office:value-type="float" office:value="647409.959869086">
            <text:p>647409.959869086</text:p>
          </table:table-cell>
          <table:table-cell office:value-type="float" office:value="666354.26364333">
            <text:p>666354.26364333</text:p>
          </table:table-cell>
          <table:table-cell office:value-type="float" office:value="1131182.948796">
            <text:p>1131182.948796</text:p>
          </table:table-cell>
          <table:table-cell office:value-type="float" office:value="360204.097211461">
            <text:p>360204.097211461</text:p>
          </table:table-cell>
          <table:table-cell office:value-type="float" office:value="502566.294582017">
            <text:p>502566.294582017</text:p>
          </table:table-cell>
          <table:table-cell office:value-type="float" office:value="495087.059363777">
            <text:p>495087.059363777</text:p>
          </table:table-cell>
          <table:table-cell office:value-type="float" office:value="1384430.83871956">
            <text:p>1384430.83871956</text:p>
          </table:table-cell>
          <table:table-cell office:value-type="float" office:value="742864.657934574">
            <text:p>742864.657934574</text:p>
          </table:table-cell>
          <table:table-cell office:value-type="float" office:value="177443.687688449">
            <text:p>177443.687688449</text:p>
          </table:table-cell>
          <table:table-cell office:value-type="float" office:value="1889422.56068376">
            <text:p>1889422.56068376</text:p>
          </table:table-cell>
          <table:table-cell office:value-type="float" office:value="756571.562247025">
            <text:p>756571.562247025</text:p>
          </table:table-cell>
          <table:table-cell office:value-type="float" office:value="881052.223123621">
            <text:p>881052.223123621</text:p>
          </table:table-cell>
          <table:table-cell office:value-type="float" office:value="1710905.63436474">
            <text:p>1710905.63436474</text:p>
          </table:table-cell>
          <table:table-cell office:value-type="float" office:value="819406.370640123">
            <text:p>819406.370640123</text:p>
          </table:table-cell>
          <table:table-cell office:value-type="float" office:value="277318.939474623">
            <text:p>277318.939474623</text:p>
          </table:table-cell>
          <table:table-cell office:value-type="float" office:value="4051518.11476466">
            <text:p>4051518.11476466</text:p>
          </table:table-cell>
          <table:table-cell office:value-type="float" office:value="124197.021708298">
            <text:p>124197.021708298</text:p>
          </table:table-cell>
          <table:table-cell office:value-type="float" office:value="8234663.44076383">
            <text:p>8234663.44076383</text:p>
          </table:table-cell>
          <table:table-cell office:value-type="float" office:value="1902415.16838019">
            <text:p>1902415.16838019</text:p>
          </table:table-cell>
          <table:table-cell office:value-type="float" office:value="177593.753509898">
            <text:p>177593.753509898</text:p>
          </table:table-cell>
          <table:table-cell office:value-type="float" office:value="747441.796645619">
            <text:p>747441.796645619</text:p>
          </table:table-cell>
          <table:table-cell office:value-type="float" office:value="456394.44313877">
            <text:p>456394.44313877</text:p>
          </table:table-cell>
          <table:table-cell office:value-type="float" office:value="626077.012991611">
            <text:p>626077.012991611</text:p>
          </table:table-cell>
          <table:table-cell office:value-type="float" office:value="405131.233852383">
            <text:p>405131.233852383</text:p>
          </table:table-cell>
          <table:table-cell office:value-type="float" office:value="62215.9147809907">
            <text:p>62215.9147809907</text:p>
          </table:table-cell>
          <table:table-cell office:value-type="float" office:value="1010989.48984672">
            <text:p>1010989.48984672</text:p>
          </table:table-cell>
          <table:table-cell office:value-type="float" office:value="3900090.55979013">
            <text:p>3900090.55979013</text:p>
          </table:table-cell>
        </table:table-row>
        <table:table-row table:style-name="ro1">
          <table:table-cell office:value-type="string">
            <text:p>'金牌流浪'</text:p>
          </table:table-cell>
          <table:table-cell office:value-type="float" office:value="94">
            <text:p>94</text:p>
          </table:table-cell>
          <table:table-cell table:formula="of:=AVERAGE([.D35:.CY35])" office:value-type="float" office:value="1287722.64034943">
            <text:p>1287722.64034943</text:p>
          </table:table-cell>
          <table:table-cell office:value-type="float" office:value="1031923.05790358">
            <text:p>1031923.05790358</text:p>
          </table:table-cell>
          <table:table-cell office:value-type="float" office:value="1154198.30958526">
            <text:p>1154198.30958526</text:p>
          </table:table-cell>
          <table:table-cell office:value-type="float" office:value="616910.180771133">
            <text:p>616910.180771133</text:p>
          </table:table-cell>
          <table:table-cell office:value-type="float" office:value="4760704.31381642">
            <text:p>4760704.31381642</text:p>
          </table:table-cell>
          <table:table-cell office:value-type="float" office:value="875922.642536336">
            <text:p>875922.642536336</text:p>
          </table:table-cell>
          <table:table-cell office:value-type="float" office:value="110834.184465237">
            <text:p>110834.184465237</text:p>
          </table:table-cell>
          <table:table-cell office:value-type="float" office:value="323274.361566192">
            <text:p>323274.361566192</text:p>
          </table:table-cell>
          <table:table-cell office:value-type="float" office:value="807585.229950898">
            <text:p>807585.229950898</text:p>
          </table:table-cell>
          <table:table-cell office:value-type="float" office:value="1991366.15849736">
            <text:p>1991366.15849736</text:p>
          </table:table-cell>
          <table:table-cell office:value-type="float" office:value="209419.045738225">
            <text:p>209419.045738225</text:p>
          </table:table-cell>
          <table:table-cell office:value-type="float" office:value="5403416.28839368">
            <text:p>5403416.28839368</text:p>
          </table:table-cell>
          <table:table-cell office:value-type="float" office:value="710190.781241423">
            <text:p>710190.781241423</text:p>
          </table:table-cell>
          <table:table-cell office:value-type="float" office:value="294252.30658045">
            <text:p>294252.30658045</text:p>
          </table:table-cell>
          <table:table-cell office:value-type="float" office:value="982990.182027871">
            <text:p>982990.182027871</text:p>
          </table:table-cell>
          <table:table-cell office:value-type="float" office:value="968361.396145245">
            <text:p>968361.396145245</text:p>
          </table:table-cell>
          <table:table-cell office:value-type="float" office:value="625641.157340688">
            <text:p>625641.157340688</text:p>
          </table:table-cell>
          <table:table-cell office:value-type="float" office:value="534605.476033201">
            <text:p>534605.476033201</text:p>
          </table:table-cell>
          <table:table-cell office:value-type="float" office:value="949322.97296628">
            <text:p>949322.97296628</text:p>
          </table:table-cell>
          <table:table-cell office:value-type="float" office:value="576878.874647067">
            <text:p>576878.874647067</text:p>
          </table:table-cell>
          <table:table-cell office:value-type="float" office:value="1992102.0273584">
            <text:p>1992102.0273584</text:p>
          </table:table-cell>
          <table:table-cell office:value-type="float" office:value="1262002.99721145">
            <text:p>1262002.99721145</text:p>
          </table:table-cell>
          <table:table-cell office:value-type="float" office:value="786528.305447259">
            <text:p>786528.305447259</text:p>
          </table:table-cell>
          <table:table-cell office:value-type="float" office:value="1935442.81907366">
            <text:p>1935442.81907366</text:p>
          </table:table-cell>
          <table:table-cell office:value-type="float" office:value="946063.289262516">
            <text:p>946063.289262516</text:p>
          </table:table-cell>
          <table:table-cell office:value-type="float" office:value="257740.169725089">
            <text:p>257740.169725089</text:p>
          </table:table-cell>
          <table:table-cell office:value-type="float" office:value="1124054.3709262">
            <text:p>1124054.3709262</text:p>
          </table:table-cell>
          <table:table-cell office:value-type="float" office:value="5667960.53645315">
            <text:p>5667960.53645315</text:p>
          </table:table-cell>
          <table:table-cell office:value-type="float" office:value="1232067.76369742">
            <text:p>1232067.76369742</text:p>
          </table:table-cell>
          <table:table-cell office:value-type="float" office:value="591574.361161887">
            <text:p>591574.361161887</text:p>
          </table:table-cell>
          <table:table-cell office:value-type="float" office:value="168092.145411621">
            <text:p>168092.145411621</text:p>
          </table:table-cell>
          <table:table-cell office:value-type="float" office:value="881562.845511609">
            <text:p>881562.845511609</text:p>
          </table:table-cell>
          <table:table-cell office:value-type="float" office:value="523786.707447295">
            <text:p>523786.707447295</text:p>
          </table:table-cell>
          <table:table-cell office:value-type="float" office:value="175160.539416763">
            <text:p>175160.539416763</text:p>
          </table:table-cell>
          <table:table-cell office:value-type="float" office:value="2312237.61000008">
            <text:p>2312237.61000008</text:p>
          </table:table-cell>
          <table:table-cell office:value-type="float" office:value="3209520.41712389">
            <text:p>3209520.41712389</text:p>
          </table:table-cell>
          <table:table-cell office:value-type="float" office:value="2203263.95527231">
            <text:p>2203263.95527231</text:p>
          </table:table-cell>
          <table:table-cell office:value-type="float" office:value="1131337.37187116">
            <text:p>1131337.37187116</text:p>
          </table:table-cell>
          <table:table-cell office:value-type="float" office:value="511122.866349919">
            <text:p>511122.866349919</text:p>
          </table:table-cell>
          <table:table-cell office:value-type="float" office:value="1358354.38916872">
            <text:p>1358354.38916872</text:p>
          </table:table-cell>
          <table:table-cell office:value-type="float" office:value="1134171.92032087">
            <text:p>1134171.92032087</text:p>
          </table:table-cell>
          <table:table-cell office:value-type="float" office:value="1788421.47275854">
            <text:p>1788421.47275854</text:p>
          </table:table-cell>
          <table:table-cell office:value-type="float" office:value="950279.221558479">
            <text:p>950279.221558479</text:p>
          </table:table-cell>
          <table:table-cell office:value-type="float" office:value="401427.532944136">
            <text:p>401427.532944136</text:p>
          </table:table-cell>
          <table:table-cell office:value-type="float" office:value="1348730.61450653">
            <text:p>1348730.61450653</text:p>
          </table:table-cell>
          <table:table-cell office:value-type="float" office:value="986641.958572746">
            <text:p>986641.958572746</text:p>
          </table:table-cell>
          <table:table-cell office:value-type="float" office:value="360361.642749422">
            <text:p>360361.642749422</text:p>
          </table:table-cell>
          <table:table-cell office:value-type="float" office:value="1279738.32098751">
            <text:p>1279738.32098751</text:p>
          </table:table-cell>
          <table:table-cell office:value-type="float" office:value="974986.047169711">
            <text:p>974986.047169711</text:p>
          </table:table-cell>
          <table:table-cell office:value-type="float" office:value="688382.632466575">
            <text:p>688382.632466575</text:p>
          </table:table-cell>
          <table:table-cell office:value-type="float" office:value="411175.839093633">
            <text:p>411175.839093633</text:p>
          </table:table-cell>
          <table:table-cell office:value-type="float" office:value="408990.609470036">
            <text:p>408990.609470036</text:p>
          </table:table-cell>
          <table:table-cell office:value-type="float" office:value="46893.9709079077">
            <text:p>46893.9709079077</text:p>
          </table:table-cell>
          <table:table-cell office:value-type="float" office:value="2344405.77259894">
            <text:p>2344405.77259894</text:p>
          </table:table-cell>
          <table:table-cell office:value-type="float" office:value="6498.28932277262">
            <text:p>6498.2893227726</text:p>
          </table:table-cell>
          <table:table-cell office:value-type="float" office:value="576782.800097225">
            <text:p>576782.800097225</text:p>
          </table:table-cell>
          <table:table-cell office:value-type="float" office:value="825255.741678232">
            <text:p>825255.741678232</text:p>
          </table:table-cell>
          <table:table-cell office:value-type="float" office:value="931673.837630998">
            <text:p>931673.837630998</text:p>
          </table:table-cell>
          <table:table-cell office:value-type="float" office:value="316941.21641726">
            <text:p>316941.21641726</text:p>
          </table:table-cell>
          <table:table-cell office:value-type="float" office:value="213729.169130907">
            <text:p>213729.169130907</text:p>
          </table:table-cell>
          <table:table-cell office:value-type="float" office:value="617970.781382582">
            <text:p>617970.781382582</text:p>
          </table:table-cell>
          <table:table-cell office:value-type="float" office:value="854957.247063518">
            <text:p>854957.247063518</text:p>
          </table:table-cell>
          <table:table-cell office:value-type="float" office:value="9820004.19271545">
            <text:p>9820004.19271545</text:p>
          </table:table-cell>
          <table:table-cell office:value-type="float" office:value="896958.610260147">
            <text:p>896958.610260147</text:p>
          </table:table-cell>
          <table:table-cell office:value-type="float" office:value="4027524.17747122">
            <text:p>4027524.17747122</text:p>
          </table:table-cell>
          <table:table-cell office:value-type="float" office:value="1294211.80075387">
            <text:p>1294211.80075387</text:p>
          </table:table-cell>
          <table:table-cell office:value-type="float" office:value="1359656.16884843">
            <text:p>1359656.16884843</text:p>
          </table:table-cell>
          <table:table-cell office:value-type="float" office:value="727871.652336916">
            <text:p>727871.652336916</text:p>
          </table:table-cell>
          <table:table-cell office:value-type="float" office:value="743606.636032954">
            <text:p>743606.636032954</text:p>
          </table:table-cell>
          <table:table-cell office:value-type="float" office:value="1713022.42166077">
            <text:p>1713022.42166077</text:p>
          </table:table-cell>
          <table:table-cell office:value-type="float" office:value="862340.496488664">
            <text:p>862340.496488664</text:p>
          </table:table-cell>
          <table:table-cell office:value-type="float" office:value="1943354.70029386">
            <text:p>1943354.70029386</text:p>
          </table:table-cell>
          <table:table-cell office:value-type="float" office:value="545949.610571353">
            <text:p>545949.610571353</text:p>
          </table:table-cell>
          <table:table-cell office:value-type="float" office:value="967346.285298633">
            <text:p>967346.285298633</text:p>
          </table:table-cell>
          <table:table-cell office:value-type="float" office:value="1617796.48791599">
            <text:p>1617796.48791599</text:p>
          </table:table-cell>
          <table:table-cell office:value-type="float" office:value="1433978.35519949">
            <text:p>1433978.35519949</text:p>
          </table:table-cell>
          <table:table-cell office:value-type="float" office:value="1581976.62559942">
            <text:p>1581976.62559942</text:p>
          </table:table-cell>
          <table:table-cell office:value-type="float" office:value="33333.1800174477">
            <text:p>33333.1800174477</text:p>
          </table:table-cell>
          <table:table-cell office:value-type="float" office:value="1145021.09506562">
            <text:p>1145021.09506562</text:p>
          </table:table-cell>
          <table:table-cell office:value-type="float" office:value="492146.94566129">
            <text:p>492146.94566129</text:p>
          </table:table-cell>
          <table:table-cell office:value-type="float" office:value="1981210.8332025">
            <text:p>1981210.8332025</text:p>
          </table:table-cell>
          <table:table-cell office:value-type="float" office:value="742750.079247535">
            <text:p>742750.079247535</text:p>
          </table:table-cell>
          <table:table-cell office:value-type="float" office:value="1256084.20768475">
            <text:p>1256084.20768475</text:p>
          </table:table-cell>
          <table:table-cell office:value-type="float" office:value="3896413.01227547">
            <text:p>3896413.01227547</text:p>
          </table:table-cell>
          <table:table-cell office:value-type="float" office:value="919608.651647186">
            <text:p>919608.651647186</text:p>
          </table:table-cell>
          <table:table-cell office:value-type="float" office:value="1415284.48497909">
            <text:p>1415284.48497909</text:p>
          </table:table-cell>
          <table:table-cell office:value-type="float" office:value="2830205.22600533">
            <text:p>2830205.22600533</text:p>
          </table:table-cell>
          <table:table-cell office:value-type="float" office:value="520196.064466277">
            <text:p>520196.064466277</text:p>
          </table:table-cell>
          <table:table-cell office:value-type="float" office:value="858756.843609383">
            <text:p>858756.843609383</text:p>
          </table:table-cell>
          <table:table-cell office:value-type="float" office:value="2979660.49610613">
            <text:p>2979660.49610613</text:p>
          </table:table-cell>
          <table:table-cell office:value-type="float" office:value="907772.542059983">
            <text:p>907772.542059983</text:p>
          </table:table-cell>
          <table:table-cell office:value-type="float" office:value="473172.50067524">
            <text:p>473172.50067524</text:p>
          </table:table-cell>
          <table:table-cell office:value-type="float" office:value="1111989.34593018">
            <text:p>1111989.34593018</text:p>
          </table:table-cell>
          <table:table-cell office:value-type="float" office:value="412331.929395673">
            <text:p>412331.929395673</text:p>
          </table:table-cell>
          <table:table-cell office:value-type="float" office:value="289177.178233051">
            <text:p>289177.178233051</text:p>
          </table:table-cell>
          <table:table-cell office:value-type="float" office:value="711203.272795638">
            <text:p>711203.272795638</text:p>
          </table:table-cell>
          <table:table-cell office:value-type="float" office:value="907404.661207898">
            <text:p>907404.661207898</text:p>
          </table:table-cell>
          <table:table-cell office:value-type="float" office:value="810720.144581428">
            <text:p>810720.144581428</text:p>
          </table:table-cell>
          <table:table-cell office:value-type="float" office:value="1811994.61730217">
            <text:p>1811994.61730217</text:p>
          </table:table-cell>
          <table:table-cell office:value-type="float" office:value="2936303.06787765">
            <text:p>2936303.06787765</text:p>
          </table:table-cell>
          <table:table-cell office:value-type="float" office:value="1127736.38654355">
            <text:p>1127736.38654355</text:p>
          </table:table-cell>
        </table:table-row>
        <table:table-row table:style-name="ro1">
          <table:table-cell office:value-type="string">
            <text:p>'江南爱情故'</text:p>
          </table:table-cell>
          <table:table-cell office:value-type="float" office:value="25">
            <text:p>25</text:p>
          </table:table-cell>
          <table:table-cell table:formula="of:=AVERAGE([.D36:.CY36])" office:value-type="float" office:value="944646.663993389">
            <text:p>944646.663993389</text:p>
          </table:table-cell>
          <table:table-cell office:value-type="float" office:value="788449.151670929">
            <text:p>788449.151670929</text:p>
          </table:table-cell>
          <table:table-cell office:value-type="float" office:value="293788.418898741">
            <text:p>293788.418898741</text:p>
          </table:table-cell>
          <table:table-cell office:value-type="float" office:value="1604841.94140823">
            <text:p>1604841.94140823</text:p>
          </table:table-cell>
          <table:table-cell office:value-type="float" office:value="342218.121941125">
            <text:p>342218.121941125</text:p>
          </table:table-cell>
          <table:table-cell office:value-type="float" office:value="644267.224658966">
            <text:p>644267.224658966</text:p>
          </table:table-cell>
          <table:table-cell office:value-type="float" office:value="232328.083743963">
            <text:p>232328.083743963</text:p>
          </table:table-cell>
          <table:table-cell office:value-type="float" office:value="9535121.08787446">
            <text:p>9535121.08787446</text:p>
          </table:table-cell>
          <table:table-cell office:value-type="float" office:value="410094.610666368">
            <text:p>410094.610666368</text:p>
          </table:table-cell>
          <table:table-cell office:value-type="float" office:value="63268.5882313636">
            <text:p>63268.5882313636</text:p>
          </table:table-cell>
          <table:table-cell office:value-type="float" office:value="160667.901317211">
            <text:p>160667.901317211</text:p>
          </table:table-cell>
          <table:table-cell office:value-type="float" office:value="1925319.51484105">
            <text:p>1925319.51484105</text:p>
          </table:table-cell>
          <table:table-cell office:value-type="float" office:value="979684.065692133">
            <text:p>979684.065692133</text:p>
          </table:table-cell>
          <table:table-cell office:value-type="float" office:value="141208.258219187">
            <text:p>141208.258219187</text:p>
          </table:table-cell>
          <table:table-cell office:value-type="float" office:value="77689.7810220838">
            <text:p>77689.7810220838</text:p>
          </table:table-cell>
          <table:table-cell office:value-type="float" office:value="822286.319491454">
            <text:p>822286.319491454</text:p>
          </table:table-cell>
          <table:table-cell office:value-type="float" office:value="67941.2190158631">
            <text:p>67941.2190158631</text:p>
          </table:table-cell>
          <table:table-cell office:value-type="float" office:value="1103263.7316725">
            <text:p>1103263.7316725</text:p>
          </table:table-cell>
          <table:table-cell office:value-type="float" office:value="1965732.06019692">
            <text:p>1965732.06019692</text:p>
          </table:table-cell>
          <table:table-cell office:value-type="float" office:value="274290.092005214">
            <text:p>274290.092005214</text:p>
          </table:table-cell>
          <table:table-cell office:value-type="float" office:value="780094.559351321">
            <text:p>780094.559351321</text:p>
          </table:table-cell>
          <table:table-cell office:value-type="float" office:value="3295414.8309706">
            <text:p>3295414.8309706</text:p>
          </table:table-cell>
          <table:table-cell office:value-type="float" office:value="75494.774684372">
            <text:p>75494.774684372</text:p>
          </table:table-cell>
          <table:table-cell office:value-type="float" office:value="182056.442417169">
            <text:p>182056.442417169</text:p>
          </table:table-cell>
          <table:table-cell office:value-type="float" office:value="464838.354059295">
            <text:p>464838.354059295</text:p>
          </table:table-cell>
          <table:table-cell office:value-type="float" office:value="158969.485117394">
            <text:p>158969.485117394</text:p>
          </table:table-cell>
          <table:table-cell office:value-type="float" office:value="724859.176109917">
            <text:p>724859.176109917</text:p>
          </table:table-cell>
          <table:table-cell office:value-type="float" office:value="195846.010792711">
            <text:p>195846.010792711</text:p>
          </table:table-cell>
          <table:table-cell office:value-type="float" office:value="1091418.36678315">
            <text:p>1091418.36678315</text:p>
          </table:table-cell>
          <table:table-cell office:value-type="float" office:value="519184.492397802">
            <text:p>519184.492397802</text:p>
          </table:table-cell>
          <table:table-cell office:value-type="float" office:value="887882.864845349">
            <text:p>887882.864845349</text:p>
          </table:table-cell>
          <table:table-cell office:value-type="float" office:value="178358.643432656">
            <text:p>178358.643432656</text:p>
          </table:table-cell>
          <table:table-cell office:value-type="float" office:value="861877.0263652">
            <text:p>861877.0263652</text:p>
          </table:table-cell>
          <table:table-cell office:value-type="float" office:value="78380.0731472844">
            <text:p>78380.0731472844</text:p>
          </table:table-cell>
          <table:table-cell office:value-type="float" office:value="222841.706776639">
            <text:p>222841.706776639</text:p>
          </table:table-cell>
          <table:table-cell office:value-type="float" office:value="898848.25286787">
            <text:p>898848.25286787</text:p>
          </table:table-cell>
          <table:table-cell office:value-type="float" office:value="145381.153290767">
            <text:p>145381.153290767</text:p>
          </table:table-cell>
          <table:table-cell office:value-type="float" office:value="1948657.56842801">
            <text:p>1948657.56842801</text:p>
          </table:table-cell>
          <table:table-cell office:value-type="float" office:value="319217.259654191">
            <text:p>319217.259654191</text:p>
          </table:table-cell>
          <table:table-cell office:value-type="float" office:value="1760385.45190492">
            <text:p>1760385.45190492</text:p>
          </table:table-cell>
          <table:table-cell office:value-type="float" office:value="705373.977516462">
            <text:p>705373.977516462</text:p>
          </table:table-cell>
          <table:table-cell office:value-type="float" office:value="466014.280726359">
            <text:p>466014.280726359</text:p>
          </table:table-cell>
          <table:table-cell office:value-type="float" office:value="93957.0690611345">
            <text:p>93957.0690611345</text:p>
          </table:table-cell>
          <table:table-cell office:value-type="float" office:value="1050229.5153064">
            <text:p>1050229.5153064</text:p>
          </table:table-cell>
          <table:table-cell office:value-type="float" office:value="973180.822242592">
            <text:p>973180.822242592</text:p>
          </table:table-cell>
          <table:table-cell office:value-type="float" office:value="942843.237544674">
            <text:p>942843.237544674</text:p>
          </table:table-cell>
          <table:table-cell office:value-type="float" office:value="1737629.83500448">
            <text:p>1737629.83500448</text:p>
          </table:table-cell>
          <table:table-cell office:value-type="float" office:value="251072.409279621">
            <text:p>251072.409279621</text:p>
          </table:table-cell>
          <table:table-cell office:value-type="float" office:value="4388729.25795984">
            <text:p>4388729.25795984</text:p>
          </table:table-cell>
          <table:table-cell office:value-type="float" office:value="380219.377650177">
            <text:p>380219.377650177</text:p>
          </table:table-cell>
          <table:table-cell office:value-type="float" office:value="467263.846367137">
            <text:p>467263.846367137</text:p>
          </table:table-cell>
          <table:table-cell office:value-type="float" office:value="814830.344556271">
            <text:p>814830.344556271</text:p>
          </table:table-cell>
          <table:table-cell office:value-type="float" office:value="28649.2930841869">
            <text:p>28649.2930841869</text:p>
          </table:table-cell>
          <table:table-cell office:value-type="float" office:value="116678.261933605">
            <text:p>116678.261933605</text:p>
          </table:table-cell>
          <table:table-cell office:value-type="float" office:value="758026.038185191">
            <text:p>758026.038185191</text:p>
          </table:table-cell>
          <table:table-cell office:value-type="float" office:value="641336.951564705">
            <text:p>641336.951564705</text:p>
          </table:table-cell>
          <table:table-cell office:value-type="float" office:value="1151156.38275339">
            <text:p>1151156.38275339</text:p>
          </table:table-cell>
          <table:table-cell office:value-type="float" office:value="94270.3165758057">
            <text:p>94270.3165758057</text:p>
          </table:table-cell>
          <table:table-cell office:value-type="float" office:value="139813.760042147">
            <text:p>139813.760042147</text:p>
          </table:table-cell>
          <table:table-cell office:value-type="float" office:value="251548.93989337">
            <text:p>251548.93989337</text:p>
          </table:table-cell>
          <table:table-cell office:value-type="float" office:value="51997.5939681088">
            <text:p>51997.5939681088</text:p>
          </table:table-cell>
          <table:table-cell office:value-type="float" office:value="403588.22229111">
            <text:p>403588.22229111</text:p>
          </table:table-cell>
          <table:table-cell office:value-type="float" office:value="292861.504211003">
            <text:p>292861.504211003</text:p>
          </table:table-cell>
          <table:table-cell office:value-type="float" office:value="5184.55083660816">
            <text:p>5184.5508366082</text:p>
          </table:table-cell>
          <table:table-cell office:value-type="float" office:value="67609.5679275354">
            <text:p>67609.5679275354</text:p>
          </table:table-cell>
          <table:table-cell office:value-type="float" office:value="1723374.9700212">
            <text:p>1723374.9700212</text:p>
          </table:table-cell>
          <table:table-cell office:value-type="float" office:value="917894.707798297">
            <text:p>917894.707798297</text:p>
          </table:table-cell>
          <table:table-cell office:value-type="float" office:value="294312.437487883">
            <text:p>294312.437487883</text:p>
          </table:table-cell>
          <table:table-cell office:value-type="float" office:value="64245.9154047416">
            <text:p>64245.9154047416</text:p>
          </table:table-cell>
          <table:table-cell office:value-type="float" office:value="1743821.34911641">
            <text:p>1743821.34911641</text:p>
          </table:table-cell>
          <table:table-cell office:value-type="float" office:value="419227.316919764">
            <text:p>419227.316919764</text:p>
          </table:table-cell>
          <table:table-cell office:value-type="float" office:value="515259.75143317">
            <text:p>515259.75143317</text:p>
          </table:table-cell>
          <table:table-cell office:value-type="float" office:value="496153.707634215">
            <text:p>496153.707634215</text:p>
          </table:table-cell>
          <table:table-cell office:value-type="float" office:value="355891.996431554">
            <text:p>355891.996431554</text:p>
          </table:table-cell>
          <table:table-cell office:value-type="float" office:value="1714768.20642794">
            <text:p>1714768.20642794</text:p>
          </table:table-cell>
          <table:table-cell office:value-type="float" office:value="629347.576653598">
            <text:p>629347.576653598</text:p>
          </table:table-cell>
          <table:table-cell office:value-type="float" office:value="1074761.9436125">
            <text:p>1074761.9436125</text:p>
          </table:table-cell>
          <table:table-cell office:value-type="float" office:value="69366.4989754145">
            <text:p>69366.4989754145</text:p>
          </table:table-cell>
          <table:table-cell office:value-type="float" office:value="194585.261129865">
            <text:p>194585.261129865</text:p>
          </table:table-cell>
          <table:table-cell office:value-type="float" office:value="68963.4954307765">
            <text:p>68963.4954307765</text:p>
          </table:table-cell>
          <table:table-cell office:value-type="float" office:value="564020.11536626">
            <text:p>564020.11536626</text:p>
          </table:table-cell>
          <table:table-cell office:value-type="float" office:value="1911350.75783229">
            <text:p>1911350.75783229</text:p>
          </table:table-cell>
          <table:table-cell office:value-type="float" office:value="2381622.83249993">
            <text:p>2381622.83249993</text:p>
          </table:table-cell>
          <table:table-cell office:value-type="float" office:value="61225.1395017266">
            <text:p>61225.1395017266</text:p>
          </table:table-cell>
          <table:table-cell office:value-type="float" office:value="813913.118347583">
            <text:p>813913.118347583</text:p>
          </table:table-cell>
          <table:table-cell office:value-type="float" office:value="1980471.92432246">
            <text:p>1980471.92432246</text:p>
          </table:table-cell>
          <table:table-cell office:value-type="float" office:value="23428.6932145496">
            <text:p>23428.6932145496</text:p>
          </table:table-cell>
          <table:table-cell office:value-type="float" office:value="1553604.78764744">
            <text:p>1553604.78764744</text:p>
          </table:table-cell>
          <table:table-cell office:value-type="float" office:value="483555.480525565">
            <text:p>483555.480525565</text:p>
          </table:table-cell>
          <table:table-cell office:value-type="float" office:value="25363.081539601">
            <text:p>25363.081539601</text:p>
          </table:table-cell>
          <table:table-cell office:value-type="float" office:value="2298142.02456964">
            <text:p>2298142.02456964</text:p>
          </table:table-cell>
          <table:table-cell office:value-type="float" office:value="903554.293134904">
            <text:p>903554.293134904</text:p>
          </table:table-cell>
          <table:table-cell office:value-type="float" office:value="41095.6613654795">
            <text:p>41095.6613654795</text:p>
          </table:table-cell>
          <table:table-cell office:value-type="float" office:value="814984.408129351">
            <text:p>814984.408129351</text:p>
          </table:table-cell>
          <table:table-cell office:value-type="float" office:value="970562.630988417">
            <text:p>970562.630988417</text:p>
          </table:table-cell>
          <table:table-cell office:value-type="float" office:value="752127.72174881">
            <text:p>752127.72174881</text:p>
          </table:table-cell>
          <table:table-cell office:value-type="float" office:value="773366.449809989">
            <text:p>773366.449809989</text:p>
          </table:table-cell>
          <table:table-cell office:value-type="float" office:value="63419.4108298026">
            <text:p>63419.4108298026</text:p>
          </table:table-cell>
          <table:table-cell office:value-type="float" office:value="415783.857286745">
            <text:p>415783.857286745</text:p>
          </table:table-cell>
          <table:table-cell office:value-type="float" office:value="975426.963499602">
            <text:p>975426.963499602</text:p>
          </table:table-cell>
          <table:table-cell office:value-type="float" office:value="13879139.8902551">
            <text:p>13879139.8902551</text:p>
          </table:table-cell>
        </table:table-row>
        <table:table-row table:style-name="ro3" table:number-rows-repeated="1048539">
          <table:table-cell table:number-columns-repeated="103"/>
        </table:table-row>
        <table:table-row table:style-name="ro3">
          <table:table-cell table:number-columns-repeated="103"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CY17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1" table:target-range-address="Sheet2.A1:Sheet2.CX1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ren </meta:initial-creator>
    <meta:creation-date>2014-01-18T10:33:34</meta:creation-date>
    <dc:date>2014-01-18T22:14:07</dc:date>
    <dc:creator>tonyren </dc:creator>
    <meta:editing-duration>PT8M20S</meta:editing-duration>
    <meta:editing-cycles>1</meta:editing-cycles>
    <meta:document-statistic meta:table-count="3" meta:cell-count="5236" meta:object-count="0"/>
    <meta:generator>LibreOffice/3.5$Linux_X86_64 LibreOffice_project/350m1$Build-2</meta:generator>
  </office:meta>
</office:document-meta>
</file>